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5.154cm"/>
    </style:style>
    <style:style style:name="co3" style:family="table-column">
      <style:table-column-properties fo:break-before="auto" style:column-width="11.8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ummary</text:p>
          </table:table-cell>
          <table:table-cell office:value-type="string">
            <text:p>jvmopts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Same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903147">
            <text:p>1079031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903504">
            <text:p>1089035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715697">
            <text:p>1127156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590419">
            <text:p>1085904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281381">
            <text:p>1072813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603435">
            <text:p>1086034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002139">
            <text:p>1070021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582304">
            <text:p>1085823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205882">
            <text:p>1122058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355585">
            <text:p>1093555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835244">
            <text:p>1078352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149098">
            <text:p>1091490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536771">
            <text:p>1085367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178051">
            <text:p>1081780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212135">
            <text:p>1082121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833495">
            <text:p>1118334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036832">
            <text:p>1090368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065408">
            <text:p>1080654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546743">
            <text:p>1085467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507490">
            <text:p>1085074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3298129">
            <text:p>1132981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118898">
            <text:p>1091188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3809381">
            <text:p>1138093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227702">
            <text:p>1092277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181297">
            <text:p>1091812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236146">
            <text:p>1112361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3336165">
            <text:p>1133361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354014">
            <text:p>1093540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129272">
            <text:p>1071292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734080">
            <text:p>1077340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287402">
            <text:p>1002874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4700054">
            <text:p>947000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9968957">
            <text:p>999689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380428">
            <text:p>953804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219440">
            <text:p>952194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042838">
            <text:p>1010428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814148">
            <text:p>1008141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6136321">
            <text:p>961363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3119762">
            <text:p>931197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990248">
            <text:p>959902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954543">
            <text:p>959545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129599">
            <text:p>951295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6166212">
            <text:p>961662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238983">
            <text:p>1002389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483404">
            <text:p>1004834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833227">
            <text:p>958332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3525874">
            <text:p>935258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441631">
            <text:p>1004416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6221130">
            <text:p>962211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4545256">
            <text:p>945452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4098310">
            <text:p>940983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131261">
            <text:p>1001312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6231191">
            <text:p>962311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4494508">
            <text:p>944945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4173595">
            <text:p>941735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252649">
            <text:p>1002526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073800">
            <text:p>950738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992031">
            <text:p>959920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993896">
            <text:p>959938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4471534">
            <text:p>944715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890078">
            <text:p>1118900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0940212">
            <text:p>1109402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7652517">
            <text:p>1076525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5835083">
            <text:p>1058350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592718">
            <text:p>1085927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625919">
            <text:p>1126259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751147">
            <text:p>1127511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605590">
            <text:p>1086055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779763">
            <text:p>1087797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551202">
            <text:p>1085512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305289">
            <text:p>1093052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821892">
            <text:p>1088218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885737">
            <text:p>1118857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581242">
            <text:p>1115812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621379">
            <text:p>1086213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092688">
            <text:p>1090926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505656">
            <text:p>1085056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478605">
            <text:p>1124786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7893861">
            <text:p>1078938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501887">
            <text:p>1085018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507067">
            <text:p>1085070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948232">
            <text:p>1119482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841220">
            <text:p>1088412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3598302">
            <text:p>1135983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206539">
            <text:p>1092065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240387">
            <text:p>1092403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790197">
            <text:p>1087901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088242">
            <text:p>1090882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630114">
            <text:p>1086301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102544">
            <text:p>1091025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638221">
            <text:p>1226382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322054">
            <text:p>1233220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336522">
            <text:p>1293365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718785">
            <text:p>1227187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258324">
            <text:p>1232583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40880">
            <text:p>1300408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746514">
            <text:p>1297465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8189687">
            <text:p>1081896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668173">
            <text:p>1236681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721915">
            <text:p>1227219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892633">
            <text:p>1228926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405417">
            <text:p>1234054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057217">
            <text:p>1220572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667282">
            <text:p>1296672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251278">
            <text:p>1232512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409929">
            <text:p>1224099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248048">
            <text:p>1232480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526500">
            <text:p>1225265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417122">
            <text:p>1224171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314910">
            <text:p>1303149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253115">
            <text:p>1032531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217807">
            <text:p>1232178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675668">
            <text:p>1296756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49761">
            <text:p>1300497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731434">
            <text:p>1297314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464515">
            <text:p>1214645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406798">
            <text:p>1234067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819509">
            <text:p>1228195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932360">
            <text:p>1299323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074065">
            <text:p>1230740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652796">
            <text:p>1136527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269352">
            <text:p>1132693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026176">
            <text:p>1190261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068327">
            <text:p>1190683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641865">
            <text:p>1136418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812082">
            <text:p>1188120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604252">
            <text:p>1136042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545822">
            <text:p>1185458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115940">
            <text:p>1141159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284600">
            <text:p>1132846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195546">
            <text:p>1191955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272635">
            <text:p>1192726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8345704">
            <text:p>1083457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722940">
            <text:p>1137229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06871">
            <text:p>1133068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82710">
            <text:p>1135827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225647">
            <text:p>1132256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826518">
            <text:p>1188265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092460">
            <text:p>1190924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324678">
            <text:p>1123246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807344">
            <text:p>1138073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110153">
            <text:p>1191101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031590">
            <text:p>1190315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721900">
            <text:p>1137219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844783">
            <text:p>1138447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235459">
            <text:p>1192354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247403">
            <text:p>1192474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833886">
            <text:p>1188338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001649">
            <text:p>1130016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009756">
            <text:p>1140097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Cross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6142323">
            <text:p>961423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0848611">
            <text:p>1008486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9958831">
            <text:p>999588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8775816">
            <text:p>987758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7707107">
            <text:p>477071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0315793">
            <text:p>1303157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9575045">
            <text:p>495750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5917458">
            <text:p>1159174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5685731">
            <text:p>456857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8519509">
            <text:p>485195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5411481">
            <text:p>954114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0975270">
            <text:p>509752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0356705">
            <text:p>603567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0938833">
            <text:p>609388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3749950">
            <text:p>1137499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8739282">
            <text:p>1287392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7272168">
            <text:p>1272721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8860181">
            <text:p>488601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6846536">
            <text:p>568465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4125917">
            <text:p>941259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8277570">
            <text:p>482775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0989227">
            <text:p>909892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635010">
            <text:p>1126350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0950430">
            <text:p>509504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7419138">
            <text:p>474191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801809">
            <text:p>1088018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3676115">
            <text:p>936761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0268519">
            <text:p>1302685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8628963">
            <text:p>386289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9040182">
            <text:p>490401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3108533">
            <text:p>1231085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5156365">
            <text:p>1151563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8247128">
            <text:p>1282471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9961200">
            <text:p>1199612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1825079">
            <text:p>1118250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4569497">
            <text:p>1145694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5552978">
            <text:p>1255529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2368241">
            <text:p>1323682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1445688">
            <text:p>1314456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3512073">
            <text:p>1135120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1163873">
            <text:p>1311638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9066784">
            <text:p>1290667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6569066">
            <text:p>1265690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0625086">
            <text:p>1306250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4188596">
            <text:p>1241885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3012233">
            <text:p>1130122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9696348">
            <text:p>1296963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9220124">
            <text:p>1192201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1885073">
            <text:p>1318850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3860772">
            <text:p>1238607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6509751">
            <text:p>1265097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0208398">
            <text:p>1302083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4106534">
            <text:p>1141065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9154173">
            <text:p>1191541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1567833">
            <text:p>1315678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6862432">
            <text:p>1268624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2166071">
            <text:p>1121660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1786494">
            <text:p>1317864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6694085">
            <text:p>1066940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4941058">
            <text:p>1149410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9747790">
            <text:p>1297477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3305623">
            <text:p>1333056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0572929">
            <text:p>1005729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107247">
            <text:p>1201072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3446446">
            <text:p>1134464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130344">
            <text:p>1121303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8521419">
            <text:p>985214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3743372">
            <text:p>1337433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569727">
            <text:p>1205697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1530083">
            <text:p>1015300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6413728">
            <text:p>1264137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29065">
            <text:p>1036290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4730845">
            <text:p>1347308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5273312">
            <text:p>1352733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4187853">
            <text:p>1341878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1976336">
            <text:p>1319763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0665781">
            <text:p>1006657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5046997">
            <text:p>1050469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353226">
            <text:p>1113532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1361002">
            <text:p>1013610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3813849">
            <text:p>1338138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4105262">
            <text:p>941052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9086083">
            <text:p>1190860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4774419">
            <text:p>1347744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0885348">
            <text:p>1308853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174187">
            <text:p>1201741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3791570">
            <text:p>1337915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740519">
            <text:p>1207405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4336650">
            <text:p>1343366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4756150">
            <text:p>1347561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0381822">
            <text:p>1103818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104792">
            <text:p>1051047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419739">
            <text:p>1224197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360215">
            <text:p>1233602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7479978">
            <text:p>1174799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338593">
            <text:p>1063385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6508927">
            <text:p>1165089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8465726">
            <text:p>1084657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9582278">
            <text:p>1195822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7689215">
            <text:p>1176892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4926314">
            <text:p>1149263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7595965">
            <text:p>1175959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5109493">
            <text:p>951094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8957144">
            <text:p>1189571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0577690">
            <text:p>1205776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2133157">
            <text:p>1121331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662318">
            <text:p>986623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86320351">
            <text:p>863203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8958876">
            <text:p>1189588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1764367">
            <text:p>1117643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6753522">
            <text:p>1167535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011464">
            <text:p>1040114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5855076">
            <text:p>1258550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9495583">
            <text:p>1194955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196046">
            <text:p>1031960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6630382">
            <text:p>1166303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613138">
            <text:p>1056131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3581301">
            <text:p>1135813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7049459">
            <text:p>1170494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840941">
            <text:p>1008409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6940387">
            <text:p>1569403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1985968">
            <text:p>1419859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9228369">
            <text:p>1292283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71491004">
            <text:p>714910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55202824">
            <text:p>552028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9066405">
            <text:p>1090664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9219200">
            <text:p>1292192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5742688">
            <text:p>957426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3095337">
            <text:p>1230953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4752141">
            <text:p>1247521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7743679">
            <text:p>677436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4825371">
            <text:p>648253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7442525">
            <text:p>674425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8444322">
            <text:p>684443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5076668">
            <text:p>1250766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7065301">
            <text:p>1070653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4906449">
            <text:p>1249064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2332685">
            <text:p>1223326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1123536">
            <text:p>611235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0985648">
            <text:p>909856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9314391">
            <text:p>1293143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9813799">
            <text:p>1298137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5265291">
            <text:p>952652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49507566">
            <text:p>495075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8130890">
            <text:p>1281308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3403531">
            <text:p>1234035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465146">
            <text:p>1044651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76526882">
            <text:p>765268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8505602">
            <text:p>985056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3515390">
            <text:p>1435153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jvmopts</text:p>
          </table:table-cell>
          <table:table-cell office:value-type="string">
            <text:p>-XX:CompileThreshold=1000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ame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062493">
            <text:p>1120624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706355">
            <text:p>1127063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372385">
            <text:p>1123723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126540">
            <text:p>1111265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713049">
            <text:p>1127130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559121">
            <text:p>1125591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324057">
            <text:p>1113240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682534">
            <text:p>1126825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253264">
            <text:p>1112532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637975">
            <text:p>1126379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764028">
            <text:p>1127640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648597">
            <text:p>1126485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578039">
            <text:p>1125780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627628">
            <text:p>1116276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825747">
            <text:p>1118257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732312">
            <text:p>1127323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608618">
            <text:p>1126086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219059">
            <text:p>1122190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902638">
            <text:p>1119026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487604">
            <text:p>1124876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479668">
            <text:p>1124796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498101">
            <text:p>1124981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566392">
            <text:p>1125663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568660">
            <text:p>1125686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482332">
            <text:p>1124823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586001">
            <text:p>1125860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566424">
            <text:p>1125664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425446">
            <text:p>1124254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802087">
            <text:p>1128020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389776">
            <text:p>1123897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122627">
            <text:p>1011226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191320">
            <text:p>1011913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167419">
            <text:p>1011674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657142">
            <text:p>1006571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069135">
            <text:p>1010691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134520">
            <text:p>1011345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801667">
            <text:p>1008016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024701">
            <text:p>1010247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732964">
            <text:p>1007329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9974840">
            <text:p>999748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9864014">
            <text:p>998640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156159">
            <text:p>1011561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495990">
            <text:p>1004959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242495">
            <text:p>1012424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9907511">
            <text:p>999075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944085">
            <text:p>1009440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115903">
            <text:p>1011159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871980">
            <text:p>1008719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181470">
            <text:p>1011814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419729">
            <text:p>1014197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996343">
            <text:p>1009963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216931">
            <text:p>1012169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214679">
            <text:p>1002146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036890">
            <text:p>1010368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518226">
            <text:p>1005182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738584">
            <text:p>1007385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910654">
            <text:p>1019106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046423">
            <text:p>1010464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992161">
            <text:p>1009921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921723">
            <text:p>1009217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342305">
            <text:p>1123423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279872">
            <text:p>1122798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245150">
            <text:p>1122451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382799">
            <text:p>1123827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469145">
            <text:p>1124691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069775">
            <text:p>1120697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646023">
            <text:p>1126460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434346">
            <text:p>1124343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554882">
            <text:p>1125548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723332">
            <text:p>1127233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091033">
            <text:p>1120910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3192322">
            <text:p>1131923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408404">
            <text:p>1124084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787222">
            <text:p>1127872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515086">
            <text:p>1115150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815089">
            <text:p>1118150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414169">
            <text:p>1124141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385761">
            <text:p>1123857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092428">
            <text:p>1120924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053890">
            <text:p>1110538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828819">
            <text:p>1118288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259435">
            <text:p>1122594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064419">
            <text:p>1120644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522307">
            <text:p>1125223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074167">
            <text:p>1120741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401556">
            <text:p>1124015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283179">
            <text:p>1122831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808589">
            <text:p>1118085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130478">
            <text:p>1121304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996751">
            <text:p>1119967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392057">
            <text:p>1303920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642142">
            <text:p>1296421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176313">
            <text:p>1301763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03165">
            <text:p>1300031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896769">
            <text:p>1298967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166108">
            <text:p>1301661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307163">
            <text:p>1303071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909090">
            <text:p>1299090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359448">
            <text:p>1293594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715411">
            <text:p>1297154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251767">
            <text:p>1302517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04364">
            <text:p>1300043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880694">
            <text:p>1298806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750255">
            <text:p>1297502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464016">
            <text:p>1304640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967554">
            <text:p>1299675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991264">
            <text:p>1299912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88270">
            <text:p>1300882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883461">
            <text:p>1298834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912323">
            <text:p>1299123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19996">
            <text:p>1300199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685598">
            <text:p>1296855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309272">
            <text:p>1293092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792837">
            <text:p>1297928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09934">
            <text:p>1300099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530066">
            <text:p>1295300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318622">
            <text:p>1303186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296838">
            <text:p>1302968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14447">
            <text:p>1300144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882181">
            <text:p>1298821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29272">
            <text:p>1133292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197116">
            <text:p>1121971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74458">
            <text:p>1133744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300450">
            <text:p>1123004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014223">
            <text:p>1130142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022572">
            <text:p>1130225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728977">
            <text:p>1137289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217924">
            <text:p>1132179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887071">
            <text:p>1128870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246944">
            <text:p>1132469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35719">
            <text:p>1133357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001456">
            <text:p>1130014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407507">
            <text:p>1134075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24950">
            <text:p>1133249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239760">
            <text:p>1122397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320793">
            <text:p>1113207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420057">
            <text:p>1134200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162706">
            <text:p>1131627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256987">
            <text:p>1122569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170678">
            <text:p>1131706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50705">
            <text:p>1133507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238054">
            <text:p>1122380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427425">
            <text:p>1134274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205363">
            <text:p>1132053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155645">
            <text:p>1121556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04212">
            <text:p>1133042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64848">
            <text:p>1133648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268149">
            <text:p>1132681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094445">
            <text:p>1130944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437255">
            <text:p>1134372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Cross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5263499">
            <text:p>452634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0394447">
            <text:p>1003944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5391439">
            <text:p>953914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9631279">
            <text:p>496312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5567554">
            <text:p>1055675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1512183">
            <text:p>915121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2934451">
            <text:p>929344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0454902">
            <text:p>1004549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0232609">
            <text:p>602326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5600006">
            <text:p>956000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6838804">
            <text:p>1068388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2533626">
            <text:p>625336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4225164">
            <text:p>1042251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701816">
            <text:p>1077018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699762">
            <text:p>1036997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2593894">
            <text:p>425938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4650417">
            <text:p>946504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6744733">
            <text:p>567447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4142918">
            <text:p>1041429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6746584">
            <text:p>467465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0616204">
            <text:p>506162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4938808">
            <text:p>949388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4212442">
            <text:p>1042124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0791763">
            <text:p>607917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4476776">
            <text:p>1044767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269626">
            <text:p>1082696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0891079">
            <text:p>408910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0686801">
            <text:p>506868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0935559">
            <text:p>1009355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816001">
            <text:p>1038160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6897131">
            <text:p>1168971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5417664">
            <text:p>1154176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2220412">
            <text:p>1122204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3043322">
            <text:p>1130433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0179842">
            <text:p>1101798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3134262">
            <text:p>1131342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5791727">
            <text:p>1057917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0706537">
            <text:p>1107065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244041">
            <text:p>1182440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9249614">
            <text:p>1192496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4740918">
            <text:p>1147409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6273987">
            <text:p>1062739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9048595">
            <text:p>1190485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9774890">
            <text:p>1097748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6465885">
            <text:p>1164658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2741515">
            <text:p>1127415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606348">
            <text:p>1186063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7866457">
            <text:p>1178664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2530129">
            <text:p>1125301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2913984">
            <text:p>1129139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5043540">
            <text:p>1150435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441718">
            <text:p>1184417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689594">
            <text:p>1186895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6006298">
            <text:p>1060062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4950984">
            <text:p>1049509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0727232">
            <text:p>1107272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6760470">
            <text:p>1167604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9235624">
            <text:p>1192356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1949377">
            <text:p>1119493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1808496">
            <text:p>1118084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5959346">
            <text:p>1059593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7318612">
            <text:p>1073186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1937603">
            <text:p>1019376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804855">
            <text:p>1118048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185911">
            <text:p>1031859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969550">
            <text:p>1099695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0012053">
            <text:p>1100120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051918">
            <text:p>1080519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5459156">
            <text:p>954591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174929">
            <text:p>1121749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660100">
            <text:p>1026601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520942">
            <text:p>1125209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0275711">
            <text:p>1102757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4029153">
            <text:p>1040291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9247820">
            <text:p>992478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7578971">
            <text:p>975789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7237980">
            <text:p>1172379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8955577">
            <text:p>989555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7962256">
            <text:p>1079622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4116876">
            <text:p>1041168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4219531">
            <text:p>1142195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846577">
            <text:p>1118465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4503395">
            <text:p>945033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5931902">
            <text:p>1059319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924282">
            <text:p>1129242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0854644">
            <text:p>1108546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806015">
            <text:p>1118060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4394671">
            <text:p>943946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5813502">
            <text:p>1058135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9832929">
            <text:p>998329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0992060">
            <text:p>1109920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0449411">
            <text:p>904494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5779232">
            <text:p>957792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4766915">
            <text:p>947669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768107">
            <text:p>1037681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72989772">
            <text:p>729897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5023755">
            <text:p>950237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5266325">
            <text:p>952663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5701764">
            <text:p>957017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2594352">
            <text:p>925943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687709">
            <text:p>1046877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833149">
            <text:p>968331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0510291">
            <text:p>1105102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639578">
            <text:p>1056395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088543">
            <text:p>1000885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396624">
            <text:p>1073966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5526412">
            <text:p>955264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1638771">
            <text:p>916387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072361">
            <text:p>1030723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833158">
            <text:p>998331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572895">
            <text:p>965728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1070096">
            <text:p>910700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621876">
            <text:p>1046218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4736827">
            <text:p>947368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140650">
            <text:p>1031406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1172232">
            <text:p>911722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602265">
            <text:p>996022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701183">
            <text:p>1027011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119810">
            <text:p>1021198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1242517">
            <text:p>1112425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186843">
            <text:p>1041868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7586555">
            <text:p>675865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379128">
            <text:p>1033791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8647637">
            <text:p>986476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2548671">
            <text:p>925486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0075396">
            <text:p>1000753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344938">
            <text:p>1033449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71868737">
            <text:p>718687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005953">
            <text:p>1060059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7010634">
            <text:p>670106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1932441">
            <text:p>619324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583483">
            <text:p>1055834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1030808">
            <text:p>1010308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080349">
            <text:p>1060803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58456615">
            <text:p>584566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702201">
            <text:p>1127022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8050580">
            <text:p>1080505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8730695">
            <text:p>987306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060028">
            <text:p>1030600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85638707">
            <text:p>856387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0429991">
            <text:p>1004299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6986701">
            <text:p>669867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046851">
            <text:p>1060468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314581">
            <text:p>1053145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0672333">
            <text:p>606723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0028873">
            <text:p>600288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895692">
            <text:p>1048956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0272508">
            <text:p>902725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7493066">
            <text:p>974930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0110996">
            <text:p>1001109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jvmopts</text:p>
          </table:table-cell>
          <table:table-cell office:value-type="string">
            <text:p>-XX:+UseCondCardMark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ame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325563">
            <text:p>1023255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02938">
            <text:p>1024029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75569">
            <text:p>1024755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636872">
            <text:p>1036368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071072">
            <text:p>1020710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1986076">
            <text:p>1019860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613529">
            <text:p>1036135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164083">
            <text:p>1021640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056654">
            <text:p>1020566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512538">
            <text:p>1025125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280824">
            <text:p>1022808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70821">
            <text:p>1034708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712739">
            <text:p>1037127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16640">
            <text:p>1024166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0545696">
            <text:p>1005456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27560">
            <text:p>1024275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7062539">
            <text:p>970625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71058">
            <text:p>1035710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0577361">
            <text:p>1005773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514934">
            <text:p>1025149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24777">
            <text:p>1024247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599535">
            <text:p>1025995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630945">
            <text:p>1026309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555668">
            <text:p>1025556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36391">
            <text:p>1024363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75732">
            <text:p>1024757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163076">
            <text:p>1031630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727526">
            <text:p>1027275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680744">
            <text:p>1036807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302289">
            <text:p>1033022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7787595">
            <text:p>877875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072280">
            <text:p>890722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411080">
            <text:p>894110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889202">
            <text:p>898892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435406">
            <text:p>904354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446686">
            <text:p>904466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179424">
            <text:p>901794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386857">
            <text:p>893868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409128">
            <text:p>904091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630933">
            <text:p>906309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226288">
            <text:p>892262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103082">
            <text:p>901030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885941">
            <text:p>898859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372591">
            <text:p>893725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835026">
            <text:p>898350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19516">
            <text:p>903195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7815271">
            <text:p>878152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448935">
            <text:p>904489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192194">
            <text:p>901921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592161">
            <text:p>905921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96144">
            <text:p>903961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642917">
            <text:p>906429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324421">
            <text:p>893244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179644">
            <text:p>901796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577828">
            <text:p>905778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677974">
            <text:p>906779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660175">
            <text:p>906601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730181">
            <text:p>907301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436145">
            <text:p>904361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243402">
            <text:p>902434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98028">
            <text:p>1036980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645175">
            <text:p>1026451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770868">
            <text:p>1027708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821345">
            <text:p>1038213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684450">
            <text:p>1026844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669469">
            <text:p>1026694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401548">
            <text:p>1024015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780985">
            <text:p>1027809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657401">
            <text:p>1026574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258343">
            <text:p>1032583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645034">
            <text:p>1026450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295501">
            <text:p>1032955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887912">
            <text:p>1038879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579216">
            <text:p>1025792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31354">
            <text:p>1037313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879815">
            <text:p>1038798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696886">
            <text:p>1026968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587893">
            <text:p>1035878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34691">
            <text:p>1037346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270712">
            <text:p>1022707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809678">
            <text:p>1028096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05489">
            <text:p>1037054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4009324">
            <text:p>1040093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927150">
            <text:p>1039271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72947">
            <text:p>1036729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930750">
            <text:p>1039307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151033">
            <text:p>1021510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68862">
            <text:p>1036688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377078">
            <text:p>1033770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684700">
            <text:p>1026847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05346">
            <text:p>982053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595385">
            <text:p>975953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895477">
            <text:p>978954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728736">
            <text:p>977287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06975">
            <text:p>982069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995991">
            <text:p>979959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981841">
            <text:p>979818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121623">
            <text:p>981216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416890">
            <text:p>984168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21997">
            <text:p>982219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851086">
            <text:p>978510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77963">
            <text:p>982779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335152">
            <text:p>983351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31259">
            <text:p>982312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133738">
            <text:p>981337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054833">
            <text:p>980548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887269">
            <text:p>978872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017904">
            <text:p>980179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193833">
            <text:p>981938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815842">
            <text:p>988158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50390">
            <text:p>982503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178013">
            <text:p>1001780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93643">
            <text:p>982936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91758">
            <text:p>982917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604616">
            <text:p>976046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163754">
            <text:p>981637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84560">
            <text:p>982845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117469">
            <text:p>981174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504132">
            <text:p>985041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65560">
            <text:p>982655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235760">
            <text:p>1042357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468267">
            <text:p>1044682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714139">
            <text:p>1057141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730668">
            <text:p>1037306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559467">
            <text:p>1055594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483714">
            <text:p>1044837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457341">
            <text:p>1064573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538171">
            <text:p>1065381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866138">
            <text:p>1058661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949299">
            <text:p>1039492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490972">
            <text:p>1064909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884562">
            <text:p>1058845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893504">
            <text:p>1058935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448928">
            <text:p>1064489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839875">
            <text:p>1058398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515628">
            <text:p>1065156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839645">
            <text:p>1058396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466754">
            <text:p>1044667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442712">
            <text:p>1044427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184245">
            <text:p>1051842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909496">
            <text:p>1059094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534985">
            <text:p>1065349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617532">
            <text:p>1066175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423689">
            <text:p>1044236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904996">
            <text:p>1059049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373145">
            <text:p>1063731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556203">
            <text:p>1065562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237602">
            <text:p>1042376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517179">
            <text:p>1065171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556420">
            <text:p>1065564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Cross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1318162">
            <text:p>613181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8600567">
            <text:p>586005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6777479">
            <text:p>1167774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5781755">
            <text:p>1257817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84403595">
            <text:p>844035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1647243">
            <text:p>1316472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0823364">
            <text:p>608233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4962352">
            <text:p>1049623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7065044">
            <text:p>570650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2479907">
            <text:p>1224799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2551607">
            <text:p>625516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6938735">
            <text:p>1369387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292509">
            <text:p>1092925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1302132">
            <text:p>613021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7597196">
            <text:p>1275971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0493696">
            <text:p>604936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6358360">
            <text:p>1263583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6681745">
            <text:p>1166817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3604326">
            <text:p>636043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9103123">
            <text:p>591031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73000778">
            <text:p>730007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7721222">
            <text:p>577212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0210208">
            <text:p>902102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3718247">
            <text:p>1337182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5116496">
            <text:p>1351164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9208980">
            <text:p>592089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72585423">
            <text:p>725854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4218381">
            <text:p>1142183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5427392">
            <text:p>1154273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2467566">
            <text:p>624675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3163916">
            <text:p>1331639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49608294">
            <text:p>1496082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7876937">
            <text:p>1278769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43064140">
            <text:p>1430641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7013328">
            <text:p>1370133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49452125">
            <text:p>1494521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50453468">
            <text:p>1504534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49766356">
            <text:p>1497663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49440723">
            <text:p>1494407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2347135">
            <text:p>1323471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50889720">
            <text:p>1508897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41510904">
            <text:p>1415109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51104737">
            <text:p>1511047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6209444">
            <text:p>1262094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4219584">
            <text:p>1342195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42404464">
            <text:p>1424044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1078047">
            <text:p>1210780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46466166">
            <text:p>1464661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2137821">
            <text:p>1221378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4341237">
            <text:p>1243412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50120606">
            <text:p>1501206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47246985">
            <text:p>1472469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52955197">
            <text:p>1529551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4770509">
            <text:p>1347705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8083615">
            <text:p>1280836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9095030">
            <text:p>1290950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298919">
            <text:p>1182989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0160790">
            <text:p>1301607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50578382">
            <text:p>1505783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1697643">
            <text:p>1316976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6457671">
            <text:p>1264576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4131415">
            <text:p>1441314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7232138">
            <text:p>1372321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1924003">
            <text:p>1419240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50118304">
            <text:p>1501183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2461262">
            <text:p>1224612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7479703">
            <text:p>1474797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54452811">
            <text:p>1544528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7055696">
            <text:p>1470556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6099999">
            <text:p>1360999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2675950">
            <text:p>1426759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6812363">
            <text:p>1468123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6048801">
            <text:p>1260488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0962939">
            <text:p>1409629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2044196">
            <text:p>1220441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6410815">
            <text:p>1464108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6402122">
            <text:p>1464021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7926040">
            <text:p>1479260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5723670">
            <text:p>1457236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2870616">
            <text:p>1428706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4451832">
            <text:p>1444518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0655898">
            <text:p>1106558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9143489">
            <text:p>1191434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1079286">
            <text:p>1410792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5537046">
            <text:p>1355370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8861889">
            <text:p>1488618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6116531">
            <text:p>1261165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392996">
            <text:p>1093929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4321359">
            <text:p>1143213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9959639">
            <text:p>1399596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867852">
            <text:p>1218678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8386214">
            <text:p>1283862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172618">
            <text:p>1041726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752488">
            <text:p>1227524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653996">
            <text:p>1216539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5695274">
            <text:p>1256952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723457">
            <text:p>1027234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475981">
            <text:p>994759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124642">
            <text:p>1221246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7304971">
            <text:p>1173049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248571">
            <text:p>1002485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044914">
            <text:p>1210449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789594">
            <text:p>1057895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1577202">
            <text:p>1015772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0275451">
            <text:p>1202754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382005">
            <text:p>1023820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88332907">
            <text:p>883329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540064">
            <text:p>1055400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9432061">
            <text:p>1194320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234854">
            <text:p>972348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076249">
            <text:p>1210762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9585556">
            <text:p>1195855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519847">
            <text:p>1025198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692211">
            <text:p>996922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8016774">
            <text:p>1180167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3995998">
            <text:p>1139959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7359692">
            <text:p>1273596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2513584">
            <text:p>1125135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6667651">
            <text:p>1166676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011284">
            <text:p>1030112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9397506">
            <text:p>1393975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78495988">
            <text:p>784959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924338">
            <text:p>1149243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3594644">
            <text:p>1335946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4224767">
            <text:p>1642247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1232191">
            <text:p>1412321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7105461">
            <text:p>1571054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1264247">
            <text:p>1012642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502484">
            <text:p>1035024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390224">
            <text:p>1063902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750384">
            <text:p>1057503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0569416">
            <text:p>1605694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393592">
            <text:p>1113935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193749">
            <text:p>1051937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833005">
            <text:p>1148330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4709417">
            <text:p>1447094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2671734">
            <text:p>1226717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71529849">
            <text:p>1715298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8130428">
            <text:p>1381304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5279679">
            <text:p>1152796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3831133">
            <text:p>1338311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3605050">
            <text:p>1436050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6471566">
            <text:p>1164715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6781061">
            <text:p>1367810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4205090">
            <text:p>1442050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3229051">
            <text:p>1432290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5402200">
            <text:p>1554022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7066810">
            <text:p>1170668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3279806">
            <text:p>1432798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9541694">
            <text:p>1695416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jvmopts</text:p>
          </table:table-cell>
          <table:table-cell office:value-type="string">
            <text:p>-XX:+UseNUMA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ame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409366">
            <text:p>1084093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3288407">
            <text:p>1132884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211582">
            <text:p>1082115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88758265">
            <text:p>887582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296440">
            <text:p>1092964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230068">
            <text:p>1092300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960004">
            <text:p>1079600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905525">
            <text:p>1119055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716384">
            <text:p>1077163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978680">
            <text:p>1119786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155601">
            <text:p>1091556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682310">
            <text:p>1086823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249708">
            <text:p>1092497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302661">
            <text:p>1083026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377750">
            <text:p>1093777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103326">
            <text:p>1081033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2058943">
            <text:p>920589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161174">
            <text:p>1081611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078303">
            <text:p>1090783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5851909">
            <text:p>1058519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654674">
            <text:p>1086546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0757571">
            <text:p>1107575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519792">
            <text:p>1125197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5291193">
            <text:p>1052911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182756">
            <text:p>1091827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714426">
            <text:p>1087144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067581">
            <text:p>1080675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558529">
            <text:p>1085585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266767">
            <text:p>1092667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893842">
            <text:p>1088938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4170264">
            <text:p>941702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6098676">
            <text:p>960986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6212464">
            <text:p>962124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4504788">
            <text:p>945047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6115199">
            <text:p>961151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093822">
            <text:p>950938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380527">
            <text:p>953805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958419">
            <text:p>1009584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276352">
            <text:p>952763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200913">
            <text:p>952009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4203654">
            <text:p>942036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412941">
            <text:p>954129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4381280">
            <text:p>943812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068715">
            <text:p>1000687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085100">
            <text:p>950851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4960797">
            <text:p>949607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494294">
            <text:p>1004942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118788">
            <text:p>951187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4364812">
            <text:p>943648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6153009">
            <text:p>961530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334014">
            <text:p>953340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2095338">
            <text:p>820953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213197">
            <text:p>952131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982120">
            <text:p>959821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9994823">
            <text:p>999948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2908649">
            <text:p>929086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5266897">
            <text:p>952668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4751834">
            <text:p>947518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133825">
            <text:p>1001338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2204137">
            <text:p>922041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042203">
            <text:p>1080422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405305">
            <text:p>1084053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665818">
            <text:p>1086658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849387">
            <text:p>1118493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909849">
            <text:p>1119098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534037">
            <text:p>1085340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222242">
            <text:p>1092222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371552">
            <text:p>1113715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205408">
            <text:p>1082054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417048">
            <text:p>1084170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315584">
            <text:p>1083155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134812">
            <text:p>1091348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328518">
            <text:p>1083285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487823">
            <text:p>1084878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576168">
            <text:p>1085761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400092">
            <text:p>1094000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292007">
            <text:p>1092920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012372">
            <text:p>1090123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135687">
            <text:p>1091356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095104">
            <text:p>1090951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114946">
            <text:p>1091149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347307">
            <text:p>1083473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438266">
            <text:p>1084382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481126">
            <text:p>1084811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634154">
            <text:p>1126341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582164">
            <text:p>1085821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542378">
            <text:p>1035423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377891">
            <text:p>1083778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3189277">
            <text:p>1131892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732269">
            <text:p>1087322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565571">
            <text:p>1235655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199477">
            <text:p>1301994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940254">
            <text:p>1299402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450878">
            <text:p>1304508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371861">
            <text:p>1303718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351543">
            <text:p>1233515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546496">
            <text:p>1305464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331761">
            <text:p>1233317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146597">
            <text:p>1221465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691647">
            <text:p>1296916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995710">
            <text:p>1299957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25506">
            <text:p>1300255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889213">
            <text:p>1298892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022071">
            <text:p>1290220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124490">
            <text:p>1301244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018642">
            <text:p>1230186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575329">
            <text:p>1295753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692098">
            <text:p>1236920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8877627">
            <text:p>1288776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221801">
            <text:p>1302218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472253">
            <text:p>1234722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799811">
            <text:p>1297998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374552">
            <text:p>1233745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386738">
            <text:p>1233867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605348">
            <text:p>1226053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352542">
            <text:p>1303525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664419">
            <text:p>1226644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928148">
            <text:p>1229281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674793">
            <text:p>1226747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027472">
            <text:p>1290274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429447">
            <text:p>1194294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8873563">
            <text:p>1088735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966021">
            <text:p>1189660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072852">
            <text:p>1180728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056890">
            <text:p>1190568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277136">
            <text:p>1192771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916906">
            <text:p>1189169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8327455">
            <text:p>1083274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661783">
            <text:p>1136617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526666">
            <text:p>1125266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550368">
            <text:p>1185503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19066">
            <text:p>1135190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029794">
            <text:p>1190297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823177">
            <text:p>1138231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8682389">
            <text:p>1086823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062156">
            <text:p>1190621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9722275">
            <text:p>997222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946950">
            <text:p>1139469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647036">
            <text:p>1136470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413321">
            <text:p>1194133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722366">
            <text:p>1137223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750721">
            <text:p>1187507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674265">
            <text:p>1186742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822386">
            <text:p>1188223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915846">
            <text:p>1189158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183216">
            <text:p>1191832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425222">
            <text:p>1124252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368204">
            <text:p>1193682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9139787">
            <text:p>1191397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0252991">
            <text:p>1202529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Cross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8557389">
            <text:p>1185573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5424984">
            <text:p>554249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1652460">
            <text:p>516524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8105639">
            <text:p>1181056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5760857">
            <text:p>957608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4918907">
            <text:p>1149189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6433104">
            <text:p>964331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690598">
            <text:p>1126905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7717932">
            <text:p>977179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1332257">
            <text:p>1013322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3754334">
            <text:p>437543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263503">
            <text:p>1112635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8470505">
            <text:p>584705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9074362">
            <text:p>590743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3130775">
            <text:p>531307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6168303">
            <text:p>561683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8283315">
            <text:p>382833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4685517">
            <text:p>446855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710702">
            <text:p>1077107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0823640">
            <text:p>408236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0645404">
            <text:p>506454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137071">
            <text:p>1071370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7992527">
            <text:p>979925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6694024">
            <text:p>966940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4862736">
            <text:p>448627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968928">
            <text:p>1079689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9033284">
            <text:p>490332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8107495">
            <text:p>581074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8217169">
            <text:p>482171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6936392">
            <text:p>1169363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0603062">
            <text:p>1206030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1780720">
            <text:p>1217807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2121856">
            <text:p>1121218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4888874">
            <text:p>1248888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4096878">
            <text:p>1240968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5801004">
            <text:p>1158010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6932106">
            <text:p>1169321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566600">
            <text:p>1185666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7201622">
            <text:p>1172016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5746896">
            <text:p>1257468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6931687">
            <text:p>1169316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7871924">
            <text:p>1078719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4704857">
            <text:p>1147048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6081412">
            <text:p>1260814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9911138">
            <text:p>1199111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6003755">
            <text:p>1160037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7741614">
            <text:p>1077416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3853057">
            <text:p>1138530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3988583">
            <text:p>1239885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5270060">
            <text:p>1252700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4558547">
            <text:p>1245585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0206916">
            <text:p>1102069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5947207">
            <text:p>1259472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4488064">
            <text:p>1244880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9642417">
            <text:p>1196424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0830093">
            <text:p>1308300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250982">
            <text:p>1182509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4980821">
            <text:p>1249808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4104133">
            <text:p>1141041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6384456">
            <text:p>1263844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4174500">
            <text:p>1041745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3863280">
            <text:p>1238632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6480481">
            <text:p>1164804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1271179">
            <text:p>1212711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228546">
            <text:p>1202285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4064838">
            <text:p>1240648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698890">
            <text:p>1206988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9230825">
            <text:p>992308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3713329">
            <text:p>1137133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2506504">
            <text:p>1225065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3730805">
            <text:p>1137308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9438459">
            <text:p>1194384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5177149">
            <text:p>1151771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3073271">
            <text:p>1130732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6159046">
            <text:p>1161590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543644">
            <text:p>1035436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977299">
            <text:p>1129772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3409380">
            <text:p>1134093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4251728">
            <text:p>1142517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4728350">
            <text:p>1247283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8081974">
            <text:p>1180819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518627">
            <text:p>1115186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684075">
            <text:p>1206840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119087">
            <text:p>1111190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8625407">
            <text:p>1186254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4401878">
            <text:p>1244018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8408073">
            <text:p>984080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0952104">
            <text:p>1009521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934456">
            <text:p>1119344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6650165">
            <text:p>1166501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1221616">
            <text:p>912216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8409716">
            <text:p>1184097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157072">
            <text:p>1221570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3786976">
            <text:p>1137869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056759">
            <text:p>980567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2644300">
            <text:p>1126443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9373150">
            <text:p>1193731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819975">
            <text:p>988199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000449">
            <text:p>990004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3760143">
            <text:p>1137601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454076">
            <text:p>1224540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317285">
            <text:p>1043172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414579">
            <text:p>1234145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1368053">
            <text:p>1013680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4195805">
            <text:p>1141958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8043141">
            <text:p>1180431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6805858">
            <text:p>1168058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0707909">
            <text:p>907079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3657433">
            <text:p>1136574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4839582">
            <text:p>1148395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676168">
            <text:p>1036761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175595">
            <text:p>1021755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5792609">
            <text:p>1157926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1445775">
            <text:p>914457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456017">
            <text:p>1074560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0488224">
            <text:p>904882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9077330">
            <text:p>1190773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608757">
            <text:p>1026087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4821027">
            <text:p>1148210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455387">
            <text:p>1044553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0521111">
            <text:p>605211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2210808">
            <text:p>1522108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1817877">
            <text:p>1518178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3095709">
            <text:p>1330957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590701">
            <text:p>1035907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7320429">
            <text:p>1273204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6621688">
            <text:p>1266216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0799139">
            <text:p>1407991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5021827">
            <text:p>1550218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1524979">
            <text:p>1415249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3858724">
            <text:p>1238587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8201816">
            <text:p>1482018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0527596">
            <text:p>1505275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8841067">
            <text:p>1288410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6474390">
            <text:p>1264743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59911443">
            <text:p>599114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798549">
            <text:p>1057985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8315558">
            <text:p>1383155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2553699">
            <text:p>1225536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9779137">
            <text:p>1297791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5348909">
            <text:p>1253489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4262302">
            <text:p>1442623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5185977">
            <text:p>951859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48808884">
            <text:p>488088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6151933">
            <text:p>961519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7595698">
            <text:p>975956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7749464">
            <text:p>1077494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82772539">
            <text:p>827725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1549383">
            <text:p>1015493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6831924">
            <text:p>1268319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jvmopts</text:p>
          </table:table-cell>
          <table:table-cell office:value-type="string">
            <text:p>-XX:+UseNUMA -XX:+UseCondCardMark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ame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394025">
            <text:p>1033940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19721">
            <text:p>1035197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51296">
            <text:p>1024512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644356">
            <text:p>1026443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601797">
            <text:p>1026017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772296">
            <text:p>1037722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0589635">
            <text:p>1005896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658387">
            <text:p>1036583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078038">
            <text:p>1030780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663740">
            <text:p>1026637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01704">
            <text:p>1024017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271146">
            <text:p>1022711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176778">
            <text:p>1021767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173325">
            <text:p>1021733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593969">
            <text:p>1025939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16415">
            <text:p>1024164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674782">
            <text:p>1036747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718543">
            <text:p>1027185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621470">
            <text:p>1026214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42306">
            <text:p>1035423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056832">
            <text:p>1020568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670002">
            <text:p>1036700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568234">
            <text:p>1025682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40270">
            <text:p>1024402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40828">
            <text:p>1024408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714688">
            <text:p>1037146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347487">
            <text:p>1023474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517379">
            <text:p>1025173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266931">
            <text:p>1022669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178067">
            <text:p>1031780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713946">
            <text:p>907139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582068">
            <text:p>905820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212959">
            <text:p>902129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599252">
            <text:p>905992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404874">
            <text:p>904048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624612">
            <text:p>906246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417871">
            <text:p>904178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177471">
            <text:p>901774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857067">
            <text:p>898570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626434">
            <text:p>896264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184608">
            <text:p>901846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285515">
            <text:p>892855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638578">
            <text:p>906385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680196">
            <text:p>906801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179929">
            <text:p>901799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150108">
            <text:p>901501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342157">
            <text:p>893421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662333">
            <text:p>906623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644660">
            <text:p>906446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834367">
            <text:p>898343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156147">
            <text:p>901561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601932">
            <text:p>906019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657015">
            <text:p>906570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676040">
            <text:p>906760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642874">
            <text:p>906428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395472">
            <text:p>893954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694142">
            <text:p>896941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679368">
            <text:p>906793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6588041">
            <text:p>865880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335279">
            <text:p>893352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42842">
            <text:p>1037428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19666">
            <text:p>1036196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00723">
            <text:p>1037007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7337139">
            <text:p>973371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617846">
            <text:p>1026178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322894">
            <text:p>1023228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69774">
            <text:p>1036697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65159">
            <text:p>1036651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951127">
            <text:p>1039511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70620">
            <text:p>1036706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730180">
            <text:p>1027301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771440">
            <text:p>1027714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018648">
            <text:p>1020186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720400">
            <text:p>1027204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470416">
            <text:p>1024704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533372">
            <text:p>1035333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655267">
            <text:p>1026552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321900">
            <text:p>1023219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80640">
            <text:p>1037806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804815">
            <text:p>1038048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613749">
            <text:p>1026137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131029">
            <text:p>1021310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268605">
            <text:p>1032686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61442">
            <text:p>1036614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16200">
            <text:p>1036162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191951">
            <text:p>1021919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42416">
            <text:p>1036424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288114">
            <text:p>1022881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870292">
            <text:p>1038702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19912">
            <text:p>1037199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698945">
            <text:p>976989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321771">
            <text:p>983217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325042">
            <text:p>983250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85119">
            <text:p>982851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811433">
            <text:p>978114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318760">
            <text:p>983187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991649">
            <text:p>979916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165575">
            <text:p>981655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175894">
            <text:p>981758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18561">
            <text:p>982185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67043">
            <text:p>982670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938104">
            <text:p>979381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93293">
            <text:p>982932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79592">
            <text:p>982795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820041">
            <text:p>978200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089456">
            <text:p>980894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848350">
            <text:p>978483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210027">
            <text:p>992100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795143">
            <text:p>977951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307397">
            <text:p>983073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156048">
            <text:p>981560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553630">
            <text:p>975536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55555">
            <text:p>982555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942354">
            <text:p>979423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973104">
            <text:p>979731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83055">
            <text:p>982830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339705">
            <text:p>983397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317330">
            <text:p>983173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306156">
            <text:p>983061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912711">
            <text:p>979127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458632">
            <text:p>1044586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918097">
            <text:p>1069180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141415">
            <text:p>1061414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92580">
            <text:p>1142925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372579">
            <text:p>1043725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182210">
            <text:p>1061822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395304">
            <text:p>1033953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775854">
            <text:p>1037758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612429">
            <text:p>1056124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551396">
            <text:p>1065513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982165">
            <text:p>1039821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198162">
            <text:p>1061981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7044809">
            <text:p>1070448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402031">
            <text:p>1044020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8952771">
            <text:p>989527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822794">
            <text:p>1038227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372587">
            <text:p>1043725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31121">
            <text:p>1143311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598137">
            <text:p>1055981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542303">
            <text:p>1065423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977876">
            <text:p>1059778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842183">
            <text:p>1038421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271088">
            <text:p>1042710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792418">
            <text:p>1037924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488901">
            <text:p>1064889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422605">
            <text:p>1034226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485210">
            <text:p>1054852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528095">
            <text:p>1065280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224092">
            <text:p>1042240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892541">
            <text:p>1038925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Cross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2058977">
            <text:p>620589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5464195">
            <text:p>1154641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8016722">
            <text:p>680167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4474018">
            <text:p>1244740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0557475">
            <text:p>1205574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9483036">
            <text:p>694830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0573593">
            <text:p>1305735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6655977">
            <text:p>1266559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2402495">
            <text:p>624024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8796481">
            <text:p>587964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6000466">
            <text:p>1260004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7202293">
            <text:p>1272022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3561994">
            <text:p>635619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6042920">
            <text:p>1160429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1296580">
            <text:p>612965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3896647">
            <text:p>638966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8607887">
            <text:p>1186078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2130519">
            <text:p>1221305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5097002">
            <text:p>650970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6637540">
            <text:p>666375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8882289">
            <text:p>1288822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5889172">
            <text:p>558891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8242251">
            <text:p>1182422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4688377">
            <text:p>1246883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5031884">
            <text:p>550318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0158875">
            <text:p>601588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9627463">
            <text:p>596274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3419582">
            <text:p>1134195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5977249">
            <text:p>1259772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6399283">
            <text:p>1263992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4530896">
            <text:p>1345308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3552145">
            <text:p>1335521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0501964">
            <text:p>1305019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50732628">
            <text:p>1507326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3019092">
            <text:p>1330190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8025201">
            <text:p>1280252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8830879">
            <text:p>1288308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7242703">
            <text:p>1372427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3803324">
            <text:p>1338033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7548189">
            <text:p>1275481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0771352">
            <text:p>1307713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2774388">
            <text:p>1327743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2767608">
            <text:p>1327676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0230243">
            <text:p>1302302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4288506">
            <text:p>1342885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2585809">
            <text:p>1225858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2540046">
            <text:p>1325400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4810866">
            <text:p>1348108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6641956">
            <text:p>1366419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7010993">
            <text:p>1370109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0758271">
            <text:p>1307582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3187757">
            <text:p>1331877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43933565">
            <text:p>1439335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4709041">
            <text:p>1147090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0788901">
            <text:p>1307889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1265869">
            <text:p>1312658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40556194">
            <text:p>1405561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4561463">
            <text:p>1345614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3135749">
            <text:p>1331357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0418689">
            <text:p>1204186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7963271">
            <text:p>1379632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2209147">
            <text:p>1222091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8223206">
            <text:p>1282232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2147685">
            <text:p>1221476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6225543">
            <text:p>1162255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4586312">
            <text:p>1245863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8128274">
            <text:p>1281282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40241454">
            <text:p>1402414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4014229">
            <text:p>1340142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3027503">
            <text:p>1230275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3063797">
            <text:p>1330637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3729482">
            <text:p>1337294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2691695">
            <text:p>1226916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5040583">
            <text:p>1350405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8124901">
            <text:p>1281249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6258579">
            <text:p>1362585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0536833">
            <text:p>1305368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5110604">
            <text:p>1351106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6945536">
            <text:p>1369455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5819056">
            <text:p>1358190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9730080">
            <text:p>1297300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1840841">
            <text:p>1218408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4017836">
            <text:p>1340178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9350405">
            <text:p>1293504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7299627">
            <text:p>1372996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5649265">
            <text:p>1256492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9805919">
            <text:p>1298059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32362460">
            <text:p>1323624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2698092">
            <text:p>1226980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3185568">
            <text:p>1231855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358921">
            <text:p>1213589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374162">
            <text:p>1053741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6520637">
            <text:p>1165206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106019">
            <text:p>1211060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658728">
            <text:p>1006587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343599">
            <text:p>1213435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808480">
            <text:p>1228084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480703">
            <text:p>1034807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0205470">
            <text:p>902054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080440">
            <text:p>1230804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877512">
            <text:p>1218775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8541131">
            <text:p>1185411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6878411">
            <text:p>1168784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7224535">
            <text:p>1172245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179754">
            <text:p>1001797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215061">
            <text:p>1212150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8903586">
            <text:p>1189035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0879845">
            <text:p>1208798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0566940">
            <text:p>905669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035684">
            <text:p>1230356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014905">
            <text:p>1060149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093658">
            <text:p>1040936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0703715">
            <text:p>1207037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85744894">
            <text:p>857448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7069067">
            <text:p>1170690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141429">
            <text:p>1041414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117843">
            <text:p>1031178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140212">
            <text:p>1231402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497029">
            <text:p>1004970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5413302">
            <text:p>1254133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0881458">
            <text:p>1408814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70175160">
            <text:p>1701751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9336772">
            <text:p>1693367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1686356">
            <text:p>1616863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88304873">
            <text:p>883048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293228">
            <text:p>1062932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1973816">
            <text:p>1619738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4816072">
            <text:p>1448160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9290894">
            <text:p>1692908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534140">
            <text:p>1035341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9413788">
            <text:p>1394137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0334835">
            <text:p>1603348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73146218">
            <text:p>1731462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3954662">
            <text:p>1339546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0535998">
            <text:p>1405359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8379502">
            <text:p>1083795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4580391">
            <text:p>1345803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9458191">
            <text:p>1594581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2298611">
            <text:p>1622986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70316959">
            <text:p>1703169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70711913">
            <text:p>1707119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70300746">
            <text:p>1703007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0142617">
            <text:p>1601426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1706413">
            <text:p>1617064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3591387">
            <text:p>1435913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731546">
            <text:p>1067315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349018">
            <text:p>1063490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948308">
            <text:p>1149483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8956719">
            <text:p>1089567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6905730">
            <text:p>1169057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jvmopts</text:p>
          </table:table-cell>
          <table:table-cell office:value-type="string">
            <text:p>-XX:+UseCondCardMark -XX:CompileThreshold=1000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ame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59094">
            <text:p>1034590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20122">
            <text:p>1035201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290455">
            <text:p>1032904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010276">
            <text:p>1030102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753200">
            <text:p>1037532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319343">
            <text:p>1033193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80845">
            <text:p>1034808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90191">
            <text:p>1034901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763432">
            <text:p>1027634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06607">
            <text:p>1035066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40484">
            <text:p>1035404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78591">
            <text:p>1035785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41751">
            <text:p>1035417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716108">
            <text:p>1037161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34024">
            <text:p>1035340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209446">
            <text:p>1032094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7601381">
            <text:p>976013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078311">
            <text:p>1030783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196465">
            <text:p>1031964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896775">
            <text:p>1038967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969970">
            <text:p>1029699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800105">
            <text:p>1038001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7671502">
            <text:p>976715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879106">
            <text:p>1028791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650429">
            <text:p>1036504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122899">
            <text:p>1031228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615308">
            <text:p>1036153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103901">
            <text:p>1031039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170878">
            <text:p>1031708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678059">
            <text:p>1036780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449111">
            <text:p>904491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98458">
            <text:p>903984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92969">
            <text:p>903929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23737">
            <text:p>903237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178190">
            <text:p>901781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24446">
            <text:p>903244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593206">
            <text:p>895932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335203">
            <text:p>893352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38999">
            <text:p>903389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128723">
            <text:p>901287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593268">
            <text:p>895932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133346">
            <text:p>901333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27679">
            <text:p>903276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426209">
            <text:p>904262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48306">
            <text:p>903483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70525">
            <text:p>903705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020070">
            <text:p>900200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426097">
            <text:p>904260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413914">
            <text:p>904139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63770">
            <text:p>903637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263836">
            <text:p>902638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13687">
            <text:p>903136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31600">
            <text:p>903316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665117">
            <text:p>896651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274786">
            <text:p>902747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55799">
            <text:p>903557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441285">
            <text:p>904412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17365">
            <text:p>903173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967238">
            <text:p>899672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335137">
            <text:p>893351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858405">
            <text:p>1038584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343904">
            <text:p>1033439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15015">
            <text:p>1037150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55853">
            <text:p>1036558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23852">
            <text:p>1037238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584318">
            <text:p>1035843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230678">
            <text:p>1032306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580769">
            <text:p>1035807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63030">
            <text:p>1037630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519933">
            <text:p>1035199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49755">
            <text:p>1037497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45878">
            <text:p>1037458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18942">
            <text:p>1037189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73799">
            <text:p>1037737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17985">
            <text:p>1037179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12198">
            <text:p>1036121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36755">
            <text:p>1036367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254813">
            <text:p>1032548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858764">
            <text:p>1038587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69364">
            <text:p>1036693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40699">
            <text:p>1036406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24482">
            <text:p>1037244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436433">
            <text:p>1034364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000854">
            <text:p>1020008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902202">
            <text:p>1039022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46645">
            <text:p>1036466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27490">
            <text:p>1037274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302582">
            <text:p>1033025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460923">
            <text:p>1034609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451338">
            <text:p>1024513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535300">
            <text:p>1055353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463164">
            <text:p>1064631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521880">
            <text:p>1065218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418753">
            <text:p>1064187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296442">
            <text:p>1072964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336533">
            <text:p>1073365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631447">
            <text:p>1056314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663885">
            <text:p>1056638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982714">
            <text:p>1059827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962524">
            <text:p>1059625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945342">
            <text:p>1059453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347744">
            <text:p>1063477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234685">
            <text:p>1072346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011594">
            <text:p>1060115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579087">
            <text:p>1055790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133701">
            <text:p>1061337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615301">
            <text:p>1056153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488553">
            <text:p>1064885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192089">
            <text:p>1071920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714386">
            <text:p>1057143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182396">
            <text:p>1061823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421365">
            <text:p>1064213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573252">
            <text:p>1055732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063979">
            <text:p>1060639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342898">
            <text:p>1073428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631153">
            <text:p>1056311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934345">
            <text:p>1059343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432224">
            <text:p>1064322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660316">
            <text:p>1056603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385757">
            <text:p>1053857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01044">
            <text:p>1135010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35516">
            <text:p>1143355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18018">
            <text:p>1135180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191010">
            <text:p>1141910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28963">
            <text:p>1135289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75089">
            <text:p>1133750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899528">
            <text:p>1128995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86635">
            <text:p>1135866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657441">
            <text:p>1146574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162096">
            <text:p>1131620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704069">
            <text:p>1147040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481858">
            <text:p>1134818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14288">
            <text:p>1143142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69261">
            <text:p>1142692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87383">
            <text:p>1142873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179153">
            <text:p>1131791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072409">
            <text:p>1130724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76772">
            <text:p>1143767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760580">
            <text:p>1147605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182357">
            <text:p>1131823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06753">
            <text:p>1143067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123911">
            <text:p>1131239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22235">
            <text:p>1135222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17241">
            <text:p>1143172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36178">
            <text:p>1135361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48968">
            <text:p>1142489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21282">
            <text:p>1143212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996094">
            <text:p>1059960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423197">
            <text:p>1144231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26128">
            <text:p>1143261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Cross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353999">
            <text:p>1093539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837017">
            <text:p>1088370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5695261">
            <text:p>956952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4138663">
            <text:p>1041386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3622305">
            <text:p>636223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8124355">
            <text:p>981243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1771025">
            <text:p>617710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4474275">
            <text:p>1144742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2806992">
            <text:p>628069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2864440">
            <text:p>628644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8869558">
            <text:p>588695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331827">
            <text:p>1093318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0882646">
            <text:p>1108826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1277507">
            <text:p>612775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412432">
            <text:p>1124124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8699906">
            <text:p>586999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557530">
            <text:p>1085575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4446548">
            <text:p>1144465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342104">
            <text:p>1093421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609144">
            <text:p>1096091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9851156">
            <text:p>598511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979659">
            <text:p>1099796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2913968">
            <text:p>629139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9954835">
            <text:p>999548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0134216">
            <text:p>1101342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305180">
            <text:p>1123051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9930367">
            <text:p>599303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0141308">
            <text:p>601413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5309258">
            <text:p>653092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9891192">
            <text:p>598911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5816433">
            <text:p>1158164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3055836">
            <text:p>1230558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7747121">
            <text:p>1277471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6532918">
            <text:p>1265329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4618235">
            <text:p>1146182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9864134">
            <text:p>1198641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7792020">
            <text:p>1077920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3523268">
            <text:p>1335232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338146">
            <text:p>1183381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9917849">
            <text:p>1299178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7542814">
            <text:p>1175428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7510741">
            <text:p>1275107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444537">
            <text:p>1184445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8675624">
            <text:p>1286756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1230568">
            <text:p>1312305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0166767">
            <text:p>1301667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9192536">
            <text:p>1291925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7441996">
            <text:p>1174419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6454454">
            <text:p>1264544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1574873">
            <text:p>1315748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1967848">
            <text:p>1219678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0459860">
            <text:p>1304598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6661715">
            <text:p>1166617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8924722">
            <text:p>1289247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9823579">
            <text:p>1298235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595909">
            <text:p>1185959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1699814">
            <text:p>1316998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3101525">
            <text:p>1231015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7214043">
            <text:p>1272140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7685503">
            <text:p>1276855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726370">
            <text:p>1207263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4195562">
            <text:p>1041955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4318586">
            <text:p>1143185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8144475">
            <text:p>1281444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4255135">
            <text:p>1242551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5418759">
            <text:p>1154187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3734731">
            <text:p>1137347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4758839">
            <text:p>1147588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4599505">
            <text:p>1145995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5743058">
            <text:p>1257430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41183">
            <text:p>1036411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4094944">
            <text:p>1240949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2835060">
            <text:p>1228350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300041">
            <text:p>1093000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0738822">
            <text:p>1107388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5989548">
            <text:p>1159895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3607171">
            <text:p>1236071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5441810">
            <text:p>1154418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1955804">
            <text:p>1219558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483964">
            <text:p>1114839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6604676">
            <text:p>1166046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9106868">
            <text:p>1191068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3884678">
            <text:p>1238846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6200866">
            <text:p>1262008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7576198">
            <text:p>1275761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5583855">
            <text:p>1155838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3556258">
            <text:p>1135562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688873">
            <text:p>1206888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0890939">
            <text:p>1108909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597974">
            <text:p>1095979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589383">
            <text:p>1005893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5575839">
            <text:p>955758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1973882">
            <text:p>1019738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170393">
            <text:p>981703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456658">
            <text:p>984566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0908893">
            <text:p>909088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770103">
            <text:p>987701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310523">
            <text:p>993105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555012">
            <text:p>985550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788709">
            <text:p>967887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1805227">
            <text:p>1018052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445664">
            <text:p>994456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897366">
            <text:p>1038973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330540">
            <text:p>983305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997989">
            <text:p>1049979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870587">
            <text:p>1038705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048003">
            <text:p>1040480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316864">
            <text:p>1033168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5552279">
            <text:p>955522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521538">
            <text:p>965215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502170">
            <text:p>995021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1672369">
            <text:p>916723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412224">
            <text:p>1044122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8010356">
            <text:p>1080103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996017">
            <text:p>1079960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268585">
            <text:p>962685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196141">
            <text:p>971961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86603479">
            <text:p>866034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935620">
            <text:p>969356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058084">
            <text:p>1000580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420203">
            <text:p>1114202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323099">
            <text:p>1113230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4350885">
            <text:p>1543508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6505977">
            <text:p>1265059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8272646">
            <text:p>1082726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9535454">
            <text:p>1495354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7002875">
            <text:p>1170028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5481120">
            <text:p>1154811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7541169">
            <text:p>1375411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2951534">
            <text:p>1529515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3960968">
            <text:p>1339609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4881879">
            <text:p>1648818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518266">
            <text:p>1115182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3721571">
            <text:p>1337215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623008">
            <text:p>1116230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9397745">
            <text:p>1393977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6607542">
            <text:p>1366075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0957058">
            <text:p>1509570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436086">
            <text:p>1114360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8045103">
            <text:p>1280451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615635">
            <text:p>1116156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2263719">
            <text:p>1422637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1686070">
            <text:p>1416860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4621014">
            <text:p>1546210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7247063">
            <text:p>1272470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225809">
            <text:p>1132258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9649399">
            <text:p>1396493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5826630">
            <text:p>1358266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5531067">
            <text:p>1155310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5858506">
            <text:p>1258585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jvmopts</text:p>
          </table:table-cell>
          <table:table-cell office:value-type="string">
            <text:p>-XX:+UseNUMA -XX:CompileThreshold=1000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ame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592649">
            <text:p>1125926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863904">
            <text:p>1128639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288126">
            <text:p>1122881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676329">
            <text:p>1126763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791409">
            <text:p>1127914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786758">
            <text:p>1117867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471759">
            <text:p>1114717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247152">
            <text:p>1112471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672291">
            <text:p>1126722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457705">
            <text:p>1114577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287721">
            <text:p>1122877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847282">
            <text:p>1128472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510294">
            <text:p>1115102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743814">
            <text:p>1127438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475595">
            <text:p>1124755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210214">
            <text:p>1112102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517770">
            <text:p>1125177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115589">
            <text:p>1121155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597932">
            <text:p>1125979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437038">
            <text:p>1124370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709735">
            <text:p>1127097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229991">
            <text:p>1122299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388674">
            <text:p>1113886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390401">
            <text:p>1123904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174511">
            <text:p>1121745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088231">
            <text:p>1110882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287015">
            <text:p>1122870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653838">
            <text:p>1126538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879674">
            <text:p>1128796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321578">
            <text:p>1113215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059719">
            <text:p>1010597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1761917">
            <text:p>817619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341297">
            <text:p>1003412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421153">
            <text:p>1014211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033194">
            <text:p>1010331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423778">
            <text:p>1014237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597004">
            <text:p>1005970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006739">
            <text:p>1010067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959493">
            <text:p>1009594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397623">
            <text:p>1013976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9935356">
            <text:p>999353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138191">
            <text:p>1011381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066127">
            <text:p>1010661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770908">
            <text:p>1007709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344164">
            <text:p>1013441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981369">
            <text:p>1009813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142719">
            <text:p>1011427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028177">
            <text:p>1010281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086380">
            <text:p>1000863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913503">
            <text:p>1009135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026531">
            <text:p>1010265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524977">
            <text:p>1015249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166798">
            <text:p>1011667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052896">
            <text:p>1010528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201764">
            <text:p>1012017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113895">
            <text:p>1011138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992180">
            <text:p>1009921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493228">
            <text:p>1014932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1094040">
            <text:p>1010940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0966156">
            <text:p>1009661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506697">
            <text:p>1125066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366219">
            <text:p>1123662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102899">
            <text:p>1121028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372021">
            <text:p>1123720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254583">
            <text:p>1122545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155032">
            <text:p>1121550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981156">
            <text:p>1119811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147857">
            <text:p>1121478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069525">
            <text:p>1120695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239924">
            <text:p>1122399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859838">
            <text:p>1128598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403200">
            <text:p>1124032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476672">
            <text:p>1124766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135335">
            <text:p>1121353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267922">
            <text:p>1122679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443158">
            <text:p>1124431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078414">
            <text:p>1120784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480603">
            <text:p>1124806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904568">
            <text:p>1119045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1929868">
            <text:p>1119298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214539">
            <text:p>1122145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467374">
            <text:p>1124673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3481043">
            <text:p>1134810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510707">
            <text:p>1125107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060527">
            <text:p>1120605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252138">
            <text:p>1122521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255014">
            <text:p>1122550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608352">
            <text:p>1126083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492498">
            <text:p>1124924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689272">
            <text:p>1126892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881343">
            <text:p>1298813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474325">
            <text:p>1304743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8531963">
            <text:p>1285319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056210">
            <text:p>1290562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26873">
            <text:p>1300268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921843">
            <text:p>1299218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393617">
            <text:p>1303936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328033">
            <text:p>1303280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992788">
            <text:p>1299927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909943">
            <text:p>1299099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74055">
            <text:p>1300740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487808">
            <text:p>1304878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387529">
            <text:p>1303875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07635">
            <text:p>1300076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898806">
            <text:p>1298988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131827">
            <text:p>1301318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951773">
            <text:p>1299517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500526">
            <text:p>1295005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946826">
            <text:p>1299468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428361">
            <text:p>1294283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965190">
            <text:p>1299651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006915">
            <text:p>1300069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043064">
            <text:p>1290430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571752">
            <text:p>1305717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361133">
            <text:p>1303611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066930">
            <text:p>1290669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327253">
            <text:p>1303272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0400427">
            <text:p>1304004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639051">
            <text:p>1296390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8627048">
            <text:p>1286270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423167">
            <text:p>1124231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211838">
            <text:p>1132118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71269">
            <text:p>1135712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07256">
            <text:p>1133072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88566">
            <text:p>1133885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633784">
            <text:p>1136337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168181">
            <text:p>1121681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254390">
            <text:p>1122543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281245">
            <text:p>1132812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17044">
            <text:p>1133170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227728">
            <text:p>1122277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218132">
            <text:p>1122181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468182">
            <text:p>1134681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472593">
            <text:p>1134725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18279">
            <text:p>1133182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289265">
            <text:p>1132892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648553">
            <text:p>1136485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74172">
            <text:p>1133741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266695">
            <text:p>1122666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186406">
            <text:p>1121864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270724">
            <text:p>1122707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769127">
            <text:p>1137691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087547">
            <text:p>1130875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245553">
            <text:p>1132455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180198">
            <text:p>1131801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760044">
            <text:p>1127600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287193">
            <text:p>1122871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248185">
            <text:p>1122481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297056">
            <text:p>1122970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755281">
            <text:p>1137552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Cross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850245">
            <text:p>1028502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0056771">
            <text:p>600567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3596058">
            <text:p>535960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8876973">
            <text:p>488769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0157634">
            <text:p>501576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9405019">
            <text:p>494050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6087117">
            <text:p>960871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9906194">
            <text:p>499061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0185627">
            <text:p>1001856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1264618">
            <text:p>612646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8865462">
            <text:p>488654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6419999">
            <text:p>1064199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667477">
            <text:p>1096674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9327257">
            <text:p>493272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7957322">
            <text:p>979573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9247293">
            <text:p>492472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3720275">
            <text:p>537202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9465057">
            <text:p>494650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1689883">
            <text:p>1016898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1118622">
            <text:p>611186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7417737">
            <text:p>974177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9968751">
            <text:p>499687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9887201">
            <text:p>398872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5671288">
            <text:p>1056712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8944258">
            <text:p>489442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0125360">
            <text:p>601253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9371557">
            <text:p>393715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5613325">
            <text:p>456133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3600132">
            <text:p>436001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5048675">
            <text:p>1050486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453341">
            <text:p>1184533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0206643">
            <text:p>1102066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4997967">
            <text:p>1149979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5379357">
            <text:p>1053793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7686387">
            <text:p>1176863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6086370">
            <text:p>1160863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931622">
            <text:p>1189316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6021768">
            <text:p>1160217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2768832">
            <text:p>1127688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3567340">
            <text:p>1135673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3380872">
            <text:p>1133808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5256132">
            <text:p>1152561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7469626">
            <text:p>1174696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7699383">
            <text:p>1176993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09751537">
            <text:p>1097515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1862935">
            <text:p>1118629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4730737">
            <text:p>1147307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5689703">
            <text:p>1156897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3000959">
            <text:p>1130009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3217745">
            <text:p>1132177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295695">
            <text:p>1182956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6693665">
            <text:p>1166936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9362283">
            <text:p>1193622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5235739">
            <text:p>1152357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7378138">
            <text:p>1173781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4012133">
            <text:p>1140121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4125819">
            <text:p>1141258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2566012">
            <text:p>1125660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2706567">
            <text:p>1127065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111221">
            <text:p>1181112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016762">
            <text:p>1030167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475338">
            <text:p>1024753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5585484">
            <text:p>1155854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206544">
            <text:p>1092065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8171162">
            <text:p>1181711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946977">
            <text:p>1039469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309187">
            <text:p>1093091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0180919">
            <text:p>1101809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140083">
            <text:p>1091400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2379354">
            <text:p>1123793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0780561">
            <text:p>1107805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058143">
            <text:p>1090581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0082761">
            <text:p>1100827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173052">
            <text:p>1081730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9269680">
            <text:p>1092696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1539421">
            <text:p>915394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8312725">
            <text:p>1183127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897715">
            <text:p>1088977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2802256">
            <text:p>928022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7347948">
            <text:p>1073479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479702">
            <text:p>1034797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4426125">
            <text:p>944261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393903">
            <text:p>1083939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0171868">
            <text:p>1101718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98152304">
            <text:p>981523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985581">
            <text:p>1029855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863928">
            <text:p>1038639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49825">
            <text:p>1037498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5534689">
            <text:p>1055346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279508">
            <text:p>1032795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856777">
            <text:p>968567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88743307">
            <text:p>887433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980219">
            <text:p>1059802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568316">
            <text:p>1075683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1461955">
            <text:p>1114619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89718491">
            <text:p>897184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002813">
            <text:p>1050028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186479">
            <text:p>961864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3023242">
            <text:p>930232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5921798">
            <text:p>959217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552920">
            <text:p>1055529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243893">
            <text:p>1052438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1363147">
            <text:p>913631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918399">
            <text:p>1009183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230770">
            <text:p>962307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3519424">
            <text:p>935194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88901618">
            <text:p>889016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1150789">
            <text:p>911507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275620">
            <text:p>972756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88789748">
            <text:p>887897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856966">
            <text:p>1078569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2695901">
            <text:p>926959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602829">
            <text:p>1026028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4074649">
            <text:p>940746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796241">
            <text:p>997962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1850800">
            <text:p>1018508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9443092">
            <text:p>1094430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464712">
            <text:p>1004647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163360">
            <text:p>961633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077602">
            <text:p>1040776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7807302">
            <text:p>678073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0922910">
            <text:p>1009229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359956">
            <text:p>1063599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7590498">
            <text:p>675904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362416">
            <text:p>1043624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6132047">
            <text:p>961320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046582">
            <text:p>1030465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587087">
            <text:p>1055870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8261739">
            <text:p>982617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398643">
            <text:p>1033986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58622119">
            <text:p>586221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0870895">
            <text:p>1008708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0831921">
            <text:p>1008319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55316486">
            <text:p>553164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57164886">
            <text:p>571648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84961542">
            <text:p>849615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1199787">
            <text:p>1011997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488524">
            <text:p>1034885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988615">
            <text:p>1049886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2628364">
            <text:p>1026283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81436555">
            <text:p>814365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3512286">
            <text:p>935122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4599072">
            <text:p>645990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6576274">
            <text:p>965762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9781555">
            <text:p>697815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417155">
            <text:p>1134171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8453233">
            <text:p>684532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1004541">
            <text:p>1010045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67131098">
            <text:p>671310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3294526">
            <text:p>932945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jvmopts</text:p>
          </table:table-cell>
          <table:table-cell office:value-type="string">
            <text:p>-XX:+UseNUMA -XX:+UseCondCardMark -XX:CompileThreshold=1000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ame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707429">
            <text:p>1037074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67716">
            <text:p>1034677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394602">
            <text:p>1023946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77484">
            <text:p>1034774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351512">
            <text:p>1023515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54129">
            <text:p>1035541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17739">
            <text:p>1034177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719497">
            <text:p>1037194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232218">
            <text:p>1032322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288107">
            <text:p>1032881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77396">
            <text:p>1035773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64382">
            <text:p>1035643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98004">
            <text:p>1034980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09208">
            <text:p>1035092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183260">
            <text:p>1031832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191540">
            <text:p>1031915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02067">
            <text:p>1034020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174858">
            <text:p>1031748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318347">
            <text:p>1033183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316387">
            <text:p>1033163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83266">
            <text:p>1035832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260969">
            <text:p>1032609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192826">
            <text:p>1031928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291624">
            <text:p>1032916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717289">
            <text:p>1037172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052224">
            <text:p>1030522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606858">
            <text:p>1036068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10498">
            <text:p>1035104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701460">
            <text:p>1037014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699140">
            <text:p>1036991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439877">
            <text:p>904398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45095">
            <text:p>903450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08151">
            <text:p>903081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534940">
            <text:p>895349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262303">
            <text:p>902623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279977">
            <text:p>902799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64433">
            <text:p>903644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612009">
            <text:p>896120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372078">
            <text:p>893720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358130">
            <text:p>893581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212942">
            <text:p>902129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232124">
            <text:p>902321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058419">
            <text:p>900584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261770">
            <text:p>902617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261813">
            <text:p>902618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681181">
            <text:p>896811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623071">
            <text:p>896230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030002">
            <text:p>900300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030123">
            <text:p>900301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84825">
            <text:p>903848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08539">
            <text:p>903085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160383">
            <text:p>901603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402048">
            <text:p>904020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69256">
            <text:p>903692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648424">
            <text:p>896484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608272">
            <text:p>896082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79999">
            <text:p>903799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23891">
            <text:p>903238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89603747">
            <text:p>896037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0365439">
            <text:p>903654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32248">
            <text:p>1036322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86596">
            <text:p>1036865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02611">
            <text:p>1036026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885404">
            <text:p>1038854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373297">
            <text:p>1033732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506246">
            <text:p>1035062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57909">
            <text:p>1036579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13915">
            <text:p>1037139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335484">
            <text:p>1033354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21977">
            <text:p>1036219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392690">
            <text:p>1033926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372591">
            <text:p>1033725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348834">
            <text:p>1033488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208032">
            <text:p>1032080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24293">
            <text:p>1037242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55080">
            <text:p>1037550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334359">
            <text:p>1033343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824788">
            <text:p>1038247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802739">
            <text:p>1038027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32109">
            <text:p>1036321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819602">
            <text:p>1038196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84014">
            <text:p>1036840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461428">
            <text:p>1024614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436170">
            <text:p>1034361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940442">
            <text:p>1039404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871731">
            <text:p>1038717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205961">
            <text:p>1032059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408103">
            <text:p>1034081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847070">
            <text:p>1038470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650793">
            <text:p>1036507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273636">
            <text:p>1052736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378978">
            <text:p>1053789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314163">
            <text:p>1053141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608470">
            <text:p>1056084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359589">
            <text:p>1063595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263866">
            <text:p>1052638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916014">
            <text:p>1059160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427721">
            <text:p>1074277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583361">
            <text:p>1055833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077638">
            <text:p>1060776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287091">
            <text:p>1072870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320218">
            <text:p>1053202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918854">
            <text:p>1069188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507098">
            <text:p>1055070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478685">
            <text:p>1064786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995207">
            <text:p>1059952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986372">
            <text:p>1059863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482061">
            <text:p>1054820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137057">
            <text:p>1051370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379507">
            <text:p>1073795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340747">
            <text:p>1053407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600859">
            <text:p>1056008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332855">
            <text:p>1053328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356435">
            <text:p>1053564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918536">
            <text:p>1049185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314784">
            <text:p>1053147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337294">
            <text:p>1073372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088205">
            <text:p>1060882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966455">
            <text:p>1059664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130347">
            <text:p>1061303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180847">
            <text:p>1141808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642535">
            <text:p>1126425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83686">
            <text:p>1142836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879371">
            <text:p>1058793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28032">
            <text:p>1135280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461631">
            <text:p>1134616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48315">
            <text:p>1143483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725562">
            <text:p>1147255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417077">
            <text:p>1144170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66337">
            <text:p>1143663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18806">
            <text:p>1142188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363502">
            <text:p>1133635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43089">
            <text:p>1135430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694393">
            <text:p>1146943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468613">
            <text:p>1134686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68570">
            <text:p>1143685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10613">
            <text:p>1142106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683963">
            <text:p>1146839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72448">
            <text:p>1143724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685626">
            <text:p>1146856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28612">
            <text:p>1135286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72150">
            <text:p>1142721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913581">
            <text:p>1149135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501651">
            <text:p>1135016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275294">
            <text:p>1142752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830697">
            <text:p>1148306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768375">
            <text:p>1147683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701883">
            <text:p>1147018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30758">
            <text:p>1143307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849036">
            <text:p>1138490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Cross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415265">
            <text:p>1094152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638361">
            <text:p>1026383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9962706">
            <text:p>599627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626336">
            <text:p>1086263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860481">
            <text:p>1098604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0848761">
            <text:p>1108487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7543369">
            <text:p>575433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0396462">
            <text:p>1103964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1322400">
            <text:p>613224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8493062">
            <text:p>584930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8921834">
            <text:p>589218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9665906">
            <text:p>596659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0416889">
            <text:p>604168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2043394">
            <text:p>620433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0657593">
            <text:p>1106575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876543">
            <text:p>1128765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281188">
            <text:p>1032811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5469474">
            <text:p>654694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9993980">
            <text:p>999939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4660110">
            <text:p>646601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4055703">
            <text:p>640557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9683182">
            <text:p>596831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6392647">
            <text:p>963926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3660959">
            <text:p>636609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1824430">
            <text:p>1118244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9086372">
            <text:p>1090863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1318835">
            <text:p>1013188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242485">
            <text:p>1032424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2210540">
            <text:p>1122105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9856820">
            <text:p>598568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0101344">
            <text:p>1101013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5511177">
            <text:p>1155111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5854461">
            <text:p>1258544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0495726">
            <text:p>1304957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2069672">
            <text:p>1120696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1581144">
            <text:p>1215811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5077529">
            <text:p>1250775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9866605">
            <text:p>1298666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5993662">
            <text:p>1259936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4561102">
            <text:p>1245611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3324883">
            <text:p>1133248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9163442">
            <text:p>1291634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99766464">
            <text:p>997664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0390870">
            <text:p>1303908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6009327">
            <text:p>1260093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9802198">
            <text:p>1298021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6643925">
            <text:p>1166439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8342695">
            <text:p>1183426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5965180">
            <text:p>1259651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5765396">
            <text:p>1157653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2423712">
            <text:p>1224237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3529864">
            <text:p>1135298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3269454">
            <text:p>1232694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6960670">
            <text:p>1169606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7828382">
            <text:p>1278283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9343754">
            <text:p>1193437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31682643">
            <text:p>1316826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7536503">
            <text:p>1275365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13085881">
            <text:p>1130858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</text:p>
          </table:table-cell>
          <table:table-cell office:value-type="float" office:value="125041231">
            <text:p>1250412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6574715">
            <text:p>1065747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4761455">
            <text:p>1147614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7522910">
            <text:p>1275229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173460">
            <text:p>1201734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862546">
            <text:p>1208625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479260">
            <text:p>1204792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4865611">
            <text:p>1148656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2124727">
            <text:p>1021247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6034714">
            <text:p>1260347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383512">
            <text:p>1203835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4058190">
            <text:p>1240581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3157353">
            <text:p>1231573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5256094">
            <text:p>1152560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4680878">
            <text:p>1146808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5116417">
            <text:p>1251164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1736881">
            <text:p>1217368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3503167">
            <text:p>1235031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3543368">
            <text:p>1235433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540192">
            <text:p>1205401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3077768">
            <text:p>1130777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6543465">
            <text:p>1065434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5941570">
            <text:p>1259415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3732229">
            <text:p>1037322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8565506">
            <text:p>1085655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9655418">
            <text:p>1196554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0894745">
            <text:p>1208947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4371867">
            <text:p>1243718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05225528">
            <text:p>1052255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21795837">
            <text:p>1217958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PQueueFloatingCounters2</text:p>
          </table:table-cell>
          <table:table-cell office:value-type="float" office:value="115671642">
            <text:p>1156716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5259072">
            <text:p>952590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840873">
            <text:p>1048408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7598910">
            <text:p>1075989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770281">
            <text:p>1027702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114865">
            <text:p>1051148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383785">
            <text:p>993837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793776">
            <text:p>997937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1255289">
            <text:p>912552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247614">
            <text:p>1052476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815472">
            <text:p>1038154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954121">
            <text:p>969541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443455">
            <text:p>994434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872875">
            <text:p>998728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071010">
            <text:p>980710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921504">
            <text:p>989215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354514">
            <text:p>1043545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595948">
            <text:p>1025959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390534">
            <text:p>983905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660346">
            <text:p>986603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841808">
            <text:p>968418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749975">
            <text:p>997499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4176002">
            <text:p>941760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4975789">
            <text:p>949757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8014350">
            <text:p>1080143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0894064">
            <text:p>908940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082076">
            <text:p>1040820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4348242">
            <text:p>1043482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1689874">
            <text:p>916898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109105">
            <text:p>1051091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722562">
            <text:p>997225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686059">
            <text:p>1046860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51999">
            <text:p>1143519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5931913">
            <text:p>1159319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5127612">
            <text:p>1151276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570996">
            <text:p>1055709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36478">
            <text:p>1143364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922854">
            <text:p>1149228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5933065">
            <text:p>1159330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4333007">
            <text:p>1143330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4782824">
            <text:p>1647828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5212298">
            <text:p>1152122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4418808">
            <text:p>1444188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8412467">
            <text:p>1384124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9614781">
            <text:p>1396147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3810316">
            <text:p>1538103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4040241">
            <text:p>1440402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714631">
            <text:p>1117146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6372987">
            <text:p>1163729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3896013">
            <text:p>1138960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6538956">
            <text:p>1365389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5274599">
            <text:p>1152745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0804519">
            <text:p>1608045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512878">
            <text:p>1115128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6301663">
            <text:p>1163016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6720749">
            <text:p>1167207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8873124">
            <text:p>1488731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741762">
            <text:p>1127417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5417964">
            <text:p>1154179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3044731">
            <text:p>1430447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1078108">
            <text:p>151078108</text:p>
          </table:table-cell>
        </table:table-row>
      </table:table>
      <table:table table:name="NoOpts" table:style-name="ta1">
        <table:shapes>
          <draw:frame draw:z-index="0" draw:style-name="gr1" svg:width="15.999cm" svg:height="8.999cm" svg:x="0.988cm" svg:y="14.314cm">
            <draw:object draw:notify-on-update-of-ranges="NoOpts.A1:NoOpts.A1 NoOpts.A2:NoOpts.A31 NoOpts.B1:NoOpts.B1 NoOpts.B2:NoOpts.B31 NoOpts.C1:NoOpts.C1 NoOpts.C2:NoOpts.C31 NoOpts.D1:NoOpts.D1 NoOpts.D2:NoOpts.D31 NoOpts.E1:NoOpts.E1 NoOpts.E2:NoOpts.E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8.284cm" svg:y="14.102cm">
            <draw:object draw:notify-on-update-of-ranges="NoOpts.G1:NoOpts.G1 NoOpts.G2:NoOpts.G31 NoOpts.H1:NoOpts.H1 NoOpts.H2:NoOpts.H31 NoOpts.I1:NoOpts.I1 NoOpts.I2:NoOpts.I31 NoOpts.J1:NoOpts.J1 NoOpts.J2:NoOpts.J31 NoOpts.K1:NoOpts.K1 NoOpts.K2:NoOpts.K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/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</table:table-row>
        <table:table-row table:style-name="ro1">
          <table:table-cell table:formula="of:=[Sheet1.$C9]" office:value-type="float" office:value="107002139">
            <text:p>107002139</text:p>
          </table:table-cell>
          <table:table-cell table:formula="of:=[Sheet1.$C41]" office:value-type="float" office:value="93119762">
            <text:p>93119762</text:p>
          </table:table-cell>
          <table:table-cell table:formula="of:=[Sheet1.$C66]" office:value-type="float" office:value="105835083">
            <text:p>105835083</text:p>
          </table:table-cell>
          <table:table-cell table:formula="of:=[Sheet1.$C113]" office:value-type="float" office:value="103253115">
            <text:p>103253115</text:p>
          </table:table-cell>
          <table:table-cell table:formula="of:=[Sheet1.$C135]" office:value-type="float" office:value="108345704">
            <text:p>108345704</text:p>
          </table:table-cell>
          <table:table-cell/>
          <table:table-cell table:formula="of:=[Sheet1.$C182]" office:value-type="float" office:value="38628963">
            <text:p>38628963</text:p>
          </table:table-cell>
          <table:table-cell table:formula="of:=[Sheet1.$C212]" office:value-type="float" office:value="106694085">
            <text:p>106694085</text:p>
          </table:table-cell>
          <table:table-cell table:formula="of:=[Sheet1.$C235]" office:value-type="float" office:value="94105262">
            <text:p>94105262</text:p>
          </table:table-cell>
          <table:table-cell table:formula="of:=[Sheet1.$C261]" office:value-type="float" office:value="86320351">
            <text:p>86320351</text:p>
          </table:table-cell>
          <table:table-cell table:formula="of:=[Sheet1.$C297]" office:value-type="float" office:value="49507566">
            <text:p>49507566</text:p>
          </table:table-cell>
        </table:table-row>
        <table:table-row table:style-name="ro1">
          <table:table-cell table:formula="of:=[Sheet1.$C31]" office:value-type="float" office:value="107129272">
            <text:p>107129272</text:p>
          </table:table-cell>
          <table:table-cell table:formula="of:=[Sheet1.$C49]" office:value-type="float" office:value="93525874">
            <text:p>93525874</text:p>
          </table:table-cell>
          <table:table-cell table:formula="of:=[Sheet1.$C65]" office:value-type="float" office:value="107652517">
            <text:p>107652517</text:p>
          </table:table-cell>
          <table:table-cell table:formula="of:=[Sheet1.$C100]" office:value-type="float" office:value="108189687">
            <text:p>108189687</text:p>
          </table:table-cell>
          <table:table-cell table:formula="of:=[Sheet1.$C142]" office:value-type="float" office:value="112324678">
            <text:p>112324678</text:p>
          </table:table-cell>
          <table:table-cell/>
          <table:table-cell table:formula="of:=[Sheet1.$C162]" office:value-type="float" office:value="45685731">
            <text:p>45685731</text:p>
          </table:table-cell>
          <table:table-cell table:formula="of:=[Sheet1.$C188]" office:value-type="float" office:value="111825079">
            <text:p>111825079</text:p>
          </table:table-cell>
          <table:table-cell table:formula="of:=[Sheet1.$C220]" office:value-type="float" office:value="98521419">
            <text:p>98521419</text:p>
          </table:table-cell>
          <table:table-cell table:formula="of:=[Sheet1.$C256]" office:value-type="float" office:value="95109493">
            <text:p>95109493</text:p>
          </table:table-cell>
          <table:table-cell table:formula="of:=[Sheet1.$C278]" office:value-type="float" office:value="55202824">
            <text:p>55202824</text:p>
          </table:table-cell>
        </table:table-row>
        <table:table-row table:style-name="ro1">
          <table:table-cell table:formula="of:=[Sheet1.$C7]" office:value-type="float" office:value="107281381">
            <text:p>107281381</text:p>
          </table:table-cell>
          <table:table-cell table:formula="of:=[Sheet1.$C53]" office:value-type="float" office:value="94098310">
            <text:p>94098310</text:p>
          </table:table-cell>
          <table:table-cell table:formula="of:=[Sheet1.$C81]" office:value-type="float" office:value="107893861">
            <text:p>107893861</text:p>
          </table:table-cell>
          <table:table-cell table:formula="of:=[Sheet1.$C118]" office:value-type="float" office:value="121464515">
            <text:p>121464515</text:p>
          </table:table-cell>
          <table:table-cell table:formula="of:=[Sheet1.$C151]" office:value-type="float" office:value="113001649">
            <text:p>113001649</text:p>
          </table:table-cell>
          <table:table-cell/>
          <table:table-cell table:formula="of:=[Sheet1.$C178]" office:value-type="float" office:value="47419138">
            <text:p>47419138</text:p>
          </table:table-cell>
          <table:table-cell table:formula="of:=[Sheet1.$C210]" office:value-type="float" office:value="112166071">
            <text:p>112166071</text:p>
          </table:table-cell>
          <table:table-cell table:formula="of:=[Sheet1.$C216]" office:value-type="float" office:value="100572929">
            <text:p>100572929</text:p>
          </table:table-cell>
          <table:table-cell table:formula="of:=[Sheet1.$C260]" office:value-type="float" office:value="98662318">
            <text:p>98662318</text:p>
          </table:table-cell>
          <table:table-cell table:formula="of:=[Sheet1.$C292]" office:value-type="float" office:value="61123536">
            <text:p>61123536</text:p>
          </table:table-cell>
        </table:table-row>
        <table:table-row table:style-name="ro1">
          <table:table-cell table:formula="of:=[Sheet1.$C32]" office:value-type="float" office:value="107734080">
            <text:p>107734080</text:p>
          </table:table-cell>
          <table:table-cell table:formula="of:=[Sheet1.$C57]" office:value-type="float" office:value="94173595">
            <text:p>94173595</text:p>
          </table:table-cell>
          <table:table-cell table:formula="of:=[Sheet1.$C82]" office:value-type="float" office:value="108501887">
            <text:p>108501887</text:p>
          </table:table-cell>
          <table:table-cell table:formula="of:=[Sheet1.$C105]" office:value-type="float" office:value="122057217">
            <text:p>122057217</text:p>
          </table:table-cell>
          <table:table-cell table:formula="of:=[Sheet1.$C139]" office:value-type="float" office:value="113225647">
            <text:p>113225647</text:p>
          </table:table-cell>
          <table:table-cell/>
          <table:table-cell table:formula="of:=[Sheet1.$C158]" office:value-type="float" office:value="47707107">
            <text:p>47707107</text:p>
          </table:table-cell>
          <table:table-cell table:formula="of:=[Sheet1.$C199]" office:value-type="float" office:value="113012233">
            <text:p>113012233</text:p>
          </table:table-cell>
          <table:table-cell table:formula="of:=[Sheet1.$C230]" office:value-type="float" office:value="100665781">
            <text:p>100665781</text:p>
          </table:table-cell>
          <table:table-cell table:formula="of:=[Sheet1.$C273]" office:value-type="float" office:value="100840941">
            <text:p>100840941</text:p>
          </table:table-cell>
          <table:table-cell table:formula="of:=[Sheet1.$C285]" office:value-type="float" office:value="64825371">
            <text:p>64825371</text:p>
          </table:table-cell>
        </table:table-row>
        <table:table-row table:style-name="ro1">
          <table:table-cell table:formula="of:=[Sheet1.$C13]" office:value-type="float" office:value="107835244">
            <text:p>107835244</text:p>
          </table:table-cell>
          <table:table-cell table:formula="of:=[Sheet1.$C62]" office:value-type="float" office:value="94471534">
            <text:p>94471534</text:p>
          </table:table-cell>
          <table:table-cell table:formula="of:=[Sheet1.$C79]" office:value-type="float" office:value="108505656">
            <text:p>108505656</text:p>
          </table:table-cell>
          <table:table-cell table:formula="of:=[Sheet1.$C108]" office:value-type="float" office:value="122409929">
            <text:p>122409929</text:p>
          </table:table-cell>
          <table:table-cell table:formula="of:=[Sheet1.$C124]" office:value-type="float" office:value="113269352">
            <text:p>113269352</text:p>
          </table:table-cell>
          <table:table-cell/>
          <table:table-cell table:formula="of:=[Sheet1.$C174]" office:value-type="float" office:value="48277570">
            <text:p>48277570</text:p>
          </table:table-cell>
          <table:table-cell table:formula="of:=[Sheet1.$C193]" office:value-type="float" office:value="113512073">
            <text:p>113512073</text:p>
          </table:table-cell>
          <table:table-cell table:formula="of:=[Sheet1.$C233]" office:value-type="float" office:value="101361002">
            <text:p>101361002</text:p>
          </table:table-cell>
          <table:table-cell table:formula="of:=[Sheet1.$C268]" office:value-type="float" office:value="103196046">
            <text:p>103196046</text:p>
          </table:table-cell>
          <table:table-cell table:formula="of:=[Sheet1.$C286]" office:value-type="float" office:value="67442525">
            <text:p>67442525</text:p>
          </table:table-cell>
        </table:table-row>
        <table:table-row table:style-name="ro1">
          <table:table-cell table:formula="of:=[Sheet1.$C3]" office:value-type="float" office:value="107903147">
            <text:p>107903147</text:p>
          </table:table-cell>
          <table:table-cell table:formula="of:=[Sheet1.$C56]" office:value-type="float" office:value="94494508">
            <text:p>94494508</text:p>
          </table:table-cell>
          <table:table-cell table:formula="of:=[Sheet1.$C83]" office:value-type="float" office:value="108507067">
            <text:p>108507067</text:p>
          </table:table-cell>
          <table:table-cell table:formula="of:=[Sheet1.$C111]" office:value-type="float" office:value="122417122">
            <text:p>122417122</text:p>
          </table:table-cell>
          <table:table-cell table:formula="of:=[Sheet1.$C132]" office:value-type="float" office:value="113284600">
            <text:p>113284600</text:p>
          </table:table-cell>
          <table:table-cell/>
          <table:table-cell table:formula="of:=[Sheet1.$C163]" office:value-type="float" office:value="48519509">
            <text:p>48519509</text:p>
          </table:table-cell>
          <table:table-cell table:formula="of:=[Sheet1.$C206]" office:value-type="float" office:value="114106534">
            <text:p>114106534</text:p>
          </table:table-cell>
          <table:table-cell table:formula="of:=[Sheet1.$C223]" office:value-type="float" office:value="101530083">
            <text:p>101530083</text:p>
          </table:table-cell>
          <table:table-cell table:formula="of:=[Sheet1.$C265]" office:value-type="float" office:value="104011464">
            <text:p>104011464</text:p>
          </table:table-cell>
          <table:table-cell table:formula="of:=[Sheet1.$C284]" office:value-type="float" office:value="67743679">
            <text:p>67743679</text:p>
          </table:table-cell>
        </table:table-row>
        <table:table-row table:style-name="ro1">
          <table:table-cell table:formula="of:=[Sheet1.$C20]" office:value-type="float" office:value="108065408">
            <text:p>108065408</text:p>
          </table:table-cell>
          <table:table-cell table:formula="of:=[Sheet1.$C52]" office:value-type="float" office:value="94545256">
            <text:p>94545256</text:p>
          </table:table-cell>
          <table:table-cell table:formula="of:=[Sheet1.$C72]" office:value-type="float" office:value="108551202">
            <text:p>108551202</text:p>
          </table:table-cell>
          <table:table-cell table:formula="of:=[Sheet1.$C110]" office:value-type="float" office:value="122526500">
            <text:p>122526500</text:p>
          </table:table-cell>
          <table:table-cell table:formula="of:=[Sheet1.$C137]" office:value-type="float" office:value="113306871">
            <text:p>113306871</text:p>
          </table:table-cell>
          <table:table-cell/>
          <table:table-cell table:formula="of:=[Sheet1.$C171]" office:value-type="float" office:value="48860181">
            <text:p>48860181</text:p>
          </table:table-cell>
          <table:table-cell table:formula="of:=[Sheet1.$C189]" office:value-type="float" office:value="114569497">
            <text:p>114569497</text:p>
          </table:table-cell>
          <table:table-cell table:formula="of:=[Sheet1.$C225]" office:value-type="float" office:value="103629065">
            <text:p>103629065</text:p>
          </table:table-cell>
          <table:table-cell table:formula="of:=[Sheet1.$C245]" office:value-type="float" office:value="105104792">
            <text:p>105104792</text:p>
          </table:table-cell>
          <table:table-cell table:formula="of:=[Sheet1.$C287]" office:value-type="float" office:value="68444322">
            <text:p>68444322</text:p>
          </table:table-cell>
        </table:table-row>
        <table:table-row table:style-name="ro1">
          <table:table-cell table:formula="of:=[Sheet1.$C16]" office:value-type="float" office:value="108178051">
            <text:p>108178051</text:p>
          </table:table-cell>
          <table:table-cell table:formula="of:=[Sheet1.$C34]" office:value-type="float" office:value="94700054">
            <text:p>94700054</text:p>
          </table:table-cell>
          <table:table-cell table:formula="of:=[Sheet1.$C67]" office:value-type="float" office:value="108592718">
            <text:p>108592718</text:p>
          </table:table-cell>
          <table:table-cell table:formula="of:=[Sheet1.$C93]" office:value-type="float" office:value="122638221">
            <text:p>122638221</text:p>
          </table:table-cell>
          <table:table-cell table:formula="of:=[Sheet1.$C138]" office:value-type="float" office:value="113582710">
            <text:p>113582710</text:p>
          </table:table-cell>
          <table:table-cell/>
          <table:table-cell table:formula="of:=[Sheet1.$C183]" office:value-type="float" office:value="49040182">
            <text:p>49040182</text:p>
          </table:table-cell>
          <table:table-cell table:formula="of:=[Sheet1.$C213]" office:value-type="float" office:value="114941058">
            <text:p>114941058</text:p>
          </table:table-cell>
          <table:table-cell table:formula="of:=[Sheet1.$C231]" office:value-type="float" office:value="105046997">
            <text:p>105046997</text:p>
          </table:table-cell>
          <table:table-cell table:formula="of:=[Sheet1.$C270]" office:value-type="float" office:value="105613138">
            <text:p>105613138</text:p>
          </table:table-cell>
          <table:table-cell table:formula="of:=[Sheet1.$C277]" office:value-type="float" office:value="71491004">
            <text:p>71491004</text:p>
          </table:table-cell>
        </table:table-row>
        <table:table-row table:style-name="ro1">
          <table:table-cell table:formula="of:=[Sheet1.$C17]" office:value-type="float" office:value="108212135">
            <text:p>108212135</text:p>
          </table:table-cell>
          <table:table-cell table:formula="of:=[Sheet1.$C59]" office:value-type="float" office:value="95073800">
            <text:p>95073800</text:p>
          </table:table-cell>
          <table:table-cell table:formula="of:=[Sheet1.$C70]" office:value-type="float" office:value="108605590">
            <text:p>108605590</text:p>
          </table:table-cell>
          <table:table-cell table:formula="of:=[Sheet1.$C96]" office:value-type="float" office:value="122718785">
            <text:p>122718785</text:p>
          </table:table-cell>
          <table:table-cell table:formula="of:=[Sheet1.$C129]" office:value-type="float" office:value="113604252">
            <text:p>113604252</text:p>
          </table:table-cell>
          <table:table-cell/>
          <table:table-cell table:formula="of:=[Sheet1.$C160]" office:value-type="float" office:value="49575045">
            <text:p>49575045</text:p>
          </table:table-cell>
          <table:table-cell table:formula="of:=[Sheet1.$C185]" office:value-type="float" office:value="115156365">
            <text:p>115156365</text:p>
          </table:table-cell>
          <table:table-cell table:formula="of:=[Sheet1.$C232]" office:value-type="float" office:value="111353226">
            <text:p>111353226</text:p>
          </table:table-cell>
          <table:table-cell table:formula="of:=[Sheet1.$C249]" office:value-type="float" office:value="106338593">
            <text:p>106338593</text:p>
          </table:table-cell>
          <table:table-cell table:formula="of:=[Sheet1.$C301]" office:value-type="float" office:value="76526882">
            <text:p>76526882</text:p>
          </table:table-cell>
        </table:table-row>
        <table:table-row table:style-name="ro1">
          <table:table-cell table:formula="of:=[Sheet1.$C22]" office:value-type="float" office:value="108507490">
            <text:p>108507490</text:p>
          </table:table-cell>
          <table:table-cell table:formula="of:=[Sheet1.$C44]" office:value-type="float" office:value="95129599">
            <text:p>95129599</text:p>
          </table:table-cell>
          <table:table-cell table:formula="of:=[Sheet1.$C77]" office:value-type="float" office:value="108621379">
            <text:p>108621379</text:p>
          </table:table-cell>
          <table:table-cell table:formula="of:=[Sheet1.$C102]" office:value-type="float" office:value="122721915">
            <text:p>122721915</text:p>
          </table:table-cell>
          <table:table-cell table:formula="of:=[Sheet1.$C127]" office:value-type="float" office:value="113641865">
            <text:p>113641865</text:p>
          </table:table-cell>
          <table:table-cell/>
          <table:table-cell table:formula="of:=[Sheet1.$C177]" office:value-type="float" office:value="50950430">
            <text:p>50950430</text:p>
          </table:table-cell>
          <table:table-cell table:formula="of:=[Sheet1.$C207]" office:value-type="float" office:value="119154173">
            <text:p>119154173</text:p>
          </table:table-cell>
          <table:table-cell table:formula="of:=[Sheet1.$C219]" office:value-type="float" office:value="112130344">
            <text:p>112130344</text:p>
          </table:table-cell>
          <table:table-cell table:formula="of:=[Sheet1.$C251]" office:value-type="float" office:value="108465726">
            <text:p>108465726</text:p>
          </table:table-cell>
          <table:table-cell table:formula="of:=[Sheet1.$C293]" office:value-type="float" office:value="90985648">
            <text:p>90985648</text:p>
          </table:table-cell>
        </table:table-row>
        <table:table-row table:style-name="ro1">
          <table:table-cell table:formula="of:=[Sheet1.$C15]" office:value-type="float" office:value="108536771">
            <text:p>108536771</text:p>
          </table:table-cell>
          <table:table-cell table:formula="of:=[Sheet1.$C37]" office:value-type="float" office:value="95219440">
            <text:p>95219440</text:p>
          </table:table-cell>
          <table:table-cell table:formula="of:=[Sheet1.$C91]" office:value-type="float" office:value="108630114">
            <text:p>108630114</text:p>
          </table:table-cell>
          <table:table-cell table:formula="of:=[Sheet1.$C120]" office:value-type="float" office:value="122819509">
            <text:p>122819509</text:p>
          </table:table-cell>
          <table:table-cell table:formula="of:=[Sheet1.$C123]" office:value-type="float" office:value="113652796">
            <text:p>113652796</text:p>
          </table:table-cell>
          <table:table-cell/>
          <table:table-cell table:formula="of:=[Sheet1.$C165]" office:value-type="float" office:value="50975270">
            <text:p>50975270</text:p>
          </table:table-cell>
          <table:table-cell table:formula="of:=[Sheet1.$C201]" office:value-type="float" office:value="119220124">
            <text:p>119220124</text:p>
          </table:table-cell>
          <table:table-cell table:formula="of:=[Sheet1.$C218]" office:value-type="float" office:value="113446446">
            <text:p>113446446</text:p>
          </table:table-cell>
          <table:table-cell table:formula="of:=[Sheet1.$C244]" office:value-type="float" office:value="110381822">
            <text:p>110381822</text:p>
          </table:table-cell>
          <table:table-cell table:formula="of:=[Sheet1.$C296]" office:value-type="float" office:value="95265291">
            <text:p>95265291</text:p>
          </table:table-cell>
        </table:table-row>
        <table:table-row table:style-name="ro1">
          <table:table-cell table:formula="of:=[Sheet1.$C21]" office:value-type="float" office:value="108546743">
            <text:p>108546743</text:p>
          </table:table-cell>
          <table:table-cell table:formula="of:=[Sheet1.$C36]" office:value-type="float" office:value="95380428">
            <text:p>95380428</text:p>
          </table:table-cell>
          <table:table-cell table:formula="of:=[Sheet1.$C71]" office:value-type="float" office:value="108779763">
            <text:p>108779763</text:p>
          </table:table-cell>
          <table:table-cell table:formula="of:=[Sheet1.$C103]" office:value-type="float" office:value="122892633">
            <text:p>122892633</text:p>
          </table:table-cell>
          <table:table-cell table:formula="of:=[Sheet1.$C146]" office:value-type="float" office:value="113721900">
            <text:p>113721900</text:p>
          </table:table-cell>
          <table:table-cell/>
          <table:table-cell table:formula="of:=[Sheet1.$C172]" office:value-type="float" office:value="56846536">
            <text:p>56846536</text:p>
          </table:table-cell>
          <table:table-cell table:formula="of:=[Sheet1.$C187]" office:value-type="float" office:value="119961200">
            <text:p>119961200</text:p>
          </table:table-cell>
          <table:table-cell table:formula="of:=[Sheet1.$C236]" office:value-type="float" office:value="119086083">
            <text:p>119086083</text:p>
          </table:table-cell>
          <table:table-cell table:formula="of:=[Sheet1.$C263]" office:value-type="float" office:value="111764367">
            <text:p>111764367</text:p>
          </table:table-cell>
          <table:table-cell table:formula="of:=[Sheet1.$C281]" office:value-type="float" office:value="95742688">
            <text:p>95742688</text:p>
          </table:table-cell>
        </table:table-row>
        <table:table-row table:style-name="ro1">
          <table:table-cell table:formula="of:=[Sheet1.$C10]" office:value-type="float" office:value="108582304">
            <text:p>108582304</text:p>
          </table:table-cell>
          <table:table-cell table:formula="of:=[Sheet1.$C48]" office:value-type="float" office:value="95833227">
            <text:p>95833227</text:p>
          </table:table-cell>
          <table:table-cell table:formula="of:=[Sheet1.$C89]" office:value-type="float" office:value="108790197">
            <text:p>108790197</text:p>
          </table:table-cell>
          <table:table-cell table:formula="of:=[Sheet1.$C122]" office:value-type="float" office:value="123074065">
            <text:p>123074065</text:p>
          </table:table-cell>
          <table:table-cell table:formula="of:=[Sheet1.$C136]" office:value-type="float" office:value="113722940">
            <text:p>113722940</text:p>
          </table:table-cell>
          <table:table-cell/>
          <table:table-cell table:formula="of:=[Sheet1.$C166]" office:value-type="float" office:value="60356705">
            <text:p>60356705</text:p>
          </table:table-cell>
          <table:table-cell table:formula="of:=[Sheet1.$C184]" office:value-type="float" office:value="123108533">
            <text:p>123108533</text:p>
          </table:table-cell>
          <table:table-cell table:formula="of:=[Sheet1.$C217]" office:value-type="float" office:value="120107247">
            <text:p>120107247</text:p>
          </table:table-cell>
          <table:table-cell table:formula="of:=[Sheet1.$C259]" office:value-type="float" office:value="112133157">
            <text:p>112133157</text:p>
          </table:table-cell>
          <table:table-cell table:formula="of:=[Sheet1.$C302]" office:value-type="float" office:value="98505602">
            <text:p>98505602</text:p>
          </table:table-cell>
        </table:table-row>
        <table:table-row table:style-name="ro1">
          <table:table-cell table:formula="of:=[Sheet1.$C6]" office:value-type="float" office:value="108590419">
            <text:p>108590419</text:p>
          </table:table-cell>
          <table:table-cell table:formula="of:=[Sheet1.$C43]" office:value-type="float" office:value="95954543">
            <text:p>95954543</text:p>
          </table:table-cell>
          <table:table-cell table:formula="of:=[Sheet1.$C74]" office:value-type="float" office:value="108821892">
            <text:p>108821892</text:p>
          </table:table-cell>
          <table:table-cell table:formula="of:=[Sheet1.$C114]" office:value-type="float" office:value="123217807">
            <text:p>123217807</text:p>
          </table:table-cell>
          <table:table-cell table:formula="of:=[Sheet1.$C143]" office:value-type="float" office:value="113807344">
            <text:p>113807344</text:p>
          </table:table-cell>
          <table:table-cell/>
          <table:table-cell table:formula="of:=[Sheet1.$C167]" office:value-type="float" office:value="60938833">
            <text:p>60938833</text:p>
          </table:table-cell>
          <table:table-cell table:formula="of:=[Sheet1.$C203]" office:value-type="float" office:value="123860772">
            <text:p>123860772</text:p>
          </table:table-cell>
          <table:table-cell table:formula="of:=[Sheet1.$C239]" office:value-type="float" office:value="120174187">
            <text:p>120174187</text:p>
          </table:table-cell>
          <table:table-cell table:formula="of:=[Sheet1.$C271]" office:value-type="float" office:value="113581301">
            <text:p>113581301</text:p>
          </table:table-cell>
          <table:table-cell table:formula="of:=[Sheet1.$C300]" office:value-type="float" office:value="104465146">
            <text:p>104465146</text:p>
          </table:table-cell>
        </table:table-row>
        <table:table-row table:style-name="ro1">
          <table:table-cell table:formula="of:=[Sheet1.$C8]" office:value-type="float" office:value="108603435">
            <text:p>108603435</text:p>
          </table:table-cell>
          <table:table-cell table:formula="of:=[Sheet1.$C42]" office:value-type="float" office:value="95990248">
            <text:p>95990248</text:p>
          </table:table-cell>
          <table:table-cell table:formula="of:=[Sheet1.$C85]" office:value-type="float" office:value="108841220">
            <text:p>108841220</text:p>
          </table:table-cell>
          <table:table-cell table:formula="of:=[Sheet1.$C109]" office:value-type="float" office:value="123248048">
            <text:p>123248048</text:p>
          </table:table-cell>
          <table:table-cell table:formula="of:=[Sheet1.$C147]" office:value-type="float" office:value="113844783">
            <text:p>113844783</text:p>
          </table:table-cell>
          <table:table-cell/>
          <table:table-cell table:formula="of:=[Sheet1.$C175]" office:value-type="float" office:value="90989227">
            <text:p>90989227</text:p>
          </table:table-cell>
          <table:table-cell table:formula="of:=[Sheet1.$C198]" office:value-type="float" office:value="124188596">
            <text:p>124188596</text:p>
          </table:table-cell>
          <table:table-cell table:formula="of:=[Sheet1.$C222]" office:value-type="float" office:value="120569727">
            <text:p>120569727</text:p>
          </table:table-cell>
          <table:table-cell table:formula="of:=[Sheet1.$C254]" office:value-type="float" office:value="114926314">
            <text:p>114926314</text:p>
          </table:table-cell>
          <table:table-cell table:formula="of:=[Sheet1.$C289]" office:value-type="float" office:value="107065301">
            <text:p>107065301</text:p>
          </table:table-cell>
        </table:table-row>
        <table:table-row table:style-name="ro1">
          <table:table-cell table:formula="of:=[Sheet1.$C4]" office:value-type="float" office:value="108903504">
            <text:p>108903504</text:p>
          </table:table-cell>
          <table:table-cell table:formula="of:=[Sheet1.$C60]" office:value-type="float" office:value="95992031">
            <text:p>95992031</text:p>
          </table:table-cell>
          <table:table-cell table:formula="of:=[Sheet1.$C90]" office:value-type="float" office:value="109088242">
            <text:p>109088242</text:p>
          </table:table-cell>
          <table:table-cell table:formula="of:=[Sheet1.$C107]" office:value-type="float" office:value="123251278">
            <text:p>123251278</text:p>
          </table:table-cell>
          <table:table-cell table:formula="of:=[Sheet1.$C152]" office:value-type="float" office:value="114009756">
            <text:p>114009756</text:p>
          </table:table-cell>
          <table:table-cell/>
          <table:table-cell table:formula="of:=[Sheet1.$C180]" office:value-type="float" office:value="93676115">
            <text:p>93676115</text:p>
          </table:table-cell>
          <table:table-cell table:formula="of:=[Sheet1.$C190]" office:value-type="float" office:value="125552978">
            <text:p>125552978</text:p>
          </table:table-cell>
          <table:table-cell table:formula="of:=[Sheet1.$C241]" office:value-type="float" office:value="120740519">
            <text:p>120740519</text:p>
          </table:table-cell>
          <table:table-cell table:formula="of:=[Sheet1.$C250]" office:value-type="float" office:value="116508927">
            <text:p>116508927</text:p>
          </table:table-cell>
          <table:table-cell table:formula="of:=[Sheet1.$C279]" office:value-type="float" office:value="109066405">
            <text:p>109066405</text:p>
          </table:table-cell>
        </table:table-row>
        <table:table-row table:style-name="ro1">
          <table:table-cell table:formula="of:=[Sheet1.$C19]" office:value-type="float" office:value="109036832">
            <text:p>109036832</text:p>
          </table:table-cell>
          <table:table-cell table:formula="of:=[Sheet1.$C61]" office:value-type="float" office:value="95993896">
            <text:p>95993896</text:p>
          </table:table-cell>
          <table:table-cell table:formula="of:=[Sheet1.$C78]" office:value-type="float" office:value="109092688">
            <text:p>109092688</text:p>
          </table:table-cell>
          <table:table-cell table:formula="of:=[Sheet1.$C97]" office:value-type="float" office:value="123258324">
            <text:p>123258324</text:p>
          </table:table-cell>
          <table:table-cell table:formula="of:=[Sheet1.$C131]" office:value-type="float" office:value="114115940">
            <text:p>114115940</text:p>
          </table:table-cell>
          <table:table-cell/>
          <table:table-cell table:formula="of:=[Sheet1.$C173]" office:value-type="float" office:value="94125917">
            <text:p>94125917</text:p>
          </table:table-cell>
          <table:table-cell table:formula="of:=[Sheet1.$C204]" office:value-type="float" office:value="126509751">
            <text:p>126509751</text:p>
          </table:table-cell>
          <table:table-cell table:formula="of:=[Sheet1.$C224]" office:value-type="float" office:value="126413728">
            <text:p>126413728</text:p>
          </table:table-cell>
          <table:table-cell table:formula="of:=[Sheet1.$C269]" office:value-type="float" office:value="116630382">
            <text:p>116630382</text:p>
          </table:table-cell>
          <table:table-cell table:formula="of:=[Sheet1.$C291]" office:value-type="float" office:value="122332685">
            <text:p>122332685</text:p>
          </table:table-cell>
        </table:table-row>
        <table:table-row table:style-name="ro1">
          <table:table-cell table:formula="of:=[Sheet1.$C24]" office:value-type="float" office:value="109118898">
            <text:p>109118898</text:p>
          </table:table-cell>
          <table:table-cell table:formula="of:=[Sheet1.$C40]" office:value-type="float" office:value="96136321">
            <text:p>96136321</text:p>
          </table:table-cell>
          <table:table-cell table:formula="of:=[Sheet1.$C92]" office:value-type="float" office:value="109102544">
            <text:p>109102544</text:p>
          </table:table-cell>
          <table:table-cell table:formula="of:=[Sheet1.$C94]" office:value-type="float" office:value="123322054">
            <text:p>123322054</text:p>
          </table:table-cell>
          <table:table-cell table:formula="of:=[Sheet1.$C130]" office:value-type="float" office:value="118545822">
            <text:p>118545822</text:p>
          </table:table-cell>
          <table:table-cell/>
          <table:table-cell table:formula="of:=[Sheet1.$C164]" office:value-type="float" office:value="95411481">
            <text:p>95411481</text:p>
          </table:table-cell>
          <table:table-cell table:formula="of:=[Sheet1.$C196]" office:value-type="float" office:value="126569066">
            <text:p>126569066</text:p>
          </table:table-cell>
          <table:table-cell table:formula="of:=[Sheet1.$C214]" office:value-type="float" office:value="129747790">
            <text:p>129747790</text:p>
          </table:table-cell>
          <table:table-cell table:formula="of:=[Sheet1.$C264]" office:value-type="float" office:value="116753522">
            <text:p>116753522</text:p>
          </table:table-cell>
          <table:table-cell table:formula="of:=[Sheet1.$C282]" office:value-type="float" office:value="123095337">
            <text:p>123095337</text:p>
          </table:table-cell>
        </table:table-row>
        <table:table-row table:style-name="ro1">
          <table:table-cell table:formula="of:=[Sheet1.$C14]" office:value-type="float" office:value="109149098">
            <text:p>109149098</text:p>
          </table:table-cell>
          <table:table-cell table:formula="of:=[Sheet1.$C45]" office:value-type="float" office:value="96166212">
            <text:p>96166212</text:p>
          </table:table-cell>
          <table:table-cell table:formula="of:=[Sheet1.$C87]" office:value-type="float" office:value="109206539">
            <text:p>109206539</text:p>
          </table:table-cell>
          <table:table-cell table:formula="of:=[Sheet1.$C104]" office:value-type="float" office:value="123405417">
            <text:p>123405417</text:p>
          </table:table-cell>
          <table:table-cell table:formula="of:=[Sheet1.$C128]" office:value-type="float" office:value="118812082">
            <text:p>118812082</text:p>
          </table:table-cell>
          <table:table-cell/>
          <table:table-cell table:formula="of:=[Sheet1.$C154]" office:value-type="float" office:value="96142323">
            <text:p>96142323</text:p>
          </table:table-cell>
          <table:table-cell table:formula="of:=[Sheet1.$C209]" office:value-type="float" office:value="126862432">
            <text:p>126862432</text:p>
          </table:table-cell>
          <table:table-cell table:formula="of:=[Sheet1.$C238]" office:value-type="float" office:value="130885348">
            <text:p>130885348</text:p>
          </table:table-cell>
          <table:table-cell table:formula="of:=[Sheet1.$C272]" office:value-type="float" office:value="117049459">
            <text:p>117049459</text:p>
          </table:table-cell>
          <table:table-cell table:formula="of:=[Sheet1.$C299]" office:value-type="float" office:value="123403531">
            <text:p>123403531</text:p>
          </table:table-cell>
        </table:table-row>
        <table:table-row table:style-name="ro1">
          <table:table-cell table:formula="of:=[Sheet1.$C27]" office:value-type="float" office:value="109181297">
            <text:p>109181297</text:p>
          </table:table-cell>
          <table:table-cell table:formula="of:=[Sheet1.$C51]" office:value-type="float" office:value="96221130">
            <text:p>96221130</text:p>
          </table:table-cell>
          <table:table-cell table:formula="of:=[Sheet1.$C88]" office:value-type="float" office:value="109240387">
            <text:p>109240387</text:p>
          </table:table-cell>
          <table:table-cell table:formula="of:=[Sheet1.$C119]" office:value-type="float" office:value="123406798">
            <text:p>123406798</text:p>
          </table:table-cell>
          <table:table-cell table:formula="of:=[Sheet1.$C140]" office:value-type="float" office:value="118826518">
            <text:p>118826518</text:p>
          </table:table-cell>
          <table:table-cell/>
          <table:table-cell table:formula="of:=[Sheet1.$C157]" office:value-type="float" office:value="98775816">
            <text:p>98775816</text:p>
          </table:table-cell>
          <table:table-cell table:formula="of:=[Sheet1.$C186]" office:value-type="float" office:value="128247128">
            <text:p>128247128</text:p>
          </table:table-cell>
          <table:table-cell table:formula="of:=[Sheet1.$C229]" office:value-type="float" office:value="131976336">
            <text:p>131976336</text:p>
          </table:table-cell>
          <table:table-cell table:formula="of:=[Sheet1.$C248]" office:value-type="float" office:value="117479978">
            <text:p>117479978</text:p>
          </table:table-cell>
          <table:table-cell table:formula="of:=[Sheet1.$C283]" office:value-type="float" office:value="124752141">
            <text:p>124752141</text:p>
          </table:table-cell>
        </table:table-row>
        <table:table-row table:style-name="ro1">
          <table:table-cell table:formula="of:=[Sheet1.$C26]" office:value-type="float" office:value="109227702">
            <text:p>109227702</text:p>
          </table:table-cell>
          <table:table-cell table:formula="of:=[Sheet1.$C55]" office:value-type="float" office:value="96231191">
            <text:p>96231191</text:p>
          </table:table-cell>
          <table:table-cell table:formula="of:=[Sheet1.$C73]" office:value-type="float" office:value="109305289">
            <text:p>109305289</text:p>
          </table:table-cell>
          <table:table-cell table:formula="of:=[Sheet1.$C101]" office:value-type="float" office:value="123668173">
            <text:p>123668173</text:p>
          </table:table-cell>
          <table:table-cell table:formula="of:=[Sheet1.$C150]" office:value-type="float" office:value="118833886">
            <text:p>118833886</text:p>
          </table:table-cell>
          <table:table-cell/>
          <table:table-cell table:formula="of:=[Sheet1.$C156]" office:value-type="float" office:value="99958831">
            <text:p>99958831</text:p>
          </table:table-cell>
          <table:table-cell table:formula="of:=[Sheet1.$C195]" office:value-type="float" office:value="129066784">
            <text:p>129066784</text:p>
          </table:table-cell>
          <table:table-cell table:formula="of:=[Sheet1.$C215]" office:value-type="float" office:value="133305623">
            <text:p>133305623</text:p>
          </table:table-cell>
          <table:table-cell table:formula="of:=[Sheet1.$C255]" office:value-type="float" office:value="117595965">
            <text:p>117595965</text:p>
          </table:table-cell>
          <table:table-cell table:formula="of:=[Sheet1.$C290]" office:value-type="float" office:value="124906449">
            <text:p>124906449</text:p>
          </table:table-cell>
        </table:table-row>
        <table:table-row table:style-name="ro1">
          <table:table-cell table:formula="of:=[Sheet1.$C30]" office:value-type="float" office:value="109354014">
            <text:p>109354014</text:p>
          </table:table-cell>
          <table:table-cell table:formula="of:=[Sheet1.$C35]" office:value-type="float" office:value="99968957">
            <text:p>99968957</text:p>
          </table:table-cell>
          <table:table-cell table:formula="of:=[Sheet1.$C64]" office:value-type="float" office:value="110940212">
            <text:p>110940212</text:p>
          </table:table-cell>
          <table:table-cell table:formula="of:=[Sheet1.$C95]" office:value-type="float" office:value="129336522">
            <text:p>129336522</text:p>
          </table:table-cell>
          <table:table-cell table:formula="of:=[Sheet1.$C125]" office:value-type="float" office:value="119026176">
            <text:p>119026176</text:p>
          </table:table-cell>
          <table:table-cell/>
          <table:table-cell table:formula="of:=[Sheet1.$C155]" office:value-type="float" office:value="100848611">
            <text:p>100848611</text:p>
          </table:table-cell>
          <table:table-cell table:formula="of:=[Sheet1.$C200]" office:value-type="float" office:value="129696348">
            <text:p>129696348</text:p>
          </table:table-cell>
          <table:table-cell table:formula="of:=[Sheet1.$C221]" office:value-type="float" office:value="133743372">
            <text:p>133743372</text:p>
          </table:table-cell>
          <table:table-cell table:formula="of:=[Sheet1.$C253]" office:value-type="float" office:value="117689215">
            <text:p>117689215</text:p>
          </table:table-cell>
          <table:table-cell table:formula="of:=[Sheet1.$C288]" office:value-type="float" office:value="125076668">
            <text:p>125076668</text:p>
          </table:table-cell>
        </table:table-row>
        <table:table-row table:style-name="ro1">
          <table:table-cell table:formula="of:=[Sheet1.$C12]" office:value-type="float" office:value="109355585">
            <text:p>109355585</text:p>
          </table:table-cell>
          <table:table-cell table:formula="of:=[Sheet1.$C54]" office:value-type="float" office:value="100131261">
            <text:p>100131261</text:p>
          </table:table-cell>
          <table:table-cell table:formula="of:=[Sheet1.$C76]" office:value-type="float" office:value="111581242">
            <text:p>111581242</text:p>
          </table:table-cell>
          <table:table-cell table:formula="of:=[Sheet1.$C106]" office:value-type="float" office:value="129667282">
            <text:p>129667282</text:p>
          </table:table-cell>
          <table:table-cell table:formula="of:=[Sheet1.$C145]" office:value-type="float" office:value="119031590">
            <text:p>119031590</text:p>
          </table:table-cell>
          <table:table-cell/>
          <table:table-cell table:formula="of:=[Sheet1.$C179]" office:value-type="float" office:value="108801809">
            <text:p>108801809</text:p>
          </table:table-cell>
          <table:table-cell table:formula="of:=[Sheet1.$C205]" office:value-type="float" office:value="130208398">
            <text:p>130208398</text:p>
          </table:table-cell>
          <table:table-cell table:formula="of:=[Sheet1.$C240]" office:value-type="float" office:value="133791570">
            <text:p>133791570</text:p>
          </table:table-cell>
          <table:table-cell table:formula="of:=[Sheet1.$C257]" office:value-type="float" office:value="118957144">
            <text:p>118957144</text:p>
          </table:table-cell>
          <table:table-cell table:formula="of:=[Sheet1.$C298]" office:value-type="float" office:value="128130890">
            <text:p>128130890</text:p>
          </table:table-cell>
        </table:table-row>
        <table:table-row table:style-name="ro1">
          <table:table-cell table:formula="of:=[Sheet1.$C28]" office:value-type="float" office:value="111236146">
            <text:p>111236146</text:p>
          </table:table-cell>
          <table:table-cell table:formula="of:=[Sheet1.$C46]" office:value-type="float" office:value="100238983">
            <text:p>100238983</text:p>
          </table:table-cell>
          <table:table-cell table:formula="of:=[Sheet1.$C75]" office:value-type="float" office:value="111885737">
            <text:p>111885737</text:p>
          </table:table-cell>
          <table:table-cell table:formula="of:=[Sheet1.$C115]" office:value-type="float" office:value="129675668">
            <text:p>129675668</text:p>
          </table:table-cell>
          <table:table-cell table:formula="of:=[Sheet1.$C126]" office:value-type="float" office:value="119068327">
            <text:p>119068327</text:p>
          </table:table-cell>
          <table:table-cell/>
          <table:table-cell table:formula="of:=[Sheet1.$C176]" office:value-type="float" office:value="112635010">
            <text:p>112635010</text:p>
          </table:table-cell>
          <table:table-cell table:formula="of:=[Sheet1.$C197]" office:value-type="float" office:value="130625086">
            <text:p>130625086</text:p>
          </table:table-cell>
          <table:table-cell table:formula="of:=[Sheet1.$C234]" office:value-type="float" office:value="133813849">
            <text:p>133813849</text:p>
          </table:table-cell>
          <table:table-cell table:formula="of:=[Sheet1.$C262]" office:value-type="float" office:value="118958876">
            <text:p>118958876</text:p>
          </table:table-cell>
          <table:table-cell table:formula="of:=[Sheet1.$C280]" office:value-type="float" office:value="129219200">
            <text:p>129219200</text:p>
          </table:table-cell>
        </table:table-row>
        <table:table-row table:style-name="ro1">
          <table:table-cell table:formula="of:=[Sheet1.$C18]" office:value-type="float" office:value="111833495">
            <text:p>111833495</text:p>
          </table:table-cell>
          <table:table-cell table:formula="of:=[Sheet1.$C58]" office:value-type="float" office:value="100252649">
            <text:p>100252649</text:p>
          </table:table-cell>
          <table:table-cell table:formula="of:=[Sheet1.$C63]" office:value-type="float" office:value="111890078">
            <text:p>111890078</text:p>
          </table:table-cell>
          <table:table-cell table:formula="of:=[Sheet1.$C117]" office:value-type="float" office:value="129731434">
            <text:p>129731434</text:p>
          </table:table-cell>
          <table:table-cell table:formula="of:=[Sheet1.$C141]" office:value-type="float" office:value="119092460">
            <text:p>119092460</text:p>
          </table:table-cell>
          <table:table-cell/>
          <table:table-cell table:formula="of:=[Sheet1.$C168]" office:value-type="float" office:value="113749950">
            <text:p>113749950</text:p>
          </table:table-cell>
          <table:table-cell table:formula="of:=[Sheet1.$C194]" office:value-type="float" office:value="131163873">
            <text:p>131163873</text:p>
          </table:table-cell>
          <table:table-cell table:formula="of:=[Sheet1.$C228]" office:value-type="float" office:value="134187853">
            <text:p>134187853</text:p>
          </table:table-cell>
          <table:table-cell table:formula="of:=[Sheet1.$C267]" office:value-type="float" office:value="119495583">
            <text:p>119495583</text:p>
          </table:table-cell>
          <table:table-cell table:formula="of:=[Sheet1.$C276]" office:value-type="float" office:value="129228369">
            <text:p>129228369</text:p>
          </table:table-cell>
        </table:table-row>
        <table:table-row table:style-name="ro1">
          <table:table-cell table:formula="of:=[Sheet1.$C11]" office:value-type="float" office:value="112205882">
            <text:p>112205882</text:p>
          </table:table-cell>
          <table:table-cell table:formula="of:=[Sheet1.$C33]" office:value-type="float" office:value="100287402">
            <text:p>100287402</text:p>
          </table:table-cell>
          <table:table-cell table:formula="of:=[Sheet1.$C84]" office:value-type="float" office:value="111948232">
            <text:p>111948232</text:p>
          </table:table-cell>
          <table:table-cell table:formula="of:=[Sheet1.$C99]" office:value-type="float" office:value="129746514">
            <text:p>129746514</text:p>
          </table:table-cell>
          <table:table-cell table:formula="of:=[Sheet1.$C144]" office:value-type="float" office:value="119110153">
            <text:p>119110153</text:p>
          </table:table-cell>
          <table:table-cell/>
          <table:table-cell table:formula="of:=[Sheet1.$C161]" office:value-type="float" office:value="115917458">
            <text:p>115917458</text:p>
          </table:table-cell>
          <table:table-cell table:formula="of:=[Sheet1.$C192]" office:value-type="float" office:value="131445688">
            <text:p>131445688</text:p>
          </table:table-cell>
          <table:table-cell table:formula="of:=[Sheet1.$C242]" office:value-type="float" office:value="134336650">
            <text:p>134336650</text:p>
          </table:table-cell>
          <table:table-cell table:formula="of:=[Sheet1.$C252]" office:value-type="float" office:value="119582278">
            <text:p>119582278</text:p>
          </table:table-cell>
          <table:table-cell table:formula="of:=[Sheet1.$C294]" office:value-type="float" office:value="129314391">
            <text:p>129314391</text:p>
          </table:table-cell>
        </table:table-row>
        <table:table-row table:style-name="ro1">
          <table:table-cell table:formula="of:=[Sheet1.$C5]" office:value-type="float" office:value="112715697">
            <text:p>112715697</text:p>
          </table:table-cell>
          <table:table-cell table:formula="of:=[Sheet1.$C50]" office:value-type="float" office:value="100441631">
            <text:p>100441631</text:p>
          </table:table-cell>
          <table:table-cell table:formula="of:=[Sheet1.$C80]" office:value-type="float" office:value="112478605">
            <text:p>112478605</text:p>
          </table:table-cell>
          <table:table-cell table:formula="of:=[Sheet1.$C121]" office:value-type="float" office:value="129932360">
            <text:p>129932360</text:p>
          </table:table-cell>
          <table:table-cell table:formula="of:=[Sheet1.$C133]" office:value-type="float" office:value="119195546">
            <text:p>119195546</text:p>
          </table:table-cell>
          <table:table-cell/>
          <table:table-cell table:formula="of:=[Sheet1.$C170]" office:value-type="float" office:value="127272168">
            <text:p>127272168</text:p>
          </table:table-cell>
          <table:table-cell table:formula="of:=[Sheet1.$C208]" office:value-type="float" office:value="131567833">
            <text:p>131567833</text:p>
          </table:table-cell>
          <table:table-cell table:formula="of:=[Sheet1.$C226]" office:value-type="float" office:value="134730845">
            <text:p>134730845</text:p>
          </table:table-cell>
          <table:table-cell table:formula="of:=[Sheet1.$C258]" office:value-type="float" office:value="120577690">
            <text:p>120577690</text:p>
          </table:table-cell>
          <table:table-cell table:formula="of:=[Sheet1.$C295]" office:value-type="float" office:value="129813799">
            <text:p>129813799</text:p>
          </table:table-cell>
        </table:table-row>
        <table:table-row table:style-name="ro1">
          <table:table-cell table:formula="of:=[Sheet1.$C23]" office:value-type="float" office:value="113298129">
            <text:p>113298129</text:p>
          </table:table-cell>
          <table:table-cell table:formula="of:=[Sheet1.$C47]" office:value-type="float" office:value="100483404">
            <text:p>100483404</text:p>
          </table:table-cell>
          <table:table-cell table:formula="of:=[Sheet1.$C68]" office:value-type="float" office:value="112625919">
            <text:p>112625919</text:p>
          </table:table-cell>
          <table:table-cell table:formula="of:=[Sheet1.$C98]" office:value-type="float" office:value="130040880">
            <text:p>130040880</text:p>
          </table:table-cell>
          <table:table-cell table:formula="of:=[Sheet1.$C148]" office:value-type="float" office:value="119235459">
            <text:p>119235459</text:p>
          </table:table-cell>
          <table:table-cell/>
          <table:table-cell table:formula="of:=[Sheet1.$C169]" office:value-type="float" office:value="128739282">
            <text:p>128739282</text:p>
          </table:table-cell>
          <table:table-cell table:formula="of:=[Sheet1.$C211]" office:value-type="float" office:value="131786494">
            <text:p>131786494</text:p>
          </table:table-cell>
          <table:table-cell table:formula="of:=[Sheet1.$C243]" office:value-type="float" office:value="134756150">
            <text:p>134756150</text:p>
          </table:table-cell>
          <table:table-cell table:formula="of:=[Sheet1.$C246]" office:value-type="float" office:value="122419739">
            <text:p>122419739</text:p>
          </table:table-cell>
          <table:table-cell table:formula="of:=[Sheet1.$C275]" office:value-type="float" office:value="141985968">
            <text:p>141985968</text:p>
          </table:table-cell>
        </table:table-row>
        <table:table-row table:style-name="ro1">
          <table:table-cell table:formula="of:=[Sheet1.$C29]" office:value-type="float" office:value="113336165">
            <text:p>113336165</text:p>
          </table:table-cell>
          <table:table-cell table:formula="of:=[Sheet1.$C39]" office:value-type="float" office:value="100814148">
            <text:p>100814148</text:p>
          </table:table-cell>
          <table:table-cell table:formula="of:=[Sheet1.$C69]" office:value-type="float" office:value="112751147">
            <text:p>112751147</text:p>
          </table:table-cell>
          <table:table-cell table:formula="of:=[Sheet1.$C116]" office:value-type="float" office:value="130049761">
            <text:p>130049761</text:p>
          </table:table-cell>
          <table:table-cell table:formula="of:=[Sheet1.$C149]" office:value-type="float" office:value="119247403">
            <text:p>119247403</text:p>
          </table:table-cell>
          <table:table-cell/>
          <table:table-cell table:formula="of:=[Sheet1.$C181]" office:value-type="float" office:value="130268519">
            <text:p>130268519</text:p>
          </table:table-cell>
          <table:table-cell table:formula="of:=[Sheet1.$C202]" office:value-type="float" office:value="131885073">
            <text:p>131885073</text:p>
          </table:table-cell>
          <table:table-cell table:formula="of:=[Sheet1.$C237]" office:value-type="float" office:value="134774419">
            <text:p>134774419</text:p>
          </table:table-cell>
          <table:table-cell table:formula="of:=[Sheet1.$C247]" office:value-type="float" office:value="123360215">
            <text:p>123360215</text:p>
          </table:table-cell>
          <table:table-cell table:formula="of:=[Sheet1.$C303]" office:value-type="float" office:value="143515390">
            <text:p>143515390</text:p>
          </table:table-cell>
        </table:table-row>
        <table:table-row table:style-name="ro1">
          <table:table-cell table:formula="of:=[Sheet1.$C25]" office:value-type="float" office:value="113809381">
            <text:p>113809381</text:p>
          </table:table-cell>
          <table:table-cell table:formula="of:=[Sheet1.$C38]" office:value-type="float" office:value="101042838">
            <text:p>101042838</text:p>
          </table:table-cell>
          <table:table-cell table:formula="of:=[Sheet1.$C86]" office:value-type="float" office:value="113598302">
            <text:p>113598302</text:p>
          </table:table-cell>
          <table:table-cell table:formula="of:=[Sheet1.$C112]" office:value-type="float" office:value="130314910">
            <text:p>130314910</text:p>
          </table:table-cell>
          <table:table-cell table:formula="of:=[Sheet1.$C134]" office:value-type="float" office:value="119272635">
            <text:p>119272635</text:p>
          </table:table-cell>
          <table:table-cell/>
          <table:table-cell table:formula="of:=[Sheet1.$C159]" office:value-type="float" office:value="130315793">
            <text:p>130315793</text:p>
          </table:table-cell>
          <table:table-cell table:formula="of:=[Sheet1.$C191]" office:value-type="float" office:value="132368241">
            <text:p>132368241</text:p>
          </table:table-cell>
          <table:table-cell table:formula="of:=[Sheet1.$C227]" office:value-type="float" office:value="135273312">
            <text:p>135273312</text:p>
          </table:table-cell>
          <table:table-cell table:formula="of:=[Sheet1.$C266]" office:value-type="float" office:value="125855076">
            <text:p>125855076</text:p>
          </table:table-cell>
          <table:table-cell table:formula="of:=[Sheet1.$C274]" office:value-type="float" office:value="156940387">
            <text:p>156940387</text:p>
          </table:table-cell>
        </table:table-row>
      </table:table>
      <table:table table:name="CCM" table:style-name="ta1">
        <table:shapes>
          <draw:frame draw:z-index="0" draw:style-name="gr1" svg:width="15.999cm" svg:height="8.999cm" svg:x="0cm" svg:y="13.191cm">
            <draw:object draw:notify-on-update-of-ranges="CCM.A1:CCM.A1 CCM.A2:CCM.A31 CCM.B1:CCM.B1 CCM.B2:CCM.B31 CCM.C1:CCM.C1 CCM.C2:CCM.C31 CCM.D1:CCM.D1 CCM.D2:CCM.D31 CCM.E1:CCM.E1 CCM.E2:CCM.E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5.999cm" svg:height="8.999cm" svg:x="16.024cm" svg:y="13.19cm">
            <draw:object draw:notify-on-update-of-ranges="CCM.G1:CCM.G1 CCM.G2:CCM.G31 CCM.H1:CCM.H1 CCM.H2:CCM.H31 CCM.I1:CCM.I1 CCM.I2:CCM.I31 CCM.J1:CCM.J1 CCM.J2:CCM.J31 CCM.K1:CCM.K1 CCM.K2:CCM.K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/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</table:table-row>
        <table:table-row table:style-name="ro1">
          <table:table-cell table:formula="of:=[Sheet1.$C625]" office:value-type="float" office:value="97062539">
            <text:p>97062539</text:p>
          </table:table-cell>
          <table:table-cell table:formula="of:=[Sheet1.$C639]" office:value-type="float" office:value="87787595">
            <text:p>87787595</text:p>
          </table:table-cell>
          <table:table-cell table:formula="of:=[Sheet1.$C695]" office:value-type="float" office:value="102151033">
            <text:p>102151033</text:p>
          </table:table-cell>
          <table:table-cell table:formula="of:=[Sheet1.$C700]" office:value-type="float" office:value="97595385">
            <text:p>97595385</text:p>
          </table:table-cell>
          <table:table-cell table:formula="of:=[Sheet1.$C732]" office:value-type="float" office:value="103730668">
            <text:p>103730668</text:p>
          </table:table-cell>
          <table:table-cell/>
          <table:table-cell table:formula="of:=[Sheet1.$C768]" office:value-type="float" office:value="57065044">
            <text:p>57065044</text:p>
          </table:table-cell>
          <table:table-cell table:formula="of:=[Sheet1.$C816]" office:value-type="float" office:value="118298919">
            <text:p>118298919</text:p>
          </table:table-cell>
          <table:table-cell table:formula="of:=[Sheet1.$C847]" office:value-type="float" office:value="109392996">
            <text:p>109392996</text:p>
          </table:table-cell>
          <table:table-cell table:formula="of:=[Sheet1.$C866]" office:value-type="float" office:value="88332907">
            <text:p>88332907</text:p>
          </table:table-cell>
          <table:table-cell table:formula="of:=[Sheet1.$C881]" office:value-type="float" office:value="78495988">
            <text:p>78495988</text:p>
          </table:table-cell>
        </table:table-row>
        <table:table-row table:style-name="ro1">
          <table:table-cell table:formula="of:=[Sheet1.$C623]" office:value-type="float" office:value="100545696">
            <text:p>100545696</text:p>
          </table:table-cell>
          <table:table-cell table:formula="of:=[Sheet1.$C640]" office:value-type="float" office:value="89072280">
            <text:p>89072280</text:p>
          </table:table-cell>
          <table:table-cell table:formula="of:=[Sheet1.$C688]" office:value-type="float" office:value="102270712">
            <text:p>102270712</text:p>
          </table:table-cell>
          <table:table-cell table:formula="of:=[Sheet1.$C723]" office:value-type="float" office:value="97604616">
            <text:p>97604616</text:p>
          </table:table-cell>
          <table:table-cell table:formula="of:=[Sheet1.$C738]" office:value-type="float" office:value="103949299">
            <text:p>103949299</text:p>
          </table:table-cell>
          <table:table-cell/>
          <table:table-cell table:formula="of:=[Sheet1.$C781]" office:value-type="float" office:value="57721222">
            <text:p>57721222</text:p>
          </table:table-cell>
          <table:table-cell table:formula="of:=[Sheet1.$C806]" office:value-type="float" office:value="121078047">
            <text:p>121078047</text:p>
          </table:table-cell>
          <table:table-cell table:formula="of:=[Sheet1.$C841]" office:value-type="float" office:value="110655898">
            <text:p>110655898</text:p>
          </table:table-cell>
          <table:table-cell table:formula="of:=[Sheet1.$C869]" office:value-type="float" office:value="97234854">
            <text:p>97234854</text:p>
          </table:table-cell>
          <table:table-cell table:formula="of:=[Sheet1.$C887]" office:value-type="float" office:value="101264247">
            <text:p>101264247</text:p>
          </table:table-cell>
        </table:table-row>
        <table:table-row table:style-name="ro1">
          <table:table-cell table:formula="of:=[Sheet1.$C627]" office:value-type="float" office:value="100577361">
            <text:p>100577361</text:p>
          </table:table-cell>
          <table:table-cell table:formula="of:=[Sheet1.$C641]" office:value-type="float" office:value="89411080">
            <text:p>89411080</text:p>
          </table:table-cell>
          <table:table-cell table:formula="of:=[Sheet1.$C675]" office:value-type="float" office:value="102401548">
            <text:p>102401548</text:p>
          </table:table-cell>
          <table:table-cell table:formula="of:=[Sheet1.$C702]" office:value-type="float" office:value="97728736">
            <text:p>97728736</text:p>
          </table:table-cell>
          <table:table-cell table:formula="of:=[Sheet1.$C729]" office:value-type="float" office:value="104235760">
            <text:p>104235760</text:p>
          </table:table-cell>
          <table:table-cell/>
          <table:table-cell table:formula="of:=[Sheet1.$C761]" office:value-type="float" office:value="58600567">
            <text:p>58600567</text:p>
          </table:table-cell>
          <table:table-cell table:formula="of:=[Sheet1.$C808]" office:value-type="float" office:value="122137821">
            <text:p>122137821</text:p>
          </table:table-cell>
          <table:table-cell table:formula="of:=[Sheet1.$C848]" office:value-type="float" office:value="114321359">
            <text:p>114321359</text:p>
          </table:table-cell>
          <table:table-cell table:formula="of:=[Sheet1.$C857]" office:value-type="float" office:value="99475981">
            <text:p>99475981</text:p>
          </table:table-cell>
          <table:table-cell table:formula="of:=[Sheet1.$C888]" office:value-type="float" office:value="103502484">
            <text:p>103502484</text:p>
          </table:table-cell>
        </table:table-row>
        <table:table-row table:style-name="ro1">
          <table:table-cell table:formula="of:=[Sheet1.$C614]" office:value-type="float" office:value="101986076">
            <text:p>101986076</text:p>
          </table:table-cell>
          <table:table-cell table:formula="of:=[Sheet1.$C642]" office:value-type="float" office:value="89889202">
            <text:p>89889202</text:p>
          </table:table-cell>
          <table:table-cell table:formula="of:=[Sheet1.$C682]" office:value-type="float" office:value="102579216">
            <text:p>102579216</text:p>
          </table:table-cell>
          <table:table-cell table:formula="of:=[Sheet1.$C709]" office:value-type="float" office:value="97851086">
            <text:p>97851086</text:p>
          </table:table-cell>
          <table:table-cell table:formula="of:=[Sheet1.$C756]" office:value-type="float" office:value="104237602">
            <text:p>104237602</text:p>
          </table:table-cell>
          <table:table-cell/>
          <table:table-cell table:formula="of:=[Sheet1.$C779]" office:value-type="float" office:value="59103123">
            <text:p>59103123</text:p>
          </table:table-cell>
          <table:table-cell table:formula="of:=[Sheet1.$C809]" office:value-type="float" office:value="124341237">
            <text:p>124341237</text:p>
          </table:table-cell>
          <table:table-cell table:formula="of:=[Sheet1.$C842]" office:value-type="float" office:value="119143489">
            <text:p>119143489</text:p>
          </table:table-cell>
          <table:table-cell table:formula="of:=[Sheet1.$C873]" office:value-type="float" office:value="99692211">
            <text:p>99692211</text:p>
          </table:table-cell>
          <table:table-cell table:formula="of:=[Sheet1.$C893]" office:value-type="float" office:value="105193749">
            <text:p>105193749</text:p>
          </table:table-cell>
        </table:table-row>
        <table:table-row table:style-name="ro1">
          <table:table-cell table:formula="of:=[Sheet1.$C617]" office:value-type="float" office:value="102056654">
            <text:p>102056654</text:p>
          </table:table-cell>
          <table:table-cell table:formula="of:=[Sheet1.$C643]" office:value-type="float" office:value="90435406">
            <text:p>90435406</text:p>
          </table:table-cell>
          <table:table-cell table:formula="of:=[Sheet1.$C679]" office:value-type="float" office:value="102645034">
            <text:p>102645034</text:p>
          </table:table-cell>
          <table:table-cell table:formula="of:=[Sheet1.$C715]" office:value-type="float" office:value="97887269">
            <text:p>97887269</text:p>
          </table:table-cell>
          <table:table-cell table:formula="of:=[Sheet1.$C752]" office:value-type="float" office:value="104423689">
            <text:p>104423689</text:p>
          </table:table-cell>
          <table:table-cell/>
          <table:table-cell table:formula="of:=[Sheet1.$C785]" office:value-type="float" office:value="59208980">
            <text:p>59208980</text:p>
          </table:table-cell>
          <table:table-cell table:formula="of:=[Sheet1.$C803]" office:value-type="float" office:value="126209444">
            <text:p>126209444</text:p>
          </table:table-cell>
          <table:table-cell table:formula="of:=[Sheet1.$C834]" office:value-type="float" office:value="122044196">
            <text:p>122044196</text:p>
          </table:table-cell>
          <table:table-cell table:formula="of:=[Sheet1.$C860]" office:value-type="float" office:value="100248571">
            <text:p>100248571</text:p>
          </table:table-cell>
          <table:table-cell table:formula="of:=[Sheet1.$C890]" office:value-type="float" office:value="105750384">
            <text:p>105750384</text:p>
          </table:table-cell>
        </table:table-row>
        <table:table-row table:style-name="ro1">
          <table:table-cell table:formula="of:=[Sheet1.$C613]" office:value-type="float" office:value="102071072">
            <text:p>102071072</text:p>
          </table:table-cell>
          <table:table-cell table:formula="of:=[Sheet1.$C644]" office:value-type="float" office:value="90446686">
            <text:p>90446686</text:p>
          </table:table-cell>
          <table:table-cell table:formula="of:=[Sheet1.$C670]" office:value-type="float" office:value="102645175">
            <text:p>102645175</text:p>
          </table:table-cell>
          <table:table-cell table:formula="of:=[Sheet1.$C701]" office:value-type="float" office:value="97895477">
            <text:p>97895477</text:p>
          </table:table-cell>
          <table:table-cell table:formula="of:=[Sheet1.$C747]" office:value-type="float" office:value="104442712">
            <text:p>104442712</text:p>
          </table:table-cell>
          <table:table-cell/>
          <table:table-cell table:formula="of:=[Sheet1.$C775]" office:value-type="float" office:value="60493696">
            <text:p>60493696</text:p>
          </table:table-cell>
          <table:table-cell table:formula="of:=[Sheet1.$C792]" office:value-type="float" office:value="127876937">
            <text:p>127876937</text:p>
          </table:table-cell>
          <table:table-cell table:formula="of:=[Sheet1.$C825]" office:value-type="float" office:value="122461262">
            <text:p>122461262</text:p>
          </table:table-cell>
          <table:table-cell table:formula="of:=[Sheet1.$C863]" office:value-type="float" office:value="101577202">
            <text:p>101577202</text:p>
          </table:table-cell>
          <table:table-cell table:formula="of:=[Sheet1.$C889]" office:value-type="float" office:value="106390224">
            <text:p>106390224</text:p>
          </table:table-cell>
        </table:table-row>
        <table:table-row table:style-name="ro1">
          <table:table-cell table:formula="of:=[Sheet1.$C616]" office:value-type="float" office:value="102164083">
            <text:p>102164083</text:p>
          </table:table-cell>
          <table:table-cell table:formula="of:=[Sheet1.$C645]" office:value-type="float" office:value="90179424">
            <text:p>90179424</text:p>
          </table:table-cell>
          <table:table-cell table:formula="of:=[Sheet1.$C677]" office:value-type="float" office:value="102657401">
            <text:p>102657401</text:p>
          </table:table-cell>
          <table:table-cell table:formula="of:=[Sheet1.$C705]" office:value-type="float" office:value="97981841">
            <text:p>97981841</text:p>
          </table:table-cell>
          <table:table-cell table:formula="of:=[Sheet1.$C746]" office:value-type="float" office:value="104466754">
            <text:p>104466754</text:p>
          </table:table-cell>
          <table:table-cell/>
          <table:table-cell table:formula="of:=[Sheet1.$C766]" office:value-type="float" office:value="60823364">
            <text:p>60823364</text:p>
          </table:table-cell>
          <table:table-cell table:formula="of:=[Sheet1.$C814]" office:value-type="float" office:value="128083615">
            <text:p>128083615</text:p>
          </table:table-cell>
          <table:table-cell table:formula="of:=[Sheet1.$C832]" office:value-type="float" office:value="126048801">
            <text:p>126048801</text:p>
          </table:table-cell>
          <table:table-cell table:formula="of:=[Sheet1.$C865]" office:value-type="float" office:value="102382005">
            <text:p>102382005</text:p>
          </table:table-cell>
          <table:table-cell table:formula="of:=[Sheet1.$C892]" office:value-type="float" office:value="111393592">
            <text:p>111393592</text:p>
          </table:table-cell>
        </table:table-row>
        <table:table-row table:style-name="ro1">
          <table:table-cell table:formula="of:=[Sheet1.$C619]" office:value-type="float" office:value="102280824">
            <text:p>102280824</text:p>
          </table:table-cell>
          <table:table-cell table:formula="of:=[Sheet1.$C646]" office:value-type="float" office:value="89386857">
            <text:p>89386857</text:p>
          </table:table-cell>
          <table:table-cell table:formula="of:=[Sheet1.$C674]" office:value-type="float" office:value="102669469">
            <text:p>102669469</text:p>
          </table:table-cell>
          <table:table-cell table:formula="of:=[Sheet1.$C704]" office:value-type="float" office:value="97995991">
            <text:p>97995991</text:p>
          </table:table-cell>
          <table:table-cell table:formula="of:=[Sheet1.$C730]" office:value-type="float" office:value="104468267">
            <text:p>104468267</text:p>
          </table:table-cell>
          <table:table-cell/>
          <table:table-cell table:formula="of:=[Sheet1.$C773]" office:value-type="float" office:value="61302132">
            <text:p>61302132</text:p>
          </table:table-cell>
          <table:table-cell table:formula="of:=[Sheet1.$C815]" office:value-type="float" office:value="129095030">
            <text:p>129095030</text:p>
          </table:table-cell>
          <table:table-cell table:formula="of:=[Sheet1.$C846]" office:value-type="float" office:value="126116531">
            <text:p>126116531</text:p>
          </table:table-cell>
          <table:table-cell table:formula="of:=[Sheet1.$C872]" office:value-type="float" office:value="102519847">
            <text:p>102519847</text:p>
          </table:table-cell>
          <table:table-cell table:formula="of:=[Sheet1.$C894]" office:value-type="float" office:value="114833005">
            <text:p>114833005</text:p>
          </table:table-cell>
        </table:table-row>
        <table:table-row table:style-name="ro1">
          <table:table-cell table:formula="of:=[Sheet1.$C609]" office:value-type="float" office:value="102325563">
            <text:p>102325563</text:p>
          </table:table-cell>
          <table:table-cell table:formula="of:=[Sheet1.$C647]" office:value-type="float" office:value="90409128">
            <text:p>90409128</text:p>
          </table:table-cell>
          <table:table-cell table:formula="of:=[Sheet1.$C673]" office:value-type="float" office:value="102684450">
            <text:p>102684450</text:p>
          </table:table-cell>
          <table:table-cell table:formula="of:=[Sheet1.$C716]" office:value-type="float" office:value="98017904">
            <text:p>98017904</text:p>
          </table:table-cell>
          <table:table-cell table:formula="of:=[Sheet1.$C734]" office:value-type="float" office:value="104483714">
            <text:p>104483714</text:p>
          </table:table-cell>
          <table:table-cell/>
          <table:table-cell table:formula="of:=[Sheet1.$C760]" office:value-type="float" office:value="61318162">
            <text:p>61318162</text:p>
          </table:table-cell>
          <table:table-cell table:formula="of:=[Sheet1.$C817]" office:value-type="float" office:value="130160790">
            <text:p>130160790</text:p>
          </table:table-cell>
          <table:table-cell table:formula="of:=[Sheet1.$C820]" office:value-type="float" office:value="126457671">
            <text:p>126457671</text:p>
          </table:table-cell>
          <table:table-cell table:formula="of:=[Sheet1.$C856]" office:value-type="float" office:value="102723457">
            <text:p>102723457</text:p>
          </table:table-cell>
          <table:table-cell table:formula="of:=[Sheet1.$C882]" office:value-type="float" office:value="114924338">
            <text:p>114924338</text:p>
          </table:table-cell>
        </table:table-row>
        <table:table-row table:style-name="ro1">
          <table:table-cell table:formula="of:=[Sheet1.$C610]" office:value-type="float" office:value="102402938">
            <text:p>102402938</text:p>
          </table:table-cell>
          <table:table-cell table:formula="of:=[Sheet1.$C648]" office:value-type="float" office:value="90630933">
            <text:p>90630933</text:p>
          </table:table-cell>
          <table:table-cell table:formula="of:=[Sheet1.$C698]" office:value-type="float" office:value="102684700">
            <text:p>102684700</text:p>
          </table:table-cell>
          <table:table-cell table:formula="of:=[Sheet1.$C714]" office:value-type="float" office:value="98054833">
            <text:p>98054833</text:p>
          </table:table-cell>
          <table:table-cell table:formula="of:=[Sheet1.$C748]" office:value-type="float" office:value="105184245">
            <text:p>105184245</text:p>
          </table:table-cell>
          <table:table-cell/>
          <table:table-cell table:formula="of:=[Sheet1.$C789]" office:value-type="float" office:value="62467566">
            <text:p>62467566</text:p>
          </table:table-cell>
          <table:table-cell table:formula="of:=[Sheet1.$C819]" office:value-type="float" office:value="131697643">
            <text:p>131697643</text:p>
          </table:table-cell>
          <table:table-cell table:formula="of:=[Sheet1.$C844]" office:value-type="float" office:value="135537046">
            <text:p>135537046</text:p>
          </table:table-cell>
          <table:table-cell table:formula="of:=[Sheet1.$C879]" office:value-type="float" office:value="103011284">
            <text:p>103011284</text:p>
          </table:table-cell>
          <table:table-cell table:formula="of:=[Sheet1.$C899]" office:value-type="float" office:value="115279679">
            <text:p>115279679</text:p>
          </table:table-cell>
        </table:table-row>
        <table:table-row table:style-name="ro1">
          <table:table-cell table:formula="of:=[Sheet1.$C622]" office:value-type="float" office:value="102416640">
            <text:p>102416640</text:p>
          </table:table-cell>
          <table:table-cell table:formula="of:=[Sheet1.$C649]" office:value-type="float" office:value="89226288">
            <text:p>89226288</text:p>
          </table:table-cell>
          <table:table-cell table:formula="of:=[Sheet1.$C685]" office:value-type="float" office:value="102696886">
            <text:p>102696886</text:p>
          </table:table-cell>
          <table:table-cell table:formula="of:=[Sheet1.$C726]" office:value-type="float" office:value="98117469">
            <text:p>98117469</text:p>
          </table:table-cell>
          <table:table-cell table:formula="of:=[Sheet1.$C733]" office:value-type="float" office:value="105559467">
            <text:p>105559467</text:p>
          </table:table-cell>
          <table:table-cell/>
          <table:table-cell table:formula="of:=[Sheet1.$C770]" office:value-type="float" office:value="62551607">
            <text:p>62551607</text:p>
          </table:table-cell>
          <table:table-cell table:formula="of:=[Sheet1.$C799]" office:value-type="float" office:value="132347135">
            <text:p>132347135</text:p>
          </table:table-cell>
          <table:table-cell table:formula="of:=[Sheet1.$C829]" office:value-type="float" office:value="136099999">
            <text:p>136099999</text:p>
          </table:table-cell>
          <table:table-cell table:formula="of:=[Sheet1.$C852]" office:value-type="float" office:value="104172618">
            <text:p>104172618</text:p>
          </table:table-cell>
          <table:table-cell table:formula="of:=[Sheet1.$C902]" office:value-type="float" office:value="116471566">
            <text:p>116471566</text:p>
          </table:table-cell>
        </table:table-row>
        <table:table-row table:style-name="ro1">
          <table:table-cell table:formula="of:=[Sheet1.$C629]" office:value-type="float" office:value="102424777">
            <text:p>102424777</text:p>
          </table:table-cell>
          <table:table-cell table:formula="of:=[Sheet1.$C650]" office:value-type="float" office:value="90103082">
            <text:p>90103082</text:p>
          </table:table-cell>
          <table:table-cell table:formula="of:=[Sheet1.$C671]" office:value-type="float" office:value="102770868">
            <text:p>102770868</text:p>
          </table:table-cell>
          <table:table-cell table:formula="of:=[Sheet1.$C706]" office:value-type="float" office:value="98121623">
            <text:p>98121623</text:p>
          </table:table-cell>
          <table:table-cell table:formula="of:=[Sheet1.$C731]" office:value-type="float" office:value="105714139">
            <text:p>105714139</text:p>
          </table:table-cell>
          <table:table-cell/>
          <table:table-cell table:formula="of:=[Sheet1.$C778]" office:value-type="float" office:value="63604326">
            <text:p>63604326</text:p>
          </table:table-cell>
          <table:table-cell table:formula="of:=[Sheet1.$C790]" office:value-type="float" office:value="133163916">
            <text:p>133163916</text:p>
          </table:table-cell>
          <table:table-cell table:formula="of:=[Sheet1.$C822]" office:value-type="float" office:value="137232138">
            <text:p>137232138</text:p>
          </table:table-cell>
          <table:table-cell table:formula="of:=[Sheet1.$C867]" office:value-type="float" office:value="105540064">
            <text:p>105540064</text:p>
          </table:table-cell>
          <table:table-cell table:formula="of:=[Sheet1.$C907]" office:value-type="float" office:value="117066810">
            <text:p>117066810</text:p>
          </table:table-cell>
        </table:table-row>
        <table:table-row table:style-name="ro1">
          <table:table-cell table:formula="of:=[Sheet1.$C624]" office:value-type="float" office:value="102427560">
            <text:p>102427560</text:p>
          </table:table-cell>
          <table:table-cell table:formula="of:=[Sheet1.$C651]" office:value-type="float" office:value="89885941">
            <text:p>89885941</text:p>
          </table:table-cell>
          <table:table-cell table:formula="of:=[Sheet1.$C676]" office:value-type="float" office:value="102780985">
            <text:p>102780985</text:p>
          </table:table-cell>
          <table:table-cell table:formula="of:=[Sheet1.$C713]" office:value-type="float" office:value="98133738">
            <text:p>98133738</text:p>
          </table:table-cell>
          <table:table-cell table:formula="of:=[Sheet1.$C745]" office:value-type="float" office:value="105839645">
            <text:p>105839645</text:p>
          </table:table-cell>
          <table:table-cell/>
          <table:table-cell table:formula="of:=[Sheet1.$C786]" office:value-type="float" office:value="72585423">
            <text:p>72585423</text:p>
          </table:table-cell>
          <table:table-cell table:formula="of:=[Sheet1.$C804]" office:value-type="float" office:value="134219584">
            <text:p>134219584</text:p>
          </table:table-cell>
          <table:table-cell table:formula="of:=[Sheet1.$C849]" office:value-type="float" office:value="139959639">
            <text:p>139959639</text:p>
          </table:table-cell>
          <table:table-cell table:formula="of:=[Sheet1.$C862]" office:value-type="float" office:value="105789594">
            <text:p>105789594</text:p>
          </table:table-cell>
          <table:table-cell table:formula="of:=[Sheet1.$C896]" office:value-type="float" office:value="122671734">
            <text:p>122671734</text:p>
          </table:table-cell>
        </table:table-row>
        <table:table-row table:style-name="ro1">
          <table:table-cell table:formula="of:=[Sheet1.$C633]" office:value-type="float" office:value="102436391">
            <text:p>102436391</text:p>
          </table:table-cell>
          <table:table-cell table:formula="of:=[Sheet1.$C652]" office:value-type="float" office:value="89372591">
            <text:p>89372591</text:p>
          </table:table-cell>
          <table:table-cell table:formula="of:=[Sheet1.$C689]" office:value-type="float" office:value="102809678">
            <text:p>102809678</text:p>
          </table:table-cell>
          <table:table-cell table:formula="of:=[Sheet1.$C724]" office:value-type="float" office:value="98163754">
            <text:p>98163754</text:p>
          </table:table-cell>
          <table:table-cell table:formula="of:=[Sheet1.$C743]" office:value-type="float" office:value="105839875">
            <text:p>105839875</text:p>
          </table:table-cell>
          <table:table-cell/>
          <table:table-cell table:formula="of:=[Sheet1.$C780]" office:value-type="float" office:value="73000778">
            <text:p>73000778</text:p>
          </table:table-cell>
          <table:table-cell table:formula="of:=[Sheet1.$C813]" office:value-type="float" office:value="134770509">
            <text:p>134770509</text:p>
          </table:table-cell>
          <table:table-cell table:formula="of:=[Sheet1.$C833]" office:value-type="float" office:value="140962939">
            <text:p>140962939</text:p>
          </table:table-cell>
          <table:table-cell table:formula="of:=[Sheet1.$C877]" office:value-type="float" office:value="112513584">
            <text:p>112513584</text:p>
          </table:table-cell>
          <table:table-cell table:formula="of:=[Sheet1.$C883]" office:value-type="float" office:value="133594644">
            <text:p>133594644</text:p>
          </table:table-cell>
        </table:table-row>
        <table:table-row table:style-name="ro1">
          <table:table-cell table:formula="of:=[Sheet1.$C611]" office:value-type="float" office:value="102475569">
            <text:p>102475569</text:p>
          </table:table-cell>
          <table:table-cell table:formula="of:=[Sheet1.$C653]" office:value-type="float" office:value="89835026">
            <text:p>89835026</text:p>
          </table:table-cell>
          <table:table-cell table:formula="of:=[Sheet1.$C678]" office:value-type="float" office:value="103258343">
            <text:p>103258343</text:p>
          </table:table-cell>
          <table:table-cell table:formula="of:=[Sheet1.$C717]" office:value-type="float" office:value="98193833">
            <text:p>98193833</text:p>
          </table:table-cell>
          <table:table-cell table:formula="of:=[Sheet1.$C737]" office:value-type="float" office:value="105866138">
            <text:p>105866138</text:p>
          </table:table-cell>
          <table:table-cell/>
          <table:table-cell table:formula="of:=[Sheet1.$C764]" office:value-type="float" office:value="84403595">
            <text:p>84403595</text:p>
          </table:table-cell>
          <table:table-cell table:formula="of:=[Sheet1.$C794]" office:value-type="float" office:value="137013328">
            <text:p>137013328</text:p>
          </table:table-cell>
          <table:table-cell table:formula="of:=[Sheet1.$C843]" office:value-type="float" office:value="141079286">
            <text:p>141079286</text:p>
          </table:table-cell>
          <table:table-cell table:formula="of:=[Sheet1.$C875]" office:value-type="float" office:value="113995998">
            <text:p>113995998</text:p>
          </table:table-cell>
          <table:table-cell table:formula="of:=[Sheet1.$C900]" office:value-type="float" office:value="133831133">
            <text:p>133831133</text:p>
          </table:table-cell>
        </table:table-row>
        <table:table-row table:style-name="ro1">
          <table:table-cell table:formula="of:=[Sheet1.$C634]" office:value-type="float" office:value="102475732">
            <text:p>102475732</text:p>
          </table:table-cell>
          <table:table-cell table:formula="of:=[Sheet1.$C654]" office:value-type="float" office:value="90319516">
            <text:p>90319516</text:p>
          </table:table-cell>
          <table:table-cell table:formula="of:=[Sheet1.$C680]" office:value-type="float" office:value="103295501">
            <text:p>103295501</text:p>
          </table:table-cell>
          <table:table-cell table:formula="of:=[Sheet1.$C699]" office:value-type="float" office:value="98205346">
            <text:p>98205346</text:p>
          </table:table-cell>
          <table:table-cell table:formula="of:=[Sheet1.$C740]" office:value-type="float" office:value="105884562">
            <text:p>105884562</text:p>
          </table:table-cell>
          <table:table-cell/>
          <table:table-cell table:formula="of:=[Sheet1.$C782]" office:value-type="float" office:value="90210208">
            <text:p>90210208</text:p>
          </table:table-cell>
          <table:table-cell table:formula="of:=[Sheet1.$C801]" office:value-type="float" office:value="141510904">
            <text:p>141510904</text:p>
          </table:table-cell>
          <table:table-cell table:formula="of:=[Sheet1.$C823]" office:value-type="float" office:value="141924003">
            <text:p>141924003</text:p>
          </table:table-cell>
          <table:table-cell table:formula="of:=[Sheet1.$C878]" office:value-type="float" office:value="116667651">
            <text:p>116667651</text:p>
          </table:table-cell>
          <table:table-cell table:formula="of:=[Sheet1.$C903]" office:value-type="float" office:value="136781061">
            <text:p>136781061</text:p>
          </table:table-cell>
        </table:table-row>
        <table:table-row table:style-name="ro1">
          <table:table-cell table:formula="of:=[Sheet1.$C618]" office:value-type="float" office:value="102512538">
            <text:p>102512538</text:p>
          </table:table-cell>
          <table:table-cell table:formula="of:=[Sheet1.$C655]" office:value-type="float" office:value="87815271">
            <text:p>87815271</text:p>
          </table:table-cell>
          <table:table-cell table:formula="of:=[Sheet1.$C697]" office:value-type="float" office:value="103377078">
            <text:p>103377078</text:p>
          </table:table-cell>
          <table:table-cell table:formula="of:=[Sheet1.$C703]" office:value-type="float" office:value="98206975">
            <text:p>98206975</text:p>
          </table:table-cell>
          <table:table-cell table:formula="of:=[Sheet1.$C741]" office:value-type="float" office:value="105893504">
            <text:p>105893504</text:p>
          </table:table-cell>
          <table:table-cell/>
          <table:table-cell table:formula="of:=[Sheet1.$C767]" office:value-type="float" office:value="104962352">
            <text:p>104962352</text:p>
          </table:table-cell>
          <table:table-cell table:formula="of:=[Sheet1.$C805]" office:value-type="float" office:value="142404464">
            <text:p>142404464</text:p>
          </table:table-cell>
          <table:table-cell table:formula="of:=[Sheet1.$C830]" office:value-type="float" office:value="142675950">
            <text:p>142675950</text:p>
          </table:table-cell>
          <table:table-cell table:formula="of:=[Sheet1.$C859]" office:value-type="float" office:value="117304971">
            <text:p>117304971</text:p>
          </table:table-cell>
          <table:table-cell table:formula="of:=[Sheet1.$C898]" office:value-type="float" office:value="138130428">
            <text:p>138130428</text:p>
          </table:table-cell>
        </table:table-row>
        <table:table-row table:style-name="ro1">
          <table:table-cell table:formula="of:=[Sheet1.$C628]" office:value-type="float" office:value="102514934">
            <text:p>102514934</text:p>
          </table:table-cell>
          <table:table-cell table:formula="of:=[Sheet1.$C656]" office:value-type="float" office:value="90448935">
            <text:p>90448935</text:p>
          </table:table-cell>
          <table:table-cell table:formula="of:=[Sheet1.$C686]" office:value-type="float" office:value="103587893">
            <text:p>103587893</text:p>
          </table:table-cell>
          <table:table-cell table:formula="of:=[Sheet1.$C708]" office:value-type="float" office:value="98221997">
            <text:p>98221997</text:p>
          </table:table-cell>
          <table:table-cell table:formula="of:=[Sheet1.$C753]" office:value-type="float" office:value="105904996">
            <text:p>105904996</text:p>
          </table:table-cell>
          <table:table-cell/>
          <table:table-cell table:formula="of:=[Sheet1.$C772]" office:value-type="float" office:value="109292509">
            <text:p>109292509</text:p>
          </table:table-cell>
          <table:table-cell table:formula="of:=[Sheet1.$C793]" office:value-type="float" office:value="143064140">
            <text:p>143064140</text:p>
          </table:table-cell>
          <table:table-cell table:formula="of:=[Sheet1.$C839]" office:value-type="float" office:value="142870616">
            <text:p>142870616</text:p>
          </table:table-cell>
          <table:table-cell table:formula="of:=[Sheet1.$C874]" office:value-type="float" office:value="118016774">
            <text:p>118016774</text:p>
          </table:table-cell>
          <table:table-cell table:formula="of:=[Sheet1.$C880]" office:value-type="float" office:value="139397506">
            <text:p>139397506</text:p>
          </table:table-cell>
        </table:table-row>
        <table:table-row table:style-name="ro1">
          <table:table-cell table:formula="of:=[Sheet1.$C632]" office:value-type="float" office:value="102555668">
            <text:p>102555668</text:p>
          </table:table-cell>
          <table:table-cell table:formula="of:=[Sheet1.$C657]" office:value-type="float" office:value="90192194">
            <text:p>90192194</text:p>
          </table:table-cell>
          <table:table-cell table:formula="of:=[Sheet1.$C696]" office:value-type="float" office:value="103668862">
            <text:p>103668862</text:p>
          </table:table-cell>
          <table:table-cell table:formula="of:=[Sheet1.$C712]" office:value-type="float" office:value="98231259">
            <text:p>98231259</text:p>
          </table:table-cell>
          <table:table-cell table:formula="of:=[Sheet1.$C749]" office:value-type="float" office:value="105909496">
            <text:p>105909496</text:p>
          </table:table-cell>
          <table:table-cell/>
          <table:table-cell table:formula="of:=[Sheet1.$C787]" office:value-type="float" office:value="114218381">
            <text:p>114218381</text:p>
          </table:table-cell>
          <table:table-cell table:formula="of:=[Sheet1.$C807]" office:value-type="float" office:value="146466166">
            <text:p>146466166</text:p>
          </table:table-cell>
          <table:table-cell table:formula="of:=[Sheet1.$C821]" office:value-type="float" office:value="144131415">
            <text:p>144131415</text:p>
          </table:table-cell>
          <table:table-cell table:formula="of:=[Sheet1.$C868]" office:value-type="float" office:value="119432061">
            <text:p>119432061</text:p>
          </table:table-cell>
          <table:table-cell table:formula="of:=[Sheet1.$C885]" office:value-type="float" office:value="141232191">
            <text:p>141232191</text:p>
          </table:table-cell>
        </table:table-row>
        <table:table-row table:style-name="ro1">
          <table:table-cell table:formula="of:=[Sheet1.$C630]" office:value-type="float" office:value="102599535">
            <text:p>102599535</text:p>
          </table:table-cell>
          <table:table-cell table:formula="of:=[Sheet1.$C658]" office:value-type="float" office:value="90592161">
            <text:p>90592161</text:p>
          </table:table-cell>
          <table:table-cell table:formula="of:=[Sheet1.$C693]" office:value-type="float" office:value="103672947">
            <text:p>103672947</text:p>
          </table:table-cell>
          <table:table-cell table:formula="of:=[Sheet1.$C719]" office:value-type="float" office:value="98250390">
            <text:p>98250390</text:p>
          </table:table-cell>
          <table:table-cell table:formula="of:=[Sheet1.$C754]" office:value-type="float" office:value="106373145">
            <text:p>106373145</text:p>
          </table:table-cell>
          <table:table-cell/>
          <table:table-cell table:formula="of:=[Sheet1.$C788]" office:value-type="float" office:value="115427392">
            <text:p>115427392</text:p>
          </table:table-cell>
          <table:table-cell table:formula="of:=[Sheet1.$C811]" office:value-type="float" office:value="147246985">
            <text:p>147246985</text:p>
          </table:table-cell>
          <table:table-cell table:formula="of:=[Sheet1.$C840]" office:value-type="float" office:value="144451832">
            <text:p>144451832</text:p>
          </table:table-cell>
          <table:table-cell table:formula="of:=[Sheet1.$C871]" office:value-type="float" office:value="119585556">
            <text:p>119585556</text:p>
          </table:table-cell>
          <table:table-cell table:formula="of:=[Sheet1.$C905]" office:value-type="float" office:value="143229051">
            <text:p>143229051</text:p>
          </table:table-cell>
        </table:table-row>
        <table:table-row table:style-name="ro1">
          <table:table-cell table:formula="of:=[Sheet1.$C631]" office:value-type="float" office:value="102630945">
            <text:p>102630945</text:p>
          </table:table-cell>
          <table:table-cell table:formula="of:=[Sheet1.$C659]" office:value-type="float" office:value="90396144">
            <text:p>90396144</text:p>
          </table:table-cell>
          <table:table-cell table:formula="of:=[Sheet1.$C669]" office:value-type="float" office:value="103698028">
            <text:p>103698028</text:p>
          </table:table-cell>
          <table:table-cell table:formula="of:=[Sheet1.$C728]" office:value-type="float" office:value="98265560">
            <text:p>98265560</text:p>
          </table:table-cell>
          <table:table-cell table:formula="of:=[Sheet1.$C742]" office:value-type="float" office:value="106448928">
            <text:p>106448928</text:p>
          </table:table-cell>
          <table:table-cell/>
          <table:table-cell table:formula="of:=[Sheet1.$C777]" office:value-type="float" office:value="116681745">
            <text:p>116681745</text:p>
          </table:table-cell>
          <table:table-cell table:formula="of:=[Sheet1.$C798]" office:value-type="float" office:value="149440723">
            <text:p>149440723</text:p>
          </table:table-cell>
          <table:table-cell table:formula="of:=[Sheet1.$C838]" office:value-type="float" office:value="145723670">
            <text:p>145723670</text:p>
          </table:table-cell>
          <table:table-cell table:formula="of:=[Sheet1.$C864]" office:value-type="float" office:value="120275451">
            <text:p>120275451</text:p>
          </table:table-cell>
          <table:table-cell table:formula="of:=[Sheet1.$C908]" office:value-type="float" office:value="143279806">
            <text:p>143279806</text:p>
          </table:table-cell>
        </table:table-row>
        <table:table-row table:style-name="ro1">
          <table:table-cell table:formula="of:=[Sheet1.$C636]" office:value-type="float" office:value="102727526">
            <text:p>102727526</text:p>
          </table:table-cell>
          <table:table-cell table:formula="of:=[Sheet1.$C660]" office:value-type="float" office:value="90642917">
            <text:p>90642917</text:p>
          </table:table-cell>
          <table:table-cell table:formula="of:=[Sheet1.$C690]" office:value-type="float" office:value="103705489">
            <text:p>103705489</text:p>
          </table:table-cell>
          <table:table-cell table:formula="of:=[Sheet1.$C710]" office:value-type="float" office:value="98277963">
            <text:p>98277963</text:p>
          </table:table-cell>
          <table:table-cell table:formula="of:=[Sheet1.$C735]" office:value-type="float" office:value="106457341">
            <text:p>106457341</text:p>
          </table:table-cell>
          <table:table-cell/>
          <table:table-cell table:formula="of:=[Sheet1.$C762]" office:value-type="float" office:value="116777479">
            <text:p>116777479</text:p>
          </table:table-cell>
          <table:table-cell table:formula="of:=[Sheet1.$C795]" office:value-type="float" office:value="149452125">
            <text:p>149452125</text:p>
          </table:table-cell>
          <table:table-cell table:formula="of:=[Sheet1.$C836]" office:value-type="float" office:value="146402122">
            <text:p>146402122</text:p>
          </table:table-cell>
          <table:table-cell table:formula="of:=[Sheet1.$C861]" office:value-type="float" office:value="121044914">
            <text:p>121044914</text:p>
          </table:table-cell>
          <table:table-cell table:formula="of:=[Sheet1.$C901]" office:value-type="float" office:value="143605050">
            <text:p>143605050</text:p>
          </table:table-cell>
        </table:table-row>
        <table:table-row table:style-name="ro1">
          <table:table-cell table:formula="of:=[Sheet1.$C635]" office:value-type="float" office:value="103163076">
            <text:p>103163076</text:p>
          </table:table-cell>
          <table:table-cell table:formula="of:=[Sheet1.$C661]" office:value-type="float" office:value="89324421">
            <text:p>89324421</text:p>
          </table:table-cell>
          <table:table-cell table:formula="of:=[Sheet1.$C683]" office:value-type="float" office:value="103731354">
            <text:p>103731354</text:p>
          </table:table-cell>
          <table:table-cell table:formula="of:=[Sheet1.$C725]" office:value-type="float" office:value="98284560">
            <text:p>98284560</text:p>
          </table:table-cell>
          <table:table-cell table:formula="of:=[Sheet1.$C739]" office:value-type="float" office:value="106490972">
            <text:p>106490972</text:p>
          </table:table-cell>
          <table:table-cell/>
          <table:table-cell table:formula="of:=[Sheet1.$C769]" office:value-type="float" office:value="122479907">
            <text:p>122479907</text:p>
          </table:table-cell>
          <table:table-cell table:formula="of:=[Sheet1.$C791]" office:value-type="float" office:value="149608294">
            <text:p>149608294</text:p>
          </table:table-cell>
          <table:table-cell table:formula="of:=[Sheet1.$C835]" office:value-type="float" office:value="146410815">
            <text:p>146410815</text:p>
          </table:table-cell>
          <table:table-cell table:formula="of:=[Sheet1.$C870]" office:value-type="float" office:value="121076249">
            <text:p>121076249</text:p>
          </table:table-cell>
          <table:table-cell table:formula="of:=[Sheet1.$C904]" office:value-type="float" office:value="144205090">
            <text:p>144205090</text:p>
          </table:table-cell>
        </table:table-row>
        <table:table-row table:style-name="ro1">
          <table:table-cell table:formula="of:=[Sheet1.$C638]" office:value-type="float" office:value="103302289">
            <text:p>103302289</text:p>
          </table:table-cell>
          <table:table-cell table:formula="of:=[Sheet1.$C662]" office:value-type="float" office:value="90179644">
            <text:p>90179644</text:p>
          </table:table-cell>
          <table:table-cell table:formula="of:=[Sheet1.$C687]" office:value-type="float" office:value="103734691">
            <text:p>103734691</text:p>
          </table:table-cell>
          <table:table-cell table:formula="of:=[Sheet1.$C722]" office:value-type="float" office:value="98291758">
            <text:p>98291758</text:p>
          </table:table-cell>
          <table:table-cell table:formula="of:=[Sheet1.$C744]" office:value-type="float" office:value="106515628">
            <text:p>106515628</text:p>
          </table:table-cell>
          <table:table-cell/>
          <table:table-cell table:formula="of:=[Sheet1.$C763]" office:value-type="float" office:value="125781755">
            <text:p>125781755</text:p>
          </table:table-cell>
          <table:table-cell table:formula="of:=[Sheet1.$C797]" office:value-type="float" office:value="149766356">
            <text:p>149766356</text:p>
          </table:table-cell>
          <table:table-cell table:formula="of:=[Sheet1.$C831]" office:value-type="float" office:value="146812363">
            <text:p>146812363</text:p>
          </table:table-cell>
          <table:table-cell table:formula="of:=[Sheet1.$C854]" office:value-type="float" office:value="121653996">
            <text:p>121653996</text:p>
          </table:table-cell>
          <table:table-cell table:formula="of:=[Sheet1.$C895]" office:value-type="float" office:value="144709417">
            <text:p>144709417</text:p>
          </table:table-cell>
        </table:table-row>
        <table:table-row table:style-name="ro1">
          <table:table-cell table:formula="of:=[Sheet1.$C620]" office:value-type="float" office:value="103470821">
            <text:p>103470821</text:p>
          </table:table-cell>
          <table:table-cell table:formula="of:=[Sheet1.$C663]" office:value-type="float" office:value="90577828">
            <text:p>90577828</text:p>
          </table:table-cell>
          <table:table-cell table:formula="of:=[Sheet1.$C672]" office:value-type="float" office:value="103821345">
            <text:p>103821345</text:p>
          </table:table-cell>
          <table:table-cell table:formula="of:=[Sheet1.$C721]" office:value-type="float" office:value="98293643">
            <text:p>98293643</text:p>
          </table:table-cell>
          <table:table-cell table:formula="of:=[Sheet1.$C757]" office:value-type="float" office:value="106517179">
            <text:p>106517179</text:p>
          </table:table-cell>
          <table:table-cell/>
          <table:table-cell table:formula="of:=[Sheet1.$C776]" office:value-type="float" office:value="126358360">
            <text:p>126358360</text:p>
          </table:table-cell>
          <table:table-cell table:formula="of:=[Sheet1.$C810]" office:value-type="float" office:value="150120606">
            <text:p>150120606</text:p>
          </table:table-cell>
          <table:table-cell table:formula="of:=[Sheet1.$C828]" office:value-type="float" office:value="147055696">
            <text:p>147055696</text:p>
          </table:table-cell>
          <table:table-cell table:formula="of:=[Sheet1.$C850]" office:value-type="float" office:value="121867852">
            <text:p>121867852</text:p>
          </table:table-cell>
          <table:table-cell table:formula="of:=[Sheet1.$C906]" office:value-type="float" office:value="155402200">
            <text:p>155402200</text:p>
          </table:table-cell>
        </table:table-row>
        <table:table-row table:style-name="ro1">
          <table:table-cell table:formula="of:=[Sheet1.$C626]" office:value-type="float" office:value="103571058">
            <text:p>103571058</text:p>
          </table:table-cell>
          <table:table-cell table:formula="of:=[Sheet1.$C664]" office:value-type="float" office:value="90677974">
            <text:p>90677974</text:p>
          </table:table-cell>
          <table:table-cell table:formula="of:=[Sheet1.$C684]" office:value-type="float" office:value="103879815">
            <text:p>103879815</text:p>
          </table:table-cell>
          <table:table-cell table:formula="of:=[Sheet1.$C711]" office:value-type="float" office:value="98335152">
            <text:p>98335152</text:p>
          </table:table-cell>
          <table:table-cell table:formula="of:=[Sheet1.$C750]" office:value-type="float" office:value="106534985">
            <text:p>106534985</text:p>
          </table:table-cell>
          <table:table-cell/>
          <table:table-cell table:formula="of:=[Sheet1.$C774]" office:value-type="float" office:value="127597196">
            <text:p>127597196</text:p>
          </table:table-cell>
          <table:table-cell table:formula="of:=[Sheet1.$C796]" office:value-type="float" office:value="150453468">
            <text:p>150453468</text:p>
          </table:table-cell>
          <table:table-cell table:formula="of:=[Sheet1.$C826]" office:value-type="float" office:value="147479703">
            <text:p>147479703</text:p>
          </table:table-cell>
          <table:table-cell table:formula="of:=[Sheet1.$C858]" office:value-type="float" office:value="122124642">
            <text:p>122124642</text:p>
          </table:table-cell>
          <table:table-cell table:formula="of:=[Sheet1.$C886]" office:value-type="float" office:value="157105461">
            <text:p>157105461</text:p>
          </table:table-cell>
        </table:table-row>
        <table:table-row table:style-name="ro1">
          <table:table-cell table:formula="of:=[Sheet1.$C615]" office:value-type="float" office:value="103613529">
            <text:p>103613529</text:p>
          </table:table-cell>
          <table:table-cell table:formula="of:=[Sheet1.$C665]" office:value-type="float" office:value="90660175">
            <text:p>90660175</text:p>
          </table:table-cell>
          <table:table-cell table:formula="of:=[Sheet1.$C681]" office:value-type="float" office:value="103887912">
            <text:p>103887912</text:p>
          </table:table-cell>
          <table:table-cell table:formula="of:=[Sheet1.$C707]" office:value-type="float" office:value="98416890">
            <text:p>98416890</text:p>
          </table:table-cell>
          <table:table-cell table:formula="of:=[Sheet1.$C736]" office:value-type="float" office:value="106538171">
            <text:p>106538171</text:p>
          </table:table-cell>
          <table:table-cell/>
          <table:table-cell table:formula="of:=[Sheet1.$C765]" office:value-type="float" office:value="131647243">
            <text:p>131647243</text:p>
          </table:table-cell>
          <table:table-cell table:formula="of:=[Sheet1.$C818]" office:value-type="float" office:value="150578382">
            <text:p>150578382</text:p>
          </table:table-cell>
          <table:table-cell table:formula="of:=[Sheet1.$C837]" office:value-type="float" office:value="147926040">
            <text:p>147926040</text:p>
          </table:table-cell>
          <table:table-cell table:formula="of:=[Sheet1.$C853]" office:value-type="float" office:value="122752488">
            <text:p>122752488</text:p>
          </table:table-cell>
          <table:table-cell table:formula="of:=[Sheet1.$C891]" office:value-type="float" office:value="160569416">
            <text:p>160569416</text:p>
          </table:table-cell>
        </table:table-row>
        <table:table-row table:style-name="ro1">
          <table:table-cell table:formula="of:=[Sheet1.$C612]" office:value-type="float" office:value="103636872">
            <text:p>103636872</text:p>
          </table:table-cell>
          <table:table-cell table:formula="of:=[Sheet1.$C666]" office:value-type="float" office:value="90730181">
            <text:p>90730181</text:p>
          </table:table-cell>
          <table:table-cell table:formula="of:=[Sheet1.$C692]" office:value-type="float" office:value="103927150">
            <text:p>103927150</text:p>
          </table:table-cell>
          <table:table-cell table:formula="of:=[Sheet1.$C727]" office:value-type="float" office:value="98504132">
            <text:p>98504132</text:p>
          </table:table-cell>
          <table:table-cell table:formula="of:=[Sheet1.$C755]" office:value-type="float" office:value="106556203">
            <text:p>106556203</text:p>
          </table:table-cell>
          <table:table-cell/>
          <table:table-cell table:formula="of:=[Sheet1.$C783]" office:value-type="float" office:value="133718247">
            <text:p>133718247</text:p>
          </table:table-cell>
          <table:table-cell table:formula="of:=[Sheet1.$C800]" office:value-type="float" office:value="150889720">
            <text:p>150889720</text:p>
          </table:table-cell>
          <table:table-cell table:formula="of:=[Sheet1.$C845]" office:value-type="float" office:value="148861889">
            <text:p>148861889</text:p>
          </table:table-cell>
          <table:table-cell table:formula="of:=[Sheet1.$C855]" office:value-type="float" office:value="125695274">
            <text:p>125695274</text:p>
          </table:table-cell>
          <table:table-cell table:formula="of:=[Sheet1.$C884]" office:value-type="float" office:value="164224767">
            <text:p>164224767</text:p>
          </table:table-cell>
        </table:table-row>
        <table:table-row table:style-name="ro1">
          <table:table-cell table:formula="of:=[Sheet1.$C637]" office:value-type="float" office:value="103680744">
            <text:p>103680744</text:p>
          </table:table-cell>
          <table:table-cell table:formula="of:=[Sheet1.$C667]" office:value-type="float" office:value="90436145">
            <text:p>90436145</text:p>
          </table:table-cell>
          <table:table-cell table:formula="of:=[Sheet1.$C694]" office:value-type="float" office:value="103930750">
            <text:p>103930750</text:p>
          </table:table-cell>
          <table:table-cell table:formula="of:=[Sheet1.$C718]" office:value-type="float" office:value="98815842">
            <text:p>98815842</text:p>
          </table:table-cell>
          <table:table-cell table:formula="of:=[Sheet1.$C758]" office:value-type="float" office:value="106556420">
            <text:p>106556420</text:p>
          </table:table-cell>
          <table:table-cell/>
          <table:table-cell table:formula="of:=[Sheet1.$C784]" office:value-type="float" office:value="135116496">
            <text:p>135116496</text:p>
          </table:table-cell>
          <table:table-cell table:formula="of:=[Sheet1.$C802]" office:value-type="float" office:value="151104737">
            <text:p>151104737</text:p>
          </table:table-cell>
          <table:table-cell table:formula="of:=[Sheet1.$C824]" office:value-type="float" office:value="150118304">
            <text:p>150118304</text:p>
          </table:table-cell>
          <table:table-cell table:formula="of:=[Sheet1.$C876]" office:value-type="float" office:value="127359692">
            <text:p>127359692</text:p>
          </table:table-cell>
          <table:table-cell table:formula="of:=[Sheet1.$C909]" office:value-type="float" office:value="169541694">
            <text:p>169541694</text:p>
          </table:table-cell>
        </table:table-row>
        <table:table-row table:style-name="ro1">
          <table:table-cell table:formula="of:=[Sheet1.$C621]" office:value-type="float" office:value="103712739">
            <text:p>103712739</text:p>
          </table:table-cell>
          <table:table-cell table:formula="of:=[Sheet1.$C668]" office:value-type="float" office:value="90243402">
            <text:p>90243402</text:p>
          </table:table-cell>
          <table:table-cell table:formula="of:=[Sheet1.$C691]" office:value-type="float" office:value="104009324">
            <text:p>104009324</text:p>
          </table:table-cell>
          <table:table-cell table:formula="of:=[Sheet1.$C720]" office:value-type="float" office:value="100178013">
            <text:p>100178013</text:p>
          </table:table-cell>
          <table:table-cell table:formula="of:=[Sheet1.$C751]" office:value-type="float" office:value="106617532">
            <text:p>106617532</text:p>
          </table:table-cell>
          <table:table-cell/>
          <table:table-cell table:formula="of:=[Sheet1.$C771]" office:value-type="float" office:value="136938735">
            <text:p>136938735</text:p>
          </table:table-cell>
          <table:table-cell table:formula="of:=[Sheet1.$C812]" office:value-type="float" office:value="152955197">
            <text:p>152955197</text:p>
          </table:table-cell>
          <table:table-cell table:formula="of:=[Sheet1.$C827]" office:value-type="float" office:value="154452811">
            <text:p>154452811</text:p>
          </table:table-cell>
          <table:table-cell table:formula="of:=[Sheet1.$C851]" office:value-type="float" office:value="128386214">
            <text:p>128386214</text:p>
          </table:table-cell>
          <table:table-cell table:formula="of:=[Sheet1.$C897]" office:value-type="float" office:value="171529849">
            <text:p>171529849</text:p>
          </table:table-cell>
        </table:table-row>
      </table:table>
      <table:table table:name="CT" table:style-name="ta1">
        <table:shapes>
          <draw:frame draw:z-index="0" draw:style-name="gr1" svg:width="15.999cm" svg:height="8.999cm" svg:x="0cm" svg:y="13.532cm">
            <draw:object draw:notify-on-update-of-ranges="CT.A1:CT.A1 CT.A2:CT.A31 CT.B1:CT.B1 CT.B2:CT.B31 CT.C1:CT.C1 CT.C2:CT.C31 CT.D1:CT.D1 CT.D2:CT.D31 CT.E1:CT.E1 CT.E2:CT.E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15.853cm" svg:y="13.247cm">
            <draw:object draw:notify-on-update-of-ranges="CT.G1:CT.G1 CT.G2:CT.G31 CT.H1:CT.H1 CT.H2:CT.H31 CT.I1:CT.I1 CT.I2:CT.I31 CT.J1:CT.J1 CT.J2:CT.J31 CT.K1:CT.K1 CT.K2:CT.K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/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</table:table-row>
        <table:table-row table:style-name="ro1">
          <table:table-cell table:formula="of:=[Sheet1.$C309]" office:value-type="float" office:value="111126540">
            <text:p>111126540</text:p>
          </table:table-cell>
          <table:table-cell table:formula="of:=[Sheet1.$C346]" office:value-type="float" office:value="99864014">
            <text:p>99864014</text:p>
          </table:table-cell>
          <table:table-cell table:formula="of:=[Sheet1.$C385]" office:value-type="float" office:value="111053890">
            <text:p>111053890</text:p>
          </table:table-cell>
          <table:table-cell table:formula="of:=[Sheet1.$C418]" office:value-type="float" office:value="129309272">
            <text:p>129309272</text:p>
          </table:table-cell>
          <table:table-cell table:formula="of:=[Sheet1.$C441]" office:value-type="float" office:value="111320793">
            <text:p>111320793</text:p>
          </table:table-cell>
          <table:table-cell/>
          <table:table-cell table:formula="of:=[Sheet1.$C483]" office:value-type="float" office:value="40891079">
            <text:p>40891079</text:p>
          </table:table-cell>
          <table:table-cell table:formula="of:=[Sheet1.$C511]" office:value-type="float" office:value="104950984">
            <text:p>104950984</text:p>
          </table:table-cell>
          <table:table-cell table:formula="of:=[Sheet1.$C544]" office:value-type="float" office:value="94394671">
            <text:p>94394671</text:p>
          </table:table-cell>
          <table:table-cell table:formula="of:=[Sheet1.$C552]" office:value-type="float" office:value="72989772">
            <text:p>72989772</text:p>
          </table:table-cell>
          <table:table-cell table:formula="of:=[Sheet1.$C591]" office:value-type="float" office:value="58456615">
            <text:p>58456615</text:p>
          </table:table-cell>
        </table:table-row>
        <table:table-row table:style-name="ro1">
          <table:table-cell table:formula="of:=[Sheet1.$C314]" office:value-type="float" office:value="111253264">
            <text:p>111253264</text:p>
          </table:table-cell>
          <table:table-cell table:formula="of:=[Sheet1.$C350]" office:value-type="float" office:value="99907511">
            <text:p>99907511</text:p>
          </table:table-cell>
          <table:table-cell table:formula="of:=[Sheet1.$C380]" office:value-type="float" office:value="111515086">
            <text:p>111515086</text:p>
          </table:table-cell>
          <table:table-cell table:formula="of:=[Sheet1.$C404]" office:value-type="float" office:value="129359448">
            <text:p>129359448</text:p>
          </table:table-cell>
          <table:table-cell table:formula="of:=[Sheet1.$C450]" office:value-type="float" office:value="112155645">
            <text:p>112155645</text:p>
          </table:table-cell>
          <table:table-cell/>
          <table:table-cell table:formula="of:=[Sheet1.$C472]" office:value-type="float" office:value="42593894">
            <text:p>42593894</text:p>
          </table:table-cell>
          <table:table-cell table:formula="of:=[Sheet1.$C493]" office:value-type="float" office:value="105791727">
            <text:p>105791727</text:p>
          </table:table-cell>
          <table:table-cell table:formula="of:=[Sheet1.$C539]" office:value-type="float" office:value="94503395">
            <text:p>94503395</text:p>
          </table:table-cell>
          <table:table-cell table:formula="of:=[Sheet1.$C548]" office:value-type="float" office:value="90449411">
            <text:p>90449411</text:p>
          </table:table-cell>
          <table:table-cell table:formula="of:=[Sheet1.$C602]" office:value-type="float" office:value="60028873">
            <text:p>60028873</text:p>
          </table:table-cell>
        </table:table-row>
        <table:table-row table:style-name="ro1">
          <table:table-cell table:formula="of:=[Sheet1.$C312]" office:value-type="float" office:value="111324057">
            <text:p>111324057</text:p>
          </table:table-cell>
          <table:table-cell table:formula="of:=[Sheet1.$C345]" office:value-type="float" office:value="99974840">
            <text:p>99974840</text:p>
          </table:table-cell>
          <table:table-cell table:formula="of:=[Sheet1.$C393]" office:value-type="float" office:value="111808589">
            <text:p>111808589</text:p>
          </table:table-cell>
          <table:table-cell table:formula="of:=[Sheet1.$C421]" office:value-type="float" office:value="129530066">
            <text:p>129530066</text:p>
          </table:table-cell>
          <table:table-cell table:formula="of:=[Sheet1.$C427]" office:value-type="float" office:value="112197116">
            <text:p>112197116</text:p>
          </table:table-cell>
          <table:table-cell/>
          <table:table-cell table:formula="of:=[Sheet1.$C457]" office:value-type="float" office:value="45263499">
            <text:p>45263499</text:p>
          </table:table-cell>
          <table:table-cell table:formula="of:=[Sheet1.$C510]" office:value-type="float" office:value="106006298">
            <text:p>106006298</text:p>
          </table:table-cell>
          <table:table-cell table:formula="of:=[Sheet1.$C525]" office:value-type="float" office:value="95459156">
            <text:p>95459156</text:p>
          </table:table-cell>
          <table:table-cell table:formula="of:=[Sheet1.$C568]" office:value-type="float" office:value="91070096">
            <text:p>91070096</text:p>
          </table:table-cell>
          <table:table-cell table:formula="of:=[Sheet1.$C601]" office:value-type="float" office:value="60672333">
            <text:p>60672333</text:p>
          </table:table-cell>
        </table:table-row>
        <table:table-row table:style-name="ro1">
          <table:table-cell table:formula="of:=[Sheet1.$C319]" office:value-type="float" office:value="111627628">
            <text:p>111627628</text:p>
          </table:table-cell>
          <table:table-cell table:formula="of:=[Sheet1.$C358]" office:value-type="float" office:value="100214679">
            <text:p>100214679</text:p>
          </table:table-cell>
          <table:table-cell table:formula="of:=[Sheet1.$C381]" office:value-type="float" office:value="111815089">
            <text:p>111815089</text:p>
          </table:table-cell>
          <table:table-cell table:formula="of:=[Sheet1.$C397]" office:value-type="float" office:value="129642142">
            <text:p>129642142</text:p>
          </table:table-cell>
          <table:table-cell table:formula="of:=[Sheet1.$C447]" office:value-type="float" office:value="112238054">
            <text:p>112238054</text:p>
          </table:table-cell>
          <table:table-cell/>
          <table:table-cell table:formula="of:=[Sheet1.$C476]" office:value-type="float" office:value="46746584">
            <text:p>46746584</text:p>
          </table:table-cell>
          <table:table-cell table:formula="of:=[Sheet1.$C498]" office:value-type="float" office:value="106273987">
            <text:p>106273987</text:p>
          </table:table-cell>
          <table:table-cell table:formula="of:=[Sheet1.$C532]" office:value-type="float" office:value="97578971">
            <text:p>97578971</text:p>
          </table:table-cell>
          <table:table-cell table:formula="of:=[Sheet1.$C572]" office:value-type="float" office:value="91172232">
            <text:p>91172232</text:p>
          </table:table-cell>
          <table:table-cell table:formula="of:=[Sheet1.$C587]" office:value-type="float" office:value="61932441">
            <text:p>61932441</text:p>
          </table:table-cell>
        </table:table-row>
        <table:table-row table:style-name="ro1">
          <table:table-cell table:formula="of:=[Sheet1.$C320]" office:value-type="float" office:value="111825747">
            <text:p>111825747</text:p>
          </table:table-cell>
          <table:table-cell table:formula="of:=[Sheet1.$C348]" office:value-type="float" office:value="100495990">
            <text:p>100495990</text:p>
          </table:table-cell>
          <table:table-cell table:formula="of:=[Sheet1.$C386]" office:value-type="float" office:value="111828819">
            <text:p>111828819</text:p>
          </table:table-cell>
          <table:table-cell table:formula="of:=[Sheet1.$C417]" office:value-type="float" office:value="129685598">
            <text:p>129685598</text:p>
          </table:table-cell>
          <table:table-cell table:formula="of:=[Sheet1.$C440]" office:value-type="float" office:value="112239760">
            <text:p>112239760</text:p>
          </table:table-cell>
          <table:table-cell/>
          <table:table-cell table:formula="of:=[Sheet1.$C460]" office:value-type="float" office:value="49631279">
            <text:p>49631279</text:p>
          </table:table-cell>
          <table:table-cell table:formula="of:=[Sheet1.$C500]" office:value-type="float" office:value="109774890">
            <text:p>109774890</text:p>
          </table:table-cell>
          <table:table-cell table:formula="of:=[Sheet1.$C534]" office:value-type="float" office:value="98955577">
            <text:p>98955577</text:p>
          </table:table-cell>
          <table:table-cell table:formula="of:=[Sheet1.$C564]" office:value-type="float" office:value="91638771">
            <text:p>91638771</text:p>
          </table:table-cell>
          <table:table-cell table:formula="of:=[Sheet1.$C598]" office:value-type="float" office:value="66986701">
            <text:p>66986701</text:p>
          </table:table-cell>
        </table:table-row>
        <table:table-row table:style-name="ro1">
          <table:table-cell table:formula="of:=[Sheet1.$C324]" office:value-type="float" office:value="111902638">
            <text:p>111902638</text:p>
          </table:table-cell>
          <table:table-cell table:formula="of:=[Sheet1.$C360]" office:value-type="float" office:value="100518226">
            <text:p>100518226</text:p>
          </table:table-cell>
          <table:table-cell table:formula="of:=[Sheet1.$C395]" office:value-type="float" office:value="111996751">
            <text:p>111996751</text:p>
          </table:table-cell>
          <table:table-cell table:formula="of:=[Sheet1.$C405]" office:value-type="float" office:value="129715411">
            <text:p>129715411</text:p>
          </table:table-cell>
          <table:table-cell table:formula="of:=[Sheet1.$C444]" office:value-type="float" office:value="112256987">
            <text:p>112256987</text:p>
          </table:table-cell>
          <table:table-cell/>
          <table:table-cell table:formula="of:=[Sheet1.$C477]" office:value-type="float" office:value="50616204">
            <text:p>50616204</text:p>
          </table:table-cell>
          <table:table-cell table:formula="of:=[Sheet1.$C491]" office:value-type="float" office:value="110179842">
            <text:p>110179842</text:p>
          </table:table-cell>
          <table:table-cell table:formula="of:=[Sheet1.$C531]" office:value-type="float" office:value="99247820">
            <text:p>99247820</text:p>
          </table:table-cell>
          <table:table-cell table:formula="of:=[Sheet1.$C556]" office:value-type="float" office:value="92594352">
            <text:p>92594352</text:p>
          </table:table-cell>
          <table:table-cell table:formula="of:=[Sheet1.$C586]" office:value-type="float" office:value="67010634">
            <text:p>67010634</text:p>
          </table:table-cell>
        </table:table-row>
        <table:table-row table:style-name="ro1">
          <table:table-cell table:formula="of:=[Sheet1.$C306]" office:value-type="float" office:value="112062493">
            <text:p>112062493</text:p>
          </table:table-cell>
          <table:table-cell table:formula="of:=[Sheet1.$C339]" office:value-type="float" office:value="100657142">
            <text:p>100657142</text:p>
          </table:table-cell>
          <table:table-cell table:formula="of:=[Sheet1.$C388]" office:value-type="float" office:value="112064419">
            <text:p>112064419</text:p>
          </table:table-cell>
          <table:table-cell table:formula="of:=[Sheet1.$C409]" office:value-type="float" office:value="129750255">
            <text:p>129750255</text:p>
          </table:table-cell>
          <table:table-cell table:formula="of:=[Sheet1.$C429]" office:value-type="float" office:value="112300450">
            <text:p>112300450</text:p>
          </table:table-cell>
          <table:table-cell/>
          <table:table-cell table:formula="of:=[Sheet1.$C484]" office:value-type="float" office:value="50686801">
            <text:p>50686801</text:p>
          </table:table-cell>
          <table:table-cell table:formula="of:=[Sheet1.$C494]" office:value-type="float" office:value="110706537">
            <text:p>110706537</text:p>
          </table:table-cell>
          <table:table-cell table:formula="of:=[Sheet1.$C546]" office:value-type="float" office:value="99832929">
            <text:p>99832929</text:p>
          </table:table-cell>
          <table:table-cell table:formula="of:=[Sheet1.$C570]" office:value-type="float" office:value="94736827">
            <text:p>94736827</text:p>
          </table:table-cell>
          <table:table-cell table:formula="of:=[Sheet1.$C578]" office:value-type="float" office:value="67586555">
            <text:p>67586555</text:p>
          </table:table-cell>
        </table:table-row>
        <table:table-row table:style-name="ro1">
          <table:table-cell table:formula="of:=[Sheet1.$C323]" office:value-type="float" office:value="112219059">
            <text:p>112219059</text:p>
          </table:table-cell>
          <table:table-cell table:formula="of:=[Sheet1.$C344]" office:value-type="float" office:value="100732964">
            <text:p>100732964</text:p>
          </table:table-cell>
          <table:table-cell table:formula="of:=[Sheet1.$C371]" office:value-type="float" office:value="112069775">
            <text:p>112069775</text:p>
          </table:table-cell>
          <table:table-cell table:formula="of:=[Sheet1.$C419]" office:value-type="float" office:value="129792837">
            <text:p>129792837</text:p>
          </table:table-cell>
          <table:table-cell table:formula="of:=[Sheet1.$C434]" office:value-type="float" office:value="112887071">
            <text:p>112887071</text:p>
          </table:table-cell>
          <table:table-cell/>
          <table:table-cell table:formula="of:=[Sheet1.$C474]" office:value-type="float" office:value="56744733">
            <text:p>56744733</text:p>
          </table:table-cell>
          <table:table-cell table:formula="of:=[Sheet1.$C512]" office:value-type="float" office:value="110727232">
            <text:p>110727232</text:p>
          </table:table-cell>
          <table:table-cell table:formula="of:=[Sheet1.$C519]" office:value-type="float" office:value="101937603">
            <text:p>101937603</text:p>
          </table:table-cell>
          <table:table-cell table:formula="of:=[Sheet1.$C550]" office:value-type="float" office:value="94766915">
            <text:p>94766915</text:p>
          </table:table-cell>
          <table:table-cell table:formula="of:=[Sheet1.$C584]" office:value-type="float" office:value="71868737">
            <text:p>71868737</text:p>
          </table:table-cell>
        </table:table-row>
        <table:table-row table:style-name="ro1">
          <table:table-cell table:formula="of:=[Sheet1.$C308]" office:value-type="float" office:value="112372385">
            <text:p>112372385</text:p>
          </table:table-cell>
          <table:table-cell table:formula="of:=[Sheet1.$C361]" office:value-type="float" office:value="100738584">
            <text:p>100738584</text:p>
          </table:table-cell>
          <table:table-cell table:formula="of:=[Sheet1.$C390]" office:value-type="float" office:value="112074167">
            <text:p>112074167</text:p>
          </table:table-cell>
          <table:table-cell table:formula="of:=[Sheet1.$C408]" office:value-type="float" office:value="129880694">
            <text:p>129880694</text:p>
          </table:table-cell>
          <table:table-cell table:formula="of:=[Sheet1.$C437]" office:value-type="float" office:value="113001456">
            <text:p>113001456</text:p>
          </table:table-cell>
          <table:table-cell/>
          <table:table-cell table:formula="of:=[Sheet1.$C465]" office:value-type="float" office:value="60232609">
            <text:p>60232609</text:p>
          </table:table-cell>
          <table:table-cell table:formula="of:=[Sheet1.$C516]" office:value-type="float" office:value="111808496">
            <text:p>111808496</text:p>
          </table:table-cell>
          <table:table-cell table:formula="of:=[Sheet1.$C527]" office:value-type="float" office:value="102660100">
            <text:p>102660100</text:p>
          </table:table-cell>
          <table:table-cell table:formula="of:=[Sheet1.$C553]" office:value-type="float" office:value="95023755">
            <text:p>95023755</text:p>
          </table:table-cell>
          <table:table-cell table:formula="of:=[Sheet1.$C596]" office:value-type="float" office:value="85638707">
            <text:p>85638707</text:p>
          </table:table-cell>
        </table:table-row>
        <table:table-row table:style-name="ro1">
          <table:table-cell table:formula="of:=[Sheet1.$C335]" office:value-type="float" office:value="112389776">
            <text:p>112389776</text:p>
          </table:table-cell>
          <table:table-cell table:formula="of:=[Sheet1.$C342]" office:value-type="float" office:value="100801667">
            <text:p>100801667</text:p>
          </table:table-cell>
          <table:table-cell table:formula="of:=[Sheet1.$C376]" office:value-type="float" office:value="112091033">
            <text:p>112091033</text:p>
          </table:table-cell>
          <table:table-cell table:formula="of:=[Sheet1.$C425]" office:value-type="float" office:value="129882181">
            <text:p>129882181</text:p>
          </table:table-cell>
          <table:table-cell table:formula="of:=[Sheet1.$C430]" office:value-type="float" office:value="113014223">
            <text:p>113014223</text:p>
          </table:table-cell>
          <table:table-cell/>
          <table:table-cell table:formula="of:=[Sheet1.$C480]" office:value-type="float" office:value="60791763">
            <text:p>60791763</text:p>
          </table:table-cell>
          <table:table-cell table:formula="of:=[Sheet1.$C515]" office:value-type="float" office:value="111949377">
            <text:p>111949377</text:p>
          </table:table-cell>
          <table:table-cell table:formula="of:=[Sheet1.$C521]" office:value-type="float" office:value="103185911">
            <text:p>103185911</text:p>
          </table:table-cell>
          <table:table-cell table:formula="of:=[Sheet1.$C554]" office:value-type="float" office:value="95266325">
            <text:p>95266325</text:p>
          </table:table-cell>
          <table:table-cell table:formula="of:=[Sheet1.$C604]" office:value-type="float" office:value="90272508">
            <text:p>90272508</text:p>
          </table:table-cell>
        </table:table-row>
        <table:table-row table:style-name="ro1">
          <table:table-cell table:formula="of:=[Sheet1.$C333]" office:value-type="float" office:value="112425446">
            <text:p>112425446</text:p>
          </table:table-cell>
          <table:table-cell table:formula="of:=[Sheet1.$C353]" office:value-type="float" office:value="100871980">
            <text:p>100871980</text:p>
          </table:table-cell>
          <table:table-cell table:formula="of:=[Sheet1.$C384]" office:value-type="float" office:value="112092428">
            <text:p>112092428</text:p>
          </table:table-cell>
          <table:table-cell table:formula="of:=[Sheet1.$C414]" office:value-type="float" office:value="129883461">
            <text:p>129883461</text:p>
          </table:table-cell>
          <table:table-cell table:formula="of:=[Sheet1.$C431]" office:value-type="float" office:value="113022572">
            <text:p>113022572</text:p>
          </table:table-cell>
          <table:table-cell/>
          <table:table-cell table:formula="of:=[Sheet1.$C468]" office:value-type="float" office:value="62533626">
            <text:p>62533626</text:p>
          </table:table-cell>
          <table:table-cell table:formula="of:=[Sheet1.$C489]" office:value-type="float" office:value="112220412">
            <text:p>112220412</text:p>
          </table:table-cell>
          <table:table-cell table:formula="of:=[Sheet1.$C530]" office:value-type="float" office:value="104029153">
            <text:p>104029153</text:p>
          </table:table-cell>
          <table:table-cell table:formula="of:=[Sheet1.$C563]" office:value-type="float" office:value="95526412">
            <text:p>95526412</text:p>
          </table:table-cell>
          <table:table-cell table:formula="of:=[Sheet1.$C581]" office:value-type="float" office:value="92548671">
            <text:p>92548671</text:p>
          </table:table-cell>
        </table:table-row>
        <table:table-row table:style-name="ro1">
          <table:table-cell table:formula="of:=[Sheet1.$C326]" office:value-type="float" office:value="112479668">
            <text:p>112479668</text:p>
          </table:table-cell>
          <table:table-cell table:formula="of:=[Sheet1.$C365]" office:value-type="float" office:value="100921723">
            <text:p>100921723</text:p>
          </table:table-cell>
          <table:table-cell table:formula="of:=[Sheet1.$C394]" office:value-type="float" office:value="112130478">
            <text:p>112130478</text:p>
          </table:table-cell>
          <table:table-cell table:formula="of:=[Sheet1.$C400]" office:value-type="float" office:value="129896769">
            <text:p>129896769</text:p>
          </table:table-cell>
          <table:table-cell table:formula="of:=[Sheet1.$C454]" office:value-type="float" office:value="113094445">
            <text:p>113094445</text:p>
          </table:table-cell>
          <table:table-cell/>
          <table:table-cell table:formula="of:=[Sheet1.$C462]" office:value-type="float" office:value="91512183">
            <text:p>91512183</text:p>
          </table:table-cell>
          <table:table-cell table:formula="of:=[Sheet1.$C505]" office:value-type="float" office:value="112530129">
            <text:p>112530129</text:p>
          </table:table-cell>
          <table:table-cell table:formula="of:=[Sheet1.$C536]" office:value-type="float" office:value="104116876">
            <text:p>104116876</text:p>
          </table:table-cell>
          <table:table-cell table:formula="of:=[Sheet1.$C555]" office:value-type="float" office:value="95701764">
            <text:p>95701764</text:p>
          </table:table-cell>
          <table:table-cell table:formula="of:=[Sheet1.$C605]" office:value-type="float" office:value="97493066">
            <text:p>97493066</text:p>
          </table:table-cell>
        </table:table-row>
        <table:table-row table:style-name="ro1">
          <table:table-cell table:formula="of:=[Sheet1.$C330]" office:value-type="float" office:value="112482332">
            <text:p>112482332</text:p>
          </table:table-cell>
          <table:table-cell table:formula="of:=[Sheet1.$C351]" office:value-type="float" office:value="100944085">
            <text:p>100944085</text:p>
          </table:table-cell>
          <table:table-cell table:formula="of:=[Sheet1.$C368]" office:value-type="float" office:value="112245150">
            <text:p>112245150</text:p>
          </table:table-cell>
          <table:table-cell table:formula="of:=[Sheet1.$C403]" office:value-type="float" office:value="129909090">
            <text:p>129909090</text:p>
          </table:table-cell>
          <table:table-cell table:formula="of:=[Sheet1.$C443]" office:value-type="float" office:value="113162706">
            <text:p>113162706</text:p>
          </table:table-cell>
          <table:table-cell/>
          <table:table-cell table:formula="of:=[Sheet1.$C463]" office:value-type="float" office:value="92934451">
            <text:p>92934451</text:p>
          </table:table-cell>
          <table:table-cell table:formula="of:=[Sheet1.$C502]" office:value-type="float" office:value="112741515">
            <text:p>112741515</text:p>
          </table:table-cell>
          <table:table-cell table:formula="of:=[Sheet1.$C545]" office:value-type="float" office:value="105813502">
            <text:p>105813502</text:p>
          </table:table-cell>
          <table:table-cell table:formula="of:=[Sheet1.$C549]" office:value-type="float" office:value="95779232">
            <text:p>95779232</text:p>
          </table:table-cell>
          <table:table-cell table:formula="of:=[Sheet1.$C580]" office:value-type="float" office:value="98647637">
            <text:p>98647637</text:p>
          </table:table-cell>
        </table:table-row>
        <table:table-row table:style-name="ro1">
          <table:table-cell table:formula="of:=[Sheet1.$C325]" office:value-type="float" office:value="112487604">
            <text:p>112487604</text:p>
          </table:table-cell>
          <table:table-cell table:formula="of:=[Sheet1.$C364]" office:value-type="float" office:value="100992161">
            <text:p>100992161</text:p>
          </table:table-cell>
          <table:table-cell table:formula="of:=[Sheet1.$C387]" office:value-type="float" office:value="112259435">
            <text:p>112259435</text:p>
          </table:table-cell>
          <table:table-cell table:formula="of:=[Sheet1.$C415]" office:value-type="float" office:value="129912323">
            <text:p>129912323</text:p>
          </table:table-cell>
          <table:table-cell table:formula="of:=[Sheet1.$C445]" office:value-type="float" office:value="113170678">
            <text:p>113170678</text:p>
          </table:table-cell>
          <table:table-cell/>
          <table:table-cell table:formula="of:=[Sheet1.$C473]" office:value-type="float" office:value="94650417">
            <text:p>94650417</text:p>
          </table:table-cell>
          <table:table-cell table:formula="of:=[Sheet1.$C506]" office:value-type="float" office:value="112913984">
            <text:p>112913984</text:p>
          </table:table-cell>
          <table:table-cell table:formula="of:=[Sheet1.$C540]" office:value-type="float" office:value="105931902">
            <text:p>105931902</text:p>
          </table:table-cell>
          <table:table-cell table:formula="of:=[Sheet1.$C567]" office:value-type="float" office:value="96572895">
            <text:p>96572895</text:p>
          </table:table-cell>
          <table:table-cell table:formula="of:=[Sheet1.$C594]" office:value-type="float" office:value="98730695">
            <text:p>98730695</text:p>
          </table:table-cell>
        </table:table-row>
        <table:table-row table:style-name="ro1">
          <table:table-cell table:formula="of:=[Sheet1.$C327]" office:value-type="float" office:value="112498101">
            <text:p>112498101</text:p>
          </table:table-cell>
          <table:table-cell table:formula="of:=[Sheet1.$C356]" office:value-type="float" office:value="100996343">
            <text:p>100996343</text:p>
          </table:table-cell>
          <table:table-cell table:formula="of:=[Sheet1.$C367]" office:value-type="float" office:value="112279872">
            <text:p>112279872</text:p>
          </table:table-cell>
          <table:table-cell table:formula="of:=[Sheet1.$C411]" office:value-type="float" office:value="129967554">
            <text:p>129967554</text:p>
          </table:table-cell>
          <table:table-cell table:formula="of:=[Sheet1.$C449]" office:value-type="float" office:value="113205363">
            <text:p>113205363</text:p>
          </table:table-cell>
          <table:table-cell/>
          <table:table-cell table:formula="of:=[Sheet1.$C478]" office:value-type="float" office:value="94938808">
            <text:p>94938808</text:p>
          </table:table-cell>
          <table:table-cell table:formula="of:=[Sheet1.$C490]" office:value-type="float" office:value="113043322">
            <text:p>113043322</text:p>
          </table:table-cell>
          <table:table-cell table:formula="of:=[Sheet1.$C517]" office:value-type="float" office:value="105959346">
            <text:p>105959346</text:p>
          </table:table-cell>
          <table:table-cell table:formula="of:=[Sheet1.$C558]" office:value-type="float" office:value="96833149">
            <text:p>96833149</text:p>
          </table:table-cell>
          <table:table-cell table:formula="of:=[Sheet1.$C582]" office:value-type="float" office:value="100075396">
            <text:p>100075396</text:p>
          </table:table-cell>
        </table:table-row>
        <table:table-row table:style-name="ro1">
          <table:table-cell table:formula="of:=[Sheet1.$C311]" office:value-type="float" office:value="112559121">
            <text:p>112559121</text:p>
          </table:table-cell>
          <table:table-cell table:formula="of:=[Sheet1.$C343]" office:value-type="float" office:value="101024701">
            <text:p>101024701</text:p>
          </table:table-cell>
          <table:table-cell table:formula="of:=[Sheet1.$C392]" office:value-type="float" office:value="112283179">
            <text:p>112283179</text:p>
          </table:table-cell>
          <table:table-cell table:formula="of:=[Sheet1.$C412]" office:value-type="float" office:value="129991264">
            <text:p>129991264</text:p>
          </table:table-cell>
          <table:table-cell table:formula="of:=[Sheet1.$C433]" office:value-type="float" office:value="113217924">
            <text:p>113217924</text:p>
          </table:table-cell>
          <table:table-cell/>
          <table:table-cell table:formula="of:=[Sheet1.$C459]" office:value-type="float" office:value="95391439">
            <text:p>95391439</text:p>
          </table:table-cell>
          <table:table-cell table:formula="of:=[Sheet1.$C492]" office:value-type="float" office:value="113134262">
            <text:p>113134262</text:p>
          </table:table-cell>
          <table:table-cell table:formula="of:=[Sheet1.$C518]" office:value-type="float" office:value="107318612">
            <text:p>107318612</text:p>
          </table:table-cell>
          <table:table-cell table:formula="of:=[Sheet1.$C573]" office:value-type="float" office:value="99602265">
            <text:p>99602265</text:p>
          </table:table-cell>
          <table:table-cell table:formula="of:=[Sheet1.$C606]" office:value-type="float" office:value="100110996">
            <text:p>100110996</text:p>
          </table:table-cell>
        </table:table-row>
        <table:table-row table:style-name="ro1">
          <table:table-cell table:formula="of:=[Sheet1.$C328]" office:value-type="float" office:value="112566392">
            <text:p>112566392</text:p>
          </table:table-cell>
          <table:table-cell table:formula="of:=[Sheet1.$C359]" office:value-type="float" office:value="101036890">
            <text:p>101036890</text:p>
          </table:table-cell>
          <table:table-cell table:formula="of:=[Sheet1.$C366]" office:value-type="float" office:value="112342305">
            <text:p>112342305</text:p>
          </table:table-cell>
          <table:table-cell table:formula="of:=[Sheet1.$C399]" office:value-type="float" office:value="130003165">
            <text:p>130003165</text:p>
          </table:table-cell>
          <table:table-cell table:formula="of:=[Sheet1.$C435]" office:value-type="float" office:value="113246944">
            <text:p>113246944</text:p>
          </table:table-cell>
          <table:table-cell/>
          <table:table-cell table:formula="of:=[Sheet1.$C466]" office:value-type="float" office:value="95600006">
            <text:p>95600006</text:p>
          </table:table-cell>
          <table:table-cell table:formula="of:=[Sheet1.$C497]" office:value-type="float" office:value="114740918">
            <text:p>114740918</text:p>
          </table:table-cell>
          <table:table-cell table:formula="of:=[Sheet1.$C535]" office:value-type="float" office:value="107962256">
            <text:p>107962256</text:p>
          </table:table-cell>
          <table:table-cell table:formula="of:=[Sheet1.$C566]" office:value-type="float" office:value="99833158">
            <text:p>99833158</text:p>
          </table:table-cell>
          <table:table-cell table:formula="of:=[Sheet1.$C597]" office:value-type="float" office:value="100429991">
            <text:p>100429991</text:p>
          </table:table-cell>
        </table:table-row>
        <table:table-row table:style-name="ro1">
          <table:table-cell table:formula="of:=[Sheet1.$C332]" office:value-type="float" office:value="112566424">
            <text:p>112566424</text:p>
          </table:table-cell>
          <table:table-cell table:formula="of:=[Sheet1.$C363]" office:value-type="float" office:value="101046423">
            <text:p>101046423</text:p>
          </table:table-cell>
          <table:table-cell table:formula="of:=[Sheet1.$C369]" office:value-type="float" office:value="112382799">
            <text:p>112382799</text:p>
          </table:table-cell>
          <table:table-cell table:formula="of:=[Sheet1.$C407]" office:value-type="float" office:value="130004364">
            <text:p>130004364</text:p>
          </table:table-cell>
          <table:table-cell table:formula="of:=[Sheet1.$C453]" office:value-type="float" office:value="113268149">
            <text:p>113268149</text:p>
          </table:table-cell>
          <table:table-cell/>
          <table:table-cell table:formula="of:=[Sheet1.$C458]" office:value-type="float" office:value="100394447">
            <text:p>100394447</text:p>
          </table:table-cell>
          <table:table-cell table:formula="of:=[Sheet1.$C507]" office:value-type="float" office:value="115043540">
            <text:p>115043540</text:p>
          </table:table-cell>
          <table:table-cell table:formula="of:=[Sheet1.$C524]" office:value-type="float" office:value="108051918">
            <text:p>108051918</text:p>
          </table:table-cell>
          <table:table-cell table:formula="of:=[Sheet1.$C561]" office:value-type="float" office:value="100088543">
            <text:p>100088543</text:p>
          </table:table-cell>
          <table:table-cell table:formula="of:=[Sheet1.$C589]" office:value-type="float" office:value="101030808">
            <text:p>101030808</text:p>
          </table:table-cell>
        </table:table-row>
        <table:table-row table:style-name="ro1">
          <table:table-cell table:formula="of:=[Sheet1.$C329]" office:value-type="float" office:value="112568660">
            <text:p>112568660</text:p>
          </table:table-cell>
          <table:table-cell table:formula="of:=[Sheet1.$C340]" office:value-type="float" office:value="101069135">
            <text:p>101069135</text:p>
          </table:table-cell>
          <table:table-cell table:formula="of:=[Sheet1.$C383]" office:value-type="float" office:value="112385761">
            <text:p>112385761</text:p>
          </table:table-cell>
          <table:table-cell table:formula="of:=[Sheet1.$C420]" office:value-type="float" office:value="130009934">
            <text:p>130009934</text:p>
          </table:table-cell>
          <table:table-cell table:formula="of:=[Sheet1.$C451]" office:value-type="float" office:value="113304212">
            <text:p>113304212</text:p>
          </table:table-cell>
          <table:table-cell/>
          <table:table-cell table:formula="of:=[Sheet1.$C464]" office:value-type="float" office:value="100454902">
            <text:p>100454902</text:p>
          </table:table-cell>
          <table:table-cell table:formula="of:=[Sheet1.$C488]" office:value-type="float" office:value="115417664">
            <text:p>115417664</text:p>
          </table:table-cell>
          <table:table-cell table:formula="of:=[Sheet1.$C522]" office:value-type="float" office:value="109969550">
            <text:p>109969550</text:p>
          </table:table-cell>
          <table:table-cell table:formula="of:=[Sheet1.$C575]" office:value-type="float" office:value="102119810">
            <text:p>102119810</text:p>
          </table:table-cell>
          <table:table-cell table:formula="of:=[Sheet1.$C595]" office:value-type="float" office:value="103060028">
            <text:p>103060028</text:p>
          </table:table-cell>
        </table:table-row>
        <table:table-row table:style-name="ro1">
          <table:table-cell table:formula="of:=[Sheet1.$C318]" office:value-type="float" office:value="112578039">
            <text:p>112578039</text:p>
          </table:table-cell>
          <table:table-cell table:formula="of:=[Sheet1.$C352]" office:value-type="float" office:value="101115903">
            <text:p>101115903</text:p>
          </table:table-cell>
          <table:table-cell table:formula="of:=[Sheet1.$C391]" office:value-type="float" office:value="112401556">
            <text:p>112401556</text:p>
          </table:table-cell>
          <table:table-cell table:formula="of:=[Sheet1.$C424]" office:value-type="float" office:value="130014447">
            <text:p>130014447</text:p>
          </table:table-cell>
          <table:table-cell table:formula="of:=[Sheet1.$C439]" office:value-type="float" office:value="113324950">
            <text:p>113324950</text:p>
          </table:table-cell>
          <table:table-cell/>
          <table:table-cell table:formula="of:=[Sheet1.$C485]" office:value-type="float" office:value="100935559">
            <text:p>100935559</text:p>
          </table:table-cell>
          <table:table-cell table:formula="of:=[Sheet1.$C501]" office:value-type="float" office:value="116465885">
            <text:p>116465885</text:p>
          </table:table-cell>
          <table:table-cell table:formula="of:=[Sheet1.$C523]" office:value-type="float" office:value="110012053">
            <text:p>110012053</text:p>
          </table:table-cell>
          <table:table-cell table:formula="of:=[Sheet1.$C574]" office:value-type="float" office:value="102701183">
            <text:p>102701183</text:p>
          </table:table-cell>
          <table:table-cell table:formula="of:=[Sheet1.$C583]" office:value-type="float" office:value="103344938">
            <text:p>103344938</text:p>
          </table:table-cell>
        </table:table-row>
        <table:table-row table:style-name="ro1">
          <table:table-cell table:formula="of:=[Sheet1.$C331]" office:value-type="float" office:value="112586001">
            <text:p>112586001</text:p>
          </table:table-cell>
          <table:table-cell table:formula="of:=[Sheet1.$C336]" office:value-type="float" office:value="101122627">
            <text:p>101122627</text:p>
          </table:table-cell>
          <table:table-cell table:formula="of:=[Sheet1.$C378]" office:value-type="float" office:value="112408404">
            <text:p>112408404</text:p>
          </table:table-cell>
          <table:table-cell table:formula="of:=[Sheet1.$C416]" office:value-type="float" office:value="130019996">
            <text:p>130019996</text:p>
          </table:table-cell>
          <table:table-cell table:formula="of:=[Sheet1.$C426]" office:value-type="float" office:value="113329272">
            <text:p>113329272</text:p>
          </table:table-cell>
          <table:table-cell/>
          <table:table-cell table:formula="of:=[Sheet1.$C471]" office:value-type="float" office:value="103699762">
            <text:p>103699762</text:p>
          </table:table-cell>
          <table:table-cell table:formula="of:=[Sheet1.$C513]" office:value-type="float" office:value="116760470">
            <text:p>116760470</text:p>
          </table:table-cell>
          <table:table-cell table:formula="of:=[Sheet1.$C529]" office:value-type="float" office:value="110275711">
            <text:p>110275711</text:p>
          </table:table-cell>
          <table:table-cell table:formula="of:=[Sheet1.$C565]" office:value-type="float" office:value="103072361">
            <text:p>103072361</text:p>
          </table:table-cell>
          <table:table-cell table:formula="of:=[Sheet1.$C579]" office:value-type="float" office:value="103379128">
            <text:p>103379128</text:p>
          </table:table-cell>
        </table:table-row>
        <table:table-row table:style-name="ro1">
          <table:table-cell table:formula="of:=[Sheet1.$C322]" office:value-type="float" office:value="112608618">
            <text:p>112608618</text:p>
          </table:table-cell>
          <table:table-cell table:formula="of:=[Sheet1.$C341]" office:value-type="float" office:value="101134520">
            <text:p>101134520</text:p>
          </table:table-cell>
          <table:table-cell table:formula="of:=[Sheet1.$C382]" office:value-type="float" office:value="112414169">
            <text:p>112414169</text:p>
          </table:table-cell>
          <table:table-cell table:formula="of:=[Sheet1.$C413]" office:value-type="float" office:value="130088270">
            <text:p>130088270</text:p>
          </table:table-cell>
          <table:table-cell table:formula="of:=[Sheet1.$C436]" office:value-type="float" office:value="113335719">
            <text:p>113335719</text:p>
          </table:table-cell>
          <table:table-cell/>
          <table:table-cell table:formula="of:=[Sheet1.$C486]" office:value-type="float" office:value="103816001">
            <text:p>103816001</text:p>
          </table:table-cell>
          <table:table-cell table:formula="of:=[Sheet1.$C487]" office:value-type="float" office:value="116897131">
            <text:p>116897131</text:p>
          </table:table-cell>
          <table:table-cell table:formula="of:=[Sheet1.$C542]" office:value-type="float" office:value="110854644">
            <text:p>110854644</text:p>
          </table:table-cell>
          <table:table-cell table:formula="of:=[Sheet1.$C571]" office:value-type="float" office:value="103140650">
            <text:p>103140650</text:p>
          </table:table-cell>
          <table:table-cell table:formula="of:=[Sheet1.$C577]" office:value-type="float" office:value="104186843">
            <text:p>104186843</text:p>
          </table:table-cell>
        </table:table-row>
        <table:table-row table:style-name="ro1">
          <table:table-cell table:formula="of:=[Sheet1.$C315]" office:value-type="float" office:value="112637975">
            <text:p>112637975</text:p>
          </table:table-cell>
          <table:table-cell table:formula="of:=[Sheet1.$C347]" office:value-type="float" office:value="101156159">
            <text:p>101156159</text:p>
          </table:table-cell>
          <table:table-cell table:formula="of:=[Sheet1.$C373]" office:value-type="float" office:value="112434346">
            <text:p>112434346</text:p>
          </table:table-cell>
          <table:table-cell table:formula="of:=[Sheet1.$C401]" office:value-type="float" office:value="130166108">
            <text:p>130166108</text:p>
          </table:table-cell>
          <table:table-cell table:formula="of:=[Sheet1.$C446]" office:value-type="float" office:value="113350705">
            <text:p>113350705</text:p>
          </table:table-cell>
          <table:table-cell/>
          <table:table-cell table:formula="of:=[Sheet1.$C475]" office:value-type="float" office:value="104142918">
            <text:p>104142918</text:p>
          </table:table-cell>
          <table:table-cell table:formula="of:=[Sheet1.$C504]" office:value-type="float" office:value="117866457">
            <text:p>117866457</text:p>
          </table:table-cell>
          <table:table-cell table:formula="of:=[Sheet1.$C520]" office:value-type="float" office:value="111804855">
            <text:p>111804855</text:p>
          </table:table-cell>
          <table:table-cell table:formula="of:=[Sheet1.$C551]" office:value-type="float" office:value="103768107">
            <text:p>103768107</text:p>
          </table:table-cell>
          <table:table-cell table:formula="of:=[Sheet1.$C603]" office:value-type="float" office:value="104895692">
            <text:p>104895692</text:p>
          </table:table-cell>
        </table:table-row>
        <table:table-row table:style-name="ro1">
          <table:table-cell table:formula="of:=[Sheet1.$C317]" office:value-type="float" office:value="112648597">
            <text:p>112648597</text:p>
          </table:table-cell>
          <table:table-cell table:formula="of:=[Sheet1.$C338]" office:value-type="float" office:value="101167419">
            <text:p>101167419</text:p>
          </table:table-cell>
          <table:table-cell table:formula="of:=[Sheet1.$C370]" office:value-type="float" office:value="112469145">
            <text:p>112469145</text:p>
          </table:table-cell>
          <table:table-cell table:formula="of:=[Sheet1.$C398]" office:value-type="float" office:value="130176313">
            <text:p>130176313</text:p>
          </table:table-cell>
          <table:table-cell table:formula="of:=[Sheet1.$C452]" office:value-type="float" office:value="113364848">
            <text:p>113364848</text:p>
          </table:table-cell>
          <table:table-cell/>
          <table:table-cell table:formula="of:=[Sheet1.$C479]" office:value-type="float" office:value="104212442">
            <text:p>104212442</text:p>
          </table:table-cell>
          <table:table-cell table:formula="of:=[Sheet1.$C495]" office:value-type="float" office:value="118244041">
            <text:p>118244041</text:p>
          </table:table-cell>
          <table:table-cell table:formula="of:=[Sheet1.$C543]" office:value-type="float" office:value="111806015">
            <text:p>111806015</text:p>
          </table:table-cell>
          <table:table-cell table:formula="of:=[Sheet1.$C569]" office:value-type="float" office:value="104621876">
            <text:p>104621876</text:p>
          </table:table-cell>
          <table:table-cell table:formula="of:=[Sheet1.$C600]" office:value-type="float" office:value="105314581">
            <text:p>105314581</text:p>
          </table:table-cell>
        </table:table-row>
        <table:table-row table:style-name="ro1">
          <table:table-cell table:formula="of:=[Sheet1.$C313]" office:value-type="float" office:value="112682534">
            <text:p>112682534</text:p>
          </table:table-cell>
          <table:table-cell table:formula="of:=[Sheet1.$C354]" office:value-type="float" office:value="101181470">
            <text:p>101181470</text:p>
          </table:table-cell>
          <table:table-cell table:formula="of:=[Sheet1.$C389]" office:value-type="float" office:value="112522307">
            <text:p>112522307</text:p>
          </table:table-cell>
          <table:table-cell table:formula="of:=[Sheet1.$C406]" office:value-type="float" office:value="130251767">
            <text:p>130251767</text:p>
          </table:table-cell>
          <table:table-cell table:formula="of:=[Sheet1.$C428]" office:value-type="float" office:value="113374458">
            <text:p>113374458</text:p>
          </table:table-cell>
          <table:table-cell/>
          <table:table-cell table:formula="of:=[Sheet1.$C469]" office:value-type="float" office:value="104225164">
            <text:p>104225164</text:p>
          </table:table-cell>
          <table:table-cell table:formula="of:=[Sheet1.$C508]" office:value-type="float" office:value="118441718">
            <text:p>118441718</text:p>
          </table:table-cell>
          <table:table-cell table:formula="of:=[Sheet1.$C538]" office:value-type="float" office:value="111846577">
            <text:p>111846577</text:p>
          </table:table-cell>
          <table:table-cell table:formula="of:=[Sheet1.$C557]" office:value-type="float" office:value="104687709">
            <text:p>104687709</text:p>
          </table:table-cell>
          <table:table-cell table:formula="of:=[Sheet1.$C588]" office:value-type="float" office:value="105583483">
            <text:p>105583483</text:p>
          </table:table-cell>
        </table:table-row>
        <table:table-row table:style-name="ro1">
          <table:table-cell table:formula="of:=[Sheet1.$C307]" office:value-type="float" office:value="112706355">
            <text:p>112706355</text:p>
          </table:table-cell>
          <table:table-cell table:formula="of:=[Sheet1.$C337]" office:value-type="float" office:value="101191320">
            <text:p>101191320</text:p>
          </table:table-cell>
          <table:table-cell table:formula="of:=[Sheet1.$C374]" office:value-type="float" office:value="112554882">
            <text:p>112554882</text:p>
          </table:table-cell>
          <table:table-cell table:formula="of:=[Sheet1.$C423]" office:value-type="float" office:value="130296838">
            <text:p>130296838</text:p>
          </table:table-cell>
          <table:table-cell table:formula="of:=[Sheet1.$C438]" office:value-type="float" office:value="113407507">
            <text:p>113407507</text:p>
          </table:table-cell>
          <table:table-cell/>
          <table:table-cell table:formula="of:=[Sheet1.$C481]" office:value-type="float" office:value="104476776">
            <text:p>104476776</text:p>
          </table:table-cell>
          <table:table-cell table:formula="of:=[Sheet1.$C503]" office:value-type="float" office:value="118606348">
            <text:p>118606348</text:p>
          </table:table-cell>
          <table:table-cell table:formula="of:=[Sheet1.$C526]" office:value-type="float" office:value="112174929">
            <text:p>112174929</text:p>
          </table:table-cell>
          <table:table-cell table:formula="of:=[Sheet1.$C560]" office:value-type="float" office:value="105639578">
            <text:p>105639578</text:p>
          </table:table-cell>
          <table:table-cell table:formula="of:=[Sheet1.$C585]" office:value-type="float" office:value="106005953">
            <text:p>106005953</text:p>
          </table:table-cell>
        </table:table-row>
        <table:table-row table:style-name="ro1">
          <table:table-cell table:formula="of:=[Sheet1.$C310]" office:value-type="float" office:value="112713049">
            <text:p>112713049</text:p>
          </table:table-cell>
          <table:table-cell table:formula="of:=[Sheet1.$C357]" office:value-type="float" office:value="101216931">
            <text:p>101216931</text:p>
          </table:table-cell>
          <table:table-cell table:formula="of:=[Sheet1.$C372]" office:value-type="float" office:value="112646023">
            <text:p>112646023</text:p>
          </table:table-cell>
          <table:table-cell table:formula="of:=[Sheet1.$C402]" office:value-type="float" office:value="130307163">
            <text:p>130307163</text:p>
          </table:table-cell>
          <table:table-cell table:formula="of:=[Sheet1.$C442]" office:value-type="float" office:value="113420057">
            <text:p>113420057</text:p>
          </table:table-cell>
          <table:table-cell/>
          <table:table-cell table:formula="of:=[Sheet1.$C461]" office:value-type="float" office:value="105567554">
            <text:p>105567554</text:p>
          </table:table-cell>
          <table:table-cell table:formula="of:=[Sheet1.$C509]" office:value-type="float" office:value="118689594">
            <text:p>118689594</text:p>
          </table:table-cell>
          <table:table-cell table:formula="of:=[Sheet1.$C528]" office:value-type="float" office:value="112520942">
            <text:p>112520942</text:p>
          </table:table-cell>
          <table:table-cell table:formula="of:=[Sheet1.$C562]" office:value-type="float" office:value="107396624">
            <text:p>107396624</text:p>
          </table:table-cell>
          <table:table-cell table:formula="of:=[Sheet1.$C599]" office:value-type="float" office:value="106046851">
            <text:p>106046851</text:p>
          </table:table-cell>
        </table:table-row>
        <table:table-row table:style-name="ro1">
          <table:table-cell table:formula="of:=[Sheet1.$C321]" office:value-type="float" office:value="112732312">
            <text:p>112732312</text:p>
          </table:table-cell>
          <table:table-cell table:formula="of:=[Sheet1.$C349]" office:value-type="float" office:value="101242495">
            <text:p>101242495</text:p>
          </table:table-cell>
          <table:table-cell table:formula="of:=[Sheet1.$C375]" office:value-type="float" office:value="112723332">
            <text:p>112723332</text:p>
          </table:table-cell>
          <table:table-cell table:formula="of:=[Sheet1.$C422]" office:value-type="float" office:value="130318622">
            <text:p>130318622</text:p>
          </table:table-cell>
          <table:table-cell table:formula="of:=[Sheet1.$C448]" office:value-type="float" office:value="113427425">
            <text:p>113427425</text:p>
          </table:table-cell>
          <table:table-cell/>
          <table:table-cell table:formula="of:=[Sheet1.$C467]" office:value-type="float" office:value="106838804">
            <text:p>106838804</text:p>
          </table:table-cell>
          <table:table-cell table:formula="of:=[Sheet1.$C499]" office:value-type="float" office:value="119048595">
            <text:p>119048595</text:p>
          </table:table-cell>
          <table:table-cell table:formula="of:=[Sheet1.$C541]" office:value-type="float" office:value="112924282">
            <text:p>112924282</text:p>
          </table:table-cell>
          <table:table-cell table:formula="of:=[Sheet1.$C559]" office:value-type="float" office:value="110510291">
            <text:p>110510291</text:p>
          </table:table-cell>
          <table:table-cell table:formula="of:=[Sheet1.$C590]" office:value-type="float" office:value="106080349">
            <text:p>106080349</text:p>
          </table:table-cell>
        </table:table-row>
        <table:table-row table:style-name="ro1">
          <table:table-cell table:formula="of:=[Sheet1.$C316]" office:value-type="float" office:value="112764028">
            <text:p>112764028</text:p>
          </table:table-cell>
          <table:table-cell table:formula="of:=[Sheet1.$C355]" office:value-type="float" office:value="101419729">
            <text:p>101419729</text:p>
          </table:table-cell>
          <table:table-cell table:formula="of:=[Sheet1.$C379]" office:value-type="float" office:value="112787222">
            <text:p>112787222</text:p>
          </table:table-cell>
          <table:table-cell table:formula="of:=[Sheet1.$C396]" office:value-type="float" office:value="130392057">
            <text:p>130392057</text:p>
          </table:table-cell>
          <table:table-cell table:formula="of:=[Sheet1.$C455]" office:value-type="float" office:value="113437255">
            <text:p>113437255</text:p>
          </table:table-cell>
          <table:table-cell/>
          <table:table-cell table:formula="of:=[Sheet1.$C470]" office:value-type="float" office:value="107701816">
            <text:p>107701816</text:p>
          </table:table-cell>
          <table:table-cell table:formula="of:=[Sheet1.$C514]" office:value-type="float" office:value="119235624">
            <text:p>119235624</text:p>
          </table:table-cell>
          <table:table-cell table:formula="of:=[Sheet1.$C537]" office:value-type="float" office:value="114219531">
            <text:p>114219531</text:p>
          </table:table-cell>
          <table:table-cell table:formula="of:=[Sheet1.$C547]" office:value-type="float" office:value="110992060">
            <text:p>110992060</text:p>
          </table:table-cell>
          <table:table-cell table:formula="of:=[Sheet1.$C593]" office:value-type="float" office:value="108050580">
            <text:p>108050580</text:p>
          </table:table-cell>
        </table:table-row>
        <table:table-row table:style-name="ro1">
          <table:table-cell table:formula="of:=[Sheet1.$C334]" office:value-type="float" office:value="112802087">
            <text:p>112802087</text:p>
          </table:table-cell>
          <table:table-cell table:formula="of:=[Sheet1.$C362]" office:value-type="float" office:value="101910654">
            <text:p>101910654</text:p>
          </table:table-cell>
          <table:table-cell table:formula="of:=[Sheet1.$C377]" office:value-type="float" office:value="113192322">
            <text:p>113192322</text:p>
          </table:table-cell>
          <table:table-cell table:formula="of:=[Sheet1.$C410]" office:value-type="float" office:value="130464016">
            <text:p>130464016</text:p>
          </table:table-cell>
          <table:table-cell table:formula="of:=[Sheet1.$C432]" office:value-type="float" office:value="113728977">
            <text:p>113728977</text:p>
          </table:table-cell>
          <table:table-cell/>
          <table:table-cell table:formula="of:=[Sheet1.$C482]" office:value-type="float" office:value="108269626">
            <text:p>108269626</text:p>
          </table:table-cell>
          <table:table-cell table:formula="of:=[Sheet1.$C496]" office:value-type="float" office:value="119249614">
            <text:p>119249614</text:p>
          </table:table-cell>
          <table:table-cell table:formula="of:=[Sheet1.$C533]" office:value-type="float" office:value="117237980">
            <text:p>117237980</text:p>
          </table:table-cell>
          <table:table-cell table:formula="of:=[Sheet1.$C576]" office:value-type="float" office:value="111242517">
            <text:p>111242517</text:p>
          </table:table-cell>
          <table:table-cell table:formula="of:=[Sheet1.$C592]" office:value-type="float" office:value="112702201">
            <text:p>112702201</text:p>
          </table:table-cell>
        </table:table-row>
      </table:table>
      <table:table table:name="NUMA" table:style-name="ta1">
        <table:shapes>
          <draw:frame draw:z-index="0" draw:style-name="gr1" svg:width="15.999cm" svg:height="8.999cm" svg:x="0cm" svg:y="13.646cm">
            <draw:object draw:notify-on-update-of-ranges="NUMA.A1:NUMA.A1 NUMA.A2:NUMA.A31 NUMA.B1:NUMA.B1 NUMA.B2:NUMA.B31 NUMA.C1:NUMA.C1 NUMA.C2:NUMA.C31 NUMA.D1:NUMA.D1 NUMA.D2:NUMA.D31 NUMA.E1:NUMA.E1 NUMA.E2:NUMA.E3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999cm" svg:height="8.999cm" svg:x="15.653cm" svg:y="13.844cm">
            <draw:object draw:notify-on-update-of-ranges="NUMA.G1:NUMA.G1 NUMA.G2:NUMA.G31 NUMA.H1:NUMA.H1 NUMA.H2:NUMA.H31 NUMA.I1:NUMA.I1 NUMA.I2:NUMA.I31 NUMA.J1:NUMA.J1 NUMA.J2:NUMA.J31 NUMA.K1:NUMA.K1 NUMA.K2:NUMA.K3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/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</table:table-row>
        <table:table-row table:style-name="ro1">
          <table:table-cell table:formula="of:=[$Sheet1.$C915]" office:value-type="float" office:value="88758265">
            <text:p>88758265</text:p>
          </table:table-cell>
          <table:table-cell table:formula="of:=[$Sheet1.$C963]" office:value-type="float" office:value="82095338">
            <text:p>82095338</text:p>
          </table:table-cell>
          <table:table-cell table:formula="of:=[$Sheet1.$C998]" office:value-type="float" office:value="103542378">
            <text:p>103542378</text:p>
          </table:table-cell>
          <table:table-cell table:formula="of:=[$Sheet1.$C1010]" office:value-type="float" office:value="122146597">
            <text:p>122146597</text:p>
          </table:table-cell>
          <table:table-cell table:formula="of:=[$Sheet1.$C1048]" office:value-type="float" office:value="99722275">
            <text:p>99722275</text:p>
          </table:table-cell>
          <table:table-cell/>
          <table:table-cell table:formula="of:=[$Sheet1.$C1079]" office:value-type="float" office:value="38283315">
            <text:p>38283315</text:p>
          </table:table-cell>
          <table:table-cell table:formula="of:=[$Sheet1.$C1109]" office:value-type="float" office:value="107741614">
            <text:p>107741614</text:p>
          </table:table-cell>
          <table:table-cell table:formula="of:=[$Sheet1.$C1149]" office:value-type="float" office:value="98408073">
            <text:p>98408073</text:p>
          </table:table-cell>
          <table:table-cell table:formula="of:=[$Sheet1.$C1178]" office:value-type="float" office:value="90488224">
            <text:p>90488224</text:p>
          </table:table-cell>
          <table:table-cell table:formula="of:=[$Sheet1.$C1206]" office:value-type="float" office:value="48808884">
            <text:p>48808884</text:p>
          </table:table-cell>
        </table:table-row>
        <table:table-row table:style-name="ro1">
          <table:table-cell table:formula="of:=[$Sheet1.$C928]" office:value-type="float" office:value="92058943">
            <text:p>92058943</text:p>
          </table:table-cell>
          <table:table-cell table:formula="of:=[$Sheet1.$C971]" office:value-type="float" office:value="92204137">
            <text:p>92204137</text:p>
          </table:table-cell>
          <table:table-cell table:formula="of:=[$Sheet1.$C972]" office:value-type="float" office:value="108042203">
            <text:p>108042203</text:p>
          </table:table-cell>
          <table:table-cell table:formula="of:=[$Sheet1.$C1026]" office:value-type="float" office:value="122605348">
            <text:p>122605348</text:p>
          </table:table-cell>
          <table:table-cell table:formula="of:=[$Sheet1.$C1039]" office:value-type="float" office:value="108327455">
            <text:p>108327455</text:p>
          </table:table-cell>
          <table:table-cell/>
          <table:table-cell table:formula="of:=[$Sheet1.$C1082]" office:value-type="float" office:value="40823640">
            <text:p>40823640</text:p>
          </table:table-cell>
          <table:table-cell table:formula="of:=[$Sheet1.$C1104]" office:value-type="float" office:value="107871924">
            <text:p>107871924</text:p>
          </table:table-cell>
          <table:table-cell table:formula="of:=[$Sheet1.$C1130]" office:value-type="float" office:value="99230825">
            <text:p>99230825</text:p>
          </table:table-cell>
          <table:table-cell table:formula="of:=[$Sheet1.$C1170]" office:value-type="float" office:value="90707909">
            <text:p>90707909</text:p>
          </table:table-cell>
          <table:table-cell table:formula="of:=[$Sheet1.$C1198]" office:value-type="float" office:value="59911443">
            <text:p>59911443</text:p>
          </table:table-cell>
        </table:table-row>
        <table:table-row table:style-name="ro1">
          <table:table-cell table:formula="of:=[$Sheet1.$C935]" office:value-type="float" office:value="105291193">
            <text:p>105291193</text:p>
          </table:table-cell>
          <table:table-cell table:formula="of:=[$Sheet1.$C967]" office:value-type="float" office:value="92908649">
            <text:p>92908649</text:p>
          </table:table-cell>
          <table:table-cell table:formula="of:=[$Sheet1.$C980]" office:value-type="float" office:value="108205408">
            <text:p>108205408</text:p>
          </table:table-cell>
          <table:table-cell table:formula="of:=[$Sheet1.$C1028]" office:value-type="float" office:value="122664419">
            <text:p>122664419</text:p>
          </table:table-cell>
          <table:table-cell table:formula="of:=[$Sheet1.$C1046]" office:value-type="float" office:value="108682389">
            <text:p>108682389</text:p>
          </table:table-cell>
          <table:table-cell/>
          <table:table-cell table:formula="of:=[$Sheet1.$C1073]" office:value-type="float" office:value="43754334">
            <text:p>43754334</text:p>
          </table:table-cell>
          <table:table-cell table:formula="of:=[$Sheet1.$C1114]" office:value-type="float" office:value="110206916">
            <text:p>110206916</text:p>
          </table:table-cell>
          <table:table-cell table:formula="of:=[$Sheet1.$C1150]" office:value-type="float" office:value="100952104">
            <text:p>100952104</text:p>
          </table:table-cell>
          <table:table-cell table:formula="of:=[$Sheet1.$C1153]" office:value-type="float" office:value="91221616">
            <text:p>91221616</text:p>
          </table:table-cell>
          <table:table-cell table:formula="of:=[$Sheet1.$C1183]" office:value-type="float" office:value="60521111">
            <text:p>60521111</text:p>
          </table:table-cell>
        </table:table-row>
        <table:table-row table:style-name="ro1">
          <table:table-cell table:formula="of:=[$Sheet1.$C931]" office:value-type="float" office:value="105851909">
            <text:p>105851909</text:p>
          </table:table-cell>
          <table:table-cell table:formula="of:=[$Sheet1.$C942]" office:value-type="float" office:value="94170264">
            <text:p>94170264</text:p>
          </table:table-cell>
          <table:table-cell table:formula="of:=[$Sheet1.$C982]" office:value-type="float" office:value="108315584">
            <text:p>108315584</text:p>
          </table:table-cell>
          <table:table-cell table:formula="of:=[$Sheet1.$C1030]" office:value-type="float" office:value="122674793">
            <text:p>122674793</text:p>
          </table:table-cell>
          <table:table-cell table:formula="of:=[$Sheet1.$C1033]" office:value-type="float" office:value="108873563">
            <text:p>108873563</text:p>
          </table:table-cell>
          <table:table-cell/>
          <table:table-cell table:formula="of:=[$Sheet1.$C1080]" office:value-type="float" office:value="44685517">
            <text:p>44685517</text:p>
          </table:table-cell>
          <table:table-cell table:formula="of:=[$Sheet1.$C1095]" office:value-type="float" office:value="112121856">
            <text:p>112121856</text:p>
          </table:table-cell>
          <table:table-cell table:formula="of:=[$Sheet1.$C1138]" office:value-type="float" office:value="103543644">
            <text:p>103543644</text:p>
          </table:table-cell>
          <table:table-cell table:formula="of:=[$Sheet1.$C1176]" office:value-type="float" office:value="91445775">
            <text:p>91445775</text:p>
          </table:table-cell>
          <table:table-cell table:formula="of:=[$Sheet1.$C1210]" office:value-type="float" office:value="82772539">
            <text:p>82772539</text:p>
          </table:table-cell>
        </table:table-row>
        <table:table-row table:style-name="ro1">
          <table:table-cell table:formula="of:=[$Sheet1.$C920]" office:value-type="float" office:value="107716384">
            <text:p>107716384</text:p>
          </table:table-cell>
          <table:table-cell table:formula="of:=[$Sheet1.$C952]" office:value-type="float" office:value="94203654">
            <text:p>94203654</text:p>
          </table:table-cell>
          <table:table-cell table:formula="of:=[$Sheet1.$C984]" office:value-type="float" office:value="108328518">
            <text:p>108328518</text:p>
          </table:table-cell>
          <table:table-cell table:formula="of:=[$Sheet1.$C1029]" office:value-type="float" office:value="122928148">
            <text:p>122928148</text:p>
          </table:table-cell>
          <table:table-cell table:formula="of:=[$Sheet1.$C1058]" office:value-type="float" office:value="112425222">
            <text:p>112425222</text:p>
          </table:table-cell>
          <table:table-cell/>
          <table:table-cell table:formula="of:=[$Sheet1.$C1087]" office:value-type="float" office:value="44862736">
            <text:p>44862736</text:p>
          </table:table-cell>
          <table:table-cell table:formula="of:=[$Sheet1.$C1110]" office:value-type="float" office:value="113853057">
            <text:p>113853057</text:p>
          </table:table-cell>
          <table:table-cell table:formula="of:=[$Sheet1.$C1123]" office:value-type="float" office:value="104174500">
            <text:p>104174500</text:p>
          </table:table-cell>
          <table:table-cell table:formula="of:=[$Sheet1.$C1157]" office:value-type="float" office:value="98056759">
            <text:p>98056759</text:p>
          </table:table-cell>
          <table:table-cell table:formula="of:=[$Sheet1.$C1205]" office:value-type="float" office:value="95185977">
            <text:p>95185977</text:p>
          </table:table-cell>
        </table:table-row>
        <table:table-row table:style-name="ro1">
          <table:table-cell table:formula="of:=[$Sheet1.$C918]" office:value-type="float" office:value="107960004">
            <text:p>107960004</text:p>
          </table:table-cell>
          <table:table-cell table:formula="of:=[$Sheet1.$C960]" office:value-type="float" office:value="94364812">
            <text:p>94364812</text:p>
          </table:table-cell>
          <table:table-cell table:formula="of:=[$Sheet1.$C993]" office:value-type="float" office:value="108347307">
            <text:p>108347307</text:p>
          </table:table-cell>
          <table:table-cell table:formula="of:=[$Sheet1.$C1017]" office:value-type="float" office:value="123018642">
            <text:p>123018642</text:p>
          </table:table-cell>
          <table:table-cell table:formula="of:=[$Sheet1.$C1041]" office:value-type="float" office:value="112526666">
            <text:p>112526666</text:p>
          </table:table-cell>
          <table:table-cell/>
          <table:table-cell table:formula="of:=[$Sheet1.$C1091]" office:value-type="float" office:value="48217169">
            <text:p>48217169</text:p>
          </table:table-cell>
          <table:table-cell table:formula="of:=[$Sheet1.$C1121]" office:value-type="float" office:value="114104133">
            <text:p>114104133</text:p>
          </table:table-cell>
          <table:table-cell table:formula="of:=[$Sheet1.$C1146]" office:value-type="float" office:value="111119087">
            <text:p>111119087</text:p>
          </table:table-cell>
          <table:table-cell table:formula="of:=[$Sheet1.$C1160]" office:value-type="float" office:value="98819975">
            <text:p>98819975</text:p>
          </table:table-cell>
          <table:table-cell table:formula="of:=[$Sheet1.$C1207]" office:value-type="float" office:value="96151933">
            <text:p>96151933</text:p>
          </table:table-cell>
        </table:table-row>
        <table:table-row table:style-name="ro1">
          <table:table-cell table:formula="of:=[$Sheet1.$C938]" office:value-type="float" office:value="108067581">
            <text:p>108067581</text:p>
          </table:table-cell>
          <table:table-cell table:formula="of:=[$Sheet1.$C954]" office:value-type="float" office:value="94381280">
            <text:p>94381280</text:p>
          </table:table-cell>
          <table:table-cell table:formula="of:=[$Sheet1.$C999]" office:value-type="float" office:value="108377891">
            <text:p>108377891</text:p>
          </table:table-cell>
          <table:table-cell table:formula="of:=[$Sheet1.$C1009]" office:value-type="float" office:value="123331761">
            <text:p>123331761</text:p>
          </table:table-cell>
          <table:table-cell table:formula="of:=[$Sheet1.$C1043]" office:value-type="float" office:value="113519066">
            <text:p>113519066</text:p>
          </table:table-cell>
          <table:table-cell/>
          <table:table-cell table:formula="of:=[$Sheet1.$C1089]" office:value-type="float" office:value="49033284">
            <text:p>49033284</text:p>
          </table:table-cell>
          <table:table-cell table:formula="of:=[$Sheet1.$C1105]" office:value-type="float" office:value="114704857">
            <text:p>114704857</text:p>
          </table:table-cell>
          <table:table-cell table:formula="of:=[$Sheet1.$C1144]" office:value-type="float" office:value="111518627">
            <text:p>111518627</text:p>
          </table:table-cell>
          <table:table-cell table:formula="of:=[$Sheet1.$C1161]" office:value-type="float" office:value="99000449">
            <text:p>99000449</text:p>
          </table:table-cell>
          <table:table-cell table:formula="of:=[$Sheet1.$C1208]" office:value-type="float" office:value="97595698">
            <text:p>97595698</text:p>
          </table:table-cell>
        </table:table-row>
        <table:table-row table:style-name="ro1">
          <table:table-cell table:formula="of:=[$Sheet1.$C927]" office:value-type="float" office:value="108103326">
            <text:p>108103326</text:p>
          </table:table-cell>
          <table:table-cell table:formula="of:=[$Sheet1.$C945]" office:value-type="float" office:value="94504788">
            <text:p>94504788</text:p>
          </table:table-cell>
          <table:table-cell table:formula="of:=[$Sheet1.$C973]" office:value-type="float" office:value="108405305">
            <text:p>108405305</text:p>
          </table:table-cell>
          <table:table-cell table:formula="of:=[$Sheet1.$C1007]" office:value-type="float" office:value="123351543">
            <text:p>123351543</text:p>
          </table:table-cell>
          <table:table-cell table:formula="of:=[$Sheet1.$C1050]" office:value-type="float" office:value="113647036">
            <text:p>113647036</text:p>
          </table:table-cell>
          <table:table-cell/>
          <table:table-cell table:formula="of:=[$Sheet1.$C1083]" office:value-type="float" office:value="50645404">
            <text:p>50645404</text:p>
          </table:table-cell>
          <table:table-cell table:formula="of:=[$Sheet1.$C1098]" office:value-type="float" office:value="115801004">
            <text:p>115801004</text:p>
          </table:table-cell>
          <table:table-cell table:formula="of:=[$Sheet1.$C1151]" office:value-type="float" office:value="111934456">
            <text:p>111934456</text:p>
          </table:table-cell>
          <table:table-cell table:formula="of:=[$Sheet1.$C1166]" office:value-type="float" office:value="101368053">
            <text:p>101368053</text:p>
          </table:table-cell>
          <table:table-cell table:formula="of:=[$Sheet1.$C1211]" office:value-type="float" office:value="101549383">
            <text:p>101549383</text:p>
          </table:table-cell>
        </table:table-row>
        <table:table-row table:style-name="ro1">
          <table:table-cell table:formula="of:=[$Sheet1.$C929]" office:value-type="float" office:value="108161174">
            <text:p>108161174</text:p>
          </table:table-cell>
          <table:table-cell table:formula="of:=[$Sheet1.$C969]" office:value-type="float" office:value="94751834">
            <text:p>94751834</text:p>
          </table:table-cell>
          <table:table-cell table:formula="of:=[$Sheet1.$C981]" office:value-type="float" office:value="108417048">
            <text:p>108417048</text:p>
          </table:table-cell>
          <table:table-cell table:formula="of:=[$Sheet1.$C1024]" office:value-type="float" office:value="123374552">
            <text:p>123374552</text:p>
          </table:table-cell>
          <table:table-cell table:formula="of:=[$Sheet1.$C1040]" office:value-type="float" office:value="113661783">
            <text:p>113661783</text:p>
          </table:table-cell>
          <table:table-cell/>
          <table:table-cell table:formula="of:=[$Sheet1.$C1065]" office:value-type="float" office:value="51652460">
            <text:p>51652460</text:p>
          </table:table-cell>
          <table:table-cell table:formula="of:=[$Sheet1.$C1108]" office:value-type="float" office:value="116003755">
            <text:p>116003755</text:p>
          </table:table-cell>
          <table:table-cell table:formula="of:=[$Sheet1.$C1139]" office:value-type="float" office:value="112977299">
            <text:p>112977299</text:p>
          </table:table-cell>
          <table:table-cell table:formula="of:=[$Sheet1.$C1174]" office:value-type="float" office:value="102175595">
            <text:p>102175595</text:p>
          </table:table-cell>
          <table:table-cell table:formula="of:=[$Sheet1.$C1187]" office:value-type="float" office:value="103590701">
            <text:p>103590701</text:p>
          </table:table-cell>
        </table:table-row>
        <table:table-row table:style-name="ro1">
          <table:table-cell table:formula="of:=[$Sheet1.$C914]" office:value-type="float" office:value="108211582">
            <text:p>108211582</text:p>
          </table:table-cell>
          <table:table-cell table:formula="of:=[$Sheet1.$C957]" office:value-type="float" office:value="94960797">
            <text:p>94960797</text:p>
          </table:table-cell>
          <table:table-cell table:formula="of:=[$Sheet1.$C994]" office:value-type="float" office:value="108438266">
            <text:p>108438266</text:p>
          </table:table-cell>
          <table:table-cell table:formula="of:=[$Sheet1.$C1025]" office:value-type="float" office:value="123386738">
            <text:p>123386738</text:p>
          </table:table-cell>
          <table:table-cell table:formula="of:=[$Sheet1.$C1052]" office:value-type="float" office:value="113722366">
            <text:p>113722366</text:p>
          </table:table-cell>
          <table:table-cell/>
          <table:table-cell table:formula="of:=[$Sheet1.$C1077]" office:value-type="float" office:value="53130775">
            <text:p>53130775</text:p>
          </table:table-cell>
          <table:table-cell table:formula="of:=[$Sheet1.$C1103]" office:value-type="float" office:value="116931687">
            <text:p>116931687</text:p>
          </table:table-cell>
          <table:table-cell table:formula="of:=[$Sheet1.$C1136]" office:value-type="float" office:value="113073271">
            <text:p>113073271</text:p>
          </table:table-cell>
          <table:table-cell table:formula="of:=[$Sheet1.$C1180]" office:value-type="float" office:value="102608757">
            <text:p>102608757</text:p>
          </table:table-cell>
          <table:table-cell table:formula="of:=[$Sheet1.$C1199]" office:value-type="float" office:value="105798549">
            <text:p>105798549</text:p>
          </table:table-cell>
        </table:table-row>
        <table:table-row table:style-name="ro1">
          <table:table-cell table:formula="of:=[$Sheet1.$C925]" office:value-type="float" office:value="108302661">
            <text:p>108302661</text:p>
          </table:table-cell>
          <table:table-cell table:formula="of:=[$Sheet1.$C956]" office:value-type="float" office:value="95085100">
            <text:p>95085100</text:p>
          </table:table-cell>
          <table:table-cell table:formula="of:=[$Sheet1.$C995]" office:value-type="float" office:value="108481126">
            <text:p>108481126</text:p>
          </table:table-cell>
          <table:table-cell table:formula="of:=[$Sheet1.$C1022]" office:value-type="float" office:value="123472253">
            <text:p>123472253</text:p>
          </table:table-cell>
          <table:table-cell table:formula="of:=[$Sheet1.$C1045]" office:value-type="float" office:value="113823177">
            <text:p>113823177</text:p>
          </table:table-cell>
          <table:table-cell/>
          <table:table-cell table:formula="of:=[$Sheet1.$C1064]" office:value-type="float" office:value="55424984">
            <text:p>55424984</text:p>
          </table:table-cell>
          <table:table-cell table:formula="of:=[$Sheet1.$C1099]" office:value-type="float" office:value="116932106">
            <text:p>116932106</text:p>
          </table:table-cell>
          <table:table-cell table:formula="of:=[$Sheet1.$C1140]" office:value-type="float" office:value="113409380">
            <text:p>113409380</text:p>
          </table:table-cell>
          <table:table-cell table:formula="of:=[$Sheet1.$C1173]" office:value-type="float" office:value="103676168">
            <text:p>103676168</text:p>
          </table:table-cell>
          <table:table-cell table:formula="of:=[$Sheet1.$C1209]" office:value-type="float" office:value="107749464">
            <text:p>107749464</text:p>
          </table:table-cell>
        </table:table-row>
        <table:table-row table:style-name="ro1">
          <table:table-cell table:formula="of:=[$Sheet1.$C912]" office:value-type="float" office:value="108409366">
            <text:p>108409366</text:p>
          </table:table-cell>
          <table:table-cell table:formula="of:=[$Sheet1.$C947]" office:value-type="float" office:value="95093822">
            <text:p>95093822</text:p>
          </table:table-cell>
          <table:table-cell table:formula="of:=[$Sheet1.$C985]" office:value-type="float" office:value="108487823">
            <text:p>108487823</text:p>
          </table:table-cell>
          <table:table-cell table:formula="of:=[$Sheet1.$C1002]" office:value-type="float" office:value="123565571">
            <text:p>123565571</text:p>
          </table:table-cell>
          <table:table-cell table:formula="of:=[$Sheet1.$C1049]" office:value-type="float" office:value="113946950">
            <text:p>113946950</text:p>
          </table:table-cell>
          <table:table-cell/>
          <table:table-cell table:formula="of:=[$Sheet1.$C1078]" office:value-type="float" office:value="56168303">
            <text:p>56168303</text:p>
          </table:table-cell>
          <table:table-cell table:formula="of:=[$Sheet1.$C1101]" office:value-type="float" office:value="117201622">
            <text:p>117201622</text:p>
          </table:table-cell>
          <table:table-cell table:formula="of:=[$Sheet1.$C1131]" office:value-type="float" office:value="113713329">
            <text:p>113713329</text:p>
          </table:table-cell>
          <table:table-cell table:formula="of:=[$Sheet1.$C1164]" office:value-type="float" office:value="104317285">
            <text:p>104317285</text:p>
          </table:table-cell>
          <table:table-cell table:formula="of:=[$Sheet1.$C1201]" office:value-type="float" office:value="122553699">
            <text:p>122553699</text:p>
          </table:table-cell>
        </table:table-row>
        <table:table-row table:style-name="ro1">
          <table:table-cell table:formula="of:=[$Sheet1.$C939]" office:value-type="float" office:value="108558529">
            <text:p>108558529</text:p>
          </table:table-cell>
          <table:table-cell table:formula="of:=[$Sheet1.$C959]" office:value-type="float" office:value="95118788">
            <text:p>95118788</text:p>
          </table:table-cell>
          <table:table-cell table:formula="of:=[$Sheet1.$C977]" office:value-type="float" office:value="108534037">
            <text:p>108534037</text:p>
          </table:table-cell>
          <table:table-cell table:formula="of:=[$Sheet1.$C1019]" office:value-type="float" office:value="123692098">
            <text:p>123692098</text:p>
          </table:table-cell>
          <table:table-cell table:formula="of:=[$Sheet1.$C1035]" office:value-type="float" office:value="118072852">
            <text:p>118072852</text:p>
          </table:table-cell>
          <table:table-cell/>
          <table:table-cell table:formula="of:=[$Sheet1.$C1090]" office:value-type="float" office:value="58107495">
            <text:p>58107495</text:p>
          </table:table-cell>
          <table:table-cell table:formula="of:=[$Sheet1.$C1119]" office:value-type="float" office:value="118250982">
            <text:p>118250982</text:p>
          </table:table-cell>
          <table:table-cell table:formula="of:=[$Sheet1.$C1133]" office:value-type="float" office:value="113730805">
            <text:p>113730805</text:p>
          </table:table-cell>
          <table:table-cell table:formula="of:=[$Sheet1.$C1182]" office:value-type="float" office:value="104455387">
            <text:p>104455387</text:p>
          </table:table-cell>
          <table:table-cell table:formula="of:=[$Sheet1.$C1193]" office:value-type="float" office:value="123858724">
            <text:p>123858724</text:p>
          </table:table-cell>
        </table:table-row>
        <table:table-row table:style-name="ro1">
          <table:table-cell table:formula="of:=[$Sheet1.$C932]" office:value-type="float" office:value="108654674">
            <text:p>108654674</text:p>
          </table:table-cell>
          <table:table-cell table:formula="of:=[$Sheet1.$C951]" office:value-type="float" office:value="95200913">
            <text:p>95200913</text:p>
          </table:table-cell>
          <table:table-cell table:formula="of:=[$Sheet1.$C986]" office:value-type="float" office:value="108576168">
            <text:p>108576168</text:p>
          </table:table-cell>
          <table:table-cell table:formula="of:=[$Sheet1.$C1020]" office:value-type="float" office:value="128877627">
            <text:p>128877627</text:p>
          </table:table-cell>
          <table:table-cell table:formula="of:=[$Sheet1.$C1042]" office:value-type="float" office:value="118550368">
            <text:p>118550368</text:p>
          </table:table-cell>
          <table:table-cell/>
          <table:table-cell table:formula="of:=[$Sheet1.$C1075]" office:value-type="float" office:value="58470505">
            <text:p>58470505</text:p>
          </table:table-cell>
          <table:table-cell table:formula="of:=[$Sheet1.$C1100]" office:value-type="float" office:value="118566600">
            <text:p>118566600</text:p>
          </table:table-cell>
          <table:table-cell table:formula="of:=[$Sheet1.$C1141]" office:value-type="float" office:value="114251728">
            <text:p>114251728</text:p>
          </table:table-cell>
          <table:table-cell table:formula="of:=[$Sheet1.$C1177]" office:value-type="float" office:value="107456017">
            <text:p>107456017</text:p>
          </table:table-cell>
          <table:table-cell table:formula="of:=[$Sheet1.$C1203]" office:value-type="float" office:value="125348909">
            <text:p>125348909</text:p>
          </table:table-cell>
        </table:table-row>
        <table:table-row table:style-name="ro1">
          <table:table-cell table:formula="of:=[$Sheet1.$C923]" office:value-type="float" office:value="108682310">
            <text:p>108682310</text:p>
          </table:table-cell>
          <table:table-cell table:formula="of:=[$Sheet1.$C964]" office:value-type="float" office:value="95213197">
            <text:p>95213197</text:p>
          </table:table-cell>
          <table:table-cell table:formula="of:=[$Sheet1.$C997]" office:value-type="float" office:value="108582164">
            <text:p>108582164</text:p>
          </table:table-cell>
          <table:table-cell table:formula="of:=[$Sheet1.$C1015]" office:value-type="float" office:value="129022071">
            <text:p>129022071</text:p>
          </table:table-cell>
          <table:table-cell table:formula="of:=[$Sheet1.$C1054]" office:value-type="float" office:value="118674265">
            <text:p>118674265</text:p>
          </table:table-cell>
          <table:table-cell/>
          <table:table-cell table:formula="of:=[$Sheet1.$C1076]" office:value-type="float" office:value="59074362">
            <text:p>59074362</text:p>
          </table:table-cell>
          <table:table-cell table:formula="of:=[$Sheet1.$C1117]" office:value-type="float" office:value="119642417">
            <text:p>119642417</text:p>
          </table:table-cell>
          <table:table-cell table:formula="of:=[$Sheet1.$C1135]" office:value-type="float" office:value="115177149">
            <text:p>115177149</text:p>
          </table:table-cell>
          <table:table-cell table:formula="of:=[$Sheet1.$C1158]" office:value-type="float" office:value="112644300">
            <text:p>112644300</text:p>
          </table:table-cell>
          <table:table-cell table:formula="of:=[$Sheet1.$C1197]" office:value-type="float" office:value="126474390">
            <text:p>126474390</text:p>
          </table:table-cell>
        </table:table-row>
        <table:table-row table:style-name="ro1">
          <table:table-cell table:formula="of:=[$Sheet1.$C937]" office:value-type="float" office:value="108714426">
            <text:p>108714426</text:p>
          </table:table-cell>
          <table:table-cell table:formula="of:=[$Sheet1.$C968]" office:value-type="float" office:value="95266897">
            <text:p>95266897</text:p>
          </table:table-cell>
          <table:table-cell table:formula="of:=[$Sheet1.$C974]" office:value-type="float" office:value="108665818">
            <text:p>108665818</text:p>
          </table:table-cell>
          <table:table-cell table:formula="of:=[$Sheet1.$C1031]" office:value-type="float" office:value="129027472">
            <text:p>129027472</text:p>
          </table:table-cell>
          <table:table-cell table:formula="of:=[$Sheet1.$C1053]" office:value-type="float" office:value="118750721">
            <text:p>118750721</text:p>
          </table:table-cell>
          <table:table-cell/>
          <table:table-cell table:formula="of:=[$Sheet1.$C1067]" office:value-type="float" office:value="95760857">
            <text:p>95760857</text:p>
          </table:table-cell>
          <table:table-cell table:formula="of:=[$Sheet1.$C1107]" office:value-type="float" office:value="119911138">
            <text:p>119911138</text:p>
          </table:table-cell>
          <table:table-cell table:formula="of:=[$Sheet1.$C1137]" office:value-type="float" office:value="116159046">
            <text:p>116159046</text:p>
          </table:table-cell>
          <table:table-cell table:formula="of:=[$Sheet1.$C1171]" office:value-type="float" office:value="113657433">
            <text:p>113657433</text:p>
          </table:table-cell>
          <table:table-cell table:formula="of:=[$Sheet1.$C1189]" office:value-type="float" office:value="126621688">
            <text:p>126621688</text:p>
          </table:table-cell>
        </table:table-row>
        <table:table-row table:style-name="ro1">
          <table:table-cell table:formula="of:=[$Sheet1.$C941]" office:value-type="float" office:value="108893842">
            <text:p>108893842</text:p>
          </table:table-cell>
          <table:table-cell table:formula="of:=[$Sheet1.$C950]" office:value-type="float" office:value="95276352">
            <text:p>95276352</text:p>
          </table:table-cell>
          <table:table-cell table:formula="of:=[$Sheet1.$C1001]" office:value-type="float" office:value="108732269">
            <text:p>108732269</text:p>
          </table:table-cell>
          <table:table-cell table:formula="of:=[$Sheet1.$C1018]" office:value-type="float" office:value="129575329">
            <text:p>129575329</text:p>
          </table:table-cell>
          <table:table-cell table:formula="of:=[$Sheet1.$C1055]" office:value-type="float" office:value="118822386">
            <text:p>118822386</text:p>
          </table:table-cell>
          <table:table-cell/>
          <table:table-cell table:formula="of:=[$Sheet1.$C1069]" office:value-type="float" office:value="96433104">
            <text:p>96433104</text:p>
          </table:table-cell>
          <table:table-cell table:formula="of:=[$Sheet1.$C1093]" office:value-type="float" office:value="120603062">
            <text:p>120603062</text:p>
          </table:table-cell>
          <table:table-cell table:formula="of:=[$Sheet1.$C1125]" office:value-type="float" office:value="116480481">
            <text:p>116480481</text:p>
          </table:table-cell>
          <table:table-cell table:formula="of:=[$Sheet1.$C1162]" office:value-type="float" office:value="113760143">
            <text:p>113760143</text:p>
          </table:table-cell>
          <table:table-cell table:formula="of:=[$Sheet1.$C1212]" office:value-type="float" office:value="126831924">
            <text:p>126831924</text:p>
          </table:table-cell>
        </table:table-row>
        <table:table-row table:style-name="ro1">
          <table:table-cell table:formula="of:=[$Sheet1.$C930]" office:value-type="float" office:value="109078303">
            <text:p>109078303</text:p>
          </table:table-cell>
          <table:table-cell table:formula="of:=[$Sheet1.$C962]" office:value-type="float" office:value="95334014">
            <text:p>95334014</text:p>
          </table:table-cell>
          <table:table-cell table:formula="of:=[$Sheet1.$C989]" office:value-type="float" office:value="109012372">
            <text:p>109012372</text:p>
          </table:table-cell>
          <table:table-cell table:formula="of:=[$Sheet1.$C1011]" office:value-type="float" office:value="129691647">
            <text:p>129691647</text:p>
          </table:table-cell>
          <table:table-cell table:formula="of:=[$Sheet1.$C1056]" office:value-type="float" office:value="118915846">
            <text:p>118915846</text:p>
          </table:table-cell>
          <table:table-cell/>
          <table:table-cell table:formula="of:=[$Sheet1.$C1086]" office:value-type="float" office:value="96694024">
            <text:p>96694024</text:p>
          </table:table-cell>
          <table:table-cell table:formula="of:=[$Sheet1.$C1094]" office:value-type="float" office:value="121780720">
            <text:p>121780720</text:p>
          </table:table-cell>
          <table:table-cell table:formula="of:=[$Sheet1.$C1152]" office:value-type="float" office:value="116650165">
            <text:p>116650165</text:p>
          </table:table-cell>
          <table:table-cell table:formula="of:=[$Sheet1.$C1156]" office:value-type="float" office:value="113786976">
            <text:p>113786976</text:p>
          </table:table-cell>
          <table:table-cell table:formula="of:=[$Sheet1.$C1188]" office:value-type="float" office:value="127320429">
            <text:p>127320429</text:p>
          </table:table-cell>
        </table:table-row>
        <table:table-row table:style-name="ro1">
          <table:table-cell table:formula="of:=[$Sheet1.$C922]" office:value-type="float" office:value="109155601">
            <text:p>109155601</text:p>
          </table:table-cell>
          <table:table-cell table:formula="of:=[$Sheet1.$C948]" office:value-type="float" office:value="95380527">
            <text:p>95380527</text:p>
          </table:table-cell>
          <table:table-cell table:formula="of:=[$Sheet1.$C991]" office:value-type="float" office:value="109095104">
            <text:p>109095104</text:p>
          </table:table-cell>
          <table:table-cell table:formula="of:=[$Sheet1.$C1023]" office:value-type="float" office:value="129799811">
            <text:p>129799811</text:p>
          </table:table-cell>
          <table:table-cell table:formula="of:=[$Sheet1.$C1038]" office:value-type="float" office:value="118916906">
            <text:p>118916906</text:p>
          </table:table-cell>
          <table:table-cell/>
          <table:table-cell table:formula="of:=[$Sheet1.$C1071]" office:value-type="float" office:value="97717932">
            <text:p>97717932</text:p>
          </table:table-cell>
          <table:table-cell table:formula="of:=[$Sheet1.$C1111]" office:value-type="float" office:value="123988583">
            <text:p>123988583</text:p>
          </table:table-cell>
          <table:table-cell table:formula="of:=[$Sheet1.$C1143]" office:value-type="float" office:value="118081974">
            <text:p>118081974</text:p>
          </table:table-cell>
          <table:table-cell table:formula="of:=[$Sheet1.$C1167]" office:value-type="float" office:value="114195805">
            <text:p>114195805</text:p>
          </table:table-cell>
          <table:table-cell table:formula="of:=[$Sheet1.$C1196]" office:value-type="float" office:value="128841067">
            <text:p>128841067</text:p>
          </table:table-cell>
        </table:table-row>
        <table:table-row table:style-name="ro1">
          <table:table-cell table:formula="of:=[$Sheet1.$C936]" office:value-type="float" office:value="109182756">
            <text:p>109182756</text:p>
          </table:table-cell>
          <table:table-cell table:formula="of:=[$Sheet1.$C953]" office:value-type="float" office:value="95412941">
            <text:p>95412941</text:p>
          </table:table-cell>
          <table:table-cell table:formula="of:=[$Sheet1.$C992]" office:value-type="float" office:value="109114946">
            <text:p>109114946</text:p>
          </table:table-cell>
          <table:table-cell table:formula="of:=[$Sheet1.$C1014]" office:value-type="float" office:value="129889213">
            <text:p>129889213</text:p>
          </table:table-cell>
          <table:table-cell table:formula="of:=[$Sheet1.$C1034]" office:value-type="float" office:value="118966021">
            <text:p>118966021</text:p>
          </table:table-cell>
          <table:table-cell/>
          <table:table-cell table:formula="of:=[$Sheet1.$C1085]" office:value-type="float" office:value="97992527">
            <text:p>97992527</text:p>
          </table:table-cell>
          <table:table-cell table:formula="of:=[$Sheet1.$C1097]" office:value-type="float" office:value="124096878">
            <text:p>124096878</text:p>
          </table:table-cell>
          <table:table-cell table:formula="of:=[$Sheet1.$C1147]" office:value-type="float" office:value="118625407">
            <text:p>118625407</text:p>
          </table:table-cell>
          <table:table-cell table:formula="of:=[$Sheet1.$C1181]" office:value-type="float" office:value="114821027">
            <text:p>114821027</text:p>
          </table:table-cell>
          <table:table-cell table:formula="of:=[$Sheet1.$C1202]" office:value-type="float" office:value="129779137">
            <text:p>129779137</text:p>
          </table:table-cell>
        </table:table-row>
        <table:table-row table:style-name="ro1">
          <table:table-cell table:formula="of:=[$Sheet1.$C917]" office:value-type="float" office:value="109230068">
            <text:p>109230068</text:p>
          </table:table-cell>
          <table:table-cell table:formula="of:=[$Sheet1.$C965]" office:value-type="float" office:value="95982120">
            <text:p>95982120</text:p>
          </table:table-cell>
          <table:table-cell table:formula="of:=[$Sheet1.$C983]" office:value-type="float" office:value="109134812">
            <text:p>109134812</text:p>
          </table:table-cell>
          <table:table-cell table:formula="of:=[$Sheet1.$C1004]" office:value-type="float" office:value="129940254">
            <text:p>129940254</text:p>
          </table:table-cell>
          <table:table-cell table:formula="of:=[$Sheet1.$C1044]" office:value-type="float" office:value="119029794">
            <text:p>119029794</text:p>
          </table:table-cell>
          <table:table-cell/>
          <table:table-cell table:formula="of:=[$Sheet1.$C1072]" office:value-type="float" office:value="101332257">
            <text:p>101332257</text:p>
          </table:table-cell>
          <table:table-cell table:formula="of:=[$Sheet1.$C1116]" office:value-type="float" office:value="124488064">
            <text:p>124488064</text:p>
          </table:table-cell>
          <table:table-cell table:formula="of:=[$Sheet1.$C1134]" office:value-type="float" office:value="119438459">
            <text:p>119438459</text:p>
          </table:table-cell>
          <table:table-cell table:formula="of:=[$Sheet1.$C1172]" office:value-type="float" office:value="114839582">
            <text:p>114839582</text:p>
          </table:table-cell>
          <table:table-cell table:formula="of:=[$Sheet1.$C1186]" office:value-type="float" office:value="133095709">
            <text:p>133095709</text:p>
          </table:table-cell>
        </table:table-row>
        <table:table-row table:style-name="ro1">
          <table:table-cell table:formula="of:=[$Sheet1.$C924]" office:value-type="float" office:value="109249708">
            <text:p>109249708</text:p>
          </table:table-cell>
          <table:table-cell table:formula="of:=[$Sheet1.$C943]" office:value-type="float" office:value="96098676">
            <text:p>96098676</text:p>
          </table:table-cell>
          <table:table-cell table:formula="of:=[$Sheet1.$C990]" office:value-type="float" office:value="109135687">
            <text:p>109135687</text:p>
          </table:table-cell>
          <table:table-cell table:formula="of:=[$Sheet1.$C1012]" office:value-type="float" office:value="129995710">
            <text:p>129995710</text:p>
          </table:table-cell>
          <table:table-cell table:formula="of:=[$Sheet1.$C1036]" office:value-type="float" office:value="119056890">
            <text:p>119056890</text:p>
          </table:table-cell>
          <table:table-cell/>
          <table:table-cell table:formula="of:=[$Sheet1.$C1084]" office:value-type="float" office:value="107137071">
            <text:p>107137071</text:p>
          </table:table-cell>
          <table:table-cell table:formula="of:=[$Sheet1.$C1113]" office:value-type="float" office:value="124558547">
            <text:p>124558547</text:p>
          </table:table-cell>
          <table:table-cell table:formula="of:=[$Sheet1.$C1127]" office:value-type="float" office:value="120228546">
            <text:p>120228546</text:p>
          </table:table-cell>
          <table:table-cell table:formula="of:=[$Sheet1.$C1175]" office:value-type="float" office:value="115792609">
            <text:p>115792609</text:p>
          </table:table-cell>
          <table:table-cell table:formula="of:=[$Sheet1.$C1200]" office:value-type="float" office:value="138315558">
            <text:p>138315558</text:p>
          </table:table-cell>
        </table:table-row>
        <table:table-row table:style-name="ro1">
          <table:table-cell table:formula="of:=[$Sheet1.$C940]" office:value-type="float" office:value="109266767">
            <text:p>109266767</text:p>
          </table:table-cell>
          <table:table-cell table:formula="of:=[$Sheet1.$C946]" office:value-type="float" office:value="96115199">
            <text:p>96115199</text:p>
          </table:table-cell>
          <table:table-cell table:formula="of:=[$Sheet1.$C978]" office:value-type="float" office:value="109222242">
            <text:p>109222242</text:p>
          </table:table-cell>
          <table:table-cell table:formula="of:=[$Sheet1.$C1013]" office:value-type="float" office:value="130025506">
            <text:p>130025506</text:p>
          </table:table-cell>
          <table:table-cell table:formula="of:=[$Sheet1.$C1047]" office:value-type="float" office:value="119062156">
            <text:p>119062156</text:p>
          </table:table-cell>
          <table:table-cell/>
          <table:table-cell table:formula="of:=[$Sheet1.$C1081]" office:value-type="float" office:value="107710702">
            <text:p>107710702</text:p>
          </table:table-cell>
          <table:table-cell table:formula="of:=[$Sheet1.$C1096]" office:value-type="float" office:value="124888874">
            <text:p>124888874</text:p>
          </table:table-cell>
          <table:table-cell table:formula="of:=[$Sheet1.$C1145]" office:value-type="float" office:value="120684075">
            <text:p>120684075</text:p>
          </table:table-cell>
          <table:table-cell table:formula="of:=[$Sheet1.$C1169]" office:value-type="float" office:value="116805858">
            <text:p>116805858</text:p>
          </table:table-cell>
          <table:table-cell table:formula="of:=[$Sheet1.$C1190]" office:value-type="float" office:value="140799139">
            <text:p>140799139</text:p>
          </table:table-cell>
        </table:table-row>
        <table:table-row table:style-name="ro1">
          <table:table-cell table:formula="of:=[$Sheet1.$C916]" office:value-type="float" office:value="109296440">
            <text:p>109296440</text:p>
          </table:table-cell>
          <table:table-cell table:formula="of:=[$Sheet1.$C961]" office:value-type="float" office:value="96153009">
            <text:p>96153009</text:p>
          </table:table-cell>
          <table:table-cell table:formula="of:=[$Sheet1.$C988]" office:value-type="float" office:value="109292007">
            <text:p>109292007</text:p>
          </table:table-cell>
          <table:table-cell table:formula="of:=[$Sheet1.$C1016]" office:value-type="float" office:value="130124490">
            <text:p>130124490</text:p>
          </table:table-cell>
          <table:table-cell table:formula="of:=[$Sheet1.$C1060]" office:value-type="float" office:value="119139787">
            <text:p>119139787</text:p>
          </table:table-cell>
          <table:table-cell/>
          <table:table-cell table:formula="of:=[$Sheet1.$C1088]" office:value-type="float" office:value="107968928">
            <text:p>107968928</text:p>
          </table:table-cell>
          <table:table-cell table:formula="of:=[$Sheet1.$C1120]" office:value-type="float" office:value="124980821">
            <text:p>124980821</text:p>
          </table:table-cell>
          <table:table-cell table:formula="of:=[$Sheet1.$C1129]" office:value-type="float" office:value="120698890">
            <text:p>120698890</text:p>
          </table:table-cell>
          <table:table-cell table:formula="of:=[$Sheet1.$C1168]" office:value-type="float" office:value="118043141">
            <text:p>118043141</text:p>
          </table:table-cell>
          <table:table-cell table:formula="of:=[$Sheet1.$C1192]" office:value-type="float" office:value="141524979">
            <text:p>141524979</text:p>
          </table:table-cell>
        </table:table-row>
        <table:table-row table:style-name="ro1">
          <table:table-cell table:formula="of:=[$Sheet1.$C926]" office:value-type="float" office:value="109377750">
            <text:p>109377750</text:p>
          </table:table-cell>
          <table:table-cell table:formula="of:=[$Sheet1.$C944]" office:value-type="float" office:value="96212464">
            <text:p>96212464</text:p>
          </table:table-cell>
          <table:table-cell table:formula="of:=[$Sheet1.$C987]" office:value-type="float" office:value="109400092">
            <text:p>109400092</text:p>
          </table:table-cell>
          <table:table-cell table:formula="of:=[$Sheet1.$C1003]" office:value-type="float" office:value="130199477">
            <text:p>130199477</text:p>
          </table:table-cell>
          <table:table-cell table:formula="of:=[$Sheet1.$C1057]" office:value-type="float" office:value="119183216">
            <text:p>119183216</text:p>
          </table:table-cell>
          <table:table-cell/>
          <table:table-cell table:formula="of:=[$Sheet1.$C1074]" office:value-type="float" office:value="111263503">
            <text:p>111263503</text:p>
          </table:table-cell>
          <table:table-cell table:formula="of:=[$Sheet1.$C1112]" office:value-type="float" office:value="125270060">
            <text:p>125270060</text:p>
          </table:table-cell>
          <table:table-cell table:formula="of:=[$Sheet1.$C1126]" office:value-type="float" office:value="121271179">
            <text:p>121271179</text:p>
          </table:table-cell>
          <table:table-cell table:formula="of:=[$Sheet1.$C1154]" office:value-type="float" office:value="118409716">
            <text:p>118409716</text:p>
          </table:table-cell>
          <table:table-cell table:formula="of:=[$Sheet1.$C1204]" office:value-type="float" office:value="144262302">
            <text:p>144262302</text:p>
          </table:table-cell>
        </table:table-row>
        <table:table-row table:style-name="ro1">
          <table:table-cell table:formula="of:=[$Sheet1.$C933]" office:value-type="float" office:value="110757571">
            <text:p>110757571</text:p>
          </table:table-cell>
          <table:table-cell table:formula="of:=[$Sheet1.$C966]" office:value-type="float" office:value="99994823">
            <text:p>99994823</text:p>
          </table:table-cell>
          <table:table-cell table:formula="of:=[$Sheet1.$C979]" office:value-type="float" office:value="111371552">
            <text:p>111371552</text:p>
          </table:table-cell>
          <table:table-cell table:formula="of:=[$Sheet1.$C1021]" office:value-type="float" office:value="130221801">
            <text:p>130221801</text:p>
          </table:table-cell>
          <table:table-cell table:formula="of:=[$Sheet1.$C1037]" office:value-type="float" office:value="119277136">
            <text:p>119277136</text:p>
          </table:table-cell>
          <table:table-cell/>
          <table:table-cell table:formula="of:=[$Sheet1.$C1070]" office:value-type="float" office:value="112690598">
            <text:p>112690598</text:p>
          </table:table-cell>
          <table:table-cell table:formula="of:=[$Sheet1.$C1102]" office:value-type="float" office:value="125746896">
            <text:p>125746896</text:p>
          </table:table-cell>
          <table:table-cell table:formula="of:=[$Sheet1.$C1132]" office:value-type="float" office:value="122506504">
            <text:p>122506504</text:p>
          </table:table-cell>
          <table:table-cell table:formula="of:=[$Sheet1.$C1179]" office:value-type="float" office:value="119077330">
            <text:p>119077330</text:p>
          </table:table-cell>
          <table:table-cell table:formula="of:=[$Sheet1.$C1194]" office:value-type="float" office:value="148201816">
            <text:p>148201816</text:p>
          </table:table-cell>
        </table:table-row>
        <table:table-row table:style-name="ro1">
          <table:table-cell table:formula="of:=[$Sheet1.$C919]" office:value-type="float" office:value="111905525">
            <text:p>111905525</text:p>
          </table:table-cell>
          <table:table-cell table:formula="of:=[$Sheet1.$C955]" office:value-type="float" office:value="100068715">
            <text:p>100068715</text:p>
          </table:table-cell>
          <table:table-cell table:formula="of:=[$Sheet1.$C975]" office:value-type="float" office:value="111849387">
            <text:p>111849387</text:p>
          </table:table-cell>
          <table:table-cell table:formula="of:=[$Sheet1.$C1027]" office:value-type="float" office:value="130352542">
            <text:p>130352542</text:p>
          </table:table-cell>
          <table:table-cell table:formula="of:=[$Sheet1.$C1059]" office:value-type="float" office:value="119368204">
            <text:p>119368204</text:p>
          </table:table-cell>
          <table:table-cell/>
          <table:table-cell table:formula="of:=[$Sheet1.$C1068]" office:value-type="float" office:value="114918907">
            <text:p>114918907</text:p>
          </table:table-cell>
          <table:table-cell table:formula="of:=[$Sheet1.$C1115]" office:value-type="float" office:value="125947207">
            <text:p>125947207</text:p>
          </table:table-cell>
          <table:table-cell table:formula="of:=[$Sheet1.$C1124]" office:value-type="float" office:value="123863280">
            <text:p>123863280</text:p>
          </table:table-cell>
          <table:table-cell table:formula="of:=[$Sheet1.$C1159]" office:value-type="float" office:value="119373150">
            <text:p>119373150</text:p>
          </table:table-cell>
          <table:table-cell table:formula="of:=[$Sheet1.$C1195]" office:value-type="float" office:value="150527596">
            <text:p>150527596</text:p>
          </table:table-cell>
        </table:table-row>
        <table:table-row table:style-name="ro1">
          <table:table-cell table:formula="of:=[$Sheet1.$C921]" office:value-type="float" office:value="111978680">
            <text:p>111978680</text:p>
          </table:table-cell>
          <table:table-cell table:formula="of:=[$Sheet1.$C970]" office:value-type="float" office:value="100133825">
            <text:p>100133825</text:p>
          </table:table-cell>
          <table:table-cell table:formula="of:=[$Sheet1.$C976]" office:value-type="float" office:value="111909849">
            <text:p>111909849</text:p>
          </table:table-cell>
          <table:table-cell table:formula="of:=[$Sheet1.$C1006]" office:value-type="float" office:value="130371861">
            <text:p>130371861</text:p>
          </table:table-cell>
          <table:table-cell table:formula="of:=[$Sheet1.$C1051]" office:value-type="float" office:value="119413321">
            <text:p>119413321</text:p>
          </table:table-cell>
          <table:table-cell/>
          <table:table-cell table:formula="of:=[$Sheet1.$C1092]" office:value-type="float" office:value="116936392">
            <text:p>116936392</text:p>
          </table:table-cell>
          <table:table-cell table:formula="of:=[$Sheet1.$C1106]" office:value-type="float" office:value="126081412">
            <text:p>126081412</text:p>
          </table:table-cell>
          <table:table-cell table:formula="of:=[$Sheet1.$C1128]" office:value-type="float" office:value="124064838">
            <text:p>124064838</text:p>
          </table:table-cell>
          <table:table-cell table:formula="of:=[$Sheet1.$C1155]" office:value-type="float" office:value="122157072">
            <text:p>122157072</text:p>
          </table:table-cell>
          <table:table-cell table:formula="of:=[$Sheet1.$C1185]" office:value-type="float" office:value="151817877">
            <text:p>151817877</text:p>
          </table:table-cell>
        </table:table-row>
        <table:table-row table:style-name="ro1">
          <table:table-cell table:formula="of:=[$Sheet1.$C934]" office:value-type="float" office:value="112519792">
            <text:p>112519792</text:p>
          </table:table-cell>
          <table:table-cell table:formula="of:=[$Sheet1.$C958]" office:value-type="float" office:value="100494294">
            <text:p>100494294</text:p>
          </table:table-cell>
          <table:table-cell table:formula="of:=[$Sheet1.$C996]" office:value-type="float" office:value="112634154">
            <text:p>112634154</text:p>
          </table:table-cell>
          <table:table-cell table:formula="of:=[$Sheet1.$C1005]" office:value-type="float" office:value="130450878">
            <text:p>130450878</text:p>
          </table:table-cell>
          <table:table-cell table:formula="of:=[$Sheet1.$C1032]" office:value-type="float" office:value="119429447">
            <text:p>119429447</text:p>
          </table:table-cell>
          <table:table-cell/>
          <table:table-cell table:formula="of:=[$Sheet1.$C1066]" office:value-type="float" office:value="118105639">
            <text:p>118105639</text:p>
          </table:table-cell>
          <table:table-cell table:formula="of:=[$Sheet1.$C1122]" office:value-type="float" office:value="126384456">
            <text:p>126384456</text:p>
          </table:table-cell>
          <table:table-cell table:formula="of:=[$Sheet1.$C1148]" office:value-type="float" office:value="124401878">
            <text:p>124401878</text:p>
          </table:table-cell>
          <table:table-cell table:formula="of:=[$Sheet1.$C1163]" office:value-type="float" office:value="122454076">
            <text:p>122454076</text:p>
          </table:table-cell>
          <table:table-cell table:formula="of:=[$Sheet1.$C1184]" office:value-type="float" office:value="152210808">
            <text:p>152210808</text:p>
          </table:table-cell>
        </table:table-row>
        <table:table-row table:style-name="ro1">
          <table:table-cell table:formula="of:=[$Sheet1.$C913]" office:value-type="float" office:value="113288407">
            <text:p>113288407</text:p>
          </table:table-cell>
          <table:table-cell table:formula="of:=[$Sheet1.$C949]" office:value-type="float" office:value="100958419">
            <text:p>100958419</text:p>
          </table:table-cell>
          <table:table-cell table:formula="of:=[$Sheet1.$C1000]" office:value-type="float" office:value="113189277">
            <text:p>113189277</text:p>
          </table:table-cell>
          <table:table-cell table:formula="of:=[$Sheet1.$C1008]" office:value-type="float" office:value="130546496">
            <text:p>130546496</text:p>
          </table:table-cell>
          <table:table-cell table:formula="of:=[$Sheet1.$C1061]" office:value-type="float" office:value="120252991">
            <text:p>120252991</text:p>
          </table:table-cell>
          <table:table-cell/>
          <table:table-cell table:formula="of:=[$Sheet1.$C1063]" office:value-type="float" office:value="118557389">
            <text:p>118557389</text:p>
          </table:table-cell>
          <table:table-cell table:formula="of:=[$Sheet1.$C1118]" office:value-type="float" office:value="130830093">
            <text:p>130830093</text:p>
          </table:table-cell>
          <table:table-cell table:formula="of:=[$Sheet1.$C1142]" office:value-type="float" office:value="124728350">
            <text:p>124728350</text:p>
          </table:table-cell>
          <table:table-cell table:formula="of:=[$Sheet1.$C1165]" office:value-type="float" office:value="123414579">
            <text:p>123414579</text:p>
          </table:table-cell>
          <table:table-cell table:formula="of:=[$Sheet1.$C1191]" office:value-type="float" office:value="155021827">
            <text:p>155021827</text:p>
          </table:table-cell>
        </table:table-row>
      </table:table>
      <table:table table:name="CCM+CT" table:style-name="ta1">
        <table:shapes>
          <draw:frame draw:z-index="0" draw:style-name="gr1" svg:width="15.999cm" svg:height="8.999cm" svg:x="0cm" svg:y="13.674cm">
            <draw:object draw:notify-on-update-of-ranges="'CCM+CT'.A1:'CCM+CT'.A1 'CCM+CT'.A2:'CCM+CT'.A31 'CCM+CT'.B1:'CCM+CT'.B1 'CCM+CT'.B2:'CCM+CT'.B31 'CCM+CT'.C1:'CCM+CT'.C1 'CCM+CT'.C2:'CCM+CT'.C31 'CCM+CT'.D1:'CCM+CT'.D1 'CCM+CT'.D2:'CCM+CT'.D31 'CCM+CT'.E1:'CCM+CT'.E1 'CCM+CT'.E2:'CCM+CT'.E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15.999cm" svg:height="8.999cm" svg:x="15.996cm" svg:y="13.717cm">
            <draw:object draw:notify-on-update-of-ranges="'CCM+CT'.G1:'CCM+CT'.G1 'CCM+CT'.G2:'CCM+CT'.G31 'CCM+CT'.H1:'CCM+CT'.H1 'CCM+CT'.H2:'CCM+CT'.H31 'CCM+CT'.I1:'CCM+CT'.I1 'CCM+CT'.I2:'CCM+CT'.I31 'CCM+CT'.J1:'CCM+CT'.J1 'CCM+CT'.J2:'CCM+CT'.J31 'CCM+CT'.K1:'CCM+CT'.K1 'CCM+CT'.K2:'CCM+CT'.K3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/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</table:table-row>
        <table:table-row table:style-name="ro1">
          <table:table-cell table:formula="of:=[$Sheet1.$C1534]" office:value-type="float" office:value="97601381">
            <text:p>97601381</text:p>
          </table:table-cell>
          <table:table-cell table:formula="of:=[$Sheet1.$C1577]" office:value-type="float" office:value="89335137">
            <text:p>89335137</text:p>
          </table:table-cell>
          <table:table-cell table:formula="of:=[$Sheet1.$C1601]" office:value-type="float" office:value="102000854">
            <text:p>102000854</text:p>
          </table:table-cell>
          <table:table-cell table:formula="of:=[$Sheet1.$C1637]" office:value-type="float" office:value="105385757">
            <text:p>105385757</text:p>
          </table:table-cell>
          <table:table-cell table:formula="of:=[$Sheet1.$C1665]" office:value-type="float" office:value="105996094">
            <text:p>105996094</text:p>
          </table:table-cell>
          <table:table-cell/>
          <table:table-cell table:formula="of:=[$Sheet1.$C1684]" office:value-type="float" office:value="58699906">
            <text:p>58699906</text:p>
          </table:table-cell>
          <table:table-cell table:formula="of:=[$Sheet1.$C1705]" office:value-type="float" office:value="107792020">
            <text:p>107792020</text:p>
          </table:table-cell>
          <table:table-cell table:formula="of:=[$Sheet1.$C1739]" office:value-type="float" office:value="103641183">
            <text:p>103641183</text:p>
          </table:table-cell>
          <table:table-cell table:formula="of:=[$Sheet1.$C1786]" office:value-type="float" office:value="86603479">
            <text:p>86603479</text:p>
          </table:table-cell>
          <table:table-cell table:formula="of:=[$Sheet1.$C1793]" office:value-type="float" office:value="108272646">
            <text:p>108272646</text:p>
          </table:table-cell>
        </table:table-row>
        <table:table-row table:style-name="ro1">
          <table:table-cell table:formula="of:=[$Sheet1.$C1540]" office:value-type="float" office:value="97671502">
            <text:p>97671502</text:p>
          </table:table-cell>
          <table:table-cell table:formula="of:=[$Sheet1.$C1555]" office:value-type="float" office:value="89335203">
            <text:p>89335203</text:p>
          </table:table-cell>
          <table:table-cell table:formula="of:=[$Sheet1.$C1607]" office:value-type="float" office:value="102451338">
            <text:p>102451338</text:p>
          </table:table-cell>
          <table:table-cell table:formula="of:=[$Sheet1.$C1608]" office:value-type="float" office:value="105535300">
            <text:p>105535300</text:p>
          </table:table-cell>
          <table:table-cell table:formula="of:=[$Sheet1.$C1644]" office:value-type="float" office:value="112899528">
            <text:p>112899528</text:p>
          </table:table-cell>
          <table:table-cell/>
          <table:table-cell table:formula="of:=[$Sheet1.$C1679]" office:value-type="float" office:value="58869558">
            <text:p>58869558</text:p>
          </table:table-cell>
          <table:table-cell table:formula="of:=[$Sheet1.$C1703]" office:value-type="float" office:value="114618235">
            <text:p>114618235</text:p>
          </table:table-cell>
          <table:table-cell table:formula="of:=[$Sheet1.$C1730]" office:value-type="float" office:value="104195562">
            <text:p>104195562</text:p>
          </table:table-cell>
          <table:table-cell table:formula="of:=[$Sheet1.$C1764]" office:value-type="float" office:value="90908893">
            <text:p>90908893</text:p>
          </table:table-cell>
          <table:table-cell table:formula="of:=[$Sheet1.$C1790]" office:value-type="float" office:value="111323099">
            <text:p>111323099</text:p>
          </table:table-cell>
        </table:table-row>
        <table:table-row table:style-name="ro1">
          <table:table-cell table:formula="of:=[$Sheet1.$C1526]" office:value-type="float" office:value="102763432">
            <text:p>102763432</text:p>
          </table:table-cell>
          <table:table-cell table:formula="of:=[$Sheet1.$C1554]" office:value-type="float" office:value="89593206">
            <text:p>89593206</text:p>
          </table:table-cell>
          <table:table-cell table:formula="of:=[$Sheet1.$C1584]" office:value-type="float" office:value="103230678">
            <text:p>103230678</text:p>
          </table:table-cell>
          <table:table-cell table:formula="of:=[$Sheet1.$C1630]" office:value-type="float" office:value="105573252">
            <text:p>105573252</text:p>
          </table:table-cell>
          <table:table-cell table:formula="of:=[$Sheet1.$C1654]" office:value-type="float" office:value="113072409">
            <text:p>113072409</text:p>
          </table:table-cell>
          <table:table-cell/>
          <table:table-cell table:formula="of:=[$Sheet1.$C1689]" office:value-type="float" office:value="59851156">
            <text:p>59851156</text:p>
          </table:table-cell>
          <table:table-cell table:formula="of:=[$Sheet1.$C1699]" office:value-type="float" office:value="115816433">
            <text:p>115816433</text:p>
          </table:table-cell>
          <table:table-cell table:formula="of:=[$Sheet1.$C1742]" office:value-type="float" office:value="109300041">
            <text:p>109300041</text:p>
          </table:table-cell>
          <table:table-cell table:formula="of:=[$Sheet1.$C1780]" office:value-type="float" office:value="91672369">
            <text:p>91672369</text:p>
          </table:table-cell>
          <table:table-cell table:formula="of:=[$Sheet1.$C1789]" office:value-type="float" office:value="111420203">
            <text:p>111420203</text:p>
          </table:table-cell>
        </table:table-row>
        <table:table-row table:style-name="ro1">
          <table:table-cell table:formula="of:=[$Sheet1.$C1541]" office:value-type="float" office:value="102879106">
            <text:p>102879106</text:p>
          </table:table-cell>
          <table:table-cell table:formula="of:=[$Sheet1.$C1558]" office:value-type="float" office:value="89593268">
            <text:p>89593268</text:p>
          </table:table-cell>
          <table:table-cell table:formula="of:=[$Sheet1.$C1595]" office:value-type="float" office:value="103254813">
            <text:p>103254813</text:p>
          </table:table-cell>
          <table:table-cell table:formula="of:=[$Sheet1.$C1622]" office:value-type="float" office:value="105579087">
            <text:p>105579087</text:p>
          </table:table-cell>
          <table:table-cell table:formula="of:=[$Sheet1.$C1659]" office:value-type="float" office:value="113123911">
            <text:p>113123911</text:p>
          </table:table-cell>
          <table:table-cell/>
          <table:table-cell table:formula="of:=[$Sheet1.$C1698]" office:value-type="float" office:value="59891192">
            <text:p>59891192</text:p>
          </table:table-cell>
          <table:table-cell table:formula="of:=[$Sheet1.$C1721]" office:value-type="float" office:value="116661715">
            <text:p>116661715</text:p>
          </table:table-cell>
          <table:table-cell table:formula="of:=[$Sheet1.$C1758]" office:value-type="float" office:value="109597974">
            <text:p>109597974</text:p>
          </table:table-cell>
          <table:table-cell table:formula="of:=[$Sheet1.$C1777]" office:value-type="float" office:value="95552279">
            <text:p>95552279</text:p>
          </table:table-cell>
          <table:table-cell table:formula="of:=[$Sheet1.$C1807]" office:value-type="float" office:value="111436086">
            <text:p>111436086</text:p>
          </table:table-cell>
        </table:table-row>
        <table:table-row table:style-name="ro1">
          <table:table-cell table:formula="of:=[$Sheet1.$C1538]" office:value-type="float" office:value="102969970">
            <text:p>102969970</text:p>
          </table:table-cell>
          <table:table-cell table:formula="of:=[$Sheet1.$C1571]" office:value-type="float" office:value="89665117">
            <text:p>89665117</text:p>
          </table:table-cell>
          <table:table-cell table:formula="of:=[$Sheet1.$C1605]" office:value-type="float" office:value="103302582">
            <text:p>103302582</text:p>
          </table:table-cell>
          <table:table-cell table:formula="of:=[$Sheet1.$C1624]" office:value-type="float" office:value="105615301">
            <text:p>105615301</text:p>
          </table:table-cell>
          <table:table-cell table:formula="of:=[$Sheet1.$C1647]" office:value-type="float" office:value="113162096">
            <text:p>113162096</text:p>
          </table:table-cell>
          <table:table-cell/>
          <table:table-cell table:formula="of:=[$Sheet1.$C1695]" office:value-type="float" office:value="59930367">
            <text:p>59930367</text:p>
          </table:table-cell>
          <table:table-cell table:formula="of:=[$Sheet1.$C1716]" office:value-type="float" office:value="117441996">
            <text:p>117441996</text:p>
          </table:table-cell>
          <table:table-cell table:formula="of:=[$Sheet1.$C1743]" office:value-type="float" office:value="110738822">
            <text:p>110738822</text:p>
          </table:table-cell>
          <table:table-cell table:formula="of:=[$Sheet1.$C1760]" office:value-type="float" office:value="95575839">
            <text:p>95575839</text:p>
          </table:table-cell>
          <table:table-cell table:formula="of:=[$Sheet1.$C1801]" office:value-type="float" office:value="111518266">
            <text:p>111518266</text:p>
          </table:table-cell>
        </table:table-row>
        <table:table-row table:style-name="ro1">
          <table:table-cell table:formula="of:=[$Sheet1.$C1521]" office:value-type="float" office:value="103010276">
            <text:p>103010276</text:p>
          </table:table-cell>
          <table:table-cell table:formula="of:=[$Sheet1.$C1576]" office:value-type="float" office:value="89967238">
            <text:p>89967238</text:p>
          </table:table-cell>
          <table:table-cell table:formula="of:=[$Sheet1.$C1579]" office:value-type="float" office:value="103343904">
            <text:p>103343904</text:p>
          </table:table-cell>
          <table:table-cell table:formula="of:=[$Sheet1.$C1633]" office:value-type="float" office:value="105631153">
            <text:p>105631153</text:p>
          </table:table-cell>
          <table:table-cell table:formula="of:=[$Sheet1.$C1653]" office:value-type="float" office:value="113179153">
            <text:p>113179153</text:p>
          </table:table-cell>
          <table:table-cell/>
          <table:table-cell table:formula="of:=[$Sheet1.$C1696]" office:value-type="float" office:value="60141308">
            <text:p>60141308</text:p>
          </table:table-cell>
          <table:table-cell table:formula="of:=[$Sheet1.$C1709]" office:value-type="float" office:value="117542814">
            <text:p>117542814</text:p>
          </table:table-cell>
          <table:table-cell table:formula="of:=[$Sheet1.$C1757]" office:value-type="float" office:value="110890939">
            <text:p>110890939</text:p>
          </table:table-cell>
          <table:table-cell table:formula="of:=[$Sheet1.$C1784]" office:value-type="float" office:value="96268585">
            <text:p>96268585</text:p>
          </table:table-cell>
          <table:table-cell table:formula="of:=[$Sheet1.$C1809]" office:value-type="float" office:value="111615635">
            <text:p>111615635</text:p>
          </table:table-cell>
        </table:table-row>
        <table:table-row table:style-name="ro1">
          <table:table-cell table:formula="of:=[$Sheet1.$C1535]" office:value-type="float" office:value="103078311">
            <text:p>103078311</text:p>
          </table:table-cell>
          <table:table-cell table:formula="of:=[$Sheet1.$C1564]" office:value-type="float" office:value="90020070">
            <text:p>90020070</text:p>
          </table:table-cell>
          <table:table-cell table:formula="of:=[$Sheet1.$C1600]" office:value-type="float" office:value="103436433">
            <text:p>103436433</text:p>
          </table:table-cell>
          <table:table-cell table:formula="of:=[$Sheet1.$C1614]" office:value-type="float" office:value="105631447">
            <text:p>105631447</text:p>
          </table:table-cell>
          <table:table-cell table:formula="of:=[$Sheet1.$C1657]" office:value-type="float" office:value="113182357">
            <text:p>113182357</text:p>
          </table:table-cell>
          <table:table-cell/>
          <table:table-cell table:formula="of:=[$Sheet1.$C1682]" office:value-type="float" office:value="61277507">
            <text:p>61277507</text:p>
          </table:table-cell>
          <table:table-cell table:formula="of:=[$Sheet1.$C1707]" office:value-type="float" office:value="118338146">
            <text:p>118338146</text:p>
          </table:table-cell>
          <table:table-cell table:formula="of:=[$Sheet1.$C1748]" office:value-type="float" office:value="111483964">
            <text:p>111483964</text:p>
          </table:table-cell>
          <table:table-cell table:formula="of:=[$Sheet1.$C1778]" office:value-type="float" office:value="96521538">
            <text:p>96521538</text:p>
          </table:table-cell>
          <table:table-cell table:formula="of:=[$Sheet1.$C1803]" office:value-type="float" office:value="111623008">
            <text:p>111623008</text:p>
          </table:table-cell>
        </table:table-row>
        <table:table-row table:style-name="ro1">
          <table:table-cell table:formula="of:=[$Sheet1.$C1545]" office:value-type="float" office:value="103103901">
            <text:p>103103901</text:p>
          </table:table-cell>
          <table:table-cell table:formula="of:=[$Sheet1.$C1557]" office:value-type="float" office:value="90128723">
            <text:p>90128723</text:p>
          </table:table-cell>
          <table:table-cell table:formula="of:=[$Sheet1.$C1606]" office:value-type="float" office:value="103460923">
            <text:p>103460923</text:p>
          </table:table-cell>
          <table:table-cell table:formula="of:=[$Sheet1.$C1636]" office:value-type="float" office:value="105660316">
            <text:p>105660316</text:p>
          </table:table-cell>
          <table:table-cell table:formula="of:=[$Sheet1.$C1643]" office:value-type="float" office:value="113375089">
            <text:p>113375089</text:p>
          </table:table-cell>
          <table:table-cell/>
          <table:table-cell table:formula="of:=[$Sheet1.$C1675]" office:value-type="float" office:value="61771025">
            <text:p>61771025</text:p>
          </table:table-cell>
          <table:table-cell table:formula="of:=[$Sheet1.$C1711]" office:value-type="float" office:value="118444537">
            <text:p>118444537</text:p>
          </table:table-cell>
          <table:table-cell table:formula="of:=[$Sheet1.$C1755]" office:value-type="float" office:value="113556258">
            <text:p>113556258</text:p>
          </table:table-cell>
          <table:table-cell table:formula="of:=[$Sheet1.$C1768]" office:value-type="float" office:value="96788709">
            <text:p>96788709</text:p>
          </table:table-cell>
          <table:table-cell table:formula="of:=[$Sheet1.$C1814]" office:value-type="float" office:value="113225809">
            <text:p>113225809</text:p>
          </table:table-cell>
        </table:table-row>
        <table:table-row table:style-name="ro1">
          <table:table-cell table:formula="of:=[$Sheet1.$C1543]" office:value-type="float" office:value="103122899">
            <text:p>103122899</text:p>
          </table:table-cell>
          <table:table-cell table:formula="of:=[$Sheet1.$C1559]" office:value-type="float" office:value="90133346">
            <text:p>90133346</text:p>
          </table:table-cell>
          <table:table-cell table:formula="of:=[$Sheet1.$C1587]" office:value-type="float" office:value="103519933">
            <text:p>103519933</text:p>
          </table:table-cell>
          <table:table-cell table:formula="of:=[$Sheet1.$C1615]" office:value-type="float" office:value="105663885">
            <text:p>105663885</text:p>
          </table:table-cell>
          <table:table-cell table:formula="of:=[$Sheet1.$C1649]" office:value-type="float" office:value="113481858">
            <text:p>113481858</text:p>
          </table:table-cell>
          <table:table-cell/>
          <table:table-cell table:formula="of:=[$Sheet1.$C1677]" office:value-type="float" office:value="62806992">
            <text:p>62806992</text:p>
          </table:table-cell>
          <table:table-cell table:formula="of:=[$Sheet1.$C1724]" office:value-type="float" office:value="118595909">
            <text:p>118595909</text:p>
          </table:table-cell>
          <table:table-cell table:formula="of:=[$Sheet1.$C1735]" office:value-type="float" office:value="113734731">
            <text:p>113734731</text:p>
          </table:table-cell>
          <table:table-cell table:formula="of:=[$Sheet1.$C1787]" office:value-type="float" office:value="96935620">
            <text:p>96935620</text:p>
          </table:table-cell>
          <table:table-cell table:formula="of:=[$Sheet1.$C1796]" office:value-type="float" office:value="115481120">
            <text:p>115481120</text:p>
          </table:table-cell>
        </table:table-row>
        <table:table-row table:style-name="ro1">
          <table:table-cell table:formula="of:=[$Sheet1.$C1546]" office:value-type="float" office:value="103170878">
            <text:p>103170878</text:p>
          </table:table-cell>
          <table:table-cell table:formula="of:=[$Sheet1.$C1552]" office:value-type="float" office:value="90178190">
            <text:p>90178190</text:p>
          </table:table-cell>
          <table:table-cell table:formula="of:=[$Sheet1.$C1585]" office:value-type="float" office:value="103580769">
            <text:p>103580769</text:p>
          </table:table-cell>
          <table:table-cell table:formula="of:=[$Sheet1.$C1627]" office:value-type="float" office:value="105714386">
            <text:p>105714386</text:p>
          </table:table-cell>
          <table:table-cell table:formula="of:=[$Sheet1.$C1638]" office:value-type="float" office:value="113501044">
            <text:p>113501044</text:p>
          </table:table-cell>
          <table:table-cell/>
          <table:table-cell table:formula="of:=[$Sheet1.$C1678]" office:value-type="float" office:value="62864440">
            <text:p>62864440</text:p>
          </table:table-cell>
          <table:table-cell table:formula="of:=[$Sheet1.$C1704]" office:value-type="float" office:value="119864134">
            <text:p>119864134</text:p>
          </table:table-cell>
          <table:table-cell table:formula="of:=[$Sheet1.$C1731]" office:value-type="float" office:value="114318586">
            <text:p>114318586</text:p>
          </table:table-cell>
          <table:table-cell table:formula="of:=[$Sheet1.$C1785]" office:value-type="float" office:value="97196141">
            <text:p>97196141</text:p>
          </table:table-cell>
          <table:table-cell table:formula="of:=[$Sheet1.$C1817]" office:value-type="float" office:value="115531067">
            <text:p>115531067</text:p>
          </table:table-cell>
        </table:table-row>
        <table:table-row table:style-name="ro1">
          <table:table-cell table:formula="of:=[$Sheet1.$C1536]" office:value-type="float" office:value="103196465">
            <text:p>103196465</text:p>
          </table:table-cell>
          <table:table-cell table:formula="of:=[$Sheet1.$C1568]" office:value-type="float" office:value="90263836">
            <text:p>90263836</text:p>
          </table:table-cell>
          <table:table-cell table:formula="of:=[$Sheet1.$C1583]" office:value-type="float" office:value="103584318">
            <text:p>103584318</text:p>
          </table:table-cell>
          <table:table-cell table:formula="of:=[$Sheet1.$C1634]" office:value-type="float" office:value="105934345">
            <text:p>105934345</text:p>
          </table:table-cell>
          <table:table-cell table:formula="of:=[$Sheet1.$C1640]" office:value-type="float" office:value="113518018">
            <text:p>113518018</text:p>
          </table:table-cell>
          <table:table-cell/>
          <table:table-cell table:formula="of:=[$Sheet1.$C1691]" office:value-type="float" office:value="62913968">
            <text:p>62913968</text:p>
          </table:table-cell>
          <table:table-cell table:formula="of:=[$Sheet1.$C1719]" office:value-type="float" office:value="121967848">
            <text:p>121967848</text:p>
          </table:table-cell>
          <table:table-cell table:formula="of:=[$Sheet1.$C1737]" office:value-type="float" office:value="114599505">
            <text:p>114599505</text:p>
          </table:table-cell>
          <table:table-cell table:formula="of:=[$Sheet1.$C1762]" office:value-type="float" office:value="98170393">
            <text:p>98170393</text:p>
          </table:table-cell>
          <table:table-cell table:formula="of:=[$Sheet1.$C1795]" office:value-type="float" office:value="117002875">
            <text:p>117002875</text:p>
          </table:table-cell>
        </table:table-row>
        <table:table-row table:style-name="ro1">
          <table:table-cell table:formula="of:=[$Sheet1.$C1533]" office:value-type="float" office:value="103209446">
            <text:p>103209446</text:p>
          </table:table-cell>
          <table:table-cell table:formula="of:=[$Sheet1.$C1572]" office:value-type="float" office:value="90274786">
            <text:p>90274786</text:p>
          </table:table-cell>
          <table:table-cell table:formula="of:=[$Sheet1.$C1593]" office:value-type="float" office:value="103612198">
            <text:p>103612198</text:p>
          </table:table-cell>
          <table:table-cell table:formula="of:=[$Sheet1.$C1618]" office:value-type="float" office:value="105945342">
            <text:p>105945342</text:p>
          </table:table-cell>
          <table:table-cell table:formula="of:=[$Sheet1.$C1660]" office:value-type="float" office:value="113522235">
            <text:p>113522235</text:p>
          </table:table-cell>
          <table:table-cell/>
          <table:table-cell table:formula="of:=[$Sheet1.$C1673]" office:value-type="float" office:value="63622305">
            <text:p>63622305</text:p>
          </table:table-cell>
          <table:table-cell table:formula="of:=[$Sheet1.$C1700]" office:value-type="float" office:value="123055836">
            <text:p>123055836</text:p>
          </table:table-cell>
          <table:table-cell table:formula="of:=[$Sheet1.$C1736]" office:value-type="float" office:value="114758839">
            <text:p>114758839</text:p>
          </table:table-cell>
          <table:table-cell table:formula="of:=[$Sheet1.$C1772]" office:value-type="float" office:value="98330540">
            <text:p>98330540</text:p>
          </table:table-cell>
          <table:table-cell table:formula="of:=[$Sheet1.$C1818]" office:value-type="float" office:value="125858506">
            <text:p>125858506</text:p>
          </table:table-cell>
        </table:table-row>
        <table:table-row table:style-name="ro1">
          <table:table-cell table:formula="of:=[$Sheet1.$C1520]" office:value-type="float" office:value="103290455">
            <text:p>103290455</text:p>
          </table:table-cell>
          <table:table-cell table:formula="of:=[$Sheet1.$C1569]" office:value-type="float" office:value="90313687">
            <text:p>90313687</text:p>
          </table:table-cell>
          <table:table-cell table:formula="of:=[$Sheet1.$C1594]" office:value-type="float" office:value="103636755">
            <text:p>103636755</text:p>
          </table:table-cell>
          <table:table-cell table:formula="of:=[$Sheet1.$C1617]" office:value-type="float" office:value="105962524">
            <text:p>105962524</text:p>
          </table:table-cell>
          <table:table-cell table:formula="of:=[$Sheet1.$C1642]" office:value-type="float" office:value="113528963">
            <text:p>113528963</text:p>
          </table:table-cell>
          <table:table-cell/>
          <table:table-cell table:formula="of:=[$Sheet1.$C1697]" office:value-type="float" office:value="65309258">
            <text:p>65309258</text:p>
          </table:table-cell>
          <table:table-cell table:formula="of:=[$Sheet1.$C1726]" office:value-type="float" office:value="123101525">
            <text:p>123101525</text:p>
          </table:table-cell>
          <table:table-cell table:formula="of:=[$Sheet1.$C1734]" office:value-type="float" office:value="115418759">
            <text:p>115418759</text:p>
          </table:table-cell>
          <table:table-cell table:formula="of:=[$Sheet1.$C1763]" office:value-type="float" office:value="98456658">
            <text:p>98456658</text:p>
          </table:table-cell>
          <table:table-cell table:formula="of:=[$Sheet1.$C1792]" office:value-type="float" office:value="126505977">
            <text:p>126505977</text:p>
          </table:table-cell>
        </table:table-row>
        <table:table-row table:style-name="ro1">
          <table:table-cell table:formula="of:=[$Sheet1.$C1523]" office:value-type="float" office:value="103319343">
            <text:p>103319343</text:p>
          </table:table-cell>
          <table:table-cell table:formula="of:=[$Sheet1.$C1575]" office:value-type="float" office:value="90317365">
            <text:p>90317365</text:p>
          </table:table-cell>
          <table:table-cell table:formula="of:=[$Sheet1.$C1598]" office:value-type="float" office:value="103640699">
            <text:p>103640699</text:p>
          </table:table-cell>
          <table:table-cell table:formula="of:=[$Sheet1.$C1616]" office:value-type="float" office:value="105982714">
            <text:p>105982714</text:p>
          </table:table-cell>
          <table:table-cell table:formula="of:=[$Sheet1.$C1662]" office:value-type="float" office:value="113536178">
            <text:p>113536178</text:p>
          </table:table-cell>
          <table:table-cell/>
          <table:table-cell table:formula="of:=[$Sheet1.$C1671]" office:value-type="float" office:value="95695261">
            <text:p>95695261</text:p>
          </table:table-cell>
          <table:table-cell table:formula="of:=[$Sheet1.$C1717]" office:value-type="float" office:value="126454454">
            <text:p>126454454</text:p>
          </table:table-cell>
          <table:table-cell table:formula="of:=[$Sheet1.$C1746]" office:value-type="float" office:value="115441810">
            <text:p>115441810</text:p>
          </table:table-cell>
          <table:table-cell table:formula="of:=[$Sheet1.$C1767]" office:value-type="float" office:value="98555012">
            <text:p>98555012</text:p>
          </table:table-cell>
          <table:table-cell table:formula="of:=[$Sheet1.$C1813]" office:value-type="float" office:value="127247063">
            <text:p>127247063</text:p>
          </table:table-cell>
        </table:table-row>
        <table:table-row table:style-name="ro1">
          <table:table-cell table:formula="of:=[$Sheet1.$C1518]" office:value-type="float" office:value="103459094">
            <text:p>103459094</text:p>
          </table:table-cell>
          <table:table-cell table:formula="of:=[$Sheet1.$C1551]" office:value-type="float" office:value="90323737">
            <text:p>90323737</text:p>
          </table:table-cell>
          <table:table-cell table:formula="of:=[$Sheet1.$C1603]" office:value-type="float" office:value="103646645">
            <text:p>103646645</text:p>
          </table:table-cell>
          <table:table-cell table:formula="of:=[$Sheet1.$C1621]" office:value-type="float" office:value="106011594">
            <text:p>106011594</text:p>
          </table:table-cell>
          <table:table-cell table:formula="of:=[$Sheet1.$C1645]" office:value-type="float" office:value="113586635">
            <text:p>113586635</text:p>
          </table:table-cell>
          <table:table-cell/>
          <table:table-cell table:formula="of:=[$Sheet1.$C1674]" office:value-type="float" office:value="98124355">
            <text:p>98124355</text:p>
          </table:table-cell>
          <table:table-cell table:formula="of:=[$Sheet1.$C1702]" office:value-type="float" office:value="126532918">
            <text:p>126532918</text:p>
          </table:table-cell>
          <table:table-cell table:formula="of:=[$Sheet1.$C1754]" office:value-type="float" office:value="115583855">
            <text:p>115583855</text:p>
          </table:table-cell>
          <table:table-cell table:formula="of:=[$Sheet1.$C1765]" office:value-type="float" office:value="98770103">
            <text:p>98770103</text:p>
          </table:table-cell>
          <table:table-cell table:formula="of:=[$Sheet1.$C1808]" office:value-type="float" office:value="128045103">
            <text:p>128045103</text:p>
          </table:table-cell>
        </table:table-row>
        <table:table-row table:style-name="ro1">
          <table:table-cell table:formula="of:=[$Sheet1.$C1524]" office:value-type="float" office:value="103480845">
            <text:p>103480845</text:p>
          </table:table-cell>
          <table:table-cell table:formula="of:=[$Sheet1.$C1553]" office:value-type="float" office:value="90324446">
            <text:p>90324446</text:p>
          </table:table-cell>
          <table:table-cell table:formula="of:=[$Sheet1.$C1581]" office:value-type="float" office:value="103655853">
            <text:p>103655853</text:p>
          </table:table-cell>
          <table:table-cell table:formula="of:=[$Sheet1.$C1631]" office:value-type="float" office:value="106063979">
            <text:p>106063979</text:p>
          </table:table-cell>
          <table:table-cell table:formula="of:=[$Sheet1.$C1641]" office:value-type="float" office:value="114191010">
            <text:p>114191010</text:p>
          </table:table-cell>
          <table:table-cell/>
          <table:table-cell table:formula="of:=[$Sheet1.$C1692]" office:value-type="float" office:value="99954835">
            <text:p>99954835</text:p>
          </table:table-cell>
          <table:table-cell table:formula="of:=[$Sheet1.$C1727]" office:value-type="float" office:value="127214043">
            <text:p>127214043</text:p>
          </table:table-cell>
          <table:table-cell table:formula="of:=[$Sheet1.$C1744]" office:value-type="float" office:value="115989548">
            <text:p>115989548</text:p>
          </table:table-cell>
          <table:table-cell table:formula="of:=[$Sheet1.$C1766]" office:value-type="float" office:value="99310523">
            <text:p>99310523</text:p>
          </table:table-cell>
          <table:table-cell table:formula="of:=[$Sheet1.$C1802]" office:value-type="float" office:value="133721571">
            <text:p>133721571</text:p>
          </table:table-cell>
        </table:table-row>
        <table:table-row table:style-name="ro1">
          <table:table-cell table:formula="of:=[$Sheet1.$C1525]" office:value-type="float" office:value="103490191">
            <text:p>103490191</text:p>
          </table:table-cell>
          <table:table-cell table:formula="of:=[$Sheet1.$C1560]" office:value-type="float" office:value="90327679">
            <text:p>90327679</text:p>
          </table:table-cell>
          <table:table-cell table:formula="of:=[$Sheet1.$C1597]" office:value-type="float" office:value="103669364">
            <text:p>103669364</text:p>
          </table:table-cell>
          <table:table-cell table:formula="of:=[$Sheet1.$C1623]" office:value-type="float" office:value="106133701">
            <text:p>106133701</text:p>
          </table:table-cell>
          <table:table-cell table:formula="of:=[$Sheet1.$C1663]" office:value-type="float" office:value="114248968">
            <text:p>114248968</text:p>
          </table:table-cell>
          <table:table-cell/>
          <table:table-cell table:formula="of:=[$Sheet1.$C1672]" office:value-type="float" office:value="104138663">
            <text:p>104138663</text:p>
          </table:table-cell>
          <table:table-cell table:formula="of:=[$Sheet1.$C1710]" office:value-type="float" office:value="127510741">
            <text:p>127510741</text:p>
          </table:table-cell>
          <table:table-cell table:formula="of:=[$Sheet1.$C1749]" office:value-type="float" office:value="116604676">
            <text:p>116604676</text:p>
          </table:table-cell>
          <table:table-cell table:formula="of:=[$Sheet1.$C1770]" office:value-type="float" office:value="99445664">
            <text:p>99445664</text:p>
          </table:table-cell>
          <table:table-cell table:formula="of:=[$Sheet1.$C1799]" office:value-type="float" office:value="133960968">
            <text:p>133960968</text:p>
          </table:table-cell>
        </table:table-row>
        <table:table-row table:style-name="ro1">
          <table:table-cell table:formula="of:=[$Sheet1.$C1527]" office:value-type="float" office:value="103506607">
            <text:p>103506607</text:p>
          </table:table-cell>
          <table:table-cell table:formula="of:=[$Sheet1.$C1570]" office:value-type="float" office:value="90331600">
            <text:p>90331600</text:p>
          </table:table-cell>
          <table:table-cell table:formula="of:=[$Sheet1.$C1580]" office:value-type="float" office:value="103715015">
            <text:p>103715015</text:p>
          </table:table-cell>
          <table:table-cell table:formula="of:=[$Sheet1.$C1628]" office:value-type="float" office:value="106182396">
            <text:p>106182396</text:p>
          </table:table-cell>
          <table:table-cell table:formula="of:=[$Sheet1.$C1651]" office:value-type="float" office:value="114269261">
            <text:p>114269261</text:p>
          </table:table-cell>
          <table:table-cell/>
          <table:table-cell table:formula="of:=[$Sheet1.$C1685]" office:value-type="float" office:value="108557530">
            <text:p>108557530</text:p>
          </table:table-cell>
          <table:table-cell table:formula="of:=[$Sheet1.$C1728]" office:value-type="float" office:value="127685503">
            <text:p>127685503</text:p>
          </table:table-cell>
          <table:table-cell table:formula="of:=[$Sheet1.$C1750]" office:value-type="float" office:value="119106868">
            <text:p>119106868</text:p>
          </table:table-cell>
          <table:table-cell table:formula="of:=[$Sheet1.$C1779]" office:value-type="float" office:value="99502170">
            <text:p>99502170</text:p>
          </table:table-cell>
          <table:table-cell table:formula="of:=[$Sheet1.$C1816]" office:value-type="float" office:value="135826630">
            <text:p>135826630</text:p>
          </table:table-cell>
        </table:table-row>
        <table:table-row table:style-name="ro1">
          <table:table-cell table:formula="of:=[$Sheet1.$C1519]" office:value-type="float" office:value="103520122">
            <text:p>103520122</text:p>
          </table:table-cell>
          <table:table-cell table:formula="of:=[$Sheet1.$C1556]" office:value-type="float" office:value="90338999">
            <text:p>90338999</text:p>
          </table:table-cell>
          <table:table-cell table:formula="of:=[$Sheet1.$C1592]" office:value-type="float" office:value="103717985">
            <text:p>103717985</text:p>
          </table:table-cell>
          <table:table-cell table:formula="of:=[$Sheet1.$C1619]" office:value-type="float" office:value="106347744">
            <text:p>106347744</text:p>
          </table:table-cell>
          <table:table-cell table:formula="of:=[$Sheet1.$C1652]" office:value-type="float" office:value="114287383">
            <text:p>114287383</text:p>
          </table:table-cell>
          <table:table-cell/>
          <table:table-cell table:formula="of:=[$Sheet1.$C1670]" office:value-type="float" office:value="108837017">
            <text:p>108837017</text:p>
          </table:table-cell>
          <table:table-cell table:formula="of:=[$Sheet1.$C1701]" office:value-type="float" office:value="127747121">
            <text:p>127747121</text:p>
          </table:table-cell>
          <table:table-cell table:formula="of:=[$Sheet1.$C1756]" office:value-type="float" office:value="120688873">
            <text:p>120688873</text:p>
          </table:table-cell>
          <table:table-cell table:formula="of:=[$Sheet1.$C1788]" office:value-type="float" office:value="100058084">
            <text:p>100058084</text:p>
          </table:table-cell>
          <table:table-cell table:formula="of:=[$Sheet1.$C1805]" office:value-type="float" office:value="136607542">
            <text:p>136607542</text:p>
          </table:table-cell>
        </table:table-row>
        <table:table-row table:style-name="ro1">
          <table:table-cell table:formula="of:=[$Sheet1.$C1532]" office:value-type="float" office:value="103534024">
            <text:p>103534024</text:p>
          </table:table-cell>
          <table:table-cell table:formula="of:=[$Sheet1.$C1562]" office:value-type="float" office:value="90348306">
            <text:p>90348306</text:p>
          </table:table-cell>
          <table:table-cell table:formula="of:=[$Sheet1.$C1590]" office:value-type="float" office:value="103718942">
            <text:p>103718942</text:p>
          </table:table-cell>
          <table:table-cell table:formula="of:=[$Sheet1.$C1611]" office:value-type="float" office:value="106418753">
            <text:p>106418753</text:p>
          </table:table-cell>
          <table:table-cell table:formula="of:=[$Sheet1.$C1658]" office:value-type="float" office:value="114306753">
            <text:p>114306753</text:p>
          </table:table-cell>
          <table:table-cell/>
          <table:table-cell table:formula="of:=[$Sheet1.$C1680]" office:value-type="float" office:value="109331827">
            <text:p>109331827</text:p>
          </table:table-cell>
          <table:table-cell table:formula="of:=[$Sheet1.$C1712]" office:value-type="float" office:value="128675624">
            <text:p>128675624</text:p>
          </table:table-cell>
          <table:table-cell table:formula="of:=[$Sheet1.$C1729]" office:value-type="float" office:value="120726370">
            <text:p>120726370</text:p>
          </table:table-cell>
          <table:table-cell table:formula="of:=[$Sheet1.$C1759]" office:value-type="float" office:value="100589383">
            <text:p>100589383</text:p>
          </table:table-cell>
          <table:table-cell table:formula="of:=[$Sheet1.$C1797]" office:value-type="float" office:value="137541169">
            <text:p>137541169</text:p>
          </table:table-cell>
        </table:table-row>
        <table:table-row table:style-name="ro1">
          <table:table-cell table:formula="of:=[$Sheet1.$C1528]" office:value-type="float" office:value="103540484">
            <text:p>103540484</text:p>
          </table:table-cell>
          <table:table-cell table:formula="of:=[$Sheet1.$C1573]" office:value-type="float" office:value="90355799">
            <text:p>90355799</text:p>
          </table:table-cell>
          <table:table-cell table:formula="of:=[$Sheet1.$C1582]" office:value-type="float" office:value="103723852">
            <text:p>103723852</text:p>
          </table:table-cell>
          <table:table-cell table:formula="of:=[$Sheet1.$C1629]" office:value-type="float" office:value="106421365">
            <text:p>106421365</text:p>
          </table:table-cell>
          <table:table-cell table:formula="of:=[$Sheet1.$C1650]" office:value-type="float" office:value="114314288">
            <text:p>114314288</text:p>
          </table:table-cell>
          <table:table-cell/>
          <table:table-cell table:formula="of:=[$Sheet1.$C1687]" office:value-type="float" office:value="109342104">
            <text:p>109342104</text:p>
          </table:table-cell>
          <table:table-cell table:formula="of:=[$Sheet1.$C1722]" office:value-type="float" office:value="128924722">
            <text:p>128924722</text:p>
          </table:table-cell>
          <table:table-cell table:formula="of:=[$Sheet1.$C1747]" office:value-type="float" office:value="121955804">
            <text:p>121955804</text:p>
          </table:table-cell>
          <table:table-cell table:formula="of:=[$Sheet1.$C1769]" office:value-type="float" office:value="101805227">
            <text:p>101805227</text:p>
          </table:table-cell>
          <table:table-cell table:formula="of:=[$Sheet1.$C1804]" office:value-type="float" office:value="139397745">
            <text:p>139397745</text:p>
          </table:table-cell>
        </table:table-row>
        <table:table-row table:style-name="ro1">
          <table:table-cell table:formula="of:=[$Sheet1.$C1530]" office:value-type="float" office:value="103541751">
            <text:p>103541751</text:p>
          </table:table-cell>
          <table:table-cell table:formula="of:=[$Sheet1.$C1567]" office:value-type="float" office:value="90363770">
            <text:p>90363770</text:p>
          </table:table-cell>
          <table:table-cell table:formula="of:=[$Sheet1.$C1599]" office:value-type="float" office:value="103724482">
            <text:p>103724482</text:p>
          </table:table-cell>
          <table:table-cell table:formula="of:=[$Sheet1.$C1635]" office:value-type="float" office:value="106432224">
            <text:p>106432224</text:p>
          </table:table-cell>
          <table:table-cell table:formula="of:=[$Sheet1.$C1661]" office:value-type="float" office:value="114317241">
            <text:p>114317241</text:p>
          </table:table-cell>
          <table:table-cell/>
          <table:table-cell table:formula="of:=[$Sheet1.$C1669]" office:value-type="float" office:value="109353999">
            <text:p>109353999</text:p>
          </table:table-cell>
          <table:table-cell table:formula="of:=[$Sheet1.$C1715]" office:value-type="float" office:value="129192536">
            <text:p>129192536</text:p>
          </table:table-cell>
          <table:table-cell table:formula="of:=[$Sheet1.$C1741]" office:value-type="float" office:value="122835060">
            <text:p>122835060</text:p>
          </table:table-cell>
          <table:table-cell table:formula="of:=[$Sheet1.$C1761]" office:value-type="float" office:value="101973882">
            <text:p>101973882</text:p>
          </table:table-cell>
          <table:table-cell table:formula="of:=[$Sheet1.$C1815]" office:value-type="float" office:value="139649399">
            <text:p>139649399</text:p>
          </table:table-cell>
        </table:table-row>
        <table:table-row table:style-name="ro1">
          <table:table-cell table:formula="of:=[$Sheet1.$C1529]" office:value-type="float" office:value="103578591">
            <text:p>103578591</text:p>
          </table:table-cell>
          <table:table-cell table:formula="of:=[$Sheet1.$C1563]" office:value-type="float" office:value="90370525">
            <text:p>90370525</text:p>
          </table:table-cell>
          <table:table-cell table:formula="of:=[$Sheet1.$C1604]" office:value-type="float" office:value="103727490">
            <text:p>103727490</text:p>
          </table:table-cell>
          <table:table-cell table:formula="of:=[$Sheet1.$C1609]" office:value-type="float" office:value="106463164">
            <text:p>106463164</text:p>
          </table:table-cell>
          <table:table-cell table:formula="of:=[$Sheet1.$C1664]" office:value-type="float" office:value="114321282">
            <text:p>114321282</text:p>
          </table:table-cell>
          <table:table-cell/>
          <table:table-cell table:formula="of:=[$Sheet1.$C1688]" office:value-type="float" office:value="109609144">
            <text:p>109609144</text:p>
          </table:table-cell>
          <table:table-cell table:formula="of:=[$Sheet1.$C1723]" office:value-type="float" office:value="129823579">
            <text:p>129823579</text:p>
          </table:table-cell>
          <table:table-cell table:formula="of:=[$Sheet1.$C1745]" office:value-type="float" office:value="123607171">
            <text:p>123607171</text:p>
          </table:table-cell>
          <table:table-cell table:formula="of:=[$Sheet1.$C1776]" office:value-type="float" office:value="103316864">
            <text:p>103316864</text:p>
          </table:table-cell>
          <table:table-cell table:formula="of:=[$Sheet1.$C1811]" office:value-type="float" office:value="141686070">
            <text:p>141686070</text:p>
          </table:table-cell>
        </table:table-row>
        <table:table-row table:style-name="ro1">
          <table:table-cell table:formula="of:=[$Sheet1.$C1544]" office:value-type="float" office:value="103615308">
            <text:p>103615308</text:p>
          </table:table-cell>
          <table:table-cell table:formula="of:=[$Sheet1.$C1550]" office:value-type="float" office:value="90392969">
            <text:p>90392969</text:p>
          </table:table-cell>
          <table:table-cell table:formula="of:=[$Sheet1.$C1589]" office:value-type="float" office:value="103745878">
            <text:p>103745878</text:p>
          </table:table-cell>
          <table:table-cell table:formula="of:=[$Sheet1.$C1625]" office:value-type="float" office:value="106488553">
            <text:p>106488553</text:p>
          </table:table-cell>
          <table:table-cell table:formula="of:=[$Sheet1.$C1667]" office:value-type="float" office:value="114326128">
            <text:p>114326128</text:p>
          </table:table-cell>
          <table:table-cell/>
          <table:table-cell table:formula="of:=[$Sheet1.$C1690]" office:value-type="float" office:value="109979659">
            <text:p>109979659</text:p>
          </table:table-cell>
          <table:table-cell table:formula="of:=[$Sheet1.$C1708]" office:value-type="float" office:value="129917849">
            <text:p>129917849</text:p>
          </table:table-cell>
          <table:table-cell table:formula="of:=[$Sheet1.$C1751]" office:value-type="float" office:value="123884678">
            <text:p>123884678</text:p>
          </table:table-cell>
          <table:table-cell table:formula="of:=[$Sheet1.$C1774]" office:value-type="float" office:value="103870587">
            <text:p>103870587</text:p>
          </table:table-cell>
          <table:table-cell table:formula="of:=[$Sheet1.$C1810]" office:value-type="float" office:value="142263719">
            <text:p>142263719</text:p>
          </table:table-cell>
        </table:table-row>
        <table:table-row table:style-name="ro1">
          <table:table-cell table:formula="of:=[$Sheet1.$C1542]" office:value-type="float" office:value="103650429">
            <text:p>103650429</text:p>
          </table:table-cell>
          <table:table-cell table:formula="of:=[$Sheet1.$C1549]" office:value-type="float" office:value="90398458">
            <text:p>90398458</text:p>
          </table:table-cell>
          <table:table-cell table:formula="of:=[$Sheet1.$C1588]" office:value-type="float" office:value="103749755">
            <text:p>103749755</text:p>
          </table:table-cell>
          <table:table-cell table:formula="of:=[$Sheet1.$C1610]" office:value-type="float" office:value="106521880">
            <text:p>106521880</text:p>
          </table:table-cell>
          <table:table-cell table:formula="of:=[$Sheet1.$C1639]" office:value-type="float" office:value="114335516">
            <text:p>114335516</text:p>
          </table:table-cell>
          <table:table-cell/>
          <table:table-cell table:formula="of:=[$Sheet1.$C1693]" office:value-type="float" office:value="110134216">
            <text:p>110134216</text:p>
          </table:table-cell>
          <table:table-cell table:formula="of:=[$Sheet1.$C1714]" office:value-type="float" office:value="130166767">
            <text:p>130166767</text:p>
          </table:table-cell>
          <table:table-cell table:formula="of:=[$Sheet1.$C1740]" office:value-type="float" office:value="124094944">
            <text:p>124094944</text:p>
          </table:table-cell>
          <table:table-cell table:formula="of:=[$Sheet1.$C1771]" office:value-type="float" office:value="103897366">
            <text:p>103897366</text:p>
          </table:table-cell>
          <table:table-cell table:formula="of:=[$Sheet1.$C1794]" office:value-type="float" office:value="149535454">
            <text:p>149535454</text:p>
          </table:table-cell>
        </table:table-row>
        <table:table-row table:style-name="ro1">
          <table:table-cell table:formula="of:=[$Sheet1.$C1547]" office:value-type="float" office:value="103678059">
            <text:p>103678059</text:p>
          </table:table-cell>
          <table:table-cell table:formula="of:=[$Sheet1.$C1566]" office:value-type="float" office:value="90413914">
            <text:p>90413914</text:p>
          </table:table-cell>
          <table:table-cell table:formula="of:=[$Sheet1.$C1586]" office:value-type="float" office:value="103763030">
            <text:p>103763030</text:p>
          </table:table-cell>
          <table:table-cell table:formula="of:=[$Sheet1.$C1626]" office:value-type="float" office:value="107192089">
            <text:p>107192089</text:p>
          </table:table-cell>
          <table:table-cell table:formula="of:=[$Sheet1.$C1655]" office:value-type="float" office:value="114376772">
            <text:p>114376772</text:p>
          </table:table-cell>
          <table:table-cell/>
          <table:table-cell table:formula="of:=[$Sheet1.$C1681]" office:value-type="float" office:value="110882646">
            <text:p>110882646</text:p>
          </table:table-cell>
          <table:table-cell table:formula="of:=[$Sheet1.$C1720]" office:value-type="float" office:value="130459860">
            <text:p>130459860</text:p>
          </table:table-cell>
          <table:table-cell table:formula="of:=[$Sheet1.$C1733]" office:value-type="float" office:value="124255135">
            <text:p>124255135</text:p>
          </table:table-cell>
          <table:table-cell table:formula="of:=[$Sheet1.$C1775]" office:value-type="float" office:value="104048003">
            <text:p>104048003</text:p>
          </table:table-cell>
          <table:table-cell table:formula="of:=[$Sheet1.$C1806]" office:value-type="float" office:value="150957058">
            <text:p>150957058</text:p>
          </table:table-cell>
        </table:table-row>
        <table:table-row table:style-name="ro1">
          <table:table-cell table:formula="of:=[$Sheet1.$C1531]" office:value-type="float" office:value="103716108">
            <text:p>103716108</text:p>
          </table:table-cell>
          <table:table-cell table:formula="of:=[$Sheet1.$C1565]" office:value-type="float" office:value="90426097">
            <text:p>90426097</text:p>
          </table:table-cell>
          <table:table-cell table:formula="of:=[$Sheet1.$C1591]" office:value-type="float" office:value="103773799">
            <text:p>103773799</text:p>
          </table:table-cell>
          <table:table-cell table:formula="of:=[$Sheet1.$C1620]" office:value-type="float" office:value="107234685">
            <text:p>107234685</text:p>
          </table:table-cell>
          <table:table-cell table:formula="of:=[$Sheet1.$C1666]" office:value-type="float" office:value="114423197">
            <text:p>114423197</text:p>
          </table:table-cell>
          <table:table-cell/>
          <table:table-cell table:formula="of:=[$Sheet1.$C1694]" office:value-type="float" office:value="112305180">
            <text:p>112305180</text:p>
          </table:table-cell>
          <table:table-cell table:formula="of:=[$Sheet1.$C1713]" office:value-type="float" office:value="131230568">
            <text:p>131230568</text:p>
          </table:table-cell>
          <table:table-cell table:formula="of:=[$Sheet1.$C1738]" office:value-type="float" office:value="125743058">
            <text:p>125743058</text:p>
          </table:table-cell>
          <table:table-cell table:formula="of:=[$Sheet1.$C1781]" office:value-type="float" office:value="104412224">
            <text:p>104412224</text:p>
          </table:table-cell>
          <table:table-cell table:formula="of:=[$Sheet1.$C1798]" office:value-type="float" office:value="152951534">
            <text:p>152951534</text:p>
          </table:table-cell>
        </table:table-row>
        <table:table-row table:style-name="ro1">
          <table:table-cell table:formula="of:=[$Sheet1.$C1522]" office:value-type="float" office:value="103753200">
            <text:p>103753200</text:p>
          </table:table-cell>
          <table:table-cell table:formula="of:=[$Sheet1.$C1561]" office:value-type="float" office:value="90426209">
            <text:p>90426209</text:p>
          </table:table-cell>
          <table:table-cell table:formula="of:=[$Sheet1.$C1578]" office:value-type="float" office:value="103858405">
            <text:p>103858405</text:p>
          </table:table-cell>
          <table:table-cell table:formula="of:=[$Sheet1.$C1612]" office:value-type="float" office:value="107296442">
            <text:p>107296442</text:p>
          </table:table-cell>
          <table:table-cell table:formula="of:=[$Sheet1.$C1646]" office:value-type="float" office:value="114657441">
            <text:p>114657441</text:p>
          </table:table-cell>
          <table:table-cell/>
          <table:table-cell table:formula="of:=[$Sheet1.$C1683]" office:value-type="float" office:value="112412432">
            <text:p>112412432</text:p>
          </table:table-cell>
          <table:table-cell table:formula="of:=[$Sheet1.$C1718]" office:value-type="float" office:value="131574873">
            <text:p>131574873</text:p>
          </table:table-cell>
          <table:table-cell table:formula="of:=[$Sheet1.$C1752]" office:value-type="float" office:value="126200866">
            <text:p>126200866</text:p>
          </table:table-cell>
          <table:table-cell table:formula="of:=[$Sheet1.$C1773]" office:value-type="float" office:value="104997989">
            <text:p>104997989</text:p>
          </table:table-cell>
          <table:table-cell table:formula="of:=[$Sheet1.$C1791]" office:value-type="float" office:value="154350885">
            <text:p>154350885</text:p>
          </table:table-cell>
        </table:table-row>
        <table:table-row table:style-name="ro1">
          <table:table-cell table:formula="of:=[$Sheet1.$C1539]" office:value-type="float" office:value="103800105">
            <text:p>103800105</text:p>
          </table:table-cell>
          <table:table-cell table:formula="of:=[$Sheet1.$C1574]" office:value-type="float" office:value="90441285">
            <text:p>90441285</text:p>
          </table:table-cell>
          <table:table-cell table:formula="of:=[$Sheet1.$C1596]" office:value-type="float" office:value="103858764">
            <text:p>103858764</text:p>
          </table:table-cell>
          <table:table-cell table:formula="of:=[$Sheet1.$C1613]" office:value-type="float" office:value="107336533">
            <text:p>107336533</text:p>
          </table:table-cell>
          <table:table-cell table:formula="of:=[$Sheet1.$C1648]" office:value-type="float" office:value="114704069">
            <text:p>114704069</text:p>
          </table:table-cell>
          <table:table-cell/>
          <table:table-cell table:formula="of:=[$Sheet1.$C1686]" office:value-type="float" office:value="114446548">
            <text:p>114446548</text:p>
          </table:table-cell>
          <table:table-cell table:formula="of:=[$Sheet1.$C1725]" office:value-type="float" office:value="131699814">
            <text:p>131699814</text:p>
          </table:table-cell>
          <table:table-cell table:formula="of:=[$Sheet1.$C1753]" office:value-type="float" office:value="127576198">
            <text:p>127576198</text:p>
          </table:table-cell>
          <table:table-cell table:formula="of:=[$Sheet1.$C1783]" office:value-type="float" office:value="107996017">
            <text:p>107996017</text:p>
          </table:table-cell>
          <table:table-cell table:formula="of:=[$Sheet1.$C1812]" office:value-type="float" office:value="154621014">
            <text:p>154621014</text:p>
          </table:table-cell>
        </table:table-row>
        <table:table-row table:style-name="ro1">
          <table:table-cell table:formula="of:=[$Sheet1.$C1537]" office:value-type="float" office:value="103896775">
            <text:p>103896775</text:p>
          </table:table-cell>
          <table:table-cell table:formula="of:=[$Sheet1.$C1548]" office:value-type="float" office:value="90449111">
            <text:p>90449111</text:p>
          </table:table-cell>
          <table:table-cell table:formula="of:=[$Sheet1.$C1602]" office:value-type="float" office:value="103902202">
            <text:p>103902202</text:p>
          </table:table-cell>
          <table:table-cell table:formula="of:=[$Sheet1.$C1632]" office:value-type="float" office:value="107342898">
            <text:p>107342898</text:p>
          </table:table-cell>
          <table:table-cell table:formula="of:=[$Sheet1.$C1656]" office:value-type="float" office:value="114760580">
            <text:p>114760580</text:p>
          </table:table-cell>
          <table:table-cell/>
          <table:table-cell table:formula="of:=[$Sheet1.$C1676]" office:value-type="float" office:value="114474275">
            <text:p>114474275</text:p>
          </table:table-cell>
          <table:table-cell table:formula="of:=[$Sheet1.$C1706]" office:value-type="float" office:value="133523268">
            <text:p>133523268</text:p>
          </table:table-cell>
          <table:table-cell table:formula="of:=[$Sheet1.$C1732]" office:value-type="float" office:value="128144475">
            <text:p>128144475</text:p>
          </table:table-cell>
          <table:table-cell table:formula="of:=[$Sheet1.$C1782]" office:value-type="float" office:value="108010356">
            <text:p>108010356</text:p>
          </table:table-cell>
          <table:table-cell table:formula="of:=[$Sheet1.$C1800]" office:value-type="float" office:value="164881879">
            <text:p>164881879</text:p>
          </table:table-cell>
        </table:table-row>
      </table:table>
      <table:table table:name="NUMA+CCM" table:style-name="ta1">
        <table:shapes>
          <draw:frame draw:z-index="0" draw:style-name="gr1" svg:width="15.999cm" svg:height="8.999cm" svg:x="0cm" svg:y="13.703cm">
            <draw:object draw:notify-on-update-of-ranges="'NUMA+CCM'.A1:'NUMA+CCM'.A1 'NUMA+CCM'.A2:'NUMA+CCM'.A31 'NUMA+CCM'.B1:'NUMA+CCM'.B1 'NUMA+CCM'.B2:'NUMA+CCM'.B31 'NUMA+CCM'.C1:'NUMA+CCM'.C1 'NUMA+CCM'.C2:'NUMA+CCM'.C31 'NUMA+CCM'.D1:'NUMA+CCM'.D1 'NUMA+CCM'.D2:'NUMA+CCM'.D31 'NUMA+CCM'.E1:'NUMA+CCM'.E1 'NUMA+CCM'.E2:'NUMA+CCM'.E3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15.999cm" svg:height="8.999cm" svg:x="15.968cm" svg:y="13.702cm">
            <draw:object draw:notify-on-update-of-ranges="'NUMA+CCM'.G1:'NUMA+CCM'.G1 'NUMA+CCM'.G2:'NUMA+CCM'.G31 'NUMA+CCM'.H1:'NUMA+CCM'.H1 'NUMA+CCM'.H2:'NUMA+CCM'.H31 'NUMA+CCM'.I1:'NUMA+CCM'.I1 'NUMA+CCM'.I2:'NUMA+CCM'.I31 'NUMA+CCM'.J1:'NUMA+CCM'.J1 'NUMA+CCM'.J2:'NUMA+CCM'.J31 'NUMA+CCM'.K1:'NUMA+CCM'.K1 'NUMA+CCM'.K2:'NUMA+CCM'.K3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/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</table:table-row>
        <table:table-row table:style-name="ro1">
          <table:table-cell table:formula="of:=[$Sheet1.$C1221]" office:value-type="float" office:value="100589635">
            <text:p>100589635</text:p>
          </table:table-cell>
          <table:table-cell table:formula="of:=[$Sheet1.$C1273]" office:value-type="float" office:value="86588041">
            <text:p>86588041</text:p>
          </table:table-cell>
          <table:table-cell table:formula="of:=[$Sheet1.$C1278]" office:value-type="float" office:value="97337139">
            <text:p>97337139</text:p>
          </table:table-cell>
          <table:table-cell table:formula="of:=[$Sheet1.$C1326]" office:value-type="float" office:value="97553630">
            <text:p>97553630</text:p>
          </table:table-cell>
          <table:table-cell table:formula="of:=[$Sheet1.$C1349]" office:value-type="float" office:value="98952771">
            <text:p>98952771</text:p>
          </table:table-cell>
          <table:table-cell/>
          <table:table-cell table:formula="of:=[$Sheet1.$C1390]" office:value-type="float" office:value="55031884">
            <text:p>55031884</text:p>
          </table:table-cell>
          <table:table-cell table:formula="of:=[$Sheet1.$C1419]" office:value-type="float" office:value="114709041">
            <text:p>114709041</text:p>
          </table:table-cell>
          <table:table-cell table:formula="of:=[$Sheet1.$C1430]" office:value-type="float" office:value="116225543">
            <text:p>116225543</text:p>
          </table:table-cell>
          <table:table-cell table:formula="of:=[$Sheet1.$C1479]" office:value-type="float" office:value="85744894">
            <text:p>85744894</text:p>
          </table:table-cell>
          <table:table-cell table:formula="of:=[$Sheet1.$C1490]" office:value-type="float" office:value="88304873">
            <text:p>88304873</text:p>
          </table:table-cell>
        </table:table-row>
        <table:table-row table:style-name="ro1">
          <table:table-cell table:formula="of:=[$Sheet1.$C1235]" office:value-type="float" office:value="102056832">
            <text:p>102056832</text:p>
          </table:table-cell>
          <table:table-cell table:formula="of:=[$Sheet1.$C1256]" office:value-type="float" office:value="89285515">
            <text:p>89285515</text:p>
          </table:table-cell>
          <table:table-cell table:formula="of:=[$Sheet1.$C1287]" office:value-type="float" office:value="102018648">
            <text:p>102018648</text:p>
          </table:table-cell>
          <table:table-cell table:formula="of:=[$Sheet1.$C1305]" office:value-type="float" office:value="97698945">
            <text:p>97698945</text:p>
          </table:table-cell>
          <table:table-cell table:formula="of:=[$Sheet1.$C1341]" office:value-type="float" office:value="103395304">
            <text:p>103395304</text:p>
          </table:table-cell>
          <table:table-cell/>
          <table:table-cell table:formula="of:=[$Sheet1.$C1387]" office:value-type="float" office:value="55889172">
            <text:p>55889172</text:p>
          </table:table-cell>
          <table:table-cell table:formula="of:=[$Sheet1.$C1425]" office:value-type="float" office:value="120418689">
            <text:p>120418689</text:p>
          </table:table-cell>
          <table:table-cell table:formula="of:=[$Sheet1.$C1447]" office:value-type="float" office:value="121840841">
            <text:p>121840841</text:p>
          </table:table-cell>
          <table:table-cell table:formula="of:=[$Sheet1.$C1464]" office:value-type="float" office:value="90205470">
            <text:p>90205470</text:p>
          </table:table-cell>
          <table:table-cell table:formula="of:=[$Sheet1.$C1495]" office:value-type="float" office:value="103534140">
            <text:p>103534140</text:p>
          </table:table-cell>
        </table:table-row>
        <table:table-row table:style-name="ro1">
          <table:table-cell table:formula="of:=[$Sheet1.$C1228]" office:value-type="float" office:value="102173325">
            <text:p>102173325</text:p>
          </table:table-cell>
          <table:table-cell table:formula="of:=[$Sheet1.$C1274]" office:value-type="float" office:value="89335279">
            <text:p>89335279</text:p>
          </table:table-cell>
          <table:table-cell table:formula="of:=[$Sheet1.$C1296]" office:value-type="float" office:value="102131029">
            <text:p>102131029</text:p>
          </table:table-cell>
          <table:table-cell table:formula="of:=[$Sheet1.$C1323]" office:value-type="float" office:value="97795143">
            <text:p>97795143</text:p>
          </table:table-cell>
          <table:table-cell table:formula="of:=[$Sheet1.$C1360]" office:value-type="float" office:value="103422605">
            <text:p>103422605</text:p>
          </table:table-cell>
          <table:table-cell/>
          <table:table-cell table:formula="of:=[$Sheet1.$C1375]" office:value-type="float" office:value="58796481">
            <text:p>58796481</text:p>
          </table:table-cell>
          <table:table-cell table:formula="of:=[$Sheet1.$C1411]" office:value-type="float" office:value="122585809">
            <text:p>122585809</text:p>
          </table:table-cell>
          <table:table-cell table:formula="of:=[$Sheet1.$C1429]" office:value-type="float" office:value="122147685">
            <text:p>122147685</text:p>
          </table:table-cell>
          <table:table-cell table:formula="of:=[$Sheet1.$C1474]" office:value-type="float" office:value="90566940">
            <text:p>90566940</text:p>
          </table:table-cell>
          <table:table-cell table:formula="of:=[$Sheet1.$C1491]" office:value-type="float" office:value="106293228">
            <text:p>106293228</text:p>
          </table:table-cell>
        </table:table-row>
        <table:table-row table:style-name="ro1">
          <table:table-cell table:formula="of:=[$Sheet1.$C1227]" office:value-type="float" office:value="102176778">
            <text:p>102176778</text:p>
          </table:table-cell>
          <table:table-cell table:formula="of:=[$Sheet1.$C1261]" office:value-type="float" office:value="89342157">
            <text:p>89342157</text:p>
          </table:table-cell>
          <table:table-cell table:formula="of:=[$Sheet1.$C1300]" office:value-type="float" office:value="102191951">
            <text:p>102191951</text:p>
          </table:table-cell>
          <table:table-cell table:formula="of:=[$Sheet1.$C1309]" office:value-type="float" office:value="97811433">
            <text:p>97811433</text:p>
          </table:table-cell>
          <table:table-cell table:formula="of:=[$Sheet1.$C1342]" office:value-type="float" office:value="103775854">
            <text:p>103775854</text:p>
          </table:table-cell>
          <table:table-cell/>
          <table:table-cell table:formula="of:=[$Sheet1.$C1392]" office:value-type="float" office:value="59627463">
            <text:p>59627463</text:p>
          </table:table-cell>
          <table:table-cell table:formula="of:=[$Sheet1.$C1405]" office:value-type="float" office:value="127548189">
            <text:p>127548189</text:p>
          </table:table-cell>
          <table:table-cell table:formula="of:=[$Sheet1.$C1427]" office:value-type="float" office:value="122209147">
            <text:p>122209147</text:p>
          </table:table-cell>
          <table:table-cell table:formula="of:=[$Sheet1.$C1470]" office:value-type="float" office:value="100179754">
            <text:p>100179754</text:p>
          </table:table-cell>
          <table:table-cell table:formula="of:=[$Sheet1.$C1512]" office:value-type="float" office:value="106349018">
            <text:p>106349018</text:p>
          </table:table-cell>
        </table:table-row>
        <table:table-row table:style-name="ro1">
          <table:table-cell table:formula="of:=[$Sheet1.$C1243]" office:value-type="float" office:value="102266931">
            <text:p>102266931</text:p>
          </table:table-cell>
          <table:table-cell table:formula="of:=[$Sheet1.$C1270]" office:value-type="float" office:value="89395472">
            <text:p>89395472</text:p>
          </table:table-cell>
          <table:table-cell table:formula="of:=[$Sheet1.$C1302]" office:value-type="float" office:value="102288114">
            <text:p>102288114</text:p>
          </table:table-cell>
          <table:table-cell table:formula="of:=[$Sheet1.$C1319]" office:value-type="float" office:value="97820041">
            <text:p>97820041</text:p>
          </table:table-cell>
          <table:table-cell table:formula="of:=[$Sheet1.$C1358]" office:value-type="float" office:value="103792418">
            <text:p>103792418</text:p>
          </table:table-cell>
          <table:table-cell/>
          <table:table-cell table:formula="of:=[$Sheet1.$C1391]" office:value-type="float" office:value="60158875">
            <text:p>60158875</text:p>
          </table:table-cell>
          <table:table-cell table:formula="of:=[$Sheet1.$C1401]" office:value-type="float" office:value="128025201">
            <text:p>128025201</text:p>
          </table:table-cell>
          <table:table-cell table:formula="of:=[$Sheet1.$C1438]" office:value-type="float" office:value="122691695">
            <text:p>122691695</text:p>
          </table:table-cell>
          <table:table-cell table:formula="of:=[$Sheet1.$C1484]" office:value-type="float" office:value="100497029">
            <text:p>100497029</text:p>
          </table:table-cell>
          <table:table-cell table:formula="of:=[$Sheet1.$C1511]" office:value-type="float" office:value="106731546">
            <text:p>106731546</text:p>
          </table:table-cell>
        </table:table-row>
        <table:table-row table:style-name="ro1">
          <table:table-cell table:formula="of:=[$Sheet1.$C1226]" office:value-type="float" office:value="102271146">
            <text:p>102271146</text:p>
          </table:table-cell>
          <table:table-cell table:formula="of:=[$Sheet1.$C1254]" office:value-type="float" office:value="89626434">
            <text:p>89626434</text:p>
          </table:table-cell>
          <table:table-cell table:formula="of:=[$Sheet1.$C1292]" office:value-type="float" office:value="102321900">
            <text:p>102321900</text:p>
          </table:table-cell>
          <table:table-cell table:formula="of:=[$Sheet1.$C1321]" office:value-type="float" office:value="97848350">
            <text:p>97848350</text:p>
          </table:table-cell>
          <table:table-cell table:formula="of:=[$Sheet1.$C1350]" office:value-type="float" office:value="103822794">
            <text:p>103822794</text:p>
          </table:table-cell>
          <table:table-cell/>
          <table:table-cell table:formula="of:=[$Sheet1.$C1380]" office:value-type="float" office:value="61296580">
            <text:p>61296580</text:p>
          </table:table-cell>
          <table:table-cell table:formula="of:=[$Sheet1.$C1402]" office:value-type="float" office:value="128830879">
            <text:p>128830879</text:p>
          </table:table-cell>
          <table:table-cell table:formula="of:=[$Sheet1.$C1454]" office:value-type="float" office:value="122698092">
            <text:p>122698092</text:p>
          </table:table-cell>
          <table:table-cell table:formula="of:=[$Sheet1.$C1460]" office:value-type="float" office:value="100658728">
            <text:p>100658728</text:p>
          </table:table-cell>
          <table:table-cell table:formula="of:=[$Sheet1.$C1501]" office:value-type="float" office:value="108379502">
            <text:p>108379502</text:p>
          </table:table-cell>
        </table:table-row>
        <table:table-row table:style-name="ro1">
          <table:table-cell table:formula="of:=[$Sheet1.$C1241]" office:value-type="float" office:value="102347487">
            <text:p>102347487</text:p>
          </table:table-cell>
          <table:table-cell table:formula="of:=[$Sheet1.$C1271]" office:value-type="float" office:value="89694142">
            <text:p>89694142</text:p>
          </table:table-cell>
          <table:table-cell table:formula="of:=[$Sheet1.$C1280]" office:value-type="float" office:value="102322894">
            <text:p>102322894</text:p>
          </table:table-cell>
          <table:table-cell table:formula="of:=[$Sheet1.$C1334]" office:value-type="float" office:value="97912711">
            <text:p>97912711</text:p>
          </table:table-cell>
          <table:table-cell table:formula="of:=[$Sheet1.$C1356]" office:value-type="float" office:value="103842183">
            <text:p>103842183</text:p>
          </table:table-cell>
          <table:table-cell/>
          <table:table-cell table:formula="of:=[$Sheet1.$C1366]" office:value-type="float" office:value="62058977">
            <text:p>62058977</text:p>
          </table:table-cell>
          <table:table-cell table:formula="of:=[$Sheet1.$C1409]" office:value-type="float" office:value="130230243">
            <text:p>130230243</text:p>
          </table:table-cell>
          <table:table-cell table:formula="of:=[$Sheet1.$C1435]" office:value-type="float" office:value="123027503">
            <text:p>123027503</text:p>
          </table:table-cell>
          <table:table-cell table:formula="of:=[$Sheet1.$C1482]" office:value-type="float" office:value="103117843">
            <text:p>103117843</text:p>
          </table:table-cell>
          <table:table-cell table:formula="of:=[$Sheet1.$C1514]" office:value-type="float" office:value="108956719">
            <text:p>108956719</text:p>
          </table:table-cell>
        </table:table-row>
        <table:table-row table:style-name="ro1">
          <table:table-cell table:formula="of:=[$Sheet1.$C1225]" office:value-type="float" office:value="102401704">
            <text:p>102401704</text:p>
          </table:table-cell>
          <table:table-cell table:formula="of:=[$Sheet1.$C1264]" office:value-type="float" office:value="89834367">
            <text:p>89834367</text:p>
          </table:table-cell>
          <table:table-cell table:formula="of:=[$Sheet1.$C1289]" office:value-type="float" office:value="102470416">
            <text:p>102470416</text:p>
          </table:table-cell>
          <table:table-cell table:formula="of:=[$Sheet1.$C1316]" office:value-type="float" office:value="97938104">
            <text:p>97938104</text:p>
          </table:table-cell>
          <table:table-cell table:formula="of:=[$Sheet1.$C1364]" office:value-type="float" office:value="103892541">
            <text:p>103892541</text:p>
          </table:table-cell>
          <table:table-cell/>
          <table:table-cell table:formula="of:=[$Sheet1.$C1374]" office:value-type="float" office:value="62402495">
            <text:p>62402495</text:p>
          </table:table-cell>
          <table:table-cell table:formula="of:=[$Sheet1.$C1398]" office:value-type="float" office:value="130501964">
            <text:p>130501964</text:p>
          </table:table-cell>
          <table:table-cell table:formula="of:=[$Sheet1.$C1455]" office:value-type="float" office:value="123185568">
            <text:p>123185568</text:p>
          </table:table-cell>
          <table:table-cell table:formula="of:=[$Sheet1.$C1463]" office:value-type="float" office:value="103480703">
            <text:p>103480703</text:p>
          </table:table-cell>
          <table:table-cell table:formula="of:=[$Sheet1.$C1513]" office:value-type="float" office:value="114948308">
            <text:p>114948308</text:p>
          </table:table-cell>
        </table:table-row>
        <table:table-row table:style-name="ro1">
          <table:table-cell table:formula="of:=[$Sheet1.$C1230]" office:value-type="float" office:value="102416415">
            <text:p>102416415</text:p>
          </table:table-cell>
          <table:table-cell table:formula="of:=[$Sheet1.$C1253]" office:value-type="float" office:value="89857067">
            <text:p>89857067</text:p>
          </table:table-cell>
          <table:table-cell table:formula="of:=[$Sheet1.$C1295]" office:value-type="float" office:value="102613749">
            <text:p>102613749</text:p>
          </table:table-cell>
          <table:table-cell table:formula="of:=[$Sheet1.$C1328]" office:value-type="float" office:value="97942354">
            <text:p>97942354</text:p>
          </table:table-cell>
          <table:table-cell table:formula="of:=[$Sheet1.$C1345]" office:value-type="float" office:value="103982165">
            <text:p>103982165</text:p>
          </table:table-cell>
          <table:table-cell/>
          <table:table-cell table:formula="of:=[$Sheet1.$C1378]" office:value-type="float" office:value="63561994">
            <text:p>63561994</text:p>
          </table:table-cell>
          <table:table-cell table:formula="of:=[$Sheet1.$C1416]" office:value-type="float" office:value="130758271">
            <text:p>130758271</text:p>
          </table:table-cell>
          <table:table-cell table:formula="of:=[$Sheet1.$C1431]" office:value-type="float" office:value="124586312">
            <text:p>124586312</text:p>
          </table:table-cell>
          <table:table-cell table:formula="of:=[$Sheet1.$C1477]" office:value-type="float" office:value="104093658">
            <text:p>104093658</text:p>
          </table:table-cell>
          <table:table-cell table:formula="of:=[$Sheet1.$C1515]" office:value-type="float" office:value="116905730">
            <text:p>116905730</text:p>
          </table:table-cell>
        </table:table-row>
        <table:table-row table:style-name="ro1">
          <table:table-cell table:formula="of:=[$Sheet1.$C1238]" office:value-type="float" office:value="102440270">
            <text:p>102440270</text:p>
          </table:table-cell>
          <table:table-cell table:formula="of:=[$Sheet1.$C1260]" office:value-type="float" office:value="90150108">
            <text:p>90150108</text:p>
          </table:table-cell>
          <table:table-cell table:formula="of:=[$Sheet1.$C1279]" office:value-type="float" office:value="102617846">
            <text:p>102617846</text:p>
          </table:table-cell>
          <table:table-cell table:formula="of:=[$Sheet1.$C1329]" office:value-type="float" office:value="97973104">
            <text:p>97973104</text:p>
          </table:table-cell>
          <table:table-cell table:formula="of:=[$Sheet1.$C1363]" office:value-type="float" office:value="104224092">
            <text:p>104224092</text:p>
          </table:table-cell>
          <table:table-cell/>
          <table:table-cell table:formula="of:=[$Sheet1.$C1381]" office:value-type="float" office:value="63896647">
            <text:p>63896647</text:p>
          </table:table-cell>
          <table:table-cell table:formula="of:=[$Sheet1.$C1406]" office:value-type="float" office:value="130771352">
            <text:p>130771352</text:p>
          </table:table-cell>
          <table:table-cell table:formula="of:=[$Sheet1.$C1451]" office:value-type="float" office:value="125649265">
            <text:p>125649265</text:p>
          </table:table-cell>
          <table:table-cell table:formula="of:=[$Sheet1.$C1481]" office:value-type="float" office:value="104141429">
            <text:p>104141429</text:p>
          </table:table-cell>
          <table:table-cell table:formula="of:=[$Sheet1.$C1499]" office:value-type="float" office:value="133954662">
            <text:p>133954662</text:p>
          </table:table-cell>
        </table:table-row>
        <table:table-row table:style-name="ro1">
          <table:table-cell table:formula="of:=[$Sheet1.$C1239]" office:value-type="float" office:value="102440828">
            <text:p>102440828</text:p>
          </table:table-cell>
          <table:table-cell table:formula="of:=[$Sheet1.$C1265]" office:value-type="float" office:value="90156147">
            <text:p>90156147</text:p>
          </table:table-cell>
          <table:table-cell table:formula="of:=[$Sheet1.$C1291]" office:value-type="float" office:value="102655267">
            <text:p>102655267</text:p>
          </table:table-cell>
          <table:table-cell table:formula="of:=[$Sheet1.$C1311]" office:value-type="float" office:value="97991649">
            <text:p>97991649</text:p>
          </table:table-cell>
          <table:table-cell table:formula="of:=[$Sheet1.$C1357]" office:value-type="float" office:value="104271088">
            <text:p>104271088</text:p>
          </table:table-cell>
          <table:table-cell/>
          <table:table-cell table:formula="of:=[$Sheet1.$C1384]" office:value-type="float" office:value="65097002">
            <text:p>65097002</text:p>
          </table:table-cell>
          <table:table-cell table:formula="of:=[$Sheet1.$C1420]" office:value-type="float" office:value="130788901">
            <text:p>130788901</text:p>
          </table:table-cell>
          <table:table-cell table:formula="of:=[$Sheet1.$C1440]" office:value-type="float" office:value="128124901">
            <text:p>128124901</text:p>
          </table:table-cell>
          <table:table-cell table:formula="of:=[$Sheet1.$C1457]" office:value-type="float" office:value="105374162">
            <text:p>105374162</text:p>
          </table:table-cell>
          <table:table-cell table:formula="of:=[$Sheet1.$C1502]" office:value-type="float" office:value="134580391">
            <text:p>134580391</text:p>
          </table:table-cell>
        </table:table-row>
        <table:table-row table:style-name="ro1">
          <table:table-cell table:formula="of:=[$Sheet1.$C1217]" office:value-type="float" office:value="102451296">
            <text:p>102451296</text:p>
          </table:table-cell>
          <table:table-cell table:formula="of:=[$Sheet1.$C1252]" office:value-type="float" office:value="90177471">
            <text:p>90177471</text:p>
          </table:table-cell>
          <table:table-cell table:formula="of:=[$Sheet1.$C1288]" office:value-type="float" office:value="102720400">
            <text:p>102720400</text:p>
          </table:table-cell>
          <table:table-cell table:formula="of:=[$Sheet1.$C1320]" office:value-type="float" office:value="98089456">
            <text:p>98089456</text:p>
          </table:table-cell>
          <table:table-cell table:formula="of:=[$Sheet1.$C1339]" office:value-type="float" office:value="104372579">
            <text:p>104372579</text:p>
          </table:table-cell>
          <table:table-cell/>
          <table:table-cell table:formula="of:=[$Sheet1.$C1385]" office:value-type="float" office:value="66637540">
            <text:p>66637540</text:p>
          </table:table-cell>
          <table:table-cell table:formula="of:=[$Sheet1.$C1421]" office:value-type="float" office:value="131265869">
            <text:p>131265869</text:p>
          </table:table-cell>
          <table:table-cell table:formula="of:=[$Sheet1.$C1432]" office:value-type="float" office:value="128128274">
            <text:p>128128274</text:p>
          </table:table-cell>
          <table:table-cell table:formula="of:=[$Sheet1.$C1476]" office:value-type="float" office:value="106014905">
            <text:p>106014905</text:p>
          </table:table-cell>
          <table:table-cell table:formula="of:=[$Sheet1.$C1496]" office:value-type="float" office:value="139413788">
            <text:p>139413788</text:p>
          </table:table-cell>
        </table:table-row>
        <table:table-row table:style-name="ro1">
          <table:table-cell table:formula="of:=[$Sheet1.$C1242]" office:value-type="float" office:value="102517379">
            <text:p>102517379</text:p>
          </table:table-cell>
          <table:table-cell table:formula="of:=[$Sheet1.$C1259]" office:value-type="float" office:value="90179929">
            <text:p>90179929</text:p>
          </table:table-cell>
          <table:table-cell table:formula="of:=[$Sheet1.$C1285]" office:value-type="float" office:value="102730180">
            <text:p>102730180</text:p>
          </table:table-cell>
          <table:table-cell table:formula="of:=[$Sheet1.$C1325]" office:value-type="float" office:value="98156048">
            <text:p>98156048</text:p>
          </table:table-cell>
          <table:table-cell table:formula="of:=[$Sheet1.$C1351]" office:value-type="float" office:value="104372587">
            <text:p>104372587</text:p>
          </table:table-cell>
          <table:table-cell/>
          <table:table-cell table:formula="of:=[$Sheet1.$C1368]" office:value-type="float" office:value="68016722">
            <text:p>68016722</text:p>
          </table:table-cell>
          <table:table-cell table:formula="of:=[$Sheet1.$C1412]" office:value-type="float" office:value="132540046">
            <text:p>132540046</text:p>
          </table:table-cell>
          <table:table-cell table:formula="of:=[$Sheet1.$C1428]" office:value-type="float" office:value="128223206">
            <text:p>128223206</text:p>
          </table:table-cell>
          <table:table-cell table:formula="of:=[$Sheet1.$C1458]" office:value-type="float" office:value="116520637">
            <text:p>116520637</text:p>
          </table:table-cell>
          <table:table-cell table:formula="of:=[$Sheet1.$C1500]" office:value-type="float" office:value="140535998">
            <text:p>140535998</text:p>
          </table:table-cell>
        </table:table-row>
        <table:table-row table:style-name="ro1">
          <table:table-cell table:formula="of:=[$Sheet1.$C1237]" office:value-type="float" office:value="102568234">
            <text:p>102568234</text:p>
          </table:table-cell>
          <table:table-cell table:formula="of:=[$Sheet1.$C1255]" office:value-type="float" office:value="90184608">
            <text:p>90184608</text:p>
          </table:table-cell>
          <table:table-cell table:formula="of:=[$Sheet1.$C1286]" office:value-type="float" office:value="102771440">
            <text:p>102771440</text:p>
          </table:table-cell>
          <table:table-cell table:formula="of:=[$Sheet1.$C1312]" office:value-type="float" office:value="98165575">
            <text:p>98165575</text:p>
          </table:table-cell>
          <table:table-cell table:formula="of:=[$Sheet1.$C1348]" office:value-type="float" office:value="104402031">
            <text:p>104402031</text:p>
          </table:table-cell>
          <table:table-cell/>
          <table:table-cell table:formula="of:=[$Sheet1.$C1371]" office:value-type="float" office:value="69483036">
            <text:p>69483036</text:p>
          </table:table-cell>
          <table:table-cell table:formula="of:=[$Sheet1.$C1408]" office:value-type="float" office:value="132767608">
            <text:p>132767608</text:p>
          </table:table-cell>
          <table:table-cell table:formula="of:=[$Sheet1.$C1449]" office:value-type="float" office:value="129350405">
            <text:p>129350405</text:p>
          </table:table-cell>
          <table:table-cell table:formula="of:=[$Sheet1.$C1468]" office:value-type="float" office:value="116878411">
            <text:p>116878411</text:p>
          </table:table-cell>
          <table:table-cell table:formula="of:=[$Sheet1.$C1486]" office:value-type="float" office:value="140881458">
            <text:p>140881458</text:p>
          </table:table-cell>
        </table:table-row>
        <table:table-row table:style-name="ro1">
          <table:table-cell table:formula="of:=[$Sheet1.$C1229]" office:value-type="float" office:value="102593969">
            <text:p>102593969</text:p>
          </table:table-cell>
          <table:table-cell table:formula="of:=[$Sheet1.$C1247]" office:value-type="float" office:value="90212959">
            <text:p>90212959</text:p>
          </table:table-cell>
          <table:table-cell table:formula="of:=[$Sheet1.$C1297]" office:value-type="float" office:value="103268605">
            <text:p>103268605</text:p>
          </table:table-cell>
          <table:table-cell table:formula="of:=[$Sheet1.$C1313]" office:value-type="float" office:value="98175894">
            <text:p>98175894</text:p>
          </table:table-cell>
          <table:table-cell table:formula="of:=[$Sheet1.$C1335]" office:value-type="float" office:value="104458632">
            <text:p>104458632</text:p>
          </table:table-cell>
          <table:table-cell/>
          <table:table-cell table:formula="of:=[$Sheet1.$C1393]" office:value-type="float" office:value="113419582">
            <text:p>113419582</text:p>
          </table:table-cell>
          <table:table-cell table:formula="of:=[$Sheet1.$C1407]" office:value-type="float" office:value="132774388">
            <text:p>132774388</text:p>
          </table:table-cell>
          <table:table-cell table:formula="of:=[$Sheet1.$C1446]" office:value-type="float" office:value="129730080">
            <text:p>129730080</text:p>
          </table:table-cell>
          <table:table-cell table:formula="of:=[$Sheet1.$C1480]" office:value-type="float" office:value="117069067">
            <text:p>117069067</text:p>
          </table:table-cell>
          <table:table-cell table:formula="of:=[$Sheet1.$C1510]" office:value-type="float" office:value="143591387">
            <text:p>143591387</text:p>
          </table:table-cell>
        </table:table-row>
        <table:table-row table:style-name="ro1">
          <table:table-cell table:formula="of:=[$Sheet1.$C1219]" office:value-type="float" office:value="102601797">
            <text:p>102601797</text:p>
          </table:table-cell>
          <table:table-cell table:formula="of:=[$Sheet1.$C1249]" office:value-type="float" office:value="90404874">
            <text:p>90404874</text:p>
          </table:table-cell>
          <table:table-cell table:formula="of:=[$Sheet1.$C1290]" office:value-type="float" office:value="103533372">
            <text:p>103533372</text:p>
          </table:table-cell>
          <table:table-cell table:formula="of:=[$Sheet1.$C1314]" office:value-type="float" office:value="98218561">
            <text:p>98218561</text:p>
          </table:table-cell>
          <table:table-cell table:formula="of:=[$Sheet1.$C1361]" office:value-type="float" office:value="105485210">
            <text:p>105485210</text:p>
          </table:table-cell>
          <table:table-cell/>
          <table:table-cell table:formula="of:=[$Sheet1.$C1367]" office:value-type="float" office:value="115464195">
            <text:p>115464195</text:p>
          </table:table-cell>
          <table:table-cell table:formula="of:=[$Sheet1.$C1400]" office:value-type="float" office:value="133019092">
            <text:p>133019092</text:p>
          </table:table-cell>
          <table:table-cell table:formula="of:=[$Sheet1.$C1452]" office:value-type="float" office:value="129805919">
            <text:p>129805919</text:p>
          </table:table-cell>
          <table:table-cell table:formula="of:=[$Sheet1.$C1469]" office:value-type="float" office:value="117224535">
            <text:p>117224535</text:p>
          </table:table-cell>
          <table:table-cell table:formula="of:=[$Sheet1.$C1493]" office:value-type="float" office:value="144816072">
            <text:p>144816072</text:p>
          </table:table-cell>
        </table:table-row>
        <table:table-row table:style-name="ro1">
          <table:table-cell table:formula="of:=[$Sheet1.$C1233]" office:value-type="float" office:value="102621470">
            <text:p>102621470</text:p>
          </table:table-cell>
          <table:table-cell table:formula="of:=[$Sheet1.$C1251]" office:value-type="float" office:value="90417871">
            <text:p>90417871</text:p>
          </table:table-cell>
          <table:table-cell table:formula="of:=[$Sheet1.$C1299]" office:value-type="float" office:value="103616200">
            <text:p>103616200</text:p>
          </table:table-cell>
          <table:table-cell table:formula="of:=[$Sheet1.$C1327]" office:value-type="float" office:value="98255555">
            <text:p>98255555</text:p>
          </table:table-cell>
          <table:table-cell table:formula="of:=[$Sheet1.$C1353]" office:value-type="float" office:value="105598137">
            <text:p>105598137</text:p>
          </table:table-cell>
          <table:table-cell/>
          <table:table-cell table:formula="of:=[$Sheet1.$C1379]" office:value-type="float" office:value="116042920">
            <text:p>116042920</text:p>
          </table:table-cell>
          <table:table-cell table:formula="of:=[$Sheet1.$C1424]" office:value-type="float" office:value="133135749">
            <text:p>133135749</text:p>
          </table:table-cell>
          <table:table-cell table:formula="of:=[$Sheet1.$C1442]" office:value-type="float" office:value="130536833">
            <text:p>130536833</text:p>
          </table:table-cell>
          <table:table-cell table:formula="of:=[$Sheet1.$C1467]" office:value-type="float" office:value="118541131">
            <text:p>118541131</text:p>
          </table:table-cell>
          <table:table-cell table:formula="of:=[$Sheet1.$C1503]" office:value-type="float" office:value="159458191">
            <text:p>159458191</text:p>
          </table:table-cell>
        </table:table-row>
        <table:table-row table:style-name="ro1">
          <table:table-cell table:formula="of:=[$Sheet1.$C1218]" office:value-type="float" office:value="102644356">
            <text:p>102644356</text:p>
          </table:table-cell>
          <table:table-cell table:formula="of:=[$Sheet1.$C1246]" office:value-type="float" office:value="90582068">
            <text:p>90582068</text:p>
          </table:table-cell>
          <table:table-cell table:formula="of:=[$Sheet1.$C1276]" office:value-type="float" office:value="103619666">
            <text:p>103619666</text:p>
          </table:table-cell>
          <table:table-cell table:formula="of:=[$Sheet1.$C1315]" office:value-type="float" office:value="98267043">
            <text:p>98267043</text:p>
          </table:table-cell>
          <table:table-cell table:formula="of:=[$Sheet1.$C1343]" office:value-type="float" office:value="105612429">
            <text:p>105612429</text:p>
          </table:table-cell>
          <table:table-cell/>
          <table:table-cell table:formula="of:=[$Sheet1.$C1388]" office:value-type="float" office:value="118242251">
            <text:p>118242251</text:p>
          </table:table-cell>
          <table:table-cell table:formula="of:=[$Sheet1.$C1417]" office:value-type="float" office:value="133187757">
            <text:p>133187757</text:p>
          </table:table-cell>
          <table:table-cell table:formula="of:=[$Sheet1.$C1453]" office:value-type="float" office:value="132362460">
            <text:p>132362460</text:p>
          </table:table-cell>
          <table:table-cell table:formula="of:=[$Sheet1.$C1472]" office:value-type="float" office:value="118903586">
            <text:p>118903586</text:p>
          </table:table-cell>
          <table:table-cell table:formula="of:=[$Sheet1.$C1508]" office:value-type="float" office:value="160142617">
            <text:p>160142617</text:p>
          </table:table-cell>
        </table:table-row>
        <table:table-row table:style-name="ro1">
          <table:table-cell table:formula="of:=[$Sheet1.$C1224]" office:value-type="float" office:value="102663740">
            <text:p>102663740</text:p>
          </table:table-cell>
          <table:table-cell table:formula="of:=[$Sheet1.$C1248]" office:value-type="float" office:value="90599252">
            <text:p>90599252</text:p>
          </table:table-cell>
          <table:table-cell table:formula="of:=[$Sheet1.$C1301]" office:value-type="float" office:value="103642416">
            <text:p>103642416</text:p>
          </table:table-cell>
          <table:table-cell table:formula="of:=[$Sheet1.$C1318]" office:value-type="float" office:value="98279592">
            <text:p>98279592</text:p>
          </table:table-cell>
          <table:table-cell table:formula="of:=[$Sheet1.$C1355]" office:value-type="float" office:value="105977876">
            <text:p>105977876</text:p>
          </table:table-cell>
          <table:table-cell/>
          <table:table-cell table:formula="of:=[$Sheet1.$C1382]" office:value-type="float" office:value="118607887">
            <text:p>118607887</text:p>
          </table:table-cell>
          <table:table-cell table:formula="of:=[$Sheet1.$C1397]" office:value-type="float" office:value="133552145">
            <text:p>133552145</text:p>
          </table:table-cell>
          <table:table-cell table:formula="of:=[$Sheet1.$C1436]" office:value-type="float" office:value="133063797">
            <text:p>133063797</text:p>
          </table:table-cell>
          <table:table-cell table:formula="of:=[$Sheet1.$C1478]" office:value-type="float" office:value="120703715">
            <text:p>120703715</text:p>
          </table:table-cell>
          <table:table-cell table:formula="of:=[$Sheet1.$C1497]" office:value-type="float" office:value="160334835">
            <text:p>160334835</text:p>
          </table:table-cell>
        </table:table-row>
        <table:table-row table:style-name="ro1">
          <table:table-cell table:formula="of:=[$Sheet1.$C1232]" office:value-type="float" office:value="102718543">
            <text:p>102718543</text:p>
          </table:table-cell>
          <table:table-cell table:formula="of:=[$Sheet1.$C1266]" office:value-type="float" office:value="90601932">
            <text:p>90601932</text:p>
          </table:table-cell>
          <table:table-cell table:formula="of:=[$Sheet1.$C1298]" office:value-type="float" office:value="103661442">
            <text:p>103661442</text:p>
          </table:table-cell>
          <table:table-cell table:formula="of:=[$Sheet1.$C1330]" office:value-type="float" office:value="98283055">
            <text:p>98283055</text:p>
          </table:table-cell>
          <table:table-cell table:formula="of:=[$Sheet1.$C1337]" office:value-type="float" office:value="106141415">
            <text:p>106141415</text:p>
          </table:table-cell>
          <table:table-cell/>
          <table:table-cell table:formula="of:=[$Sheet1.$C1370]" office:value-type="float" office:value="120557475">
            <text:p>120557475</text:p>
          </table:table-cell>
          <table:table-cell table:formula="of:=[$Sheet1.$C1404]" office:value-type="float" office:value="133803324">
            <text:p>133803324</text:p>
          </table:table-cell>
          <table:table-cell table:formula="of:=[$Sheet1.$C1437]" office:value-type="float" office:value="133729482">
            <text:p>133729482</text:p>
          </table:table-cell>
          <table:table-cell table:formula="of:=[$Sheet1.$C1473]" office:value-type="float" office:value="120879845">
            <text:p>120879845</text:p>
          </table:table-cell>
          <table:table-cell table:formula="of:=[$Sheet1.$C1489]" office:value-type="float" office:value="161686356">
            <text:p>161686356</text:p>
          </table:table-cell>
        </table:table-row>
        <table:table-row table:style-name="ro1">
          <table:table-cell table:formula="of:=[$Sheet1.$C1223]" office:value-type="float" office:value="103078038">
            <text:p>103078038</text:p>
          </table:table-cell>
          <table:table-cell table:formula="of:=[$Sheet1.$C1250]" office:value-type="float" office:value="90624612">
            <text:p>90624612</text:p>
          </table:table-cell>
          <table:table-cell table:formula="of:=[$Sheet1.$C1282]" office:value-type="float" office:value="103665159">
            <text:p>103665159</text:p>
          </table:table-cell>
          <table:table-cell table:formula="of:=[$Sheet1.$C1308]" office:value-type="float" office:value="98285119">
            <text:p>98285119</text:p>
          </table:table-cell>
          <table:table-cell table:formula="of:=[$Sheet1.$C1340]" office:value-type="float" office:value="106182210">
            <text:p>106182210</text:p>
          </table:table-cell>
          <table:table-cell/>
          <table:table-cell table:formula="of:=[$Sheet1.$C1383]" office:value-type="float" office:value="122130519">
            <text:p>122130519</text:p>
          </table:table-cell>
          <table:table-cell table:formula="of:=[$Sheet1.$C1410]" office:value-type="float" office:value="134288506">
            <text:p>134288506</text:p>
          </table:table-cell>
          <table:table-cell table:formula="of:=[$Sheet1.$C1434]" office:value-type="float" office:value="134014229">
            <text:p>134014229</text:p>
          </table:table-cell>
          <table:table-cell table:formula="of:=[$Sheet1.$C1459]" office:value-type="float" office:value="121106019">
            <text:p>121106019</text:p>
          </table:table-cell>
          <table:table-cell table:formula="of:=[$Sheet1.$C1509]" office:value-type="float" office:value="161706413">
            <text:p>161706413</text:p>
          </table:table-cell>
        </table:table-row>
        <table:table-row table:style-name="ro1">
          <table:table-cell table:formula="of:=[$Sheet1.$C1244]" office:value-type="float" office:value="103178067">
            <text:p>103178067</text:p>
          </table:table-cell>
          <table:table-cell table:formula="of:=[$Sheet1.$C1257]" office:value-type="float" office:value="90638578">
            <text:p>90638578</text:p>
          </table:table-cell>
          <table:table-cell table:formula="of:=[$Sheet1.$C1281]" office:value-type="float" office:value="103669774">
            <text:p>103669774</text:p>
          </table:table-cell>
          <table:table-cell table:formula="of:=[$Sheet1.$C1317]" office:value-type="float" office:value="98293293">
            <text:p>98293293</text:p>
          </table:table-cell>
          <table:table-cell table:formula="of:=[$Sheet1.$C1346]" office:value-type="float" office:value="106198162">
            <text:p>106198162</text:p>
          </table:table-cell>
          <table:table-cell/>
          <table:table-cell table:formula="of:=[$Sheet1.$C1369]" office:value-type="float" office:value="124474018">
            <text:p>124474018</text:p>
          </table:table-cell>
          <table:table-cell table:formula="of:=[$Sheet1.$C1396]" office:value-type="float" office:value="134530896">
            <text:p>134530896</text:p>
          </table:table-cell>
          <table:table-cell table:formula="of:=[$Sheet1.$C1448]" office:value-type="float" office:value="134017836">
            <text:p>134017836</text:p>
          </table:table-cell>
          <table:table-cell table:formula="of:=[$Sheet1.$C1471]" office:value-type="float" office:value="121215061">
            <text:p>121215061</text:p>
          </table:table-cell>
          <table:table-cell table:formula="of:=[$Sheet1.$C1492]" office:value-type="float" office:value="161973816">
            <text:p>161973816</text:p>
          </table:table-cell>
        </table:table-row>
        <table:table-row table:style-name="ro1">
          <table:table-cell table:formula="of:=[$Sheet1.$C1215]" office:value-type="float" office:value="103394025">
            <text:p>103394025</text:p>
          </table:table-cell>
          <table:table-cell table:formula="of:=[$Sheet1.$C1269]" office:value-type="float" office:value="90642874">
            <text:p>90642874</text:p>
          </table:table-cell>
          <table:table-cell table:formula="of:=[$Sheet1.$C1284]" office:value-type="float" office:value="103670620">
            <text:p>103670620</text:p>
          </table:table-cell>
          <table:table-cell table:formula="of:=[$Sheet1.$C1333]" office:value-type="float" office:value="98306156">
            <text:p>98306156</text:p>
          </table:table-cell>
          <table:table-cell table:formula="of:=[$Sheet1.$C1359]" office:value-type="float" office:value="106488901">
            <text:p>106488901</text:p>
          </table:table-cell>
          <table:table-cell/>
          <table:table-cell table:formula="of:=[$Sheet1.$C1389]" office:value-type="float" office:value="124688377">
            <text:p>124688377</text:p>
          </table:table-cell>
          <table:table-cell table:formula="of:=[$Sheet1.$C1423]" office:value-type="float" office:value="134561463">
            <text:p>134561463</text:p>
          </table:table-cell>
          <table:table-cell table:formula="of:=[$Sheet1.$C1439]" office:value-type="float" office:value="135040583">
            <text:p>135040583</text:p>
          </table:table-cell>
          <table:table-cell table:formula="of:=[$Sheet1.$C1461]" office:value-type="float" office:value="121343599">
            <text:p>121343599</text:p>
          </table:table-cell>
          <table:table-cell table:formula="of:=[$Sheet1.$C1504]" office:value-type="float" office:value="162298611">
            <text:p>162298611</text:p>
          </table:table-cell>
        </table:table-row>
        <table:table-row table:style-name="ro1">
          <table:table-cell table:formula="of:=[$Sheet1.$C1216]" office:value-type="float" office:value="103519721">
            <text:p>103519721</text:p>
          </table:table-cell>
          <table:table-cell table:formula="of:=[$Sheet1.$C1263]" office:value-type="float" office:value="90644660">
            <text:p>90644660</text:p>
          </table:table-cell>
          <table:table-cell table:formula="of:=[$Sheet1.$C1277]" office:value-type="float" office:value="103700723">
            <text:p>103700723</text:p>
          </table:table-cell>
          <table:table-cell table:formula="of:=[$Sheet1.$C1324]" office:value-type="float" office:value="98307397">
            <text:p>98307397</text:p>
          </table:table-cell>
          <table:table-cell table:formula="of:=[$Sheet1.$C1362]" office:value-type="float" office:value="106528095">
            <text:p>106528095</text:p>
          </table:table-cell>
          <table:table-cell/>
          <table:table-cell table:formula="of:=[$Sheet1.$C1394]" office:value-type="float" office:value="125977249">
            <text:p>125977249</text:p>
          </table:table-cell>
          <table:table-cell table:formula="of:=[$Sheet1.$C1413]" office:value-type="float" office:value="134810866">
            <text:p>134810866</text:p>
          </table:table-cell>
          <table:table-cell table:formula="of:=[$Sheet1.$C1443]" office:value-type="float" office:value="135110604">
            <text:p>135110604</text:p>
          </table:table-cell>
          <table:table-cell table:formula="of:=[$Sheet1.$C1456]" office:value-type="float" office:value="121358921">
            <text:p>121358921</text:p>
          </table:table-cell>
          <table:table-cell table:formula="of:=[$Sheet1.$C1494]" office:value-type="float" office:value="169290894">
            <text:p>169290894</text:p>
          </table:table-cell>
        </table:table-row>
        <table:table-row table:style-name="ro1">
          <table:table-cell table:formula="of:=[$Sheet1.$C1234]" office:value-type="float" office:value="103542306">
            <text:p>103542306</text:p>
          </table:table-cell>
          <table:table-cell table:formula="of:=[$Sheet1.$C1267]" office:value-type="float" office:value="90657015">
            <text:p>90657015</text:p>
          </table:table-cell>
          <table:table-cell table:formula="of:=[$Sheet1.$C1304]" office:value-type="float" office:value="103719912">
            <text:p>103719912</text:p>
          </table:table-cell>
          <table:table-cell table:formula="of:=[$Sheet1.$C1332]" office:value-type="float" office:value="98317330">
            <text:p>98317330</text:p>
          </table:table-cell>
          <table:table-cell table:formula="of:=[$Sheet1.$C1354]" office:value-type="float" office:value="106542303">
            <text:p>106542303</text:p>
          </table:table-cell>
          <table:table-cell/>
          <table:table-cell table:formula="of:=[$Sheet1.$C1376]" office:value-type="float" office:value="126000466">
            <text:p>126000466</text:p>
          </table:table-cell>
          <table:table-cell table:formula="of:=[$Sheet1.$C1414]" office:value-type="float" office:value="136641956">
            <text:p>136641956</text:p>
          </table:table-cell>
          <table:table-cell table:formula="of:=[$Sheet1.$C1445]" office:value-type="float" office:value="135819056">
            <text:p>135819056</text:p>
          </table:table-cell>
          <table:table-cell table:formula="of:=[$Sheet1.$C1466]" office:value-type="float" office:value="121877512">
            <text:p>121877512</text:p>
          </table:table-cell>
          <table:table-cell table:formula="of:=[$Sheet1.$C1488]" office:value-type="float" office:value="169336772">
            <text:p>169336772</text:p>
          </table:table-cell>
        </table:table-row>
        <table:table-row table:style-name="ro1">
          <table:table-cell table:formula="of:=[$Sheet1.$C1222]" office:value-type="float" office:value="103658387">
            <text:p>103658387</text:p>
          </table:table-cell>
          <table:table-cell table:formula="of:=[$Sheet1.$C1262]" office:value-type="float" office:value="90662333">
            <text:p>90662333</text:p>
          </table:table-cell>
          <table:table-cell table:formula="of:=[$Sheet1.$C1275]" office:value-type="float" office:value="103742842">
            <text:p>103742842</text:p>
          </table:table-cell>
          <table:table-cell table:formula="of:=[$Sheet1.$C1310]" office:value-type="float" office:value="98318760">
            <text:p>98318760</text:p>
          </table:table-cell>
          <table:table-cell table:formula="of:=[$Sheet1.$C1344]" office:value-type="float" office:value="106551396">
            <text:p>106551396</text:p>
          </table:table-cell>
          <table:table-cell/>
          <table:table-cell table:formula="of:=[$Sheet1.$C1395]" office:value-type="float" office:value="126399283">
            <text:p>126399283</text:p>
          </table:table-cell>
          <table:table-cell table:formula="of:=[$Sheet1.$C1415]" office:value-type="float" office:value="137010993">
            <text:p>137010993</text:p>
          </table:table-cell>
          <table:table-cell table:formula="of:=[$Sheet1.$C1441]" office:value-type="float" office:value="136258579">
            <text:p>136258579</text:p>
          </table:table-cell>
          <table:table-cell table:formula="of:=[$Sheet1.$C1462]" office:value-type="float" office:value="122808480">
            <text:p>122808480</text:p>
          </table:table-cell>
          <table:table-cell table:formula="of:=[$Sheet1.$C1487]" office:value-type="float" office:value="170175160">
            <text:p>170175160</text:p>
          </table:table-cell>
        </table:table-row>
        <table:table-row table:style-name="ro1">
          <table:table-cell table:formula="of:=[$Sheet1.$C1236]" office:value-type="float" office:value="103670002">
            <text:p>103670002</text:p>
          </table:table-cell>
          <table:table-cell table:formula="of:=[$Sheet1.$C1268]" office:value-type="float" office:value="90676040">
            <text:p>90676040</text:p>
          </table:table-cell>
          <table:table-cell table:formula="of:=[$Sheet1.$C1293]" office:value-type="float" office:value="103780640">
            <text:p>103780640</text:p>
          </table:table-cell>
          <table:table-cell table:formula="of:=[$Sheet1.$C1306]" office:value-type="float" office:value="98321771">
            <text:p>98321771</text:p>
          </table:table-cell>
          <table:table-cell table:formula="of:=[$Sheet1.$C1336]" office:value-type="float" office:value="106918097">
            <text:p>106918097</text:p>
          </table:table-cell>
          <table:table-cell/>
          <table:table-cell table:formula="of:=[$Sheet1.$C1373]" office:value-type="float" office:value="126655977">
            <text:p>126655977</text:p>
          </table:table-cell>
          <table:table-cell table:formula="of:=[$Sheet1.$C1403]" office:value-type="float" office:value="137242703">
            <text:p>137242703</text:p>
          </table:table-cell>
          <table:table-cell table:formula="of:=[$Sheet1.$C1444]" office:value-type="float" office:value="136945536">
            <text:p>136945536</text:p>
          </table:table-cell>
          <table:table-cell table:formula="of:=[$Sheet1.$C1475]" office:value-type="float" office:value="123035684">
            <text:p>123035684</text:p>
          </table:table-cell>
          <table:table-cell table:formula="of:=[$Sheet1.$C1507]" office:value-type="float" office:value="170300746">
            <text:p>170300746</text:p>
          </table:table-cell>
        </table:table-row>
        <table:table-row table:style-name="ro1">
          <table:table-cell table:formula="of:=[$Sheet1.$C1231]" office:value-type="float" office:value="103674782">
            <text:p>103674782</text:p>
          </table:table-cell>
          <table:table-cell table:formula="of:=[$Sheet1.$C1272]" office:value-type="float" office:value="90679368">
            <text:p>90679368</text:p>
          </table:table-cell>
          <table:table-cell table:formula="of:=[$Sheet1.$C1294]" office:value-type="float" office:value="103804815">
            <text:p>103804815</text:p>
          </table:table-cell>
          <table:table-cell table:formula="of:=[$Sheet1.$C1307]" office:value-type="float" office:value="98325042">
            <text:p>98325042</text:p>
          </table:table-cell>
          <table:table-cell table:formula="of:=[$Sheet1.$C1347]" office:value-type="float" office:value="107044809">
            <text:p>107044809</text:p>
          </table:table-cell>
          <table:table-cell/>
          <table:table-cell table:formula="of:=[$Sheet1.$C1377]" office:value-type="float" office:value="127202293">
            <text:p>127202293</text:p>
          </table:table-cell>
          <table:table-cell table:formula="of:=[$Sheet1.$C1422]" office:value-type="float" office:value="140556194">
            <text:p>140556194</text:p>
          </table:table-cell>
          <table:table-cell table:formula="of:=[$Sheet1.$C1450]" office:value-type="float" office:value="137299627">
            <text:p>137299627</text:p>
          </table:table-cell>
          <table:table-cell table:formula="of:=[$Sheet1.$C1465]" office:value-type="float" office:value="123080440">
            <text:p>123080440</text:p>
          </table:table-cell>
          <table:table-cell table:formula="of:=[$Sheet1.$C1505]" office:value-type="float" office:value="170316959">
            <text:p>170316959</text:p>
          </table:table-cell>
        </table:table-row>
        <table:table-row table:style-name="ro1">
          <table:table-cell table:formula="of:=[$Sheet1.$C1240]" office:value-type="float" office:value="103714688">
            <text:p>103714688</text:p>
          </table:table-cell>
          <table:table-cell table:formula="of:=[$Sheet1.$C1258]" office:value-type="float" office:value="90680196">
            <text:p>90680196</text:p>
          </table:table-cell>
          <table:table-cell table:formula="of:=[$Sheet1.$C1303]" office:value-type="float" office:value="103870292">
            <text:p>103870292</text:p>
          </table:table-cell>
          <table:table-cell table:formula="of:=[$Sheet1.$C1331]" office:value-type="float" office:value="98339705">
            <text:p>98339705</text:p>
          </table:table-cell>
          <table:table-cell table:formula="of:=[$Sheet1.$C1338]" office:value-type="float" office:value="114292580">
            <text:p>114292580</text:p>
          </table:table-cell>
          <table:table-cell/>
          <table:table-cell table:formula="of:=[$Sheet1.$C1386]" office:value-type="float" office:value="128882289">
            <text:p>128882289</text:p>
          </table:table-cell>
          <table:table-cell table:formula="of:=[$Sheet1.$C1418]" office:value-type="float" office:value="143933565">
            <text:p>143933565</text:p>
          </table:table-cell>
          <table:table-cell table:formula="of:=[$Sheet1.$C1426]" office:value-type="float" office:value="137963271">
            <text:p>137963271</text:p>
          </table:table-cell>
          <table:table-cell table:formula="of:=[$Sheet1.$C1483]" office:value-type="float" office:value="123140212">
            <text:p>123140212</text:p>
          </table:table-cell>
          <table:table-cell table:formula="of:=[$Sheet1.$C1506]" office:value-type="float" office:value="170711913">
            <text:p>170711913</text:p>
          </table:table-cell>
        </table:table-row>
        <table:table-row table:style-name="ro1">
          <table:table-cell table:formula="of:=[$Sheet1.$C1220]" office:value-type="float" office:value="103772296">
            <text:p>103772296</text:p>
          </table:table-cell>
          <table:table-cell table:formula="of:=[$Sheet1.$C1245]" office:value-type="float" office:value="90713946">
            <text:p>90713946</text:p>
          </table:table-cell>
          <table:table-cell table:formula="of:=[$Sheet1.$C1283]" office:value-type="float" office:value="103951127">
            <text:p>103951127</text:p>
          </table:table-cell>
          <table:table-cell table:formula="of:=[$Sheet1.$C1322]" office:value-type="float" office:value="99210027">
            <text:p>99210027</text:p>
          </table:table-cell>
          <table:table-cell table:formula="of:=[$Sheet1.$C1352]" office:value-type="float" office:value="114331121">
            <text:p>114331121</text:p>
          </table:table-cell>
          <table:table-cell/>
          <table:table-cell table:formula="of:=[$Sheet1.$C1372]" office:value-type="float" office:value="130573593">
            <text:p>130573593</text:p>
          </table:table-cell>
          <table:table-cell table:formula="of:=[$Sheet1.$C1399]" office:value-type="float" office:value="150732628">
            <text:p>150732628</text:p>
          </table:table-cell>
          <table:table-cell table:formula="of:=[$Sheet1.$C1433]" office:value-type="float" office:value="140241454">
            <text:p>140241454</text:p>
          </table:table-cell>
          <table:table-cell table:formula="of:=[$Sheet1.$C1485]" office:value-type="float" office:value="125413302">
            <text:p>125413302</text:p>
          </table:table-cell>
          <table:table-cell table:formula="of:=[$Sheet1.$C1498]" office:value-type="float" office:value="173146218">
            <text:p>173146218</text:p>
          </table:table-cell>
        </table:table-row>
      </table:table>
      <table:table table:name="CT+NUMA" table:style-name="ta1">
        <table:shapes>
          <draw:frame draw:z-index="0" draw:style-name="gr1" svg:width="15.999cm" svg:height="8.999cm" svg:x="0.1cm" svg:y="13.7cm">
            <draw:object draw:notify-on-update-of-ranges="'CT+NUMA'.A1:'CT+NUMA'.A1 'CT+NUMA'.A2:'CT+NUMA'.A31 'CT+NUMA'.B1:'CT+NUMA'.B1 'CT+NUMA'.B2:'CT+NUMA'.B31 'CT+NUMA'.C1:'CT+NUMA'.C1 'CT+NUMA'.C2:'CT+NUMA'.C31 'CT+NUMA'.D1:'CT+NUMA'.D1 'CT+NUMA'.D2:'CT+NUMA'.D31 'CT+NUMA'.E1:'CT+NUMA'.E1 'CT+NUMA'.E2:'CT+NUMA'.E3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svg:width="15.999cm" svg:height="8.999cm" svg:x="15.825cm" svg:y="13.7cm">
            <draw:object draw:notify-on-update-of-ranges="'CT+NUMA'.G1:'CT+NUMA'.G1 'CT+NUMA'.G2:'CT+NUMA'.G31 'CT+NUMA'.H1:'CT+NUMA'.H1 'CT+NUMA'.H2:'CT+NUMA'.H31 'CT+NUMA'.I1:'CT+NUMA'.I1 'CT+NUMA'.I2:'CT+NUMA'.I31 'CT+NUMA'.J1:'CT+NUMA'.J1 'CT+NUMA'.J2:'CT+NUMA'.J31 'CT+NUMA'.K1:'CT+NUMA'.K1 'CT+NUMA'.K2:'CT+NUMA'.K31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/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</table:table-row>
        <table:table-row table:style-name="ro1">
          <table:table-cell table:formula="of:=[$Sheet1.$C1846]" office:value-type="float" office:value="111088231">
            <text:p>111088231</text:p>
          </table:table-cell>
          <table:table-cell table:formula="of:=[$Sheet1.$C1852]" office:value-type="float" office:value="81761917">
            <text:p>81761917</text:p>
          </table:table-cell>
          <table:table-cell table:formula="of:=[$Sheet1.$C1899]" office:value-type="float" office:value="111904568">
            <text:p>111904568</text:p>
          </table:table-cell>
          <table:table-cell table:formula="of:=[$Sheet1.$C1913]" office:value-type="float" office:value="128531963">
            <text:p>128531963</text:p>
          </table:table-cell>
          <table:table-cell table:formula="of:=[$Sheet1.$C1947]" office:value-type="float" office:value="112168181">
            <text:p>112168181</text:p>
          </table:table-cell>
          <table:table-cell/>
          <table:table-cell table:formula="of:=[$Sheet1.$C1998]" office:value-type="float" office:value="39371557">
            <text:p>39371557</text:p>
          </table:table-cell>
          <table:table-cell table:formula="of:=[$Sheet1.$C2005]" office:value-type="float" office:value="105379357">
            <text:p>105379357</text:p>
          </table:table-cell>
          <table:table-cell table:formula="of:=[$Sheet1.$C2047]" office:value-type="float" office:value="91539421">
            <text:p>91539421</text:p>
          </table:table-cell>
          <table:table-cell table:formula="of:=[$Sheet1.$C2063]" office:value-type="float" office:value="88743307">
            <text:p>88743307</text:p>
          </table:table-cell>
          <table:table-cell table:formula="of:=[$Sheet1.$C2105]" office:value-type="float" office:value="55316486">
            <text:p>55316486</text:p>
          </table:table-cell>
        </table:table-row>
        <table:table-row table:style-name="ro1">
          <table:table-cell table:formula="of:=[$Sheet1.$C1836]" office:value-type="float" office:value="111210214">
            <text:p>111210214</text:p>
          </table:table-cell>
          <table:table-cell table:formula="of:=[$Sheet1.$C1861]" office:value-type="float" office:value="99935356">
            <text:p>99935356</text:p>
          </table:table-cell>
          <table:table-cell table:formula="of:=[$Sheet1.$C1900]" office:value-type="float" office:value="111929868">
            <text:p>111929868</text:p>
          </table:table-cell>
          <table:table-cell table:formula="of:=[$Sheet1.$C1940]" office:value-type="float" office:value="128627048">
            <text:p>128627048</text:p>
          </table:table-cell>
          <table:table-cell table:formula="of:=[$Sheet1.$C1960]" office:value-type="float" office:value="112186406">
            <text:p>112186406</text:p>
          </table:table-cell>
          <table:table-cell/>
          <table:table-cell table:formula="of:=[$Sheet1.$C1994]" office:value-type="float" office:value="39887201">
            <text:p>39887201</text:p>
          </table:table-cell>
          <table:table-cell table:formula="of:=[$Sheet1.$C2016]" office:value-type="float" office:value="109751537">
            <text:p>109751537</text:p>
          </table:table-cell>
          <table:table-cell table:formula="of:=[$Sheet1.$C2050]" office:value-type="float" office:value="92802256">
            <text:p>92802256</text:p>
          </table:table-cell>
          <table:table-cell table:formula="of:=[$Sheet1.$C2081]" office:value-type="float" office:value="88789748">
            <text:p>88789748</text:p>
          </table:table-cell>
          <table:table-cell table:formula="of:=[$Sheet1.$C2106]" office:value-type="float" office:value="57164886">
            <text:p>57164886</text:p>
          </table:table-cell>
        </table:table-row>
        <table:table-row table:style-name="ro1">
          <table:table-cell table:formula="of:=[$Sheet1.$C1828]" office:value-type="float" office:value="111247152">
            <text:p>111247152</text:p>
          </table:table-cell>
          <table:table-cell table:formula="of:=[$Sheet1.$C1869]" office:value-type="float" office:value="100086380">
            <text:p>100086380</text:p>
          </table:table-cell>
          <table:table-cell table:formula="of:=[$Sheet1.$C1887]" office:value-type="float" office:value="111981156">
            <text:p>111981156</text:p>
          </table:table-cell>
          <table:table-cell table:formula="of:=[$Sheet1.$C1933]" office:value-type="float" office:value="129043064">
            <text:p>129043064</text:p>
          </table:table-cell>
          <table:table-cell table:formula="of:=[$Sheet1.$C1952]" office:value-type="float" office:value="112218132">
            <text:p>112218132</text:p>
          </table:table-cell>
          <table:table-cell/>
          <table:table-cell table:formula="of:=[$Sheet1.$C2000]" office:value-type="float" office:value="43600132">
            <text:p>43600132</text:p>
          </table:table-cell>
          <table:table-cell table:formula="of:=[$Sheet1.$C2003]" office:value-type="float" office:value="110206643">
            <text:p>110206643</text:p>
          </table:table-cell>
          <table:table-cell table:formula="of:=[$Sheet1.$C2053]" office:value-type="float" office:value="94426125">
            <text:p>94426125</text:p>
          </table:table-cell>
          <table:table-cell table:formula="of:=[$Sheet1.$C2078]" office:value-type="float" office:value="88901618">
            <text:p>88901618</text:p>
          </table:table-cell>
          <table:table-cell table:formula="of:=[$Sheet1.$C2102]" office:value-type="float" office:value="58622119">
            <text:p>58622119</text:p>
          </table:table-cell>
        </table:table-row>
        <table:table-row table:style-name="ro1">
          <table:table-cell table:formula="of:=[$Sheet1.$C1850]" office:value-type="float" office:value="111321578">
            <text:p>111321578</text:p>
          </table:table-cell>
          <table:table-cell table:formula="of:=[$Sheet1.$C1853]" office:value-type="float" office:value="100341297">
            <text:p>100341297</text:p>
          </table:table-cell>
          <table:table-cell table:formula="of:=[$Sheet1.$C1905]" office:value-type="float" office:value="112060527">
            <text:p>112060527</text:p>
          </table:table-cell>
          <table:table-cell table:formula="of:=[$Sheet1.$C1914]" office:value-type="float" office:value="129056210">
            <text:p>129056210</text:p>
          </table:table-cell>
          <table:table-cell table:formula="of:=[$Sheet1.$C1951]" office:value-type="float" office:value="112227728">
            <text:p>112227728</text:p>
          </table:table-cell>
          <table:table-cell/>
          <table:table-cell table:formula="of:=[$Sheet1.$C1999]" office:value-type="float" office:value="45613325">
            <text:p>45613325</text:p>
          </table:table-cell>
          <table:table-cell table:formula="of:=[$Sheet1.$C2017]" office:value-type="float" office:value="111862935">
            <text:p>111862935</text:p>
          </table:table-cell>
          <table:table-cell table:formula="of:=[$Sheet1.$C2056]" office:value-type="float" office:value="98152304">
            <text:p>98152304</text:p>
          </table:table-cell>
          <table:table-cell table:formula="of:=[$Sheet1.$C2067]" office:value-type="float" office:value="89718491">
            <text:p>89718491</text:p>
          </table:table-cell>
          <table:table-cell table:formula="of:=[$Sheet1.$C2114]" office:value-type="float" office:value="64599072">
            <text:p>64599072</text:p>
          </table:table-cell>
        </table:table-row>
        <table:table-row table:style-name="ro1">
          <table:table-cell table:formula="of:=[$Sheet1.$C1843]" office:value-type="float" office:value="111388674">
            <text:p>111388674</text:p>
          </table:table-cell>
          <table:table-cell table:formula="of:=[$Sheet1.$C1857]" office:value-type="float" office:value="100597004">
            <text:p>100597004</text:p>
          </table:table-cell>
          <table:table-cell table:formula="of:=[$Sheet1.$C1889]" office:value-type="float" office:value="112069525">
            <text:p>112069525</text:p>
          </table:table-cell>
          <table:table-cell table:formula="of:=[$Sheet1.$C1936]" office:value-type="float" office:value="129066930">
            <text:p>129066930</text:p>
          </table:table-cell>
          <table:table-cell table:formula="of:=[$Sheet1.$C1968]" office:value-type="float" office:value="112248185">
            <text:p>112248185</text:p>
          </table:table-cell>
          <table:table-cell/>
          <table:table-cell table:formula="of:=[$Sheet1.$C1982]" office:value-type="float" office:value="48865462">
            <text:p>48865462</text:p>
          </table:table-cell>
          <table:table-cell table:formula="of:=[$Sheet1.$C2029]" office:value-type="float" office:value="112566012">
            <text:p>112566012</text:p>
          </table:table-cell>
          <table:table-cell table:formula="of:=[$Sheet1.$C2033]" office:value-type="float" office:value="102475338">
            <text:p>102475338</text:p>
          </table:table-cell>
          <table:table-cell table:formula="of:=[$Sheet1.$C2079]" office:value-type="float" office:value="91150789">
            <text:p>91150789</text:p>
          </table:table-cell>
          <table:table-cell table:formula="of:=[$Sheet1.$C2120]" office:value-type="float" office:value="67131098">
            <text:p>67131098</text:p>
          </table:table-cell>
        </table:table-row>
        <table:table-row table:style-name="ro1">
          <table:table-cell table:formula="of:=[$Sheet1.$C1830]" office:value-type="float" office:value="111457705">
            <text:p>111457705</text:p>
          </table:table-cell>
          <table:table-cell table:formula="of:=[$Sheet1.$C1864]" office:value-type="float" office:value="100770908">
            <text:p>100770908</text:p>
          </table:table-cell>
          <table:table-cell table:formula="of:=[$Sheet1.$C1897]" office:value-type="float" office:value="112078414">
            <text:p>112078414</text:p>
          </table:table-cell>
          <table:table-cell table:formula="of:=[$Sheet1.$C1930]" office:value-type="float" office:value="129428361">
            <text:p>129428361</text:p>
          </table:table-cell>
          <table:table-cell table:formula="of:=[$Sheet1.$C1948]" office:value-type="float" office:value="112254390">
            <text:p>112254390</text:p>
          </table:table-cell>
          <table:table-cell/>
          <table:table-cell table:formula="of:=[$Sheet1.$C1975]" office:value-type="float" office:value="48876973">
            <text:p>48876973</text:p>
          </table:table-cell>
          <table:table-cell table:formula="of:=[$Sheet1.$C2030]" office:value-type="float" office:value="112706567">
            <text:p>112706567</text:p>
          </table:table-cell>
          <table:table-cell table:formula="of:=[$Sheet1.$C2057]" office:value-type="float" office:value="102985581">
            <text:p>102985581</text:p>
          </table:table-cell>
          <table:table-cell table:formula="of:=[$Sheet1.$C2074]" office:value-type="float" office:value="91363147">
            <text:p>91363147</text:p>
          </table:table-cell>
          <table:table-cell table:formula="of:=[$Sheet1.$C2095]" office:value-type="float" office:value="67590498">
            <text:p>67590498</text:p>
          </table:table-cell>
        </table:table-row>
        <table:table-row table:style-name="ro1">
          <table:table-cell table:formula="of:=[$Sheet1.$C1827]" office:value-type="float" office:value="111471759">
            <text:p>111471759</text:p>
          </table:table-cell>
          <table:table-cell table:formula="of:=[$Sheet1.$C1870]" office:value-type="float" office:value="100913503">
            <text:p>100913503</text:p>
          </table:table-cell>
          <table:table-cell table:formula="of:=[$Sheet1.$C1883]" office:value-type="float" office:value="112102899">
            <text:p>112102899</text:p>
          </table:table-cell>
          <table:table-cell table:formula="of:=[$Sheet1.$C1928]" office:value-type="float" office:value="129500526">
            <text:p>129500526</text:p>
          </table:table-cell>
          <table:table-cell table:formula="of:=[$Sheet1.$C1959]" office:value-type="float" office:value="112266695">
            <text:p>112266695</text:p>
          </table:table-cell>
          <table:table-cell/>
          <table:table-cell table:formula="of:=[$Sheet1.$C1996]" office:value-type="float" office:value="48944258">
            <text:p>48944258</text:p>
          </table:table-cell>
          <table:table-cell table:formula="of:=[$Sheet1.$C2010]" office:value-type="float" office:value="112768832">
            <text:p>112768832</text:p>
          </table:table-cell>
          <table:table-cell table:formula="of:=[$Sheet1.$C2032]" office:value-type="float" office:value="103016762">
            <text:p>103016762</text:p>
          </table:table-cell>
          <table:table-cell table:formula="of:=[$Sheet1.$C2083]" office:value-type="float" office:value="92695901">
            <text:p>92695901</text:p>
          </table:table-cell>
          <table:table-cell table:formula="of:=[$Sheet1.$C2092]" office:value-type="float" office:value="67807302">
            <text:p>67807302</text:p>
          </table:table-cell>
        </table:table-row>
        <table:table-row table:style-name="ro1">
          <table:table-cell table:formula="of:=[$Sheet1.$C1833]" office:value-type="float" office:value="111510294">
            <text:p>111510294</text:p>
          </table:table-cell>
          <table:table-cell table:formula="of:=[$Sheet1.$C1859]" office:value-type="float" office:value="100959493">
            <text:p>100959493</text:p>
          </table:table-cell>
          <table:table-cell table:formula="of:=[$Sheet1.$C1894]" office:value-type="float" office:value="112135335">
            <text:p>112135335</text:p>
          </table:table-cell>
          <table:table-cell table:formula="of:=[$Sheet1.$C1939]" office:value-type="float" office:value="129639051">
            <text:p>129639051</text:p>
          </table:table-cell>
          <table:table-cell table:formula="of:=[$Sheet1.$C1961]" office:value-type="float" office:value="112270724">
            <text:p>112270724</text:p>
          </table:table-cell>
          <table:table-cell/>
          <table:table-cell table:formula="of:=[$Sheet1.$C1987]" office:value-type="float" office:value="49247293">
            <text:p>49247293</text:p>
          </table:table-cell>
          <table:table-cell table:formula="of:=[$Sheet1.$C2020]" office:value-type="float" office:value="113000959">
            <text:p>113000959</text:p>
          </table:table-cell>
          <table:table-cell table:formula="of:=[$Sheet1.$C2061]" office:value-type="float" office:value="103279508">
            <text:p>103279508</text:p>
          </table:table-cell>
          <table:table-cell table:formula="of:=[$Sheet1.$C2070]" office:value-type="float" office:value="93023242">
            <text:p>93023242</text:p>
          </table:table-cell>
          <table:table-cell table:formula="of:=[$Sheet1.$C2118]" office:value-type="float" office:value="68453233">
            <text:p>68453233</text:p>
          </table:table-cell>
        </table:table-row>
        <table:table-row table:style-name="ro1">
          <table:table-cell table:formula="of:=[$Sheet1.$C1826]" office:value-type="float" office:value="111786758">
            <text:p>111786758</text:p>
          </table:table-cell>
          <table:table-cell table:formula="of:=[$Sheet1.$C1880]" office:value-type="float" office:value="100966156">
            <text:p>100966156</text:p>
          </table:table-cell>
          <table:table-cell table:formula="of:=[$Sheet1.$C1888]" office:value-type="float" office:value="112147857">
            <text:p>112147857</text:p>
          </table:table-cell>
          <table:table-cell table:formula="of:=[$Sheet1.$C1911]" office:value-type="float" office:value="129881343">
            <text:p>129881343</text:p>
          </table:table-cell>
          <table:table-cell table:formula="of:=[$Sheet1.$C1967]" office:value-type="float" office:value="112287193">
            <text:p>112287193</text:p>
          </table:table-cell>
          <table:table-cell/>
          <table:table-cell table:formula="of:=[$Sheet1.$C1985]" office:value-type="float" office:value="49327257">
            <text:p>49327257</text:p>
          </table:table-cell>
          <table:table-cell table:formula="of:=[$Sheet1.$C2021]" office:value-type="float" office:value="113217745">
            <text:p>113217745</text:p>
          </table:table-cell>
          <table:table-cell table:formula="of:=[$Sheet1.$C2052]" office:value-type="float" office:value="103479702">
            <text:p>103479702</text:p>
          </table:table-cell>
          <table:table-cell table:formula="of:=[$Sheet1.$C2077]" office:value-type="float" office:value="93519424">
            <text:p>93519424</text:p>
          </table:table-cell>
          <table:table-cell table:formula="of:=[$Sheet1.$C2116]" office:value-type="float" office:value="69781555">
            <text:p>69781555</text:p>
          </table:table-cell>
        </table:table-row>
        <table:table-row table:style-name="ro1">
          <table:table-cell table:formula="of:=[$Sheet1.$C1838]" office:value-type="float" office:value="112115589">
            <text:p>112115589</text:p>
          </table:table-cell>
          <table:table-cell table:formula="of:=[$Sheet1.$C1866]" office:value-type="float" office:value="100981369">
            <text:p>100981369</text:p>
          </table:table-cell>
          <table:table-cell table:formula="of:=[$Sheet1.$C1886]" office:value-type="float" office:value="112155032">
            <text:p>112155032</text:p>
          </table:table-cell>
          <table:table-cell table:formula="of:=[$Sheet1.$C1925]" office:value-type="float" office:value="129898806">
            <text:p>129898806</text:p>
          </table:table-cell>
          <table:table-cell table:formula="of:=[$Sheet1.$C1969]" office:value-type="float" office:value="112297056">
            <text:p>112297056</text:p>
          </table:table-cell>
          <table:table-cell/>
          <table:table-cell table:formula="of:=[$Sheet1.$C1977]" office:value-type="float" office:value="49405019">
            <text:p>49405019</text:p>
          </table:table-cell>
          <table:table-cell table:formula="of:=[$Sheet1.$C2012]" office:value-type="float" office:value="113380872">
            <text:p>113380872</text:p>
          </table:table-cell>
          <table:table-cell table:formula="of:=[$Sheet1.$C2059]" office:value-type="float" office:value="103749825">
            <text:p>103749825</text:p>
          </table:table-cell>
          <table:table-cell table:formula="of:=[$Sheet1.$C2085]" office:value-type="float" office:value="94074649">
            <text:p>94074649</text:p>
          </table:table-cell>
          <table:table-cell table:formula="of:=[$Sheet1.$C2112]" office:value-type="float" office:value="81436555">
            <text:p>81436555</text:p>
          </table:table-cell>
        </table:table-row>
        <table:table-row table:style-name="ro1">
          <table:table-cell table:formula="of:=[$Sheet1.$C1845]" office:value-type="float" office:value="112174511">
            <text:p>112174511</text:p>
          </table:table-cell>
          <table:table-cell table:formula="of:=[$Sheet1.$C1877]" office:value-type="float" office:value="100992180">
            <text:p>100992180</text:p>
          </table:table-cell>
          <table:table-cell table:formula="of:=[$Sheet1.$C1901]" office:value-type="float" office:value="112214539">
            <text:p>112214539</text:p>
          </table:table-cell>
          <table:table-cell table:formula="of:=[$Sheet1.$C1920]" office:value-type="float" office:value="129909943">
            <text:p>129909943</text:p>
          </table:table-cell>
          <table:table-cell table:formula="of:=[$Sheet1.$C1941]" office:value-type="float" office:value="112423167">
            <text:p>112423167</text:p>
          </table:table-cell>
          <table:table-cell/>
          <table:table-cell table:formula="of:=[$Sheet1.$C1989]" office:value-type="float" office:value="49465057">
            <text:p>49465057</text:p>
          </table:table-cell>
          <table:table-cell table:formula="of:=[$Sheet1.$C2011]" office:value-type="float" office:value="113567340">
            <text:p>113567340</text:p>
          </table:table-cell>
          <table:table-cell table:formula="of:=[$Sheet1.$C2058]" office:value-type="float" office:value="103863928">
            <text:p>103863928</text:p>
          </table:table-cell>
          <table:table-cell table:formula="of:=[$Sheet1.$C2071]" office:value-type="float" office:value="95921798">
            <text:p>95921798</text:p>
          </table:table-cell>
          <table:table-cell table:formula="of:=[$Sheet1.$C2107]" office:value-type="float" office:value="84961542">
            <text:p>84961542</text:p>
          </table:table-cell>
        </table:table-row>
        <table:table-row table:style-name="ro1">
          <table:table-cell table:formula="of:=[$Sheet1.$C1842]" office:value-type="float" office:value="112229991">
            <text:p>112229991</text:p>
          </table:table-cell>
          <table:table-cell table:formula="of:=[$Sheet1.$C1858]" office:value-type="float" office:value="101006739">
            <text:p>101006739</text:p>
          </table:table-cell>
          <table:table-cell table:formula="of:=[$Sheet1.$C1890]" office:value-type="float" office:value="112239924">
            <text:p>112239924</text:p>
          </table:table-cell>
          <table:table-cell table:formula="of:=[$Sheet1.$C1916]" office:value-type="float" office:value="129921843">
            <text:p>129921843</text:p>
          </table:table-cell>
          <table:table-cell table:formula="of:=[$Sheet1.$C1966]" office:value-type="float" office:value="112760044">
            <text:p>112760044</text:p>
          </table:table-cell>
          <table:table-cell/>
          <table:table-cell table:formula="of:=[$Sheet1.$C1979]" office:value-type="float" office:value="49906194">
            <text:p>49906194</text:p>
          </table:table-cell>
          <table:table-cell table:formula="of:=[$Sheet1.$C2027]" office:value-type="float" office:value="114012133">
            <text:p>114012133</text:p>
          </table:table-cell>
          <table:table-cell table:formula="of:=[$Sheet1.$C2037]" office:value-type="float" office:value="103946977">
            <text:p>103946977</text:p>
          </table:table-cell>
          <table:table-cell table:formula="of:=[$Sheet1.$C2090]" office:value-type="float" office:value="96163360">
            <text:p>96163360</text:p>
          </table:table-cell>
          <table:table-cell table:formula="of:=[$Sheet1.$C2121]" office:value-type="float" office:value="93294526">
            <text:p>93294526</text:p>
          </table:table-cell>
        </table:table-row>
        <table:table-row table:style-name="ro1">
          <table:table-cell table:formula="of:=[$Sheet1.$C1847]" office:value-type="float" office:value="112287015">
            <text:p>112287015</text:p>
          </table:table-cell>
          <table:table-cell table:formula="of:=[$Sheet1.$C1871]" office:value-type="float" office:value="101026531">
            <text:p>101026531</text:p>
          </table:table-cell>
          <table:table-cell table:formula="of:=[$Sheet1.$C1906]" office:value-type="float" office:value="112252138">
            <text:p>112252138</text:p>
          </table:table-cell>
          <table:table-cell table:formula="of:=[$Sheet1.$C1929]" office:value-type="float" office:value="129946826">
            <text:p>129946826</text:p>
          </table:table-cell>
          <table:table-cell table:formula="of:=[$Sheet1.$C1963]" office:value-type="float" office:value="113087547">
            <text:p>113087547</text:p>
          </table:table-cell>
          <table:table-cell/>
          <table:table-cell table:formula="of:=[$Sheet1.$C1993]" office:value-type="float" office:value="49968751">
            <text:p>49968751</text:p>
          </table:table-cell>
          <table:table-cell table:formula="of:=[$Sheet1.$C2028]" office:value-type="float" office:value="114125819">
            <text:p>114125819</text:p>
          </table:table-cell>
          <table:table-cell table:formula="of:=[$Sheet1.$C2060]" office:value-type="float" office:value="105534689">
            <text:p>105534689</text:p>
          </table:table-cell>
          <table:table-cell table:formula="of:=[$Sheet1.$C2069]" office:value-type="float" office:value="96186479">
            <text:p>96186479</text:p>
          </table:table-cell>
          <table:table-cell table:formula="of:=[$Sheet1.$C2113]" office:value-type="float" office:value="93512286">
            <text:p>93512286</text:p>
          </table:table-cell>
        </table:table-row>
        <table:table-row table:style-name="ro1">
          <table:table-cell table:formula="of:=[$Sheet1.$C1831]" office:value-type="float" office:value="112287721">
            <text:p>112287721</text:p>
          </table:table-cell>
          <table:table-cell table:formula="of:=[$Sheet1.$C1868]" office:value-type="float" office:value="101028177">
            <text:p>101028177</text:p>
          </table:table-cell>
          <table:table-cell table:formula="of:=[$Sheet1.$C1885]" office:value-type="float" office:value="112254583">
            <text:p>112254583</text:p>
          </table:table-cell>
          <table:table-cell table:formula="of:=[$Sheet1.$C1927]" office:value-type="float" office:value="129951773">
            <text:p>129951773</text:p>
          </table:table-cell>
          <table:table-cell table:formula="of:=[$Sheet1.$C1965]" office:value-type="float" office:value="113180198">
            <text:p>113180198</text:p>
          </table:table-cell>
          <table:table-cell/>
          <table:table-cell table:formula="of:=[$Sheet1.$C1976]" office:value-type="float" office:value="50157634">
            <text:p>50157634</text:p>
          </table:table-cell>
          <table:table-cell table:formula="of:=[$Sheet1.$C2018]" office:value-type="float" office:value="114730737">
            <text:p>114730737</text:p>
          </table:table-cell>
          <table:table-cell table:formula="of:=[$Sheet1.$C2051]" office:value-type="float" office:value="107347948">
            <text:p>107347948</text:p>
          </table:table-cell>
          <table:table-cell table:formula="of:=[$Sheet1.$C2076]" office:value-type="float" office:value="96230770">
            <text:p>96230770</text:p>
          </table:table-cell>
          <table:table-cell table:formula="of:=[$Sheet1.$C2097]" office:value-type="float" office:value="96132047">
            <text:p>96132047</text:p>
          </table:table-cell>
        </table:table-row>
        <table:table-row table:style-name="ro1">
          <table:table-cell table:formula="of:=[$Sheet1.$C1823]" office:value-type="float" office:value="112288126">
            <text:p>112288126</text:p>
          </table:table-cell>
          <table:table-cell table:formula="of:=[$Sheet1.$C1855]" office:value-type="float" office:value="101033194">
            <text:p>101033194</text:p>
          </table:table-cell>
          <table:table-cell table:formula="of:=[$Sheet1.$C1907]" office:value-type="float" office:value="112255014">
            <text:p>112255014</text:p>
          </table:table-cell>
          <table:table-cell table:formula="of:=[$Sheet1.$C1931]" office:value-type="float" office:value="129965190">
            <text:p>129965190</text:p>
          </table:table-cell>
          <table:table-cell table:formula="of:=[$Sheet1.$C1942]" office:value-type="float" office:value="113211838">
            <text:p>113211838</text:p>
          </table:table-cell>
          <table:table-cell/>
          <table:table-cell table:formula="of:=[$Sheet1.$C1974]" office:value-type="float" office:value="53596058">
            <text:p>53596058</text:p>
          </table:table-cell>
          <table:table-cell table:formula="of:=[$Sheet1.$C2004]" office:value-type="float" office:value="114997967">
            <text:p>114997967</text:p>
          </table:table-cell>
          <table:table-cell table:formula="of:=[$Sheet1.$C2045]" office:value-type="float" office:value="108173052">
            <text:p>108173052</text:p>
          </table:table-cell>
          <table:table-cell table:formula="of:=[$Sheet1.$C2062]" office:value-type="float" office:value="96856777">
            <text:p>96856777</text:p>
          </table:table-cell>
          <table:table-cell table:formula="of:=[$Sheet1.$C2115]" office:value-type="float" office:value="96576274">
            <text:p>96576274</text:p>
          </table:table-cell>
        </table:table-row>
        <table:table-row table:style-name="ro1">
          <table:table-cell table:formula="of:=[$Sheet1.$C1844]" office:value-type="float" office:value="112390401">
            <text:p>112390401</text:p>
          </table:table-cell>
          <table:table-cell table:formula="of:=[$Sheet1.$C1874]" office:value-type="float" office:value="101052896">
            <text:p>101052896</text:p>
          </table:table-cell>
          <table:table-cell table:formula="of:=[$Sheet1.$C1895]" office:value-type="float" office:value="112267922">
            <text:p>112267922</text:p>
          </table:table-cell>
          <table:table-cell table:formula="of:=[$Sheet1.$C1919]" office:value-type="float" office:value="129992788">
            <text:p>129992788</text:p>
          </table:table-cell>
          <table:table-cell table:formula="of:=[$Sheet1.$C1964]" office:value-type="float" office:value="113245553">
            <text:p>113245553</text:p>
          </table:table-cell>
          <table:table-cell/>
          <table:table-cell table:formula="of:=[$Sheet1.$C1988]" office:value-type="float" office:value="53720275">
            <text:p>53720275</text:p>
          </table:table-cell>
          <table:table-cell table:formula="of:=[$Sheet1.$C2025]" office:value-type="float" office:value="115235739">
            <text:p>115235739</text:p>
          </table:table-cell>
          <table:table-cell table:formula="of:=[$Sheet1.$C2054]" office:value-type="float" office:value="108393903">
            <text:p>108393903</text:p>
          </table:table-cell>
          <table:table-cell table:formula="of:=[$Sheet1.$C2080]" office:value-type="float" office:value="97275620">
            <text:p>97275620</text:p>
          </table:table-cell>
          <table:table-cell table:formula="of:=[$Sheet1.$C2100]" office:value-type="float" office:value="98261739">
            <text:p>98261739</text:p>
          </table:table-cell>
        </table:table-row>
        <table:table-row table:style-name="ro1">
          <table:table-cell table:formula="of:=[$Sheet1.$C1840]" office:value-type="float" office:value="112437038">
            <text:p>112437038</text:p>
          </table:table-cell>
          <table:table-cell table:formula="of:=[$Sheet1.$C1851]" office:value-type="float" office:value="101059719">
            <text:p>101059719</text:p>
          </table:table-cell>
          <table:table-cell table:formula="of:=[$Sheet1.$C1882]" office:value-type="float" office:value="112366219">
            <text:p>112366219</text:p>
          </table:table-cell>
          <table:table-cell table:formula="of:=[$Sheet1.$C1932]" office:value-type="float" office:value="130006915">
            <text:p>130006915</text:p>
          </table:table-cell>
          <table:table-cell table:formula="of:=[$Sheet1.$C1949]" office:value-type="float" office:value="113281245">
            <text:p>113281245</text:p>
          </table:table-cell>
          <table:table-cell/>
          <table:table-cell table:formula="of:=[$Sheet1.$C1973]" office:value-type="float" office:value="60056771">
            <text:p>60056771</text:p>
          </table:table-cell>
          <table:table-cell table:formula="of:=[$Sheet1.$C2013]" office:value-type="float" office:value="115256132">
            <text:p>115256132</text:p>
          </table:table-cell>
          <table:table-cell table:formula="of:=[$Sheet1.$C2049]" office:value-type="float" office:value="108897715">
            <text:p>108897715</text:p>
          </table:table-cell>
          <table:table-cell table:formula="of:=[$Sheet1.$C2086]" office:value-type="float" office:value="99796241">
            <text:p>99796241</text:p>
          </table:table-cell>
          <table:table-cell table:formula="of:=[$Sheet1.$C2104]" office:value-type="float" office:value="100831921">
            <text:p>100831921</text:p>
          </table:table-cell>
        </table:table-row>
        <table:table-row table:style-name="ro1">
          <table:table-cell table:formula="of:=[$Sheet1.$C1835]" office:value-type="float" office:value="112475595">
            <text:p>112475595</text:p>
          </table:table-cell>
          <table:table-cell table:formula="of:=[$Sheet1.$C1863]" office:value-type="float" office:value="101066127">
            <text:p>101066127</text:p>
          </table:table-cell>
          <table:table-cell table:formula="of:=[$Sheet1.$C1884]" office:value-type="float" office:value="112372021">
            <text:p>112372021</text:p>
          </table:table-cell>
          <table:table-cell table:formula="of:=[$Sheet1.$C1924]" office:value-type="float" office:value="130007635">
            <text:p>130007635</text:p>
          </table:table-cell>
          <table:table-cell table:formula="of:=[$Sheet1.$C1956]" office:value-type="float" office:value="113289265">
            <text:p>113289265</text:p>
          </table:table-cell>
          <table:table-cell/>
          <table:table-cell table:formula="of:=[$Sheet1.$C1997]" office:value-type="float" office:value="60125360">
            <text:p>60125360</text:p>
          </table:table-cell>
          <table:table-cell table:formula="of:=[$Sheet1.$C2019]" office:value-type="float" office:value="115689703">
            <text:p>115689703</text:p>
          </table:table-cell>
          <table:table-cell table:formula="of:=[$Sheet1.$C2043]" office:value-type="float" office:value="109058143">
            <text:p>109058143</text:p>
          </table:table-cell>
          <table:table-cell table:formula="of:=[$Sheet1.$C2089]" office:value-type="float" office:value="100464712">
            <text:p>100464712</text:p>
          </table:table-cell>
          <table:table-cell table:formula="of:=[$Sheet1.$C2103]" office:value-type="float" office:value="100870895">
            <text:p>100870895</text:p>
          </table:table-cell>
        </table:table-row>
        <table:table-row table:style-name="ro1">
          <table:table-cell table:formula="of:=[$Sheet1.$C1837]" office:value-type="float" office:value="112517770">
            <text:p>112517770</text:p>
          </table:table-cell>
          <table:table-cell table:formula="of:=[$Sheet1.$C1879]" office:value-type="float" office:value="101094040">
            <text:p>101094040</text:p>
          </table:table-cell>
          <table:table-cell table:formula="of:=[$Sheet1.$C1892]" office:value-type="float" office:value="112403200">
            <text:p>112403200</text:p>
          </table:table-cell>
          <table:table-cell table:formula="of:=[$Sheet1.$C1915]" office:value-type="float" office:value="130026873">
            <text:p>130026873</text:p>
          </table:table-cell>
          <table:table-cell table:formula="of:=[$Sheet1.$C1944]" office:value-type="float" office:value="113307256">
            <text:p>113307256</text:p>
          </table:table-cell>
          <table:table-cell/>
          <table:table-cell table:formula="of:=[$Sheet1.$C1991]" office:value-type="float" office:value="61118622">
            <text:p>61118622</text:p>
          </table:table-cell>
          <table:table-cell table:formula="of:=[$Sheet1.$C2009]" office:value-type="float" office:value="116021768">
            <text:p>116021768</text:p>
          </table:table-cell>
          <table:table-cell table:formula="of:=[$Sheet1.$C2040]" office:value-type="float" office:value="109140083">
            <text:p>109140083</text:p>
          </table:table-cell>
          <table:table-cell table:formula="of:=[$Sheet1.$C2075]" office:value-type="float" office:value="100918399">
            <text:p>100918399</text:p>
          </table:table-cell>
          <table:table-cell table:formula="of:=[$Sheet1.$C2093]" office:value-type="float" office:value="100922910">
            <text:p>100922910</text:p>
          </table:table-cell>
        </table:table-row>
        <table:table-row table:style-name="ro1">
          <table:table-cell table:formula="of:=[$Sheet1.$C1821]" office:value-type="float" office:value="112592649">
            <text:p>112592649</text:p>
          </table:table-cell>
          <table:table-cell table:formula="of:=[$Sheet1.$C1876]" office:value-type="float" office:value="101113895">
            <text:p>101113895</text:p>
          </table:table-cell>
          <table:table-cell table:formula="of:=[$Sheet1.$C1896]" office:value-type="float" office:value="112443158">
            <text:p>112443158</text:p>
          </table:table-cell>
          <table:table-cell table:formula="of:=[$Sheet1.$C1921]" office:value-type="float" office:value="130074055">
            <text:p>130074055</text:p>
          </table:table-cell>
          <table:table-cell table:formula="of:=[$Sheet1.$C1950]" office:value-type="float" office:value="113317044">
            <text:p>113317044</text:p>
          </table:table-cell>
          <table:table-cell/>
          <table:table-cell table:formula="of:=[$Sheet1.$C1981]" office:value-type="float" office:value="61264618">
            <text:p>61264618</text:p>
          </table:table-cell>
          <table:table-cell table:formula="of:=[$Sheet1.$C2007]" office:value-type="float" office:value="116086370">
            <text:p>116086370</text:p>
          </table:table-cell>
          <table:table-cell table:formula="of:=[$Sheet1.$C2035]" office:value-type="float" office:value="109206544">
            <text:p>109206544</text:p>
          </table:table-cell>
          <table:table-cell table:formula="of:=[$Sheet1.$C2087]" office:value-type="float" office:value="101850800">
            <text:p>101850800</text:p>
          </table:table-cell>
          <table:table-cell table:formula="of:=[$Sheet1.$C2119]" office:value-type="float" office:value="101004541">
            <text:p>101004541</text:p>
          </table:table-cell>
        </table:table-row>
        <table:table-row table:style-name="ro1">
          <table:table-cell table:formula="of:=[$Sheet1.$C1839]" office:value-type="float" office:value="112597932">
            <text:p>112597932</text:p>
          </table:table-cell>
          <table:table-cell table:formula="of:=[$Sheet1.$C1862]" office:value-type="float" office:value="101138191">
            <text:p>101138191</text:p>
          </table:table-cell>
          <table:table-cell table:formula="of:=[$Sheet1.$C1902]" office:value-type="float" office:value="112467374">
            <text:p>112467374</text:p>
          </table:table-cell>
          <table:table-cell table:formula="of:=[$Sheet1.$C1926]" office:value-type="float" office:value="130131827">
            <text:p>130131827</text:p>
          </table:table-cell>
          <table:table-cell table:formula="of:=[$Sheet1.$C1955]" office:value-type="float" office:value="113318279">
            <text:p>113318279</text:p>
          </table:table-cell>
          <table:table-cell/>
          <table:table-cell table:formula="of:=[$Sheet1.$C1978]" office:value-type="float" office:value="96087117">
            <text:p>96087117</text:p>
          </table:table-cell>
          <table:table-cell table:formula="of:=[$Sheet1.$C2023]" office:value-type="float" office:value="116693665">
            <text:p>116693665</text:p>
          </table:table-cell>
          <table:table-cell table:formula="of:=[$Sheet1.$C2046]" office:value-type="float" office:value="109269680">
            <text:p>109269680</text:p>
          </table:table-cell>
          <table:table-cell table:formula="of:=[$Sheet1.$C2084]" office:value-type="float" office:value="102602829">
            <text:p>102602829</text:p>
          </table:table-cell>
          <table:table-cell table:formula="of:=[$Sheet1.$C2108]" office:value-type="float" office:value="101199787">
            <text:p>101199787</text:p>
          </table:table-cell>
        </table:table-row>
        <table:table-row table:style-name="ro1">
          <table:table-cell table:formula="of:=[$Sheet1.$C1848]" office:value-type="float" office:value="112653838">
            <text:p>112653838</text:p>
          </table:table-cell>
          <table:table-cell table:formula="of:=[$Sheet1.$C1867]" office:value-type="float" office:value="101142719">
            <text:p>101142719</text:p>
          </table:table-cell>
          <table:table-cell table:formula="of:=[$Sheet1.$C1893]" office:value-type="float" office:value="112476672">
            <text:p>112476672</text:p>
          </table:table-cell>
          <table:table-cell table:formula="of:=[$Sheet1.$C1937]" office:value-type="float" office:value="130327253">
            <text:p>130327253</text:p>
          </table:table-cell>
          <table:table-cell table:formula="of:=[$Sheet1.$C1958]" office:value-type="float" office:value="113374172">
            <text:p>113374172</text:p>
          </table:table-cell>
          <table:table-cell/>
          <table:table-cell table:formula="of:=[$Sheet1.$C1992]" office:value-type="float" office:value="97417737">
            <text:p>97417737</text:p>
          </table:table-cell>
          <table:table-cell table:formula="of:=[$Sheet1.$C2026]" office:value-type="float" office:value="117378138">
            <text:p>117378138</text:p>
          </table:table-cell>
          <table:table-cell table:formula="of:=[$Sheet1.$C2038]" office:value-type="float" office:value="109309187">
            <text:p>109309187</text:p>
          </table:table-cell>
          <table:table-cell table:formula="of:=[$Sheet1.$C2091]" office:value-type="float" office:value="104077602">
            <text:p>104077602</text:p>
          </table:table-cell>
          <table:table-cell table:formula="of:=[$Sheet1.$C2111]" office:value-type="float" office:value="102628364">
            <text:p>102628364</text:p>
          </table:table-cell>
        </table:table-row>
        <table:table-row table:style-name="ro1">
          <table:table-cell table:formula="of:=[$Sheet1.$C1829]" office:value-type="float" office:value="112672291">
            <text:p>112672291</text:p>
          </table:table-cell>
          <table:table-cell table:formula="of:=[$Sheet1.$C1873]" office:value-type="float" office:value="101166798">
            <text:p>101166798</text:p>
          </table:table-cell>
          <table:table-cell table:formula="of:=[$Sheet1.$C1898]" office:value-type="float" office:value="112480603">
            <text:p>112480603</text:p>
          </table:table-cell>
          <table:table-cell table:formula="of:=[$Sheet1.$C1918]" office:value-type="float" office:value="130328033">
            <text:p>130328033</text:p>
          </table:table-cell>
          <table:table-cell table:formula="of:=[$Sheet1.$C1945]" office:value-type="float" office:value="113388566">
            <text:p>113388566</text:p>
          </table:table-cell>
          <table:table-cell/>
          <table:table-cell table:formula="of:=[$Sheet1.$C1986]" office:value-type="float" office:value="97957322">
            <text:p>97957322</text:p>
          </table:table-cell>
          <table:table-cell table:formula="of:=[$Sheet1.$C2014]" office:value-type="float" office:value="117469626">
            <text:p>117469626</text:p>
          </table:table-cell>
          <table:table-cell table:formula="of:=[$Sheet1.$C2044]" office:value-type="float" office:value="110082761">
            <text:p>110082761</text:p>
          </table:table-cell>
          <table:table-cell table:formula="of:=[$Sheet1.$C2068]" office:value-type="float" office:value="105002813">
            <text:p>105002813</text:p>
          </table:table-cell>
          <table:table-cell table:formula="of:=[$Sheet1.$C2098]" office:value-type="float" office:value="103046582">
            <text:p>103046582</text:p>
          </table:table-cell>
        </table:table-row>
        <table:table-row table:style-name="ro1">
          <table:table-cell table:formula="of:=[$Sheet1.$C1824]" office:value-type="float" office:value="112676329">
            <text:p>112676329</text:p>
          </table:table-cell>
          <table:table-cell table:formula="of:=[$Sheet1.$C1875]" office:value-type="float" office:value="101201764">
            <text:p>101201764</text:p>
          </table:table-cell>
          <table:table-cell table:formula="of:=[$Sheet1.$C1909]" office:value-type="float" office:value="112492498">
            <text:p>112492498</text:p>
          </table:table-cell>
          <table:table-cell table:formula="of:=[$Sheet1.$C1935]" office:value-type="float" office:value="130361133">
            <text:p>130361133</text:p>
          </table:table-cell>
          <table:table-cell table:formula="of:=[$Sheet1.$C1953]" office:value-type="float" office:value="113468182">
            <text:p>113468182</text:p>
          </table:table-cell>
          <table:table-cell/>
          <table:table-cell table:formula="of:=[$Sheet1.$C1980]" office:value-type="float" office:value="100185627">
            <text:p>100185627</text:p>
          </table:table-cell>
          <table:table-cell table:formula="of:=[$Sheet1.$C2006]" office:value-type="float" office:value="117686387">
            <text:p>117686387</text:p>
          </table:table-cell>
          <table:table-cell table:formula="of:=[$Sheet1.$C2055]" office:value-type="float" office:value="110171868">
            <text:p>110171868</text:p>
          </table:table-cell>
          <table:table-cell table:formula="of:=[$Sheet1.$C2073]" office:value-type="float" office:value="105243893">
            <text:p>105243893</text:p>
          </table:table-cell>
          <table:table-cell table:formula="of:=[$Sheet1.$C2101]" office:value-type="float" office:value="103398643">
            <text:p>103398643</text:p>
          </table:table-cell>
        </table:table-row>
        <table:table-row table:style-name="ro1">
          <table:table-cell table:formula="of:=[$Sheet1.$C1841]" office:value-type="float" office:value="112709735">
            <text:p>112709735</text:p>
          </table:table-cell>
          <table:table-cell table:formula="of:=[$Sheet1.$C1865]" office:value-type="float" office:value="101344164">
            <text:p>101344164</text:p>
          </table:table-cell>
          <table:table-cell table:formula="of:=[$Sheet1.$C1881]" office:value-type="float" office:value="112506697">
            <text:p>112506697</text:p>
          </table:table-cell>
          <table:table-cell table:formula="of:=[$Sheet1.$C1923]" office:value-type="float" office:value="130387529">
            <text:p>130387529</text:p>
          </table:table-cell>
          <table:table-cell table:formula="of:=[$Sheet1.$C1954]" office:value-type="float" office:value="113472593">
            <text:p>113472593</text:p>
          </table:table-cell>
          <table:table-cell/>
          <table:table-cell table:formula="of:=[$Sheet1.$C1990]" office:value-type="float" office:value="101689883">
            <text:p>101689883</text:p>
          </table:table-cell>
          <table:table-cell table:formula="of:=[$Sheet1.$C2015]" office:value-type="float" office:value="117699383">
            <text:p>117699383</text:p>
          </table:table-cell>
          <table:table-cell table:formula="of:=[$Sheet1.$C2039]" office:value-type="float" office:value="110180919">
            <text:p>110180919</text:p>
          </table:table-cell>
          <table:table-cell table:formula="of:=[$Sheet1.$C2072]" office:value-type="float" office:value="105552920">
            <text:p>105552920</text:p>
          </table:table-cell>
          <table:table-cell table:formula="of:=[$Sheet1.$C2109]" office:value-type="float" office:value="103488524">
            <text:p>103488524</text:p>
          </table:table-cell>
        </table:table-row>
        <table:table-row table:style-name="ro1">
          <table:table-cell table:formula="of:=[$Sheet1.$C1834]" office:value-type="float" office:value="112743814">
            <text:p>112743814</text:p>
          </table:table-cell>
          <table:table-cell table:formula="of:=[$Sheet1.$C1860]" office:value-type="float" office:value="101397623">
            <text:p>101397623</text:p>
          </table:table-cell>
          <table:table-cell table:formula="of:=[$Sheet1.$C1904]" office:value-type="float" office:value="112510707">
            <text:p>112510707</text:p>
          </table:table-cell>
          <table:table-cell table:formula="of:=[$Sheet1.$C1917]" office:value-type="float" office:value="130393617">
            <text:p>130393617</text:p>
          </table:table-cell>
          <table:table-cell table:formula="of:=[$Sheet1.$C1943]" office:value-type="float" office:value="113571269">
            <text:p>113571269</text:p>
          </table:table-cell>
          <table:table-cell/>
          <table:table-cell table:formula="of:=[$Sheet1.$C1972]" office:value-type="float" office:value="102850245">
            <text:p>102850245</text:p>
          </table:table-cell>
          <table:table-cell table:formula="of:=[$Sheet1.$C2031]" office:value-type="float" office:value="118111221">
            <text:p>118111221</text:p>
          </table:table-cell>
          <table:table-cell table:formula="of:=[$Sheet1.$C2042]" office:value-type="float" office:value="110780561">
            <text:p>110780561</text:p>
          </table:table-cell>
          <table:table-cell table:formula="of:=[$Sheet1.$C2064]" office:value-type="float" office:value="105980219">
            <text:p>105980219</text:p>
          </table:table-cell>
          <table:table-cell table:formula="of:=[$Sheet1.$C2096]" office:value-type="float" office:value="104362416">
            <text:p>104362416</text:p>
          </table:table-cell>
        </table:table-row>
        <table:table-row table:style-name="ro1">
          <table:table-cell table:formula="of:=[$Sheet1.$C1825]" office:value-type="float" office:value="112791409">
            <text:p>112791409</text:p>
          </table:table-cell>
          <table:table-cell table:formula="of:=[$Sheet1.$C1854]" office:value-type="float" office:value="101421153">
            <text:p>101421153</text:p>
          </table:table-cell>
          <table:table-cell table:formula="of:=[$Sheet1.$C1908]" office:value-type="float" office:value="112608352">
            <text:p>112608352</text:p>
          </table:table-cell>
          <table:table-cell table:formula="of:=[$Sheet1.$C1938]" office:value-type="float" office:value="130400427">
            <text:p>130400427</text:p>
          </table:table-cell>
          <table:table-cell table:formula="of:=[$Sheet1.$C1946]" office:value-type="float" office:value="113633784">
            <text:p>113633784</text:p>
          </table:table-cell>
          <table:table-cell/>
          <table:table-cell table:formula="of:=[$Sheet1.$C2001]" office:value-type="float" office:value="105048675">
            <text:p>105048675</text:p>
          </table:table-cell>
          <table:table-cell table:formula="of:=[$Sheet1.$C2022]" office:value-type="float" office:value="118295695">
            <text:p>118295695</text:p>
          </table:table-cell>
          <table:table-cell table:formula="of:=[$Sheet1.$C2041]" office:value-type="float" office:value="112379354">
            <text:p>112379354</text:p>
          </table:table-cell>
          <table:table-cell table:formula="of:=[$Sheet1.$C2065]" office:value-type="float" office:value="107568316">
            <text:p>107568316</text:p>
          </table:table-cell>
          <table:table-cell table:formula="of:=[$Sheet1.$C2110]" office:value-type="float" office:value="104988615">
            <text:p>104988615</text:p>
          </table:table-cell>
        </table:table-row>
        <table:table-row table:style-name="ro1">
          <table:table-cell table:formula="of:=[$Sheet1.$C1832]" office:value-type="float" office:value="112847282">
            <text:p>112847282</text:p>
          </table:table-cell>
          <table:table-cell table:formula="of:=[$Sheet1.$C1856]" office:value-type="float" office:value="101423778">
            <text:p>101423778</text:p>
          </table:table-cell>
          <table:table-cell table:formula="of:=[$Sheet1.$C1910]" office:value-type="float" office:value="112689272">
            <text:p>112689272</text:p>
          </table:table-cell>
          <table:table-cell table:formula="of:=[$Sheet1.$C1912]" office:value-type="float" office:value="130474325">
            <text:p>130474325</text:p>
          </table:table-cell>
          <table:table-cell table:formula="of:=[$Sheet1.$C1957]" office:value-type="float" office:value="113648553">
            <text:p>113648553</text:p>
          </table:table-cell>
          <table:table-cell/>
          <table:table-cell table:formula="of:=[$Sheet1.$C1995]" office:value-type="float" office:value="105671288">
            <text:p>105671288</text:p>
          </table:table-cell>
          <table:table-cell table:formula="of:=[$Sheet1.$C2002]" office:value-type="float" office:value="118453341">
            <text:p>118453341</text:p>
          </table:table-cell>
          <table:table-cell table:formula="of:=[$Sheet1.$C2034]" office:value-type="float" office:value="115585484">
            <text:p>115585484</text:p>
          </table:table-cell>
          <table:table-cell table:formula="of:=[$Sheet1.$C2082]" office:value-type="float" office:value="107856966">
            <text:p>107856966</text:p>
          </table:table-cell>
          <table:table-cell table:formula="of:=[$Sheet1.$C2099]" office:value-type="float" office:value="105587087">
            <text:p>105587087</text:p>
          </table:table-cell>
        </table:table-row>
        <table:table-row table:style-name="ro1">
          <table:table-cell table:formula="of:=[$Sheet1.$C1822]" office:value-type="float" office:value="112863904">
            <text:p>112863904</text:p>
          </table:table-cell>
          <table:table-cell table:formula="of:=[$Sheet1.$C1878]" office:value-type="float" office:value="101493228">
            <text:p>101493228</text:p>
          </table:table-cell>
          <table:table-cell table:formula="of:=[$Sheet1.$C1891]" office:value-type="float" office:value="112859838">
            <text:p>112859838</text:p>
          </table:table-cell>
          <table:table-cell table:formula="of:=[$Sheet1.$C1922]" office:value-type="float" office:value="130487808">
            <text:p>130487808</text:p>
          </table:table-cell>
          <table:table-cell table:formula="of:=[$Sheet1.$C1970]" office:value-type="float" office:value="113755281">
            <text:p>113755281</text:p>
          </table:table-cell>
          <table:table-cell/>
          <table:table-cell table:formula="of:=[$Sheet1.$C1983]" office:value-type="float" office:value="106419999">
            <text:p>106419999</text:p>
          </table:table-cell>
          <table:table-cell table:formula="of:=[$Sheet1.$C2008]" office:value-type="float" office:value="118931622">
            <text:p>118931622</text:p>
          </table:table-cell>
          <table:table-cell table:formula="of:=[$Sheet1.$C2036]" office:value-type="float" office:value="118171162">
            <text:p>118171162</text:p>
          </table:table-cell>
          <table:table-cell table:formula="of:=[$Sheet1.$C2088]" office:value-type="float" office:value="109443092">
            <text:p>109443092</text:p>
          </table:table-cell>
          <table:table-cell table:formula="of:=[$Sheet1.$C2094]" office:value-type="float" office:value="106359956">
            <text:p>106359956</text:p>
          </table:table-cell>
        </table:table-row>
        <table:table-row table:style-name="ro1">
          <table:table-cell table:formula="of:=[$Sheet1.$C1849]" office:value-type="float" office:value="112879674">
            <text:p>112879674</text:p>
          </table:table-cell>
          <table:table-cell table:formula="of:=[$Sheet1.$C1872]" office:value-type="float" office:value="101524977">
            <text:p>101524977</text:p>
          </table:table-cell>
          <table:table-cell table:formula="of:=[$Sheet1.$C1903]" office:value-type="float" office:value="113481043">
            <text:p>113481043</text:p>
          </table:table-cell>
          <table:table-cell table:formula="of:=[$Sheet1.$C1934]" office:value-type="float" office:value="130571752">
            <text:p>130571752</text:p>
          </table:table-cell>
          <table:table-cell table:formula="of:=[$Sheet1.$C1962]" office:value-type="float" office:value="113769127">
            <text:p>113769127</text:p>
          </table:table-cell>
          <table:table-cell/>
          <table:table-cell table:formula="of:=[$Sheet1.$C1984]" office:value-type="float" office:value="109667477">
            <text:p>109667477</text:p>
          </table:table-cell>
          <table:table-cell table:formula="of:=[$Sheet1.$C2024]" office:value-type="float" office:value="119362283">
            <text:p>119362283</text:p>
          </table:table-cell>
          <table:table-cell table:formula="of:=[$Sheet1.$C2048]" office:value-type="float" office:value="118312725">
            <text:p>118312725</text:p>
          </table:table-cell>
          <table:table-cell table:formula="of:=[$Sheet1.$C2066]" office:value-type="float" office:value="111461955">
            <text:p>111461955</text:p>
          </table:table-cell>
          <table:table-cell table:formula="of:=[$Sheet1.$C2117]" office:value-type="float" office:value="113417155">
            <text:p>113417155</text:p>
          </table:table-cell>
        </table:table-row>
      </table:table>
      <table:table table:name="CCM+CT+NUMA" table:style-name="ta1">
        <table:shapes>
          <draw:frame draw:z-index="0" draw:style-name="gr1" svg:width="15.999cm" svg:height="8.999cm" svg:x="0cm" svg:y="13.262cm">
            <draw:object draw:notify-on-update-of-ranges="'CCM+CT+NUMA'.A1:'CCM+CT+NUMA'.A1 'CCM+CT+NUMA'.A2:'CCM+CT+NUMA'.A31 'CCM+CT+NUMA'.B1:'CCM+CT+NUMA'.B1 'CCM+CT+NUMA'.B2:'CCM+CT+NUMA'.B31 'CCM+CT+NUMA'.C1:'CCM+CT+NUMA'.C1 'CCM+CT+NUMA'.C2:'CCM+CT+NUMA'.C31 'CCM+CT+NUMA'.D1:'CCM+CT+NUMA'.D1 'CCM+CT+NUMA'.D2:'CCM+CT+NUMA'.D31 'CCM+CT+NUMA'.E1:'CCM+CT+NUMA'.E1 'CCM+CT+NUMA'.E2:'CCM+CT+NUMA'.E3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svg:width="15.999cm" svg:height="8.999cm" svg:x="16.24cm" svg:y="13.262cm">
            <draw:object draw:notify-on-update-of-ranges="'CCM+CT+NUMA'.G1:'CCM+CT+NUMA'.G1 'CCM+CT+NUMA'.G2:'CCM+CT+NUMA'.G31 'CCM+CT+NUMA'.H1:'CCM+CT+NUMA'.H1 'CCM+CT+NUMA'.H2:'CCM+CT+NUMA'.H31 'CCM+CT+NUMA'.I1:'CCM+CT+NUMA'.I1 'CCM+CT+NUMA'.I2:'CCM+CT+NUMA'.I31 'CCM+CT+NUMA'.J1:'CCM+CT+NUMA'.J1 'CCM+CT+NUMA'.J2:'CCM+CT+NUMA'.J31 'CCM+CT+NUMA'.K1:'CCM+CT+NUMA'.K1 'CCM+CT+NUMA'.K2:'CCM+CT+NUMA'.K31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/>
          <table:table-cell office:value-type="string">
            <text:p>O1</text:p>
          </table:table-cell>
          <table:table-cell office:value-type="string">
            <text:p>FC4</text:p>
          </table:table-cell>
          <table:table-cell office:value-type="string">
            <text:p>FC3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</table:table-row>
        <table:table-row table:style-name="ro1">
          <table:table-cell table:formula="of:=[$Sheet1.$C2128]" office:value-type="float" office:value="102351512">
            <text:p>102351512</text:p>
          </table:table-cell>
          <table:table-cell table:formula="of:=[$Sheet1.$C2163]" office:value-type="float" office:value="89358130">
            <text:p>89358130</text:p>
          </table:table-cell>
          <table:table-cell table:formula="of:=[$Sheet1.$C2206]" office:value-type="float" office:value="102461428">
            <text:p>102461428</text:p>
          </table:table-cell>
          <table:table-cell table:formula="of:=[$Sheet1.$C2238]" office:value-type="float" office:value="104918536">
            <text:p>104918536</text:p>
          </table:table-cell>
          <table:table-cell table:formula="of:=[$Sheet1.$C2247]" office:value-type="float" office:value="105879371">
            <text:p>105879371</text:p>
          </table:table-cell>
          <table:table-cell/>
          <table:table-cell table:formula="of:=[$Sheet1.$C2281]" office:value-type="float" office:value="57543369">
            <text:p>57543369</text:p>
          </table:table-cell>
          <table:table-cell table:formula="of:=[$Sheet1.$C2317]" office:value-type="float" office:value="99766464">
            <text:p>99766464</text:p>
          </table:table-cell>
          <table:table-cell table:formula="of:=[$Sheet1.$C2342]" office:value-type="float" office:value="102124727">
            <text:p>102124727</text:p>
          </table:table-cell>
          <table:table-cell table:formula="of:=[$Sheet1.$C2389]" office:value-type="float" office:value="90894064">
            <text:p>90894064</text:p>
          </table:table-cell>
          <table:table-cell table:formula="of:=[$Sheet1.$C2395]" office:value-type="float" office:value="104686059">
            <text:p>104686059</text:p>
          </table:table-cell>
        </table:table-row>
        <table:table-row table:style-name="ro1">
          <table:table-cell table:formula="of:=[$Sheet1.$C2126]" office:value-type="float" office:value="102394602">
            <text:p>102394602</text:p>
          </table:table-cell>
          <table:table-cell table:formula="of:=[$Sheet1.$C2162]" office:value-type="float" office:value="89372078">
            <text:p>89372078</text:p>
          </table:table-cell>
          <table:table-cell table:formula="of:=[$Sheet1.$C2210]" office:value-type="float" office:value="103205961">
            <text:p>103205961</text:p>
          </table:table-cell>
          <table:table-cell table:formula="of:=[$Sheet1.$C2232]" office:value-type="float" office:value="105137057">
            <text:p>105137057</text:p>
          </table:table-cell>
          <table:table-cell table:formula="of:=[$Sheet1.$C2245]" office:value-type="float" office:value="112642535">
            <text:p>112642535</text:p>
          </table:table-cell>
          <table:table-cell/>
          <table:table-cell table:formula="of:=[$Sheet1.$C2284]" office:value-type="float" office:value="58493062">
            <text:p>58493062</text:p>
          </table:table-cell>
          <table:table-cell table:formula="of:=[$Sheet1.$C2305]" office:value-type="float" office:value="110101344">
            <text:p>110101344</text:p>
          </table:table-cell>
          <table:table-cell table:formula="of:=[$Sheet1.$C2357]" office:value-type="float" office:value="103732229">
            <text:p>103732229</text:p>
          </table:table-cell>
          <table:table-cell table:formula="of:=[$Sheet1.$C2372]" office:value-type="float" office:value="91255289">
            <text:p>91255289</text:p>
          </table:table-cell>
          <table:table-cell table:formula="of:=[$Sheet1.$C2399]" office:value-type="float" office:value="105570996">
            <text:p>105570996</text:p>
          </table:table-cell>
        </table:table-row>
        <table:table-row table:style-name="ro1">
          <table:table-cell table:formula="of:=[$Sheet1.$C2149]" office:value-type="float" office:value="103052224">
            <text:p>103052224</text:p>
          </table:table-cell>
          <table:table-cell table:formula="of:=[$Sheet1.$C2157]" office:value-type="float" office:value="89534940">
            <text:p>89534940</text:p>
          </table:table-cell>
          <table:table-cell table:formula="of:=[$Sheet1.$C2197]" office:value-type="float" office:value="103208032">
            <text:p>103208032</text:p>
          </table:table-cell>
          <table:table-cell table:formula="of:=[$Sheet1.$C2219]" office:value-type="float" office:value="105263866">
            <text:p>105263866</text:p>
          </table:table-cell>
          <table:table-cell table:formula="of:=[$Sheet1.$C2255]" office:value-type="float" office:value="113363502">
            <text:p>113363502</text:p>
          </table:table-cell>
          <table:table-cell/>
          <table:table-cell table:formula="of:=[$Sheet1.$C2285]" office:value-type="float" office:value="58921834">
            <text:p>58921834</text:p>
          </table:table-cell>
          <table:table-cell table:formula="of:=[$Sheet1.$C2309]" office:value-type="float" office:value="112069672">
            <text:p>112069672</text:p>
          </table:table-cell>
          <table:table-cell table:formula="of:=[$Sheet1.$C2362]" office:value-type="float" office:value="105225528">
            <text:p>105225528</text:p>
          </table:table-cell>
          <table:table-cell table:formula="of:=[$Sheet1.$C2392]" office:value-type="float" office:value="91689874">
            <text:p>91689874</text:p>
          </table:table-cell>
          <table:table-cell table:formula="of:=[$Sheet1.$C2417]" office:value-type="float" office:value="111512878">
            <text:p>111512878</text:p>
          </table:table-cell>
        </table:table-row>
        <table:table-row table:style-name="ro1">
          <table:table-cell table:formula="of:=[$Sheet1.$C2141]" office:value-type="float" office:value="103174858">
            <text:p>103174858</text:p>
          </table:table-cell>
          <table:table-cell table:formula="of:=[$Sheet1.$C2182]" office:value-type="float" office:value="89603747">
            <text:p>89603747</text:p>
          </table:table-cell>
          <table:table-cell table:formula="of:=[$Sheet1.$C2200]" office:value-type="float" office:value="103334359">
            <text:p>103334359</text:p>
          </table:table-cell>
          <table:table-cell table:formula="of:=[$Sheet1.$C2214]" office:value-type="float" office:value="105273636">
            <text:p>105273636</text:p>
          </table:table-cell>
          <table:table-cell table:formula="of:=[$Sheet1.$C2249]" office:value-type="float" office:value="113461631">
            <text:p>113461631</text:p>
          </table:table-cell>
          <table:table-cell/>
          <table:table-cell table:formula="of:=[$Sheet1.$C2286]" office:value-type="float" office:value="59665906">
            <text:p>59665906</text:p>
          </table:table-cell>
          <table:table-cell table:formula="of:=[$Sheet1.$C2333]" office:value-type="float" office:value="113085881">
            <text:p>113085881</text:p>
          </table:table-cell>
          <table:table-cell table:formula="of:=[$Sheet1.$C2355]" office:value-type="float" office:value="106543465">
            <text:p>106543465</text:p>
          </table:table-cell>
          <table:table-cell table:formula="of:=[$Sheet1.$C2386]" office:value-type="float" office:value="94176002">
            <text:p>94176002</text:p>
          </table:table-cell>
          <table:table-cell table:formula="of:=[$Sheet1.$C2411]" office:value-type="float" office:value="111714631">
            <text:p>111714631</text:p>
          </table:table-cell>
        </table:table-row>
        <table:table-row table:style-name="ro1">
          <table:table-cell table:formula="of:=[$Sheet1.$C2138]" office:value-type="float" office:value="103183260">
            <text:p>103183260</text:p>
          </table:table-cell>
          <table:table-cell table:formula="of:=[$Sheet1.$C2179]" office:value-type="float" office:value="89608272">
            <text:p>89608272</text:p>
          </table:table-cell>
          <table:table-cell table:formula="of:=[$Sheet1.$C2192]" office:value-type="float" office:value="103335484">
            <text:p>103335484</text:p>
          </table:table-cell>
          <table:table-cell table:formula="of:=[$Sheet1.$C2216]" office:value-type="float" office:value="105314163">
            <text:p>105314163</text:p>
          </table:table-cell>
          <table:table-cell table:formula="of:=[$Sheet1.$C2258]" office:value-type="float" office:value="113468613">
            <text:p>113468613</text:p>
          </table:table-cell>
          <table:table-cell/>
          <table:table-cell table:formula="of:=[$Sheet1.$C2296]" office:value-type="float" office:value="59683182">
            <text:p>59683182</text:p>
          </table:table-cell>
          <table:table-cell table:formula="of:=[$Sheet1.$C2315]" office:value-type="float" office:value="113324883">
            <text:p>113324883</text:p>
          </table:table-cell>
          <table:table-cell table:formula="of:=[$Sheet1.$C2335]" office:value-type="float" office:value="106574715">
            <text:p>106574715</text:p>
          </table:table-cell>
          <table:table-cell table:formula="of:=[$Sheet1.$C2387]" office:value-type="float" office:value="94975789">
            <text:p>94975789</text:p>
          </table:table-cell>
          <table:table-cell table:formula="of:=[$Sheet1.$C2421]" office:value-type="float" office:value="112741762">
            <text:p>112741762</text:p>
          </table:table-cell>
        </table:table-row>
        <table:table-row table:style-name="ro1">
          <table:table-cell table:formula="of:=[$Sheet1.$C2139]" office:value-type="float" office:value="103191540">
            <text:p>103191540</text:p>
          </table:table-cell>
          <table:table-cell table:formula="of:=[$Sheet1.$C2161]" office:value-type="float" office:value="89612009">
            <text:p>89612009</text:p>
          </table:table-cell>
          <table:table-cell table:formula="of:=[$Sheet1.$C2196]" office:value-type="float" office:value="103348834">
            <text:p>103348834</text:p>
          </table:table-cell>
          <table:table-cell table:formula="of:=[$Sheet1.$C2239]" office:value-type="float" office:value="105314784">
            <text:p>105314784</text:p>
          </table:table-cell>
          <table:table-cell table:formula="of:=[$Sheet1.$C2267]" office:value-type="float" office:value="113501651">
            <text:p>113501651</text:p>
          </table:table-cell>
          <table:table-cell/>
          <table:table-cell table:formula="of:=[$Sheet1.$C2304]" office:value-type="float" office:value="59856820">
            <text:p>59856820</text:p>
          </table:table-cell>
          <table:table-cell table:formula="of:=[$Sheet1.$C2326]" office:value-type="float" office:value="113529864">
            <text:p>113529864</text:p>
          </table:table-cell>
          <table:table-cell table:formula="of:=[$Sheet1.$C2358]" office:value-type="float" office:value="108565506">
            <text:p>108565506</text:p>
          </table:table-cell>
          <table:table-cell table:formula="of:=[$Sheet1.$C2365]" office:value-type="float" office:value="95259072">
            <text:p>95259072</text:p>
          </table:table-cell>
          <table:table-cell table:formula="of:=[$Sheet1.$C2413]" office:value-type="float" office:value="113896013">
            <text:p>113896013</text:p>
          </table:table-cell>
        </table:table-row>
        <table:table-row table:style-name="ro1">
          <table:table-cell table:formula="of:=[$Sheet1.$C2146]" office:value-type="float" office:value="103192826">
            <text:p>103192826</text:p>
          </table:table-cell>
          <table:table-cell table:formula="of:=[$Sheet1.$C2170]" office:value-type="float" office:value="89623071">
            <text:p>89623071</text:p>
          </table:table-cell>
          <table:table-cell table:formula="of:=[$Sheet1.$C2195]" office:value-type="float" office:value="103372591">
            <text:p>103372591</text:p>
          </table:table-cell>
          <table:table-cell table:formula="of:=[$Sheet1.$C2225]" office:value-type="float" office:value="105320218">
            <text:p>105320218</text:p>
          </table:table-cell>
          <table:table-cell table:formula="of:=[$Sheet1.$C2248]" office:value-type="float" office:value="113528032">
            <text:p>113528032</text:p>
          </table:table-cell>
          <table:table-cell/>
          <table:table-cell table:formula="of:=[$Sheet1.$C2277]" office:value-type="float" office:value="59962706">
            <text:p>59962706</text:p>
          </table:table-cell>
          <table:table-cell table:formula="of:=[$Sheet1.$C2306]" office:value-type="float" office:value="115511177">
            <text:p>115511177</text:p>
          </table:table-cell>
          <table:table-cell table:formula="of:=[$Sheet1.$C2354]" office:value-type="float" office:value="113077768">
            <text:p>113077768</text:p>
          </table:table-cell>
          <table:table-cell table:formula="of:=[$Sheet1.$C2384]" office:value-type="float" office:value="96841808">
            <text:p>96841808</text:p>
          </table:table-cell>
          <table:table-cell table:formula="of:=[$Sheet1.$C2403]" office:value-type="float" office:value="114333007">
            <text:p>114333007</text:p>
          </table:table-cell>
        </table:table-row>
        <table:table-row table:style-name="ro1">
          <table:table-cell table:formula="of:=[$Sheet1.$C2132]" office:value-type="float" office:value="103232218">
            <text:p>103232218</text:p>
          </table:table-cell>
          <table:table-cell table:formula="of:=[$Sheet1.$C2178]" office:value-type="float" office:value="89648424">
            <text:p>89648424</text:p>
          </table:table-cell>
          <table:table-cell table:formula="of:=[$Sheet1.$C2188]" office:value-type="float" office:value="103373297">
            <text:p>103373297</text:p>
          </table:table-cell>
          <table:table-cell table:formula="of:=[$Sheet1.$C2236]" office:value-type="float" office:value="105332855">
            <text:p>105332855</text:p>
          </table:table-cell>
          <table:table-cell table:formula="of:=[$Sheet1.$C2264]" office:value-type="float" office:value="113528612">
            <text:p>113528612</text:p>
          </table:table-cell>
          <table:table-cell/>
          <table:table-cell table:formula="of:=[$Sheet1.$C2287]" office:value-type="float" office:value="60416889">
            <text:p>60416889</text:p>
          </table:table-cell>
          <table:table-cell table:formula="of:=[$Sheet1.$C2324]" office:value-type="float" office:value="115765396">
            <text:p>115765396</text:p>
          </table:table-cell>
          <table:table-cell table:formula="of:=[$Sheet1.$C2348]" office:value-type="float" office:value="114680878">
            <text:p>114680878</text:p>
          </table:table-cell>
          <table:table-cell table:formula="of:=[$Sheet1.$C2375]" office:value-type="float" office:value="96954121">
            <text:p>96954121</text:p>
          </table:table-cell>
          <table:table-cell table:formula="of:=[$Sheet1.$C2400]" office:value-type="float" office:value="114336478">
            <text:p>114336478</text:p>
          </table:table-cell>
        </table:table-row>
        <table:table-row table:style-name="ro1">
          <table:table-cell table:formula="of:=[$Sheet1.$C2145]" office:value-type="float" office:value="103260969">
            <text:p>103260969</text:p>
          </table:table-cell>
          <table:table-cell table:formula="of:=[$Sheet1.$C2169]" office:value-type="float" office:value="89681181">
            <text:p>89681181</text:p>
          </table:table-cell>
          <table:table-cell table:formula="of:=[$Sheet1.$C2194]" office:value-type="float" office:value="103392690">
            <text:p>103392690</text:p>
          </table:table-cell>
          <table:table-cell table:formula="of:=[$Sheet1.$C2234]" office:value-type="float" office:value="105340747">
            <text:p>105340747</text:p>
          </table:table-cell>
          <table:table-cell table:formula="of:=[$Sheet1.$C2256]" office:value-type="float" office:value="113543089">
            <text:p>113543089</text:p>
          </table:table-cell>
          <table:table-cell/>
          <table:table-cell table:formula="of:=[$Sheet1.$C2283]" office:value-type="float" office:value="61322400">
            <text:p>61322400</text:p>
          </table:table-cell>
          <table:table-cell table:formula="of:=[$Sheet1.$C2321]" office:value-type="float" office:value="116643925">
            <text:p>116643925</text:p>
          </table:table-cell>
          <table:table-cell table:formula="of:=[$Sheet1.$C2336]" office:value-type="float" office:value="114761455">
            <text:p>114761455</text:p>
          </table:table-cell>
          <table:table-cell table:formula="of:=[$Sheet1.$C2378]" office:value-type="float" office:value="98071010">
            <text:p>98071010</text:p>
          </table:table-cell>
          <table:table-cell table:formula="of:=[$Sheet1.$C2396]" office:value-type="float" office:value="114351999">
            <text:p>114351999</text:p>
          </table:table-cell>
        </table:table-row>
        <table:table-row table:style-name="ro1">
          <table:table-cell table:formula="of:=[$Sheet1.$C2133]" office:value-type="float" office:value="103288107">
            <text:p>103288107</text:p>
          </table:table-cell>
          <table:table-cell table:formula="of:=[$Sheet1.$C2171]" office:value-type="float" office:value="90030002">
            <text:p>90030002</text:p>
          </table:table-cell>
          <table:table-cell table:formula="of:=[$Sheet1.$C2211]" office:value-type="float" office:value="103408103">
            <text:p>103408103</text:p>
          </table:table-cell>
          <table:table-cell table:formula="of:=[$Sheet1.$C2237]" office:value-type="float" office:value="105356435">
            <text:p>105356435</text:p>
          </table:table-cell>
          <table:table-cell table:formula="of:=[$Sheet1.$C2273]" office:value-type="float" office:value="113849036">
            <text:p>113849036</text:p>
          </table:table-cell>
          <table:table-cell/>
          <table:table-cell table:formula="of:=[$Sheet1.$C2288]" office:value-type="float" office:value="62043394">
            <text:p>62043394</text:p>
          </table:table-cell>
          <table:table-cell table:formula="of:=[$Sheet1.$C2328]" office:value-type="float" office:value="116960670">
            <text:p>116960670</text:p>
          </table:table-cell>
          <table:table-cell table:formula="of:=[$Sheet1.$C2341]" office:value-type="float" office:value="114865611">
            <text:p>114865611</text:p>
          </table:table-cell>
          <table:table-cell table:formula="of:=[$Sheet1.$C2382]" office:value-type="float" office:value="98390534">
            <text:p>98390534</text:p>
          </table:table-cell>
          <table:table-cell table:formula="of:=[$Sheet1.$C2401]" office:value-type="float" office:value="114922854">
            <text:p>114922854</text:p>
          </table:table-cell>
        </table:table-row>
        <table:table-row table:style-name="ro1">
          <table:table-cell table:formula="of:=[$Sheet1.$C2147]" office:value-type="float" office:value="103291624">
            <text:p>103291624</text:p>
          </table:table-cell>
          <table:table-cell table:formula="of:=[$Sheet1.$C2172]" office:value-type="float" office:value="90030123">
            <text:p>90030123</text:p>
          </table:table-cell>
          <table:table-cell table:formula="of:=[$Sheet1.$C2207]" office:value-type="float" office:value="103436170">
            <text:p>103436170</text:p>
          </table:table-cell>
          <table:table-cell table:formula="of:=[$Sheet1.$C2215]" office:value-type="float" office:value="105378978">
            <text:p>105378978</text:p>
          </table:table-cell>
          <table:table-cell table:formula="of:=[$Sheet1.$C2244]" office:value-type="float" office:value="114180847">
            <text:p>114180847</text:p>
          </table:table-cell>
          <table:table-cell/>
          <table:table-cell table:formula="of:=[$Sheet1.$C2298]" office:value-type="float" office:value="63660959">
            <text:p>63660959</text:p>
          </table:table-cell>
          <table:table-cell table:formula="of:=[$Sheet1.$C2322]" office:value-type="float" office:value="118342695">
            <text:p>118342695</text:p>
          </table:table-cell>
          <table:table-cell table:formula="of:=[$Sheet1.$C2347]" office:value-type="float" office:value="115256094">
            <text:p>115256094</text:p>
          </table:table-cell>
          <table:table-cell table:formula="of:=[$Sheet1.$C2383]" office:value-type="float" office:value="98660346">
            <text:p>98660346</text:p>
          </table:table-cell>
          <table:table-cell table:formula="of:=[$Sheet1.$C2398]" office:value-type="float" office:value="115127612">
            <text:p>115127612</text:p>
          </table:table-cell>
        </table:table-row>
        <table:table-row table:style-name="ro1">
          <table:table-cell table:formula="of:=[$Sheet1.$C2143]" office:value-type="float" office:value="103316387">
            <text:p>103316387</text:p>
          </table:table-cell>
          <table:table-cell table:formula="of:=[$Sheet1.$C2166]" office:value-type="float" office:value="90058419">
            <text:p>90058419</text:p>
          </table:table-cell>
          <table:table-cell table:formula="of:=[$Sheet1.$C2189]" office:value-type="float" office:value="103506246">
            <text:p>103506246</text:p>
          </table:table-cell>
          <table:table-cell table:formula="of:=[$Sheet1.$C2231]" office:value-type="float" office:value="105482061">
            <text:p>105482061</text:p>
          </table:table-cell>
          <table:table-cell table:formula="of:=[$Sheet1.$C2260]" office:value-type="float" office:value="114210613">
            <text:p>114210613</text:p>
          </table:table-cell>
          <table:table-cell/>
          <table:table-cell table:formula="of:=[$Sheet1.$C2295]" office:value-type="float" office:value="64055703">
            <text:p>64055703</text:p>
          </table:table-cell>
          <table:table-cell table:formula="of:=[$Sheet1.$C2330]" office:value-type="float" office:value="119343754">
            <text:p>119343754</text:p>
          </table:table-cell>
          <table:table-cell table:formula="of:=[$Sheet1.$C2364]" office:value-type="float" office:value="115671642">
            <text:p>115671642</text:p>
          </table:table-cell>
          <table:table-cell table:formula="of:=[$Sheet1.$C2379]" office:value-type="float" office:value="98921504">
            <text:p>98921504</text:p>
          </table:table-cell>
          <table:table-cell table:formula="of:=[$Sheet1.$C2405]" office:value-type="float" office:value="115212298">
            <text:p>115212298</text:p>
          </table:table-cell>
        </table:table-row>
        <table:table-row table:style-name="ro1">
          <table:table-cell table:formula="of:=[$Sheet1.$C2142]" office:value-type="float" office:value="103318347">
            <text:p>103318347</text:p>
          </table:table-cell>
          <table:table-cell table:formula="of:=[$Sheet1.$C2175]" office:value-type="float" office:value="90160383">
            <text:p>90160383</text:p>
          </table:table-cell>
          <table:table-cell table:formula="of:=[$Sheet1.$C2186]" office:value-type="float" office:value="103602611">
            <text:p>103602611</text:p>
          </table:table-cell>
          <table:table-cell table:formula="of:=[$Sheet1.$C2227]" office:value-type="float" office:value="105507098">
            <text:p>105507098</text:p>
          </table:table-cell>
          <table:table-cell table:formula="of:=[$Sheet1.$C2254]" office:value-type="float" office:value="114218806">
            <text:p>114218806</text:p>
          </table:table-cell>
          <table:table-cell/>
          <table:table-cell table:formula="of:=[$Sheet1.$C2294]" office:value-type="float" office:value="64660110">
            <text:p>64660110</text:p>
          </table:table-cell>
          <table:table-cell table:formula="of:=[$Sheet1.$C2310]" office:value-type="float" office:value="121581144">
            <text:p>121581144</text:p>
          </table:table-cell>
          <table:table-cell table:formula="of:=[$Sheet1.$C2359]" office:value-type="float" office:value="119655418">
            <text:p>119655418</text:p>
          </table:table-cell>
          <table:table-cell table:formula="of:=[$Sheet1.$C2370]" office:value-type="float" office:value="99383785">
            <text:p>99383785</text:p>
          </table:table-cell>
          <table:table-cell table:formula="of:=[$Sheet1.$C2415]" office:value-type="float" office:value="115274599">
            <text:p>115274599</text:p>
          </table:table-cell>
        </table:table-row>
        <table:table-row table:style-name="ro1">
          <table:table-cell table:formula="of:=[$Sheet1.$C2140]" office:value-type="float" office:value="103402067">
            <text:p>103402067</text:p>
          </table:table-cell>
          <table:table-cell table:formula="of:=[$Sheet1.$C2164]" office:value-type="float" office:value="90212942">
            <text:p>90212942</text:p>
          </table:table-cell>
          <table:table-cell table:formula="of:=[$Sheet1.$C2193]" office:value-type="float" office:value="103621977">
            <text:p>103621977</text:p>
          </table:table-cell>
          <table:table-cell table:formula="of:=[$Sheet1.$C2222]" office:value-type="float" office:value="105583361">
            <text:p>105583361</text:p>
          </table:table-cell>
          <table:table-cell table:formula="of:=[$Sheet1.$C2265]" office:value-type="float" office:value="114272150">
            <text:p>114272150</text:p>
          </table:table-cell>
          <table:table-cell/>
          <table:table-cell table:formula="of:=[$Sheet1.$C2292]" office:value-type="float" office:value="65469474">
            <text:p>65469474</text:p>
          </table:table-cell>
          <table:table-cell table:formula="of:=[$Sheet1.$C2325]" office:value-type="float" office:value="122423712">
            <text:p>122423712</text:p>
          </table:table-cell>
          <table:table-cell table:formula="of:=[$Sheet1.$C2338]" office:value-type="float" office:value="120173460">
            <text:p>120173460</text:p>
          </table:table-cell>
          <table:table-cell table:formula="of:=[$Sheet1.$C2376]" office:value-type="float" office:value="99443455">
            <text:p>99443455</text:p>
          </table:table-cell>
          <table:table-cell table:formula="of:=[$Sheet1.$C2422]" office:value-type="float" office:value="115417964">
            <text:p>115417964</text:p>
          </table:table-cell>
        </table:table-row>
        <table:table-row table:style-name="ro1">
          <table:table-cell table:formula="of:=[$Sheet1.$C2130]" office:value-type="float" office:value="103417739">
            <text:p>103417739</text:p>
          </table:table-cell>
          <table:table-cell table:formula="of:=[$Sheet1.$C2165]" office:value-type="float" office:value="90232124">
            <text:p>90232124</text:p>
          </table:table-cell>
          <table:table-cell table:formula="of:=[$Sheet1.$C2203]" office:value-type="float" office:value="103632109">
            <text:p>103632109</text:p>
          </table:table-cell>
          <table:table-cell table:formula="of:=[$Sheet1.$C2235]" office:value-type="float" office:value="105600859">
            <text:p>105600859</text:p>
          </table:table-cell>
          <table:table-cell table:formula="of:=[$Sheet1.$C2268]" office:value-type="float" office:value="114275294">
            <text:p>114275294</text:p>
          </table:table-cell>
          <table:table-cell/>
          <table:table-cell table:formula="of:=[$Sheet1.$C2297]" office:value-type="float" office:value="96392647">
            <text:p>96392647</text:p>
          </table:table-cell>
          <table:table-cell table:formula="of:=[$Sheet1.$C2327]" office:value-type="float" office:value="123269454">
            <text:p>123269454</text:p>
          </table:table-cell>
          <table:table-cell table:formula="of:=[$Sheet1.$C2344]" office:value-type="float" office:value="120383512">
            <text:p>120383512</text:p>
          </table:table-cell>
          <table:table-cell table:formula="of:=[$Sheet1.$C2394]" office:value-type="float" office:value="99722562">
            <text:p>99722562</text:p>
          </table:table-cell>
          <table:table-cell table:formula="of:=[$Sheet1.$C2397]" office:value-type="float" office:value="115931913">
            <text:p>115931913</text:p>
          </table:table-cell>
        </table:table-row>
        <table:table-row table:style-name="ro1">
          <table:table-cell table:formula="of:=[$Sheet1.$C2125]" office:value-type="float" office:value="103467716">
            <text:p>103467716</text:p>
          </table:table-cell>
          <table:table-cell table:formula="of:=[$Sheet1.$C2167]" office:value-type="float" office:value="90261770">
            <text:p>90261770</text:p>
          </table:table-cell>
          <table:table-cell table:formula="of:=[$Sheet1.$C2184]" office:value-type="float" office:value="103632248">
            <text:p>103632248</text:p>
          </table:table-cell>
          <table:table-cell table:formula="of:=[$Sheet1.$C2217]" office:value-type="float" office:value="105608470">
            <text:p>105608470</text:p>
          </table:table-cell>
          <table:table-cell table:formula="of:=[$Sheet1.$C2246]" office:value-type="float" office:value="114283686">
            <text:p>114283686</text:p>
          </table:table-cell>
          <table:table-cell/>
          <table:table-cell table:formula="of:=[$Sheet1.$C2293]" office:value-type="float" office:value="99993980">
            <text:p>99993980</text:p>
          </table:table-cell>
          <table:table-cell table:formula="of:=[$Sheet1.$C2314]" office:value-type="float" office:value="124561102">
            <text:p>124561102</text:p>
          </table:table-cell>
          <table:table-cell table:formula="of:=[$Sheet1.$C2340]" office:value-type="float" office:value="120479260">
            <text:p>120479260</text:p>
          </table:table-cell>
          <table:table-cell table:formula="of:=[$Sheet1.$C2385]" office:value-type="float" office:value="99749975">
            <text:p>99749975</text:p>
          </table:table-cell>
          <table:table-cell table:formula="of:=[$Sheet1.$C2402]" office:value-type="float" office:value="115933065">
            <text:p>115933065</text:p>
          </table:table-cell>
        </table:table-row>
        <table:table-row table:style-name="ro1">
          <table:table-cell table:formula="of:=[$Sheet1.$C2127]" office:value-type="float" office:value="103477484">
            <text:p>103477484</text:p>
          </table:table-cell>
          <table:table-cell table:formula="of:=[$Sheet1.$C2168]" office:value-type="float" office:value="90261813">
            <text:p>90261813</text:p>
          </table:table-cell>
          <table:table-cell table:formula="of:=[$Sheet1.$C2213]" office:value-type="float" office:value="103650793">
            <text:p>103650793</text:p>
          </table:table-cell>
          <table:table-cell table:formula="of:=[$Sheet1.$C2220]" office:value-type="float" office:value="105916014">
            <text:p>105916014</text:p>
          </table:table-cell>
          <table:table-cell table:formula="of:=[$Sheet1.$C2272]" office:value-type="float" office:value="114330758">
            <text:p>114330758</text:p>
          </table:table-cell>
          <table:table-cell/>
          <table:table-cell table:formula="of:=[$Sheet1.$C2301]" office:value-type="float" office:value="101318835">
            <text:p>101318835</text:p>
          </table:table-cell>
          <table:table-cell table:formula="of:=[$Sheet1.$C2334]" office:value-type="float" office:value="125041231">
            <text:p>125041231</text:p>
          </table:table-cell>
          <table:table-cell table:formula="of:=[$Sheet1.$C2353]" office:value-type="float" office:value="120540192">
            <text:p>120540192</text:p>
          </table:table-cell>
          <table:table-cell table:formula="of:=[$Sheet1.$C2371]" office:value-type="float" office:value="99793776">
            <text:p>99793776</text:p>
          </table:table-cell>
          <table:table-cell table:formula="of:=[$Sheet1.$C2418]" office:value-type="float" office:value="116301663">
            <text:p>116301663</text:p>
          </table:table-cell>
        </table:table-row>
        <table:table-row table:style-name="ro1">
          <table:table-cell table:formula="of:=[$Sheet1.$C2136]" office:value-type="float" office:value="103498004">
            <text:p>103498004</text:p>
          </table:table-cell>
          <table:table-cell table:formula="of:=[$Sheet1.$C2158]" office:value-type="float" office:value="90262303">
            <text:p>90262303</text:p>
          </table:table-cell>
          <table:table-cell table:formula="of:=[$Sheet1.$C2190]" office:value-type="float" office:value="103657909">
            <text:p>103657909</text:p>
          </table:table-cell>
          <table:table-cell table:formula="of:=[$Sheet1.$C2242]" office:value-type="float" office:value="105966455">
            <text:p>105966455</text:p>
          </table:table-cell>
          <table:table-cell table:formula="of:=[$Sheet1.$C2250]" office:value-type="float" office:value="114348315">
            <text:p>114348315</text:p>
          </table:table-cell>
          <table:table-cell/>
          <table:table-cell table:formula="of:=[$Sheet1.$C2276]" office:value-type="float" office:value="102638361">
            <text:p>102638361</text:p>
          </table:table-cell>
          <table:table-cell table:formula="of:=[$Sheet1.$C2311]" office:value-type="float" office:value="125077529">
            <text:p>125077529</text:p>
          </table:table-cell>
          <table:table-cell table:formula="of:=[$Sheet1.$C2339]" office:value-type="float" office:value="120862546">
            <text:p>120862546</text:p>
          </table:table-cell>
          <table:table-cell table:formula="of:=[$Sheet1.$C2377]" office:value-type="float" office:value="99872875">
            <text:p>99872875</text:p>
          </table:table-cell>
          <table:table-cell table:formula="of:=[$Sheet1.$C2412]" office:value-type="float" office:value="116372987">
            <text:p>116372987</text:p>
          </table:table-cell>
        </table:table-row>
        <table:table-row table:style-name="ro1">
          <table:table-cell table:formula="of:=[$Sheet1.$C2137]" office:value-type="float" office:value="103509208">
            <text:p>103509208</text:p>
          </table:table-cell>
          <table:table-cell table:formula="of:=[$Sheet1.$C2159]" office:value-type="float" office:value="90279977">
            <text:p>90279977</text:p>
          </table:table-cell>
          <table:table-cell table:formula="of:=[$Sheet1.$C2205]" office:value-type="float" office:value="103684014">
            <text:p>103684014</text:p>
          </table:table-cell>
          <table:table-cell table:formula="of:=[$Sheet1.$C2230]" office:value-type="float" office:value="105986372">
            <text:p>105986372</text:p>
          </table:table-cell>
          <table:table-cell table:formula="of:=[$Sheet1.$C2253]" office:value-type="float" office:value="114366337">
            <text:p>114366337</text:p>
          </table:table-cell>
          <table:table-cell/>
          <table:table-cell table:formula="of:=[$Sheet1.$C2302]" office:value-type="float" office:value="103242485">
            <text:p>103242485</text:p>
          </table:table-cell>
          <table:table-cell table:formula="of:=[$Sheet1.$C2307]" office:value-type="float" office:value="125854461">
            <text:p>125854461</text:p>
          </table:table-cell>
          <table:table-cell table:formula="of:=[$Sheet1.$C2360]" office:value-type="float" office:value="120894745">
            <text:p>120894745</text:p>
          </table:table-cell>
          <table:table-cell table:formula="of:=[$Sheet1.$C2381]" office:value-type="float" office:value="102595948">
            <text:p>102595948</text:p>
          </table:table-cell>
          <table:table-cell table:formula="of:=[$Sheet1.$C2419]" office:value-type="float" office:value="116720749">
            <text:p>116720749</text:p>
          </table:table-cell>
        </table:table-row>
        <table:table-row table:style-name="ro1">
          <table:table-cell table:formula="of:=[$Sheet1.$C2151]" office:value-type="float" office:value="103510498">
            <text:p>103510498</text:p>
          </table:table-cell>
          <table:table-cell table:formula="of:=[$Sheet1.$C2156]" office:value-type="float" office:value="90308151">
            <text:p>90308151</text:p>
          </table:table-cell>
          <table:table-cell table:formula="of:=[$Sheet1.$C2185]" office:value-type="float" office:value="103686596">
            <text:p>103686596</text:p>
          </table:table-cell>
          <table:table-cell table:formula="of:=[$Sheet1.$C2229]" office:value-type="float" office:value="105995207">
            <text:p>105995207</text:p>
          </table:table-cell>
          <table:table-cell table:formula="of:=[$Sheet1.$C2259]" office:value-type="float" office:value="114368570">
            <text:p>114368570</text:p>
          </table:table-cell>
          <table:table-cell/>
          <table:table-cell table:formula="of:=[$Sheet1.$C2291]" office:value-type="float" office:value="103281188">
            <text:p>103281188</text:p>
          </table:table-cell>
          <table:table-cell table:formula="of:=[$Sheet1.$C2323]" office:value-type="float" office:value="125965180">
            <text:p>125965180</text:p>
          </table:table-cell>
          <table:table-cell table:formula="of:=[$Sheet1.$C2350]" office:value-type="float" office:value="121736881">
            <text:p>121736881</text:p>
          </table:table-cell>
          <table:table-cell table:formula="of:=[$Sheet1.$C2368]" office:value-type="float" office:value="102770281">
            <text:p>102770281</text:p>
          </table:table-cell>
          <table:table-cell table:formula="of:=[$Sheet1.$C2414]" office:value-type="float" office:value="136538956">
            <text:p>136538956</text:p>
          </table:table-cell>
        </table:table-row>
        <table:table-row table:style-name="ro1">
          <table:table-cell table:formula="of:=[$Sheet1.$C2129]" office:value-type="float" office:value="103554129">
            <text:p>103554129</text:p>
          </table:table-cell>
          <table:table-cell table:formula="of:=[$Sheet1.$C2174]" office:value-type="float" office:value="90308539">
            <text:p>90308539</text:p>
          </table:table-cell>
          <table:table-cell table:formula="of:=[$Sheet1.$C2191]" office:value-type="float" office:value="103713915">
            <text:p>103713915</text:p>
          </table:table-cell>
          <table:table-cell table:formula="of:=[$Sheet1.$C2223]" office:value-type="float" office:value="106077638">
            <text:p>106077638</text:p>
          </table:table-cell>
          <table:table-cell table:formula="of:=[$Sheet1.$C2262]" office:value-type="float" office:value="114372448">
            <text:p>114372448</text:p>
          </table:table-cell>
          <table:table-cell/>
          <table:table-cell table:formula="of:=[$Sheet1.$C2278]" office:value-type="float" office:value="108626336">
            <text:p>108626336</text:p>
          </table:table-cell>
          <table:table-cell table:formula="of:=[$Sheet1.$C2313]" office:value-type="float" office:value="125993662">
            <text:p>125993662</text:p>
          </table:table-cell>
          <table:table-cell table:formula="of:=[$Sheet1.$C2363]" office:value-type="float" office:value="121795837">
            <text:p>121795837</text:p>
          </table:table-cell>
          <table:table-cell table:formula="of:=[$Sheet1.$C2374]" office:value-type="float" office:value="103815472">
            <text:p>103815472</text:p>
          </table:table-cell>
          <table:table-cell table:formula="of:=[$Sheet1.$C2407]" office:value-type="float" office:value="138412467">
            <text:p>138412467</text:p>
          </table:table-cell>
        </table:table-row>
        <table:table-row table:style-name="ro1">
          <table:table-cell table:formula="of:=[$Sheet1.$C2135]" office:value-type="float" office:value="103564382">
            <text:p>103564382</text:p>
          </table:table-cell>
          <table:table-cell table:formula="of:=[$Sheet1.$C2181]" office:value-type="float" office:value="90323891">
            <text:p>90323891</text:p>
          </table:table-cell>
          <table:table-cell table:formula="of:=[$Sheet1.$C2198]" office:value-type="float" office:value="103724293">
            <text:p>103724293</text:p>
          </table:table-cell>
          <table:table-cell table:formula="of:=[$Sheet1.$C2241]" office:value-type="float" office:value="106088205">
            <text:p>106088205</text:p>
          </table:table-cell>
          <table:table-cell table:formula="of:=[$Sheet1.$C2252]" office:value-type="float" office:value="114417077">
            <text:p>114417077</text:p>
          </table:table-cell>
          <table:table-cell/>
          <table:table-cell table:formula="of:=[$Sheet1.$C2300]" office:value-type="float" office:value="109086372">
            <text:p>109086372</text:p>
          </table:table-cell>
          <table:table-cell table:formula="of:=[$Sheet1.$C2319]" office:value-type="float" office:value="126009327">
            <text:p>126009327</text:p>
          </table:table-cell>
          <table:table-cell table:formula="of:=[$Sheet1.$C2346]" office:value-type="float" office:value="123157353">
            <text:p>123157353</text:p>
          </table:table-cell>
          <table:table-cell table:formula="of:=[$Sheet1.$C2390]" office:value-type="float" office:value="104082076">
            <text:p>104082076</text:p>
          </table:table-cell>
          <table:table-cell table:formula="of:=[$Sheet1.$C2408]" office:value-type="float" office:value="139614781">
            <text:p>139614781</text:p>
          </table:table-cell>
        </table:table-row>
        <table:table-row table:style-name="ro1">
          <table:table-cell table:formula="of:=[$Sheet1.$C2134]" office:value-type="float" office:value="103577396">
            <text:p>103577396</text:p>
          </table:table-cell>
          <table:table-cell table:formula="of:=[$Sheet1.$C2155]" office:value-type="float" office:value="90345095">
            <text:p>90345095</text:p>
          </table:table-cell>
          <table:table-cell table:formula="of:=[$Sheet1.$C2199]" office:value-type="float" office:value="103755080">
            <text:p>103755080</text:p>
          </table:table-cell>
          <table:table-cell table:formula="of:=[$Sheet1.$C2243]" office:value-type="float" office:value="106130347">
            <text:p>106130347</text:p>
          </table:table-cell>
          <table:table-cell table:formula="of:=[$Sheet1.$C2261]" office:value-type="float" office:value="114683963">
            <text:p>114683963</text:p>
          </table:table-cell>
          <table:table-cell/>
          <table:table-cell table:formula="of:=[$Sheet1.$C2275]" office:value-type="float" office:value="109415265">
            <text:p>109415265</text:p>
          </table:table-cell>
          <table:table-cell table:formula="of:=[$Sheet1.$C2332]" office:value-type="float" office:value="127536503">
            <text:p>127536503</text:p>
          </table:table-cell>
          <table:table-cell table:formula="of:=[$Sheet1.$C2351]" office:value-type="float" office:value="123503167">
            <text:p>123503167</text:p>
          </table:table-cell>
          <table:table-cell table:formula="of:=[$Sheet1.$C2391]" office:value-type="float" office:value="104348242">
            <text:p>104348242</text:p>
          </table:table-cell>
          <table:table-cell table:formula="of:=[$Sheet1.$C2423]" office:value-type="float" office:value="143044731">
            <text:p>143044731</text:p>
          </table:table-cell>
        </table:table-row>
        <table:table-row table:style-name="ro1">
          <table:table-cell table:formula="of:=[$Sheet1.$C2144]" office:value-type="float" office:value="103583266">
            <text:p>103583266</text:p>
          </table:table-cell>
          <table:table-cell table:formula="of:=[$Sheet1.$C2160]" office:value-type="float" office:value="90364433">
            <text:p>90364433</text:p>
          </table:table-cell>
          <table:table-cell table:formula="of:=[$Sheet1.$C2202]" office:value-type="float" office:value="103802739">
            <text:p>103802739</text:p>
          </table:table-cell>
          <table:table-cell table:formula="of:=[$Sheet1.$C2218]" office:value-type="float" office:value="106359589">
            <text:p>106359589</text:p>
          </table:table-cell>
          <table:table-cell table:formula="of:=[$Sheet1.$C2263]" office:value-type="float" office:value="114685626">
            <text:p>114685626</text:p>
          </table:table-cell>
          <table:table-cell/>
          <table:table-cell table:formula="of:=[$Sheet1.$C2279]" office:value-type="float" office:value="109860481">
            <text:p>109860481</text:p>
          </table:table-cell>
          <table:table-cell table:formula="of:=[$Sheet1.$C2329]" office:value-type="float" office:value="127828382">
            <text:p>127828382</text:p>
          </table:table-cell>
          <table:table-cell table:formula="of:=[$Sheet1.$C2352]" office:value-type="float" office:value="123543368">
            <text:p>123543368</text:p>
          </table:table-cell>
          <table:table-cell table:formula="of:=[$Sheet1.$C2380]" office:value-type="float" office:value="104354514">
            <text:p>104354514</text:p>
          </table:table-cell>
          <table:table-cell table:formula="of:=[$Sheet1.$C2410]" office:value-type="float" office:value="144040241">
            <text:p>144040241</text:p>
          </table:table-cell>
        </table:table-row>
        <table:table-row table:style-name="ro1">
          <table:table-cell table:formula="of:=[$Sheet1.$C2150]" office:value-type="float" office:value="103606858">
            <text:p>103606858</text:p>
          </table:table-cell>
          <table:table-cell table:formula="of:=[$Sheet1.$C2183]" office:value-type="float" office:value="90365439">
            <text:p>90365439</text:p>
          </table:table-cell>
          <table:table-cell table:formula="of:=[$Sheet1.$C2204]" office:value-type="float" office:value="103819602">
            <text:p>103819602</text:p>
          </table:table-cell>
          <table:table-cell table:formula="of:=[$Sheet1.$C2228]" office:value-type="float" office:value="106478685">
            <text:p>106478685</text:p>
          </table:table-cell>
          <table:table-cell table:formula="of:=[$Sheet1.$C2257]" office:value-type="float" office:value="114694393">
            <text:p>114694393</text:p>
          </table:table-cell>
          <table:table-cell/>
          <table:table-cell table:formula="of:=[$Sheet1.$C2282]" office:value-type="float" office:value="110396462">
            <text:p>110396462</text:p>
          </table:table-cell>
          <table:table-cell table:formula="of:=[$Sheet1.$C2316]" office:value-type="float" office:value="129163442">
            <text:p>129163442</text:p>
          </table:table-cell>
          <table:table-cell table:formula="of:=[$Sheet1.$C2345]" office:value-type="float" office:value="124058190">
            <text:p>124058190</text:p>
          </table:table-cell>
          <table:table-cell table:formula="of:=[$Sheet1.$C2366]" office:value-type="float" office:value="104840873">
            <text:p>104840873</text:p>
          </table:table-cell>
          <table:table-cell table:formula="of:=[$Sheet1.$C2406]" office:value-type="float" office:value="144418808">
            <text:p>144418808</text:p>
          </table:table-cell>
        </table:table-row>
        <table:table-row table:style-name="ro1">
          <table:table-cell table:formula="of:=[$Sheet1.$C2153]" office:value-type="float" office:value="103699140">
            <text:p>103699140</text:p>
          </table:table-cell>
          <table:table-cell table:formula="of:=[$Sheet1.$C2177]" office:value-type="float" office:value="90369256">
            <text:p>90369256</text:p>
          </table:table-cell>
          <table:table-cell table:formula="of:=[$Sheet1.$C2201]" office:value-type="float" office:value="103824788">
            <text:p>103824788</text:p>
          </table:table-cell>
          <table:table-cell table:formula="of:=[$Sheet1.$C2226]" office:value-type="float" office:value="106918854">
            <text:p>106918854</text:p>
          </table:table-cell>
          <table:table-cell table:formula="of:=[$Sheet1.$C2271]" office:value-type="float" office:value="114701883">
            <text:p>114701883</text:p>
          </table:table-cell>
          <table:table-cell/>
          <table:table-cell table:formula="of:=[$Sheet1.$C2289]" office:value-type="float" office:value="110657593">
            <text:p>110657593</text:p>
          </table:table-cell>
          <table:table-cell table:formula="of:=[$Sheet1.$C2320]" office:value-type="float" office:value="129802198">
            <text:p>129802198</text:p>
          </table:table-cell>
          <table:table-cell table:formula="of:=[$Sheet1.$C2361]" office:value-type="float" office:value="124371867">
            <text:p>124371867</text:p>
          </table:table-cell>
          <table:table-cell table:formula="of:=[$Sheet1.$C2393]" office:value-type="float" office:value="105109105">
            <text:p>105109105</text:p>
          </table:table-cell>
          <table:table-cell table:formula="of:=[$Sheet1.$C2420]" office:value-type="float" office:value="148873124">
            <text:p>148873124</text:p>
          </table:table-cell>
        </table:table-row>
        <table:table-row table:style-name="ro1">
          <table:table-cell table:formula="of:=[$Sheet1.$C2152]" office:value-type="float" office:value="103701460">
            <text:p>103701460</text:p>
          </table:table-cell>
          <table:table-cell table:formula="of:=[$Sheet1.$C2180]" office:value-type="float" office:value="90379999">
            <text:p>90379999</text:p>
          </table:table-cell>
          <table:table-cell table:formula="of:=[$Sheet1.$C2212]" office:value-type="float" office:value="103847070">
            <text:p>103847070</text:p>
          </table:table-cell>
          <table:table-cell table:formula="of:=[$Sheet1.$C2224]" office:value-type="float" office:value="107287091">
            <text:p>107287091</text:p>
          </table:table-cell>
          <table:table-cell table:formula="of:=[$Sheet1.$C2251]" office:value-type="float" office:value="114725562">
            <text:p>114725562</text:p>
          </table:table-cell>
          <table:table-cell/>
          <table:table-cell table:formula="of:=[$Sheet1.$C2280]" office:value-type="float" office:value="110848761">
            <text:p>110848761</text:p>
          </table:table-cell>
          <table:table-cell table:formula="of:=[$Sheet1.$C2312]" office:value-type="float" office:value="129866605">
            <text:p>129866605</text:p>
          </table:table-cell>
          <table:table-cell table:formula="of:=[$Sheet1.$C2349]" office:value-type="float" office:value="125116417">
            <text:p>125116417</text:p>
          </table:table-cell>
          <table:table-cell table:formula="of:=[$Sheet1.$C2369]" office:value-type="float" office:value="105114865">
            <text:p>105114865</text:p>
          </table:table-cell>
          <table:table-cell table:formula="of:=[$Sheet1.$C2424]" office:value-type="float" office:value="151078108">
            <text:p>151078108</text:p>
          </table:table-cell>
        </table:table-row>
        <table:table-row table:style-name="ro1">
          <table:table-cell table:formula="of:=[$Sheet1.$C2124]" office:value-type="float" office:value="103707429">
            <text:p>103707429</text:p>
          </table:table-cell>
          <table:table-cell table:formula="of:=[$Sheet1.$C2173]" office:value-type="float" office:value="90384825">
            <text:p>90384825</text:p>
          </table:table-cell>
          <table:table-cell table:formula="of:=[$Sheet1.$C2209]" office:value-type="float" office:value="103871731">
            <text:p>103871731</text:p>
          </table:table-cell>
          <table:table-cell table:formula="of:=[$Sheet1.$C2240]" office:value-type="float" office:value="107337294">
            <text:p>107337294</text:p>
          </table:table-cell>
          <table:table-cell table:formula="of:=[$Sheet1.$C2270]" office:value-type="float" office:value="114768375">
            <text:p>114768375</text:p>
          </table:table-cell>
          <table:table-cell/>
          <table:table-cell table:formula="of:=[$Sheet1.$C2299]" office:value-type="float" office:value="111824430">
            <text:p>111824430</text:p>
          </table:table-cell>
          <table:table-cell table:formula="of:=[$Sheet1.$C2318]" office:value-type="float" office:value="130390870">
            <text:p>130390870</text:p>
          </table:table-cell>
          <table:table-cell table:formula="of:=[$Sheet1.$C2356]" office:value-type="float" office:value="125941570">
            <text:p>125941570</text:p>
          </table:table-cell>
          <table:table-cell table:formula="of:=[$Sheet1.$C2373]" office:value-type="float" office:value="105247614">
            <text:p>105247614</text:p>
          </table:table-cell>
          <table:table-cell table:formula="of:=[$Sheet1.$C2409]" office:value-type="float" office:value="153810316">
            <text:p>153810316</text:p>
          </table:table-cell>
        </table:table-row>
        <table:table-row table:style-name="ro1">
          <table:table-cell table:formula="of:=[$Sheet1.$C2148]" office:value-type="float" office:value="103717289">
            <text:p>103717289</text:p>
          </table:table-cell>
          <table:table-cell table:formula="of:=[$Sheet1.$C2176]" office:value-type="float" office:value="90402048">
            <text:p>90402048</text:p>
          </table:table-cell>
          <table:table-cell table:formula="of:=[$Sheet1.$C2187]" office:value-type="float" office:value="103885404">
            <text:p>103885404</text:p>
          </table:table-cell>
          <table:table-cell table:formula="of:=[$Sheet1.$C2233]" office:value-type="float" office:value="107379507">
            <text:p>107379507</text:p>
          </table:table-cell>
          <table:table-cell table:formula="of:=[$Sheet1.$C2269]" office:value-type="float" office:value="114830697">
            <text:p>114830697</text:p>
          </table:table-cell>
          <table:table-cell/>
          <table:table-cell table:formula="of:=[$Sheet1.$C2303]" office:value-type="float" office:value="112210540">
            <text:p>112210540</text:p>
          </table:table-cell>
          <table:table-cell table:formula="of:=[$Sheet1.$C2308]" office:value-type="float" office:value="130495726">
            <text:p>130495726</text:p>
          </table:table-cell>
          <table:table-cell table:formula="of:=[$Sheet1.$C2343]" office:value-type="float" office:value="126034714">
            <text:p>126034714</text:p>
          </table:table-cell>
          <table:table-cell table:formula="of:=[$Sheet1.$C2367]" office:value-type="float" office:value="107598910">
            <text:p>107598910</text:p>
          </table:table-cell>
          <table:table-cell table:formula="of:=[$Sheet1.$C2416]" office:value-type="float" office:value="160804519">
            <text:p>160804519</text:p>
          </table:table-cell>
        </table:table-row>
        <table:table-row table:style-name="ro1">
          <table:table-cell table:formula="of:=[$Sheet1.$C2131]" office:value-type="float" office:value="103719497">
            <text:p>103719497</text:p>
          </table:table-cell>
          <table:table-cell table:formula="of:=[$Sheet1.$C2154]" office:value-type="float" office:value="90439877">
            <text:p>90439877</text:p>
          </table:table-cell>
          <table:table-cell table:formula="of:=[$Sheet1.$C2208]" office:value-type="float" office:value="103940442">
            <text:p>103940442</text:p>
          </table:table-cell>
          <table:table-cell table:formula="of:=[$Sheet1.$C2221]" office:value-type="float" office:value="107427721">
            <text:p>107427721</text:p>
          </table:table-cell>
          <table:table-cell table:formula="of:=[$Sheet1.$C2266]" office:value-type="float" office:value="114913581">
            <text:p>114913581</text:p>
          </table:table-cell>
          <table:table-cell/>
          <table:table-cell table:formula="of:=[$Sheet1.$C2290]" office:value-type="float" office:value="112876543">
            <text:p>112876543</text:p>
          </table:table-cell>
          <table:table-cell table:formula="of:=[$Sheet1.$C2331]" office:value-type="float" office:value="131682643">
            <text:p>131682643</text:p>
          </table:table-cell>
          <table:table-cell table:formula="of:=[$Sheet1.$C2337]" office:value-type="float" office:value="127522910">
            <text:p>127522910</text:p>
          </table:table-cell>
          <table:table-cell table:formula="of:=[$Sheet1.$C2388]" office:value-type="float" office:value="108014350">
            <text:p>108014350</text:p>
          </table:table-cell>
          <table:table-cell table:formula="of:=[$Sheet1.$C2404]" office:value-type="float" office:value="164782824">
            <text:p>164782824</text:p>
          </table:table-cell>
        </table:table-row>
        <table:table-row table:style-name="ro1">
          <table:table-cell table:number-columns-repeated="4"/>
          <table:table-cell table:formula="of:=[$Sheet1.$C2274]" office:value-type="float" office:value="0">
            <text:p>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NoOpts.E2:NoOpts.E3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CCM.E2:CCM.E3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CT.K2:CT.K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NUMA.C2:NUMA.C3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CCM+CT'.E2:'CCM+CT'.E31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NUMA+CCM'.A2:'NUMA+CCM'.A31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CT+NUMA'.E2:'CT+NUMA'.E3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CCM+CT+NUMA'.D2:'CCM+CT+NUMA'.D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2T10:44:56</dc:date>
    <meta:generator>LibreOffice/3.5$MacOSX_x86 LibreOffice_project/7122e39-92ed229-498d286-15e43b4-d70da21</meta:generator>
    <meta:editing-duration>PT21H31M23S</meta:editing-duration>
    <meta:editing-cycles>4</meta:editing-cycles>
    <meta:document-statistic meta:table-count="9" meta:cell-count="9737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NoOpts.A1:NoOpts.E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Opts.A2:NoOpts.A31" chart:label-cell-address="NoOpts.A1:NoOpts.A1" chart:class="chart:line">
            <chart:data-point chart:repeated="30"/>
          </chart:series>
          <chart:series chart:style-name="ch7" chart:values-cell-range-address="NoOpts.B2:NoOpts.B31" chart:label-cell-address="NoOpts.B1:NoOpts.B1" chart:class="chart:line">
            <chart:data-point chart:repeated="30"/>
          </chart:series>
          <chart:series chart:style-name="ch8" chart:values-cell-range-address="NoOpts.C2:NoOpts.C31" chart:label-cell-address="NoOpts.C1:NoOpts.C1" chart:class="chart:line">
            <chart:data-point chart:repeated="30"/>
          </chart:series>
          <chart:series chart:style-name="ch9" chart:values-cell-range-address="NoOpts.D2:NoOpts.D31" chart:label-cell-address="NoOpts.D1:NoOpts.D1" chart:class="chart:line">
            <chart:data-point chart:repeated="30"/>
          </chart:series>
          <chart:series chart:style-name="ch10" chart:values-cell-range-address="NoOpts.E2:NoOpts.E31" chart:label-cell-address="NoOpts.E1:NoOpts.E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NoOpts.A1:NoOpts.A1</svg:desc>
                </draw:g>
              </table:table-cell>
              <table:table-cell office:value-type="string">
                <text:p>FC4</text:p>
                <draw:g>
                  <svg:desc>NoOpts.B1:NoOpts.B1</svg:desc>
                </draw:g>
              </table:table-cell>
              <table:table-cell office:value-type="string">
                <text:p>FC3</text:p>
                <draw:g>
                  <svg:desc>NoOpts.C1:NoOpts.C1</svg:desc>
                </draw:g>
              </table:table-cell>
              <table:table-cell office:value-type="string">
                <text:p>I3</text:p>
                <draw:g>
                  <svg:desc>NoOpts.D1:NoOpts.D1</svg:desc>
                </draw:g>
              </table:table-cell>
              <table:table-cell office:value-type="string">
                <text:p>I4</text:p>
                <draw:g>
                  <svg:desc>NoOpts.E1:NoOp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002139">
                <text:p>107002139</text:p>
                <draw:g>
                  <svg:desc>NoOpts.A2:NoOpts.A31</svg:desc>
                </draw:g>
              </table:table-cell>
              <table:table-cell office:value-type="float" office:value="93119762">
                <text:p>93119762</text:p>
                <draw:g>
                  <svg:desc>NoOpts.B2:NoOpts.B31</svg:desc>
                </draw:g>
              </table:table-cell>
              <table:table-cell office:value-type="float" office:value="105835083">
                <text:p>105835083</text:p>
                <draw:g>
                  <svg:desc>NoOpts.C2:NoOpts.C31</svg:desc>
                </draw:g>
              </table:table-cell>
              <table:table-cell office:value-type="float" office:value="103253115">
                <text:p>103253115</text:p>
                <draw:g>
                  <svg:desc>NoOpts.D2:NoOpts.D31</svg:desc>
                </draw:g>
              </table:table-cell>
              <table:table-cell office:value-type="float" office:value="108345704">
                <text:p>108345704</text:p>
                <draw:g>
                  <svg:desc>NoOpts.E2:NoOpts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129272">
                <text:p>107129272</text:p>
              </table:table-cell>
              <table:table-cell office:value-type="float" office:value="93525874">
                <text:p>93525874</text:p>
              </table:table-cell>
              <table:table-cell office:value-type="float" office:value="107652517">
                <text:p>107652517</text:p>
              </table:table-cell>
              <table:table-cell office:value-type="float" office:value="108189687">
                <text:p>108189687</text:p>
              </table:table-cell>
              <table:table-cell office:value-type="float" office:value="112324678">
                <text:p>112324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281381">
                <text:p>107281381</text:p>
              </table:table-cell>
              <table:table-cell office:value-type="float" office:value="94098310">
                <text:p>94098310</text:p>
              </table:table-cell>
              <table:table-cell office:value-type="float" office:value="107893861">
                <text:p>107893861</text:p>
              </table:table-cell>
              <table:table-cell office:value-type="float" office:value="121464515">
                <text:p>121464515</text:p>
              </table:table-cell>
              <table:table-cell office:value-type="float" office:value="113001649">
                <text:p>113001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734080">
                <text:p>107734080</text:p>
              </table:table-cell>
              <table:table-cell office:value-type="float" office:value="94173595">
                <text:p>94173595</text:p>
              </table:table-cell>
              <table:table-cell office:value-type="float" office:value="108501887">
                <text:p>108501887</text:p>
              </table:table-cell>
              <table:table-cell office:value-type="float" office:value="122057217">
                <text:p>122057217</text:p>
              </table:table-cell>
              <table:table-cell office:value-type="float" office:value="113225647">
                <text:p>113225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835244">
                <text:p>107835244</text:p>
              </table:table-cell>
              <table:table-cell office:value-type="float" office:value="94471534">
                <text:p>94471534</text:p>
              </table:table-cell>
              <table:table-cell office:value-type="float" office:value="108505656">
                <text:p>108505656</text:p>
              </table:table-cell>
              <table:table-cell office:value-type="float" office:value="122409929">
                <text:p>122409929</text:p>
              </table:table-cell>
              <table:table-cell office:value-type="float" office:value="113269352">
                <text:p>11326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903147">
                <text:p>107903147</text:p>
              </table:table-cell>
              <table:table-cell office:value-type="float" office:value="94494508">
                <text:p>94494508</text:p>
              </table:table-cell>
              <table:table-cell office:value-type="float" office:value="108507067">
                <text:p>108507067</text:p>
              </table:table-cell>
              <table:table-cell office:value-type="float" office:value="122417122">
                <text:p>122417122</text:p>
              </table:table-cell>
              <table:table-cell office:value-type="float" office:value="113284600">
                <text:p>113284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065408">
                <text:p>108065408</text:p>
              </table:table-cell>
              <table:table-cell office:value-type="float" office:value="94545256">
                <text:p>94545256</text:p>
              </table:table-cell>
              <table:table-cell office:value-type="float" office:value="108551202">
                <text:p>108551202</text:p>
              </table:table-cell>
              <table:table-cell office:value-type="float" office:value="122526500">
                <text:p>122526500</text:p>
              </table:table-cell>
              <table:table-cell office:value-type="float" office:value="113306871">
                <text:p>113306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178051">
                <text:p>108178051</text:p>
              </table:table-cell>
              <table:table-cell office:value-type="float" office:value="94700054">
                <text:p>94700054</text:p>
              </table:table-cell>
              <table:table-cell office:value-type="float" office:value="108592718">
                <text:p>108592718</text:p>
              </table:table-cell>
              <table:table-cell office:value-type="float" office:value="122638221">
                <text:p>122638221</text:p>
              </table:table-cell>
              <table:table-cell office:value-type="float" office:value="113582710">
                <text:p>1135827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212135">
                <text:p>108212135</text:p>
              </table:table-cell>
              <table:table-cell office:value-type="float" office:value="95073800">
                <text:p>95073800</text:p>
              </table:table-cell>
              <table:table-cell office:value-type="float" office:value="108605590">
                <text:p>108605590</text:p>
              </table:table-cell>
              <table:table-cell office:value-type="float" office:value="122718785">
                <text:p>122718785</text:p>
              </table:table-cell>
              <table:table-cell office:value-type="float" office:value="113604252">
                <text:p>113604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507490">
                <text:p>108507490</text:p>
              </table:table-cell>
              <table:table-cell office:value-type="float" office:value="95129599">
                <text:p>95129599</text:p>
              </table:table-cell>
              <table:table-cell office:value-type="float" office:value="108621379">
                <text:p>108621379</text:p>
              </table:table-cell>
              <table:table-cell office:value-type="float" office:value="122721915">
                <text:p>122721915</text:p>
              </table:table-cell>
              <table:table-cell office:value-type="float" office:value="113641865">
                <text:p>113641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536771">
                <text:p>108536771</text:p>
              </table:table-cell>
              <table:table-cell office:value-type="float" office:value="95219440">
                <text:p>95219440</text:p>
              </table:table-cell>
              <table:table-cell office:value-type="float" office:value="108630114">
                <text:p>108630114</text:p>
              </table:table-cell>
              <table:table-cell office:value-type="float" office:value="122819509">
                <text:p>122819509</text:p>
              </table:table-cell>
              <table:table-cell office:value-type="float" office:value="113652796">
                <text:p>113652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546743">
                <text:p>108546743</text:p>
              </table:table-cell>
              <table:table-cell office:value-type="float" office:value="95380428">
                <text:p>95380428</text:p>
              </table:table-cell>
              <table:table-cell office:value-type="float" office:value="108779763">
                <text:p>108779763</text:p>
              </table:table-cell>
              <table:table-cell office:value-type="float" office:value="122892633">
                <text:p>122892633</text:p>
              </table:table-cell>
              <table:table-cell office:value-type="float" office:value="113721900">
                <text:p>1137219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582304">
                <text:p>108582304</text:p>
              </table:table-cell>
              <table:table-cell office:value-type="float" office:value="95833227">
                <text:p>95833227</text:p>
              </table:table-cell>
              <table:table-cell office:value-type="float" office:value="108790197">
                <text:p>108790197</text:p>
              </table:table-cell>
              <table:table-cell office:value-type="float" office:value="123074065">
                <text:p>123074065</text:p>
              </table:table-cell>
              <table:table-cell office:value-type="float" office:value="113722940">
                <text:p>1137229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590419">
                <text:p>108590419</text:p>
              </table:table-cell>
              <table:table-cell office:value-type="float" office:value="95954543">
                <text:p>95954543</text:p>
              </table:table-cell>
              <table:table-cell office:value-type="float" office:value="108821892">
                <text:p>108821892</text:p>
              </table:table-cell>
              <table:table-cell office:value-type="float" office:value="123217807">
                <text:p>123217807</text:p>
              </table:table-cell>
              <table:table-cell office:value-type="float" office:value="113807344">
                <text:p>113807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603435">
                <text:p>108603435</text:p>
              </table:table-cell>
              <table:table-cell office:value-type="float" office:value="95990248">
                <text:p>95990248</text:p>
              </table:table-cell>
              <table:table-cell office:value-type="float" office:value="108841220">
                <text:p>108841220</text:p>
              </table:table-cell>
              <table:table-cell office:value-type="float" office:value="123248048">
                <text:p>123248048</text:p>
              </table:table-cell>
              <table:table-cell office:value-type="float" office:value="113844783">
                <text:p>1138447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903504">
                <text:p>108903504</text:p>
              </table:table-cell>
              <table:table-cell office:value-type="float" office:value="95992031">
                <text:p>95992031</text:p>
              </table:table-cell>
              <table:table-cell office:value-type="float" office:value="109088242">
                <text:p>109088242</text:p>
              </table:table-cell>
              <table:table-cell office:value-type="float" office:value="123251278">
                <text:p>123251278</text:p>
              </table:table-cell>
              <table:table-cell office:value-type="float" office:value="114009756">
                <text:p>114009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036832">
                <text:p>109036832</text:p>
              </table:table-cell>
              <table:table-cell office:value-type="float" office:value="95993896">
                <text:p>95993896</text:p>
              </table:table-cell>
              <table:table-cell office:value-type="float" office:value="109092688">
                <text:p>109092688</text:p>
              </table:table-cell>
              <table:table-cell office:value-type="float" office:value="123258324">
                <text:p>123258324</text:p>
              </table:table-cell>
              <table:table-cell office:value-type="float" office:value="114115940">
                <text:p>1141159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118898">
                <text:p>109118898</text:p>
              </table:table-cell>
              <table:table-cell office:value-type="float" office:value="96136321">
                <text:p>96136321</text:p>
              </table:table-cell>
              <table:table-cell office:value-type="float" office:value="109102544">
                <text:p>109102544</text:p>
              </table:table-cell>
              <table:table-cell office:value-type="float" office:value="123322054">
                <text:p>123322054</text:p>
              </table:table-cell>
              <table:table-cell office:value-type="float" office:value="118545822">
                <text:p>118545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149098">
                <text:p>109149098</text:p>
              </table:table-cell>
              <table:table-cell office:value-type="float" office:value="96166212">
                <text:p>96166212</text:p>
              </table:table-cell>
              <table:table-cell office:value-type="float" office:value="109206539">
                <text:p>109206539</text:p>
              </table:table-cell>
              <table:table-cell office:value-type="float" office:value="123405417">
                <text:p>123405417</text:p>
              </table:table-cell>
              <table:table-cell office:value-type="float" office:value="118812082">
                <text:p>118812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181297">
                <text:p>109181297</text:p>
              </table:table-cell>
              <table:table-cell office:value-type="float" office:value="96221130">
                <text:p>96221130</text:p>
              </table:table-cell>
              <table:table-cell office:value-type="float" office:value="109240387">
                <text:p>109240387</text:p>
              </table:table-cell>
              <table:table-cell office:value-type="float" office:value="123406798">
                <text:p>123406798</text:p>
              </table:table-cell>
              <table:table-cell office:value-type="float" office:value="118826518">
                <text:p>118826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227702">
                <text:p>109227702</text:p>
              </table:table-cell>
              <table:table-cell office:value-type="float" office:value="96231191">
                <text:p>96231191</text:p>
              </table:table-cell>
              <table:table-cell office:value-type="float" office:value="109305289">
                <text:p>109305289</text:p>
              </table:table-cell>
              <table:table-cell office:value-type="float" office:value="123668173">
                <text:p>123668173</text:p>
              </table:table-cell>
              <table:table-cell office:value-type="float" office:value="118833886">
                <text:p>1188338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354014">
                <text:p>109354014</text:p>
              </table:table-cell>
              <table:table-cell office:value-type="float" office:value="99968957">
                <text:p>99968957</text:p>
              </table:table-cell>
              <table:table-cell office:value-type="float" office:value="110940212">
                <text:p>110940212</text:p>
              </table:table-cell>
              <table:table-cell office:value-type="float" office:value="129336522">
                <text:p>129336522</text:p>
              </table:table-cell>
              <table:table-cell office:value-type="float" office:value="119026176">
                <text:p>119026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355585">
                <text:p>109355585</text:p>
              </table:table-cell>
              <table:table-cell office:value-type="float" office:value="100131261">
                <text:p>100131261</text:p>
              </table:table-cell>
              <table:table-cell office:value-type="float" office:value="111581242">
                <text:p>111581242</text:p>
              </table:table-cell>
              <table:table-cell office:value-type="float" office:value="129667282">
                <text:p>129667282</text:p>
              </table:table-cell>
              <table:table-cell office:value-type="float" office:value="119031590">
                <text:p>1190315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236146">
                <text:p>111236146</text:p>
              </table:table-cell>
              <table:table-cell office:value-type="float" office:value="100238983">
                <text:p>100238983</text:p>
              </table:table-cell>
              <table:table-cell office:value-type="float" office:value="111885737">
                <text:p>111885737</text:p>
              </table:table-cell>
              <table:table-cell office:value-type="float" office:value="129675668">
                <text:p>129675668</text:p>
              </table:table-cell>
              <table:table-cell office:value-type="float" office:value="119068327">
                <text:p>119068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833495">
                <text:p>111833495</text:p>
              </table:table-cell>
              <table:table-cell office:value-type="float" office:value="100252649">
                <text:p>100252649</text:p>
              </table:table-cell>
              <table:table-cell office:value-type="float" office:value="111890078">
                <text:p>111890078</text:p>
              </table:table-cell>
              <table:table-cell office:value-type="float" office:value="129731434">
                <text:p>129731434</text:p>
              </table:table-cell>
              <table:table-cell office:value-type="float" office:value="119092460">
                <text:p>1190924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205882">
                <text:p>112205882</text:p>
              </table:table-cell>
              <table:table-cell office:value-type="float" office:value="100287402">
                <text:p>100287402</text:p>
              </table:table-cell>
              <table:table-cell office:value-type="float" office:value="111948232">
                <text:p>111948232</text:p>
              </table:table-cell>
              <table:table-cell office:value-type="float" office:value="129746514">
                <text:p>129746514</text:p>
              </table:table-cell>
              <table:table-cell office:value-type="float" office:value="119110153">
                <text:p>119110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715697">
                <text:p>112715697</text:p>
              </table:table-cell>
              <table:table-cell office:value-type="float" office:value="100441631">
                <text:p>100441631</text:p>
              </table:table-cell>
              <table:table-cell office:value-type="float" office:value="112478605">
                <text:p>112478605</text:p>
              </table:table-cell>
              <table:table-cell office:value-type="float" office:value="129932360">
                <text:p>129932360</text:p>
              </table:table-cell>
              <table:table-cell office:value-type="float" office:value="119195546">
                <text:p>1191955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298129">
                <text:p>113298129</text:p>
              </table:table-cell>
              <table:table-cell office:value-type="float" office:value="100483404">
                <text:p>100483404</text:p>
              </table:table-cell>
              <table:table-cell office:value-type="float" office:value="112625919">
                <text:p>112625919</text:p>
              </table:table-cell>
              <table:table-cell office:value-type="float" office:value="130040880">
                <text:p>130040880</text:p>
              </table:table-cell>
              <table:table-cell office:value-type="float" office:value="119235459">
                <text:p>1192354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336165">
                <text:p>113336165</text:p>
              </table:table-cell>
              <table:table-cell office:value-type="float" office:value="100814148">
                <text:p>100814148</text:p>
              </table:table-cell>
              <table:table-cell office:value-type="float" office:value="112751147">
                <text:p>112751147</text:p>
              </table:table-cell>
              <table:table-cell office:value-type="float" office:value="130049761">
                <text:p>130049761</text:p>
              </table:table-cell>
              <table:table-cell office:value-type="float" office:value="119247403">
                <text:p>119247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809381">
                <text:p>113809381</text:p>
              </table:table-cell>
              <table:table-cell office:value-type="float" office:value="101042838">
                <text:p>101042838</text:p>
              </table:table-cell>
              <table:table-cell office:value-type="float" office:value="113598302">
                <text:p>113598302</text:p>
              </table:table-cell>
              <table:table-cell office:value-type="float" office:value="130314910">
                <text:p>130314910</text:p>
              </table:table-cell>
              <table:table-cell office:value-type="float" office:value="119272635">
                <text:p>1192726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'NUMA+CCM'.G1:'NUMA+CCM'.K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UMA+CCM'.G2:'NUMA+CCM'.G31" chart:label-cell-address="'NUMA+CCM'.G1:'NUMA+CCM'.G1" chart:class="chart:line">
            <chart:data-point chart:repeated="30"/>
          </chart:series>
          <chart:series chart:style-name="ch7" chart:values-cell-range-address="'NUMA+CCM'.H2:'NUMA+CCM'.H31" chart:label-cell-address="'NUMA+CCM'.H1:'NUMA+CCM'.H1" chart:class="chart:line">
            <chart:data-point chart:repeated="30"/>
          </chart:series>
          <chart:series chart:style-name="ch8" chart:values-cell-range-address="'NUMA+CCM'.I2:'NUMA+CCM'.I31" chart:label-cell-address="'NUMA+CCM'.I1:'NUMA+CCM'.I1" chart:class="chart:line">
            <chart:data-point chart:repeated="30"/>
          </chart:series>
          <chart:series chart:style-name="ch9" chart:values-cell-range-address="'NUMA+CCM'.J2:'NUMA+CCM'.J31" chart:label-cell-address="'NUMA+CCM'.J1:'NUMA+CCM'.J1" chart:class="chart:line">
            <chart:data-point chart:repeated="30"/>
          </chart:series>
          <chart:series chart:style-name="ch10" chart:values-cell-range-address="'NUMA+CCM'.K2:'NUMA+CCM'.K31" chart:label-cell-address="'NUMA+CCM'.K1:'NUMA+CCM'.K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'NUMA+CCM'.G1:'NUMA+CCM'.G1</svg:desc>
                </draw:g>
              </table:table-cell>
              <table:table-cell office:value-type="string">
                <text:p>FC4</text:p>
                <draw:g>
                  <svg:desc>'NUMA+CCM'.H1:'NUMA+CCM'.H1</svg:desc>
                </draw:g>
              </table:table-cell>
              <table:table-cell office:value-type="string">
                <text:p>FC3</text:p>
                <draw:g>
                  <svg:desc>'NUMA+CCM'.I1:'NUMA+CCM'.I1</svg:desc>
                </draw:g>
              </table:table-cell>
              <table:table-cell office:value-type="string">
                <text:p>I3</text:p>
                <draw:g>
                  <svg:desc>'NUMA+CCM'.J1:'NUMA+CCM'.J1</svg:desc>
                </draw:g>
              </table:table-cell>
              <table:table-cell office:value-type="string">
                <text:p>I4</text:p>
                <draw:g>
                  <svg:desc>'NUMA+CCM'.K1:'NUMA+CCM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031884">
                <text:p>55031884</text:p>
                <draw:g>
                  <svg:desc>'NUMA+CCM'.G2:'NUMA+CCM'.G31</svg:desc>
                </draw:g>
              </table:table-cell>
              <table:table-cell office:value-type="float" office:value="114709041">
                <text:p>114709041</text:p>
                <draw:g>
                  <svg:desc>'NUMA+CCM'.H2:'NUMA+CCM'.H31</svg:desc>
                </draw:g>
              </table:table-cell>
              <table:table-cell office:value-type="float" office:value="116225543">
                <text:p>116225543</text:p>
                <draw:g>
                  <svg:desc>'NUMA+CCM'.I2:'NUMA+CCM'.I31</svg:desc>
                </draw:g>
              </table:table-cell>
              <table:table-cell office:value-type="float" office:value="85744894">
                <text:p>85744894</text:p>
                <draw:g>
                  <svg:desc>'NUMA+CCM'.J2:'NUMA+CCM'.J31</svg:desc>
                </draw:g>
              </table:table-cell>
              <table:table-cell office:value-type="float" office:value="88304873">
                <text:p>88304873</text:p>
                <draw:g>
                  <svg:desc>'NUMA+CCM'.K2:'NUMA+CCM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889172">
                <text:p>55889172</text:p>
              </table:table-cell>
              <table:table-cell office:value-type="float" office:value="120418689">
                <text:p>120418689</text:p>
              </table:table-cell>
              <table:table-cell office:value-type="float" office:value="121840841">
                <text:p>121840841</text:p>
              </table:table-cell>
              <table:table-cell office:value-type="float" office:value="90205470">
                <text:p>90205470</text:p>
              </table:table-cell>
              <table:table-cell office:value-type="float" office:value="103534140">
                <text:p>103534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796481">
                <text:p>58796481</text:p>
              </table:table-cell>
              <table:table-cell office:value-type="float" office:value="122585809">
                <text:p>122585809</text:p>
              </table:table-cell>
              <table:table-cell office:value-type="float" office:value="122147685">
                <text:p>122147685</text:p>
              </table:table-cell>
              <table:table-cell office:value-type="float" office:value="90566940">
                <text:p>90566940</text:p>
              </table:table-cell>
              <table:table-cell office:value-type="float" office:value="106293228">
                <text:p>106293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627463">
                <text:p>59627463</text:p>
              </table:table-cell>
              <table:table-cell office:value-type="float" office:value="127548189">
                <text:p>127548189</text:p>
              </table:table-cell>
              <table:table-cell office:value-type="float" office:value="122209147">
                <text:p>122209147</text:p>
              </table:table-cell>
              <table:table-cell office:value-type="float" office:value="100179754">
                <text:p>100179754</text:p>
              </table:table-cell>
              <table:table-cell office:value-type="float" office:value="106349018">
                <text:p>106349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158875">
                <text:p>60158875</text:p>
              </table:table-cell>
              <table:table-cell office:value-type="float" office:value="128025201">
                <text:p>128025201</text:p>
              </table:table-cell>
              <table:table-cell office:value-type="float" office:value="122691695">
                <text:p>122691695</text:p>
              </table:table-cell>
              <table:table-cell office:value-type="float" office:value="100497029">
                <text:p>100497029</text:p>
              </table:table-cell>
              <table:table-cell office:value-type="float" office:value="106731546">
                <text:p>106731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296580">
                <text:p>61296580</text:p>
              </table:table-cell>
              <table:table-cell office:value-type="float" office:value="128830879">
                <text:p>128830879</text:p>
              </table:table-cell>
              <table:table-cell office:value-type="float" office:value="122698092">
                <text:p>122698092</text:p>
              </table:table-cell>
              <table:table-cell office:value-type="float" office:value="100658728">
                <text:p>100658728</text:p>
              </table:table-cell>
              <table:table-cell office:value-type="float" office:value="108379502">
                <text:p>108379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058977">
                <text:p>62058977</text:p>
              </table:table-cell>
              <table:table-cell office:value-type="float" office:value="130230243">
                <text:p>130230243</text:p>
              </table:table-cell>
              <table:table-cell office:value-type="float" office:value="123027503">
                <text:p>123027503</text:p>
              </table:table-cell>
              <table:table-cell office:value-type="float" office:value="103117843">
                <text:p>103117843</text:p>
              </table:table-cell>
              <table:table-cell office:value-type="float" office:value="108956719">
                <text:p>108956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402495">
                <text:p>62402495</text:p>
              </table:table-cell>
              <table:table-cell office:value-type="float" office:value="130501964">
                <text:p>130501964</text:p>
              </table:table-cell>
              <table:table-cell office:value-type="float" office:value="123185568">
                <text:p>123185568</text:p>
              </table:table-cell>
              <table:table-cell office:value-type="float" office:value="103480703">
                <text:p>103480703</text:p>
              </table:table-cell>
              <table:table-cell office:value-type="float" office:value="114948308">
                <text:p>114948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561994">
                <text:p>63561994</text:p>
              </table:table-cell>
              <table:table-cell office:value-type="float" office:value="130758271">
                <text:p>130758271</text:p>
              </table:table-cell>
              <table:table-cell office:value-type="float" office:value="124586312">
                <text:p>124586312</text:p>
              </table:table-cell>
              <table:table-cell office:value-type="float" office:value="104093658">
                <text:p>104093658</text:p>
              </table:table-cell>
              <table:table-cell office:value-type="float" office:value="116905730">
                <text:p>1169057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896647">
                <text:p>63896647</text:p>
              </table:table-cell>
              <table:table-cell office:value-type="float" office:value="130771352">
                <text:p>130771352</text:p>
              </table:table-cell>
              <table:table-cell office:value-type="float" office:value="125649265">
                <text:p>125649265</text:p>
              </table:table-cell>
              <table:table-cell office:value-type="float" office:value="104141429">
                <text:p>104141429</text:p>
              </table:table-cell>
              <table:table-cell office:value-type="float" office:value="133954662">
                <text:p>1339546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97002">
                <text:p>65097002</text:p>
              </table:table-cell>
              <table:table-cell office:value-type="float" office:value="130788901">
                <text:p>130788901</text:p>
              </table:table-cell>
              <table:table-cell office:value-type="float" office:value="128124901">
                <text:p>128124901</text:p>
              </table:table-cell>
              <table:table-cell office:value-type="float" office:value="105374162">
                <text:p>105374162</text:p>
              </table:table-cell>
              <table:table-cell office:value-type="float" office:value="134580391">
                <text:p>134580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637540">
                <text:p>66637540</text:p>
              </table:table-cell>
              <table:table-cell office:value-type="float" office:value="131265869">
                <text:p>131265869</text:p>
              </table:table-cell>
              <table:table-cell office:value-type="float" office:value="128128274">
                <text:p>128128274</text:p>
              </table:table-cell>
              <table:table-cell office:value-type="float" office:value="106014905">
                <text:p>106014905</text:p>
              </table:table-cell>
              <table:table-cell office:value-type="float" office:value="139413788">
                <text:p>139413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016722">
                <text:p>68016722</text:p>
              </table:table-cell>
              <table:table-cell office:value-type="float" office:value="132540046">
                <text:p>132540046</text:p>
              </table:table-cell>
              <table:table-cell office:value-type="float" office:value="128223206">
                <text:p>128223206</text:p>
              </table:table-cell>
              <table:table-cell office:value-type="float" office:value="116520637">
                <text:p>116520637</text:p>
              </table:table-cell>
              <table:table-cell office:value-type="float" office:value="140535998">
                <text:p>140535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483036">
                <text:p>69483036</text:p>
              </table:table-cell>
              <table:table-cell office:value-type="float" office:value="132767608">
                <text:p>132767608</text:p>
              </table:table-cell>
              <table:table-cell office:value-type="float" office:value="129350405">
                <text:p>129350405</text:p>
              </table:table-cell>
              <table:table-cell office:value-type="float" office:value="116878411">
                <text:p>116878411</text:p>
              </table:table-cell>
              <table:table-cell office:value-type="float" office:value="140881458">
                <text:p>140881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419582">
                <text:p>113419582</text:p>
              </table:table-cell>
              <table:table-cell office:value-type="float" office:value="132774388">
                <text:p>132774388</text:p>
              </table:table-cell>
              <table:table-cell office:value-type="float" office:value="129730080">
                <text:p>129730080</text:p>
              </table:table-cell>
              <table:table-cell office:value-type="float" office:value="117069067">
                <text:p>117069067</text:p>
              </table:table-cell>
              <table:table-cell office:value-type="float" office:value="143591387">
                <text:p>143591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464195">
                <text:p>115464195</text:p>
              </table:table-cell>
              <table:table-cell office:value-type="float" office:value="133019092">
                <text:p>133019092</text:p>
              </table:table-cell>
              <table:table-cell office:value-type="float" office:value="129805919">
                <text:p>129805919</text:p>
              </table:table-cell>
              <table:table-cell office:value-type="float" office:value="117224535">
                <text:p>117224535</text:p>
              </table:table-cell>
              <table:table-cell office:value-type="float" office:value="144816072">
                <text:p>144816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042920">
                <text:p>116042920</text:p>
              </table:table-cell>
              <table:table-cell office:value-type="float" office:value="133135749">
                <text:p>133135749</text:p>
              </table:table-cell>
              <table:table-cell office:value-type="float" office:value="130536833">
                <text:p>130536833</text:p>
              </table:table-cell>
              <table:table-cell office:value-type="float" office:value="118541131">
                <text:p>118541131</text:p>
              </table:table-cell>
              <table:table-cell office:value-type="float" office:value="159458191">
                <text:p>1594581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242251">
                <text:p>118242251</text:p>
              </table:table-cell>
              <table:table-cell office:value-type="float" office:value="133187757">
                <text:p>133187757</text:p>
              </table:table-cell>
              <table:table-cell office:value-type="float" office:value="132362460">
                <text:p>132362460</text:p>
              </table:table-cell>
              <table:table-cell office:value-type="float" office:value="118903586">
                <text:p>118903586</text:p>
              </table:table-cell>
              <table:table-cell office:value-type="float" office:value="160142617">
                <text:p>1601426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607887">
                <text:p>118607887</text:p>
              </table:table-cell>
              <table:table-cell office:value-type="float" office:value="133552145">
                <text:p>133552145</text:p>
              </table:table-cell>
              <table:table-cell office:value-type="float" office:value="133063797">
                <text:p>133063797</text:p>
              </table:table-cell>
              <table:table-cell office:value-type="float" office:value="120703715">
                <text:p>120703715</text:p>
              </table:table-cell>
              <table:table-cell office:value-type="float" office:value="160334835">
                <text:p>160334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557475">
                <text:p>120557475</text:p>
              </table:table-cell>
              <table:table-cell office:value-type="float" office:value="133803324">
                <text:p>133803324</text:p>
              </table:table-cell>
              <table:table-cell office:value-type="float" office:value="133729482">
                <text:p>133729482</text:p>
              </table:table-cell>
              <table:table-cell office:value-type="float" office:value="120879845">
                <text:p>120879845</text:p>
              </table:table-cell>
              <table:table-cell office:value-type="float" office:value="161686356">
                <text:p>161686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130519">
                <text:p>122130519</text:p>
              </table:table-cell>
              <table:table-cell office:value-type="float" office:value="134288506">
                <text:p>134288506</text:p>
              </table:table-cell>
              <table:table-cell office:value-type="float" office:value="134014229">
                <text:p>134014229</text:p>
              </table:table-cell>
              <table:table-cell office:value-type="float" office:value="121106019">
                <text:p>121106019</text:p>
              </table:table-cell>
              <table:table-cell office:value-type="float" office:value="161706413">
                <text:p>161706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474018">
                <text:p>124474018</text:p>
              </table:table-cell>
              <table:table-cell office:value-type="float" office:value="134530896">
                <text:p>134530896</text:p>
              </table:table-cell>
              <table:table-cell office:value-type="float" office:value="134017836">
                <text:p>134017836</text:p>
              </table:table-cell>
              <table:table-cell office:value-type="float" office:value="121215061">
                <text:p>121215061</text:p>
              </table:table-cell>
              <table:table-cell office:value-type="float" office:value="161973816">
                <text:p>161973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688377">
                <text:p>124688377</text:p>
              </table:table-cell>
              <table:table-cell office:value-type="float" office:value="134561463">
                <text:p>134561463</text:p>
              </table:table-cell>
              <table:table-cell office:value-type="float" office:value="135040583">
                <text:p>135040583</text:p>
              </table:table-cell>
              <table:table-cell office:value-type="float" office:value="121343599">
                <text:p>121343599</text:p>
              </table:table-cell>
              <table:table-cell office:value-type="float" office:value="162298611">
                <text:p>162298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977249">
                <text:p>125977249</text:p>
              </table:table-cell>
              <table:table-cell office:value-type="float" office:value="134810866">
                <text:p>134810866</text:p>
              </table:table-cell>
              <table:table-cell office:value-type="float" office:value="135110604">
                <text:p>135110604</text:p>
              </table:table-cell>
              <table:table-cell office:value-type="float" office:value="121358921">
                <text:p>121358921</text:p>
              </table:table-cell>
              <table:table-cell office:value-type="float" office:value="169290894">
                <text:p>1692908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000466">
                <text:p>126000466</text:p>
              </table:table-cell>
              <table:table-cell office:value-type="float" office:value="136641956">
                <text:p>136641956</text:p>
              </table:table-cell>
              <table:table-cell office:value-type="float" office:value="135819056">
                <text:p>135819056</text:p>
              </table:table-cell>
              <table:table-cell office:value-type="float" office:value="121877512">
                <text:p>121877512</text:p>
              </table:table-cell>
              <table:table-cell office:value-type="float" office:value="169336772">
                <text:p>169336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399283">
                <text:p>126399283</text:p>
              </table:table-cell>
              <table:table-cell office:value-type="float" office:value="137010993">
                <text:p>137010993</text:p>
              </table:table-cell>
              <table:table-cell office:value-type="float" office:value="136258579">
                <text:p>136258579</text:p>
              </table:table-cell>
              <table:table-cell office:value-type="float" office:value="122808480">
                <text:p>122808480</text:p>
              </table:table-cell>
              <table:table-cell office:value-type="float" office:value="170175160">
                <text:p>1701751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655977">
                <text:p>126655977</text:p>
              </table:table-cell>
              <table:table-cell office:value-type="float" office:value="137242703">
                <text:p>137242703</text:p>
              </table:table-cell>
              <table:table-cell office:value-type="float" office:value="136945536">
                <text:p>136945536</text:p>
              </table:table-cell>
              <table:table-cell office:value-type="float" office:value="123035684">
                <text:p>123035684</text:p>
              </table:table-cell>
              <table:table-cell office:value-type="float" office:value="170300746">
                <text:p>1703007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202293">
                <text:p>127202293</text:p>
              </table:table-cell>
              <table:table-cell office:value-type="float" office:value="140556194">
                <text:p>140556194</text:p>
              </table:table-cell>
              <table:table-cell office:value-type="float" office:value="137299627">
                <text:p>137299627</text:p>
              </table:table-cell>
              <table:table-cell office:value-type="float" office:value="123080440">
                <text:p>123080440</text:p>
              </table:table-cell>
              <table:table-cell office:value-type="float" office:value="170316959">
                <text:p>170316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882289">
                <text:p>128882289</text:p>
              </table:table-cell>
              <table:table-cell office:value-type="float" office:value="143933565">
                <text:p>143933565</text:p>
              </table:table-cell>
              <table:table-cell office:value-type="float" office:value="137963271">
                <text:p>137963271</text:p>
              </table:table-cell>
              <table:table-cell office:value-type="float" office:value="123140212">
                <text:p>123140212</text:p>
              </table:table-cell>
              <table:table-cell office:value-type="float" office:value="170711913">
                <text:p>170711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573593">
                <text:p>130573593</text:p>
              </table:table-cell>
              <table:table-cell office:value-type="float" office:value="150732628">
                <text:p>150732628</text:p>
              </table:table-cell>
              <table:table-cell office:value-type="float" office:value="140241454">
                <text:p>140241454</text:p>
              </table:table-cell>
              <table:table-cell office:value-type="float" office:value="125413302">
                <text:p>125413302</text:p>
              </table:table-cell>
              <table:table-cell office:value-type="float" office:value="173146218">
                <text:p>17314621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'CCM+CT'.A1:'CCM+CT'.E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CM+CT'.A2:'CCM+CT'.A31" chart:label-cell-address="'CCM+CT'.A1:'CCM+CT'.A1" chart:class="chart:line">
            <chart:data-point chart:repeated="30"/>
          </chart:series>
          <chart:series chart:style-name="ch7" chart:values-cell-range-address="'CCM+CT'.B2:'CCM+CT'.B31" chart:label-cell-address="'CCM+CT'.B1:'CCM+CT'.B1" chart:class="chart:line">
            <chart:data-point chart:repeated="30"/>
          </chart:series>
          <chart:series chart:style-name="ch8" chart:values-cell-range-address="'CCM+CT'.C2:'CCM+CT'.C31" chart:label-cell-address="'CCM+CT'.C1:'CCM+CT'.C1" chart:class="chart:line">
            <chart:data-point chart:repeated="30"/>
          </chart:series>
          <chart:series chart:style-name="ch9" chart:values-cell-range-address="'CCM+CT'.D2:'CCM+CT'.D31" chart:label-cell-address="'CCM+CT'.D1:'CCM+CT'.D1" chart:class="chart:line">
            <chart:data-point chart:repeated="30"/>
          </chart:series>
          <chart:series chart:style-name="ch10" chart:values-cell-range-address="'CCM+CT'.E2:'CCM+CT'.E31" chart:label-cell-address="'CCM+CT'.E1:'CCM+CT'.E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'CCM+CT'.A1:'CCM+CT'.A1</svg:desc>
                </draw:g>
              </table:table-cell>
              <table:table-cell office:value-type="string">
                <text:p>FC4</text:p>
                <draw:g>
                  <svg:desc>'CCM+CT'.B1:'CCM+CT'.B1</svg:desc>
                </draw:g>
              </table:table-cell>
              <table:table-cell office:value-type="string">
                <text:p>FC3</text:p>
                <draw:g>
                  <svg:desc>'CCM+CT'.C1:'CCM+CT'.C1</svg:desc>
                </draw:g>
              </table:table-cell>
              <table:table-cell office:value-type="string">
                <text:p>I3</text:p>
                <draw:g>
                  <svg:desc>'CCM+CT'.D1:'CCM+CT'.D1</svg:desc>
                </draw:g>
              </table:table-cell>
              <table:table-cell office:value-type="string">
                <text:p>I4</text:p>
                <draw:g>
                  <svg:desc>'CCM+CT'.E1:'CCM+CT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601381">
                <text:p>97601381</text:p>
                <draw:g>
                  <svg:desc>'CCM+CT'.A2:'CCM+CT'.A31</svg:desc>
                </draw:g>
              </table:table-cell>
              <table:table-cell office:value-type="float" office:value="89335137">
                <text:p>89335137</text:p>
                <draw:g>
                  <svg:desc>'CCM+CT'.B2:'CCM+CT'.B31</svg:desc>
                </draw:g>
              </table:table-cell>
              <table:table-cell office:value-type="float" office:value="102000854">
                <text:p>102000854</text:p>
                <draw:g>
                  <svg:desc>'CCM+CT'.C2:'CCM+CT'.C31</svg:desc>
                </draw:g>
              </table:table-cell>
              <table:table-cell office:value-type="float" office:value="105385757">
                <text:p>105385757</text:p>
                <draw:g>
                  <svg:desc>'CCM+CT'.D2:'CCM+CT'.D31</svg:desc>
                </draw:g>
              </table:table-cell>
              <table:table-cell office:value-type="float" office:value="105996094">
                <text:p>105996094</text:p>
                <draw:g>
                  <svg:desc>'CCM+CT'.E2:'CCM+CT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671502">
                <text:p>97671502</text:p>
              </table:table-cell>
              <table:table-cell office:value-type="float" office:value="89335203">
                <text:p>89335203</text:p>
              </table:table-cell>
              <table:table-cell office:value-type="float" office:value="102451338">
                <text:p>102451338</text:p>
              </table:table-cell>
              <table:table-cell office:value-type="float" office:value="105535300">
                <text:p>105535300</text:p>
              </table:table-cell>
              <table:table-cell office:value-type="float" office:value="112899528">
                <text:p>112899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763432">
                <text:p>102763432</text:p>
              </table:table-cell>
              <table:table-cell office:value-type="float" office:value="89593206">
                <text:p>89593206</text:p>
              </table:table-cell>
              <table:table-cell office:value-type="float" office:value="103230678">
                <text:p>103230678</text:p>
              </table:table-cell>
              <table:table-cell office:value-type="float" office:value="105573252">
                <text:p>105573252</text:p>
              </table:table-cell>
              <table:table-cell office:value-type="float" office:value="113072409">
                <text:p>113072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879106">
                <text:p>102879106</text:p>
              </table:table-cell>
              <table:table-cell office:value-type="float" office:value="89593268">
                <text:p>89593268</text:p>
              </table:table-cell>
              <table:table-cell office:value-type="float" office:value="103254813">
                <text:p>103254813</text:p>
              </table:table-cell>
              <table:table-cell office:value-type="float" office:value="105579087">
                <text:p>105579087</text:p>
              </table:table-cell>
              <table:table-cell office:value-type="float" office:value="113123911">
                <text:p>113123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969970">
                <text:p>102969970</text:p>
              </table:table-cell>
              <table:table-cell office:value-type="float" office:value="89665117">
                <text:p>89665117</text:p>
              </table:table-cell>
              <table:table-cell office:value-type="float" office:value="103302582">
                <text:p>103302582</text:p>
              </table:table-cell>
              <table:table-cell office:value-type="float" office:value="105615301">
                <text:p>105615301</text:p>
              </table:table-cell>
              <table:table-cell office:value-type="float" office:value="113162096">
                <text:p>113162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010276">
                <text:p>103010276</text:p>
              </table:table-cell>
              <table:table-cell office:value-type="float" office:value="89967238">
                <text:p>89967238</text:p>
              </table:table-cell>
              <table:table-cell office:value-type="float" office:value="103343904">
                <text:p>103343904</text:p>
              </table:table-cell>
              <table:table-cell office:value-type="float" office:value="105631153">
                <text:p>105631153</text:p>
              </table:table-cell>
              <table:table-cell office:value-type="float" office:value="113179153">
                <text:p>113179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078311">
                <text:p>103078311</text:p>
              </table:table-cell>
              <table:table-cell office:value-type="float" office:value="90020070">
                <text:p>90020070</text:p>
              </table:table-cell>
              <table:table-cell office:value-type="float" office:value="103436433">
                <text:p>103436433</text:p>
              </table:table-cell>
              <table:table-cell office:value-type="float" office:value="105631447">
                <text:p>105631447</text:p>
              </table:table-cell>
              <table:table-cell office:value-type="float" office:value="113182357">
                <text:p>113182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103901">
                <text:p>103103901</text:p>
              </table:table-cell>
              <table:table-cell office:value-type="float" office:value="90128723">
                <text:p>90128723</text:p>
              </table:table-cell>
              <table:table-cell office:value-type="float" office:value="103460923">
                <text:p>103460923</text:p>
              </table:table-cell>
              <table:table-cell office:value-type="float" office:value="105660316">
                <text:p>105660316</text:p>
              </table:table-cell>
              <table:table-cell office:value-type="float" office:value="113375089">
                <text:p>1133750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122899">
                <text:p>103122899</text:p>
              </table:table-cell>
              <table:table-cell office:value-type="float" office:value="90133346">
                <text:p>90133346</text:p>
              </table:table-cell>
              <table:table-cell office:value-type="float" office:value="103519933">
                <text:p>103519933</text:p>
              </table:table-cell>
              <table:table-cell office:value-type="float" office:value="105663885">
                <text:p>105663885</text:p>
              </table:table-cell>
              <table:table-cell office:value-type="float" office:value="113481858">
                <text:p>113481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170878">
                <text:p>103170878</text:p>
              </table:table-cell>
              <table:table-cell office:value-type="float" office:value="90178190">
                <text:p>90178190</text:p>
              </table:table-cell>
              <table:table-cell office:value-type="float" office:value="103580769">
                <text:p>103580769</text:p>
              </table:table-cell>
              <table:table-cell office:value-type="float" office:value="105714386">
                <text:p>105714386</text:p>
              </table:table-cell>
              <table:table-cell office:value-type="float" office:value="113501044">
                <text:p>113501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196465">
                <text:p>103196465</text:p>
              </table:table-cell>
              <table:table-cell office:value-type="float" office:value="90263836">
                <text:p>90263836</text:p>
              </table:table-cell>
              <table:table-cell office:value-type="float" office:value="103584318">
                <text:p>103584318</text:p>
              </table:table-cell>
              <table:table-cell office:value-type="float" office:value="105934345">
                <text:p>105934345</text:p>
              </table:table-cell>
              <table:table-cell office:value-type="float" office:value="113518018">
                <text:p>113518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209446">
                <text:p>103209446</text:p>
              </table:table-cell>
              <table:table-cell office:value-type="float" office:value="90274786">
                <text:p>90274786</text:p>
              </table:table-cell>
              <table:table-cell office:value-type="float" office:value="103612198">
                <text:p>103612198</text:p>
              </table:table-cell>
              <table:table-cell office:value-type="float" office:value="105945342">
                <text:p>105945342</text:p>
              </table:table-cell>
              <table:table-cell office:value-type="float" office:value="113522235">
                <text:p>113522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290455">
                <text:p>103290455</text:p>
              </table:table-cell>
              <table:table-cell office:value-type="float" office:value="90313687">
                <text:p>90313687</text:p>
              </table:table-cell>
              <table:table-cell office:value-type="float" office:value="103636755">
                <text:p>103636755</text:p>
              </table:table-cell>
              <table:table-cell office:value-type="float" office:value="105962524">
                <text:p>105962524</text:p>
              </table:table-cell>
              <table:table-cell office:value-type="float" office:value="113528963">
                <text:p>113528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319343">
                <text:p>103319343</text:p>
              </table:table-cell>
              <table:table-cell office:value-type="float" office:value="90317365">
                <text:p>90317365</text:p>
              </table:table-cell>
              <table:table-cell office:value-type="float" office:value="103640699">
                <text:p>103640699</text:p>
              </table:table-cell>
              <table:table-cell office:value-type="float" office:value="105982714">
                <text:p>105982714</text:p>
              </table:table-cell>
              <table:table-cell office:value-type="float" office:value="113536178">
                <text:p>113536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459094">
                <text:p>103459094</text:p>
              </table:table-cell>
              <table:table-cell office:value-type="float" office:value="90323737">
                <text:p>90323737</text:p>
              </table:table-cell>
              <table:table-cell office:value-type="float" office:value="103646645">
                <text:p>103646645</text:p>
              </table:table-cell>
              <table:table-cell office:value-type="float" office:value="106011594">
                <text:p>106011594</text:p>
              </table:table-cell>
              <table:table-cell office:value-type="float" office:value="113586635">
                <text:p>113586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480845">
                <text:p>103480845</text:p>
              </table:table-cell>
              <table:table-cell office:value-type="float" office:value="90324446">
                <text:p>90324446</text:p>
              </table:table-cell>
              <table:table-cell office:value-type="float" office:value="103655853">
                <text:p>103655853</text:p>
              </table:table-cell>
              <table:table-cell office:value-type="float" office:value="106063979">
                <text:p>106063979</text:p>
              </table:table-cell>
              <table:table-cell office:value-type="float" office:value="114191010">
                <text:p>114191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490191">
                <text:p>103490191</text:p>
              </table:table-cell>
              <table:table-cell office:value-type="float" office:value="90327679">
                <text:p>90327679</text:p>
              </table:table-cell>
              <table:table-cell office:value-type="float" office:value="103669364">
                <text:p>103669364</text:p>
              </table:table-cell>
              <table:table-cell office:value-type="float" office:value="106133701">
                <text:p>106133701</text:p>
              </table:table-cell>
              <table:table-cell office:value-type="float" office:value="114248968">
                <text:p>114248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506607">
                <text:p>103506607</text:p>
              </table:table-cell>
              <table:table-cell office:value-type="float" office:value="90331600">
                <text:p>90331600</text:p>
              </table:table-cell>
              <table:table-cell office:value-type="float" office:value="103715015">
                <text:p>103715015</text:p>
              </table:table-cell>
              <table:table-cell office:value-type="float" office:value="106182396">
                <text:p>106182396</text:p>
              </table:table-cell>
              <table:table-cell office:value-type="float" office:value="114269261">
                <text:p>1142692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520122">
                <text:p>103520122</text:p>
              </table:table-cell>
              <table:table-cell office:value-type="float" office:value="90338999">
                <text:p>90338999</text:p>
              </table:table-cell>
              <table:table-cell office:value-type="float" office:value="103717985">
                <text:p>103717985</text:p>
              </table:table-cell>
              <table:table-cell office:value-type="float" office:value="106347744">
                <text:p>106347744</text:p>
              </table:table-cell>
              <table:table-cell office:value-type="float" office:value="114287383">
                <text:p>114287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534024">
                <text:p>103534024</text:p>
              </table:table-cell>
              <table:table-cell office:value-type="float" office:value="90348306">
                <text:p>90348306</text:p>
              </table:table-cell>
              <table:table-cell office:value-type="float" office:value="103718942">
                <text:p>103718942</text:p>
              </table:table-cell>
              <table:table-cell office:value-type="float" office:value="106418753">
                <text:p>106418753</text:p>
              </table:table-cell>
              <table:table-cell office:value-type="float" office:value="114306753">
                <text:p>1143067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40484">
                <text:p>103540484</text:p>
              </table:table-cell>
              <table:table-cell office:value-type="float" office:value="90355799">
                <text:p>90355799</text:p>
              </table:table-cell>
              <table:table-cell office:value-type="float" office:value="103723852">
                <text:p>103723852</text:p>
              </table:table-cell>
              <table:table-cell office:value-type="float" office:value="106421365">
                <text:p>106421365</text:p>
              </table:table-cell>
              <table:table-cell office:value-type="float" office:value="114314288">
                <text:p>114314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41751">
                <text:p>103541751</text:p>
              </table:table-cell>
              <table:table-cell office:value-type="float" office:value="90363770">
                <text:p>90363770</text:p>
              </table:table-cell>
              <table:table-cell office:value-type="float" office:value="103724482">
                <text:p>103724482</text:p>
              </table:table-cell>
              <table:table-cell office:value-type="float" office:value="106432224">
                <text:p>106432224</text:p>
              </table:table-cell>
              <table:table-cell office:value-type="float" office:value="114317241">
                <text:p>114317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578591">
                <text:p>103578591</text:p>
              </table:table-cell>
              <table:table-cell office:value-type="float" office:value="90370525">
                <text:p>90370525</text:p>
              </table:table-cell>
              <table:table-cell office:value-type="float" office:value="103727490">
                <text:p>103727490</text:p>
              </table:table-cell>
              <table:table-cell office:value-type="float" office:value="106463164">
                <text:p>106463164</text:p>
              </table:table-cell>
              <table:table-cell office:value-type="float" office:value="114321282">
                <text:p>114321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615308">
                <text:p>103615308</text:p>
              </table:table-cell>
              <table:table-cell office:value-type="float" office:value="90392969">
                <text:p>90392969</text:p>
              </table:table-cell>
              <table:table-cell office:value-type="float" office:value="103745878">
                <text:p>103745878</text:p>
              </table:table-cell>
              <table:table-cell office:value-type="float" office:value="106488553">
                <text:p>106488553</text:p>
              </table:table-cell>
              <table:table-cell office:value-type="float" office:value="114326128">
                <text:p>114326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650429">
                <text:p>103650429</text:p>
              </table:table-cell>
              <table:table-cell office:value-type="float" office:value="90398458">
                <text:p>90398458</text:p>
              </table:table-cell>
              <table:table-cell office:value-type="float" office:value="103749755">
                <text:p>103749755</text:p>
              </table:table-cell>
              <table:table-cell office:value-type="float" office:value="106521880">
                <text:p>106521880</text:p>
              </table:table-cell>
              <table:table-cell office:value-type="float" office:value="114335516">
                <text:p>114335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678059">
                <text:p>103678059</text:p>
              </table:table-cell>
              <table:table-cell office:value-type="float" office:value="90413914">
                <text:p>90413914</text:p>
              </table:table-cell>
              <table:table-cell office:value-type="float" office:value="103763030">
                <text:p>103763030</text:p>
              </table:table-cell>
              <table:table-cell office:value-type="float" office:value="107192089">
                <text:p>107192089</text:p>
              </table:table-cell>
              <table:table-cell office:value-type="float" office:value="114376772">
                <text:p>114376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716108">
                <text:p>103716108</text:p>
              </table:table-cell>
              <table:table-cell office:value-type="float" office:value="90426097">
                <text:p>90426097</text:p>
              </table:table-cell>
              <table:table-cell office:value-type="float" office:value="103773799">
                <text:p>103773799</text:p>
              </table:table-cell>
              <table:table-cell office:value-type="float" office:value="107234685">
                <text:p>107234685</text:p>
              </table:table-cell>
              <table:table-cell office:value-type="float" office:value="114423197">
                <text:p>1144231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753200">
                <text:p>103753200</text:p>
              </table:table-cell>
              <table:table-cell office:value-type="float" office:value="90426209">
                <text:p>90426209</text:p>
              </table:table-cell>
              <table:table-cell office:value-type="float" office:value="103858405">
                <text:p>103858405</text:p>
              </table:table-cell>
              <table:table-cell office:value-type="float" office:value="107296442">
                <text:p>107296442</text:p>
              </table:table-cell>
              <table:table-cell office:value-type="float" office:value="114657441">
                <text:p>1146574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800105">
                <text:p>103800105</text:p>
              </table:table-cell>
              <table:table-cell office:value-type="float" office:value="90441285">
                <text:p>90441285</text:p>
              </table:table-cell>
              <table:table-cell office:value-type="float" office:value="103858764">
                <text:p>103858764</text:p>
              </table:table-cell>
              <table:table-cell office:value-type="float" office:value="107336533">
                <text:p>107336533</text:p>
              </table:table-cell>
              <table:table-cell office:value-type="float" office:value="114704069">
                <text:p>114704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896775">
                <text:p>103896775</text:p>
              </table:table-cell>
              <table:table-cell office:value-type="float" office:value="90449111">
                <text:p>90449111</text:p>
              </table:table-cell>
              <table:table-cell office:value-type="float" office:value="103902202">
                <text:p>103902202</text:p>
              </table:table-cell>
              <table:table-cell office:value-type="float" office:value="107342898">
                <text:p>107342898</text:p>
              </table:table-cell>
              <table:table-cell office:value-type="float" office:value="114760580">
                <text:p>11476058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'CCM+CT'.G1:'CCM+CT'.K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CM+CT'.G2:'CCM+CT'.G31" chart:label-cell-address="'CCM+CT'.G1:'CCM+CT'.G1" chart:class="chart:line">
            <chart:data-point chart:repeated="30"/>
          </chart:series>
          <chart:series chart:style-name="ch7" chart:values-cell-range-address="'CCM+CT'.H2:'CCM+CT'.H31" chart:label-cell-address="'CCM+CT'.H1:'CCM+CT'.H1" chart:class="chart:line">
            <chart:data-point chart:repeated="30"/>
          </chart:series>
          <chart:series chart:style-name="ch8" chart:values-cell-range-address="'CCM+CT'.I2:'CCM+CT'.I31" chart:label-cell-address="'CCM+CT'.I1:'CCM+CT'.I1" chart:class="chart:line">
            <chart:data-point chart:repeated="30"/>
          </chart:series>
          <chart:series chart:style-name="ch9" chart:values-cell-range-address="'CCM+CT'.J2:'CCM+CT'.J31" chart:label-cell-address="'CCM+CT'.J1:'CCM+CT'.J1" chart:class="chart:line">
            <chart:data-point chart:repeated="30"/>
          </chart:series>
          <chart:series chart:style-name="ch10" chart:values-cell-range-address="'CCM+CT'.K2:'CCM+CT'.K31" chart:label-cell-address="'CCM+CT'.K1:'CCM+CT'.K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'CCM+CT'.G1:'CCM+CT'.G1</svg:desc>
                </draw:g>
              </table:table-cell>
              <table:table-cell office:value-type="string">
                <text:p>FC4</text:p>
                <draw:g>
                  <svg:desc>'CCM+CT'.H1:'CCM+CT'.H1</svg:desc>
                </draw:g>
              </table:table-cell>
              <table:table-cell office:value-type="string">
                <text:p>FC3</text:p>
                <draw:g>
                  <svg:desc>'CCM+CT'.I1:'CCM+CT'.I1</svg:desc>
                </draw:g>
              </table:table-cell>
              <table:table-cell office:value-type="string">
                <text:p>I3</text:p>
                <draw:g>
                  <svg:desc>'CCM+CT'.J1:'CCM+CT'.J1</svg:desc>
                </draw:g>
              </table:table-cell>
              <table:table-cell office:value-type="string">
                <text:p>I4</text:p>
                <draw:g>
                  <svg:desc>'CCM+CT'.K1:'CCM+C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699906">
                <text:p>58699906</text:p>
                <draw:g>
                  <svg:desc>'CCM+CT'.G2:'CCM+CT'.G31</svg:desc>
                </draw:g>
              </table:table-cell>
              <table:table-cell office:value-type="float" office:value="107792020">
                <text:p>107792020</text:p>
                <draw:g>
                  <svg:desc>'CCM+CT'.H2:'CCM+CT'.H31</svg:desc>
                </draw:g>
              </table:table-cell>
              <table:table-cell office:value-type="float" office:value="103641183">
                <text:p>103641183</text:p>
                <draw:g>
                  <svg:desc>'CCM+CT'.I2:'CCM+CT'.I31</svg:desc>
                </draw:g>
              </table:table-cell>
              <table:table-cell office:value-type="float" office:value="86603479">
                <text:p>86603479</text:p>
                <draw:g>
                  <svg:desc>'CCM+CT'.J2:'CCM+CT'.J31</svg:desc>
                </draw:g>
              </table:table-cell>
              <table:table-cell office:value-type="float" office:value="108272646">
                <text:p>108272646</text:p>
                <draw:g>
                  <svg:desc>'CCM+CT'.K2:'CCM+CT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869558">
                <text:p>58869558</text:p>
              </table:table-cell>
              <table:table-cell office:value-type="float" office:value="114618235">
                <text:p>114618235</text:p>
              </table:table-cell>
              <table:table-cell office:value-type="float" office:value="104195562">
                <text:p>104195562</text:p>
              </table:table-cell>
              <table:table-cell office:value-type="float" office:value="90908893">
                <text:p>90908893</text:p>
              </table:table-cell>
              <table:table-cell office:value-type="float" office:value="111323099">
                <text:p>111323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851156">
                <text:p>59851156</text:p>
              </table:table-cell>
              <table:table-cell office:value-type="float" office:value="115816433">
                <text:p>115816433</text:p>
              </table:table-cell>
              <table:table-cell office:value-type="float" office:value="109300041">
                <text:p>109300041</text:p>
              </table:table-cell>
              <table:table-cell office:value-type="float" office:value="91672369">
                <text:p>91672369</text:p>
              </table:table-cell>
              <table:table-cell office:value-type="float" office:value="111420203">
                <text:p>111420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891192">
                <text:p>59891192</text:p>
              </table:table-cell>
              <table:table-cell office:value-type="float" office:value="116661715">
                <text:p>116661715</text:p>
              </table:table-cell>
              <table:table-cell office:value-type="float" office:value="109597974">
                <text:p>109597974</text:p>
              </table:table-cell>
              <table:table-cell office:value-type="float" office:value="95552279">
                <text:p>95552279</text:p>
              </table:table-cell>
              <table:table-cell office:value-type="float" office:value="111436086">
                <text:p>111436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930367">
                <text:p>59930367</text:p>
              </table:table-cell>
              <table:table-cell office:value-type="float" office:value="117441996">
                <text:p>117441996</text:p>
              </table:table-cell>
              <table:table-cell office:value-type="float" office:value="110738822">
                <text:p>110738822</text:p>
              </table:table-cell>
              <table:table-cell office:value-type="float" office:value="95575839">
                <text:p>95575839</text:p>
              </table:table-cell>
              <table:table-cell office:value-type="float" office:value="111518266">
                <text:p>111518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141308">
                <text:p>60141308</text:p>
              </table:table-cell>
              <table:table-cell office:value-type="float" office:value="117542814">
                <text:p>117542814</text:p>
              </table:table-cell>
              <table:table-cell office:value-type="float" office:value="110890939">
                <text:p>110890939</text:p>
              </table:table-cell>
              <table:table-cell office:value-type="float" office:value="96268585">
                <text:p>96268585</text:p>
              </table:table-cell>
              <table:table-cell office:value-type="float" office:value="111615635">
                <text:p>111615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277507">
                <text:p>61277507</text:p>
              </table:table-cell>
              <table:table-cell office:value-type="float" office:value="118338146">
                <text:p>118338146</text:p>
              </table:table-cell>
              <table:table-cell office:value-type="float" office:value="111483964">
                <text:p>111483964</text:p>
              </table:table-cell>
              <table:table-cell office:value-type="float" office:value="96521538">
                <text:p>96521538</text:p>
              </table:table-cell>
              <table:table-cell office:value-type="float" office:value="111623008">
                <text:p>111623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771025">
                <text:p>61771025</text:p>
              </table:table-cell>
              <table:table-cell office:value-type="float" office:value="118444537">
                <text:p>118444537</text:p>
              </table:table-cell>
              <table:table-cell office:value-type="float" office:value="113556258">
                <text:p>113556258</text:p>
              </table:table-cell>
              <table:table-cell office:value-type="float" office:value="96788709">
                <text:p>96788709</text:p>
              </table:table-cell>
              <table:table-cell office:value-type="float" office:value="113225809">
                <text:p>113225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806992">
                <text:p>62806992</text:p>
              </table:table-cell>
              <table:table-cell office:value-type="float" office:value="118595909">
                <text:p>118595909</text:p>
              </table:table-cell>
              <table:table-cell office:value-type="float" office:value="113734731">
                <text:p>113734731</text:p>
              </table:table-cell>
              <table:table-cell office:value-type="float" office:value="96935620">
                <text:p>96935620</text:p>
              </table:table-cell>
              <table:table-cell office:value-type="float" office:value="115481120">
                <text:p>115481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864440">
                <text:p>62864440</text:p>
              </table:table-cell>
              <table:table-cell office:value-type="float" office:value="119864134">
                <text:p>119864134</text:p>
              </table:table-cell>
              <table:table-cell office:value-type="float" office:value="114318586">
                <text:p>114318586</text:p>
              </table:table-cell>
              <table:table-cell office:value-type="float" office:value="97196141">
                <text:p>97196141</text:p>
              </table:table-cell>
              <table:table-cell office:value-type="float" office:value="115531067">
                <text:p>115531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913968">
                <text:p>62913968</text:p>
              </table:table-cell>
              <table:table-cell office:value-type="float" office:value="121967848">
                <text:p>121967848</text:p>
              </table:table-cell>
              <table:table-cell office:value-type="float" office:value="114599505">
                <text:p>114599505</text:p>
              </table:table-cell>
              <table:table-cell office:value-type="float" office:value="98170393">
                <text:p>98170393</text:p>
              </table:table-cell>
              <table:table-cell office:value-type="float" office:value="117002875">
                <text:p>117002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622305">
                <text:p>63622305</text:p>
              </table:table-cell>
              <table:table-cell office:value-type="float" office:value="123055836">
                <text:p>123055836</text:p>
              </table:table-cell>
              <table:table-cell office:value-type="float" office:value="114758839">
                <text:p>114758839</text:p>
              </table:table-cell>
              <table:table-cell office:value-type="float" office:value="98330540">
                <text:p>98330540</text:p>
              </table:table-cell>
              <table:table-cell office:value-type="float" office:value="125858506">
                <text:p>125858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309258">
                <text:p>65309258</text:p>
              </table:table-cell>
              <table:table-cell office:value-type="float" office:value="123101525">
                <text:p>123101525</text:p>
              </table:table-cell>
              <table:table-cell office:value-type="float" office:value="115418759">
                <text:p>115418759</text:p>
              </table:table-cell>
              <table:table-cell office:value-type="float" office:value="98456658">
                <text:p>98456658</text:p>
              </table:table-cell>
              <table:table-cell office:value-type="float" office:value="126505977">
                <text:p>126505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695261">
                <text:p>95695261</text:p>
              </table:table-cell>
              <table:table-cell office:value-type="float" office:value="126454454">
                <text:p>126454454</text:p>
              </table:table-cell>
              <table:table-cell office:value-type="float" office:value="115441810">
                <text:p>115441810</text:p>
              </table:table-cell>
              <table:table-cell office:value-type="float" office:value="98555012">
                <text:p>98555012</text:p>
              </table:table-cell>
              <table:table-cell office:value-type="float" office:value="127247063">
                <text:p>127247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124355">
                <text:p>98124355</text:p>
              </table:table-cell>
              <table:table-cell office:value-type="float" office:value="126532918">
                <text:p>126532918</text:p>
              </table:table-cell>
              <table:table-cell office:value-type="float" office:value="115583855">
                <text:p>115583855</text:p>
              </table:table-cell>
              <table:table-cell office:value-type="float" office:value="98770103">
                <text:p>98770103</text:p>
              </table:table-cell>
              <table:table-cell office:value-type="float" office:value="128045103">
                <text:p>128045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954835">
                <text:p>99954835</text:p>
              </table:table-cell>
              <table:table-cell office:value-type="float" office:value="127214043">
                <text:p>127214043</text:p>
              </table:table-cell>
              <table:table-cell office:value-type="float" office:value="115989548">
                <text:p>115989548</text:p>
              </table:table-cell>
              <table:table-cell office:value-type="float" office:value="99310523">
                <text:p>99310523</text:p>
              </table:table-cell>
              <table:table-cell office:value-type="float" office:value="133721571">
                <text:p>133721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138663">
                <text:p>104138663</text:p>
              </table:table-cell>
              <table:table-cell office:value-type="float" office:value="127510741">
                <text:p>127510741</text:p>
              </table:table-cell>
              <table:table-cell office:value-type="float" office:value="116604676">
                <text:p>116604676</text:p>
              </table:table-cell>
              <table:table-cell office:value-type="float" office:value="99445664">
                <text:p>99445664</text:p>
              </table:table-cell>
              <table:table-cell office:value-type="float" office:value="133960968">
                <text:p>133960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57530">
                <text:p>108557530</text:p>
              </table:table-cell>
              <table:table-cell office:value-type="float" office:value="127685503">
                <text:p>127685503</text:p>
              </table:table-cell>
              <table:table-cell office:value-type="float" office:value="119106868">
                <text:p>119106868</text:p>
              </table:table-cell>
              <table:table-cell office:value-type="float" office:value="99502170">
                <text:p>99502170</text:p>
              </table:table-cell>
              <table:table-cell office:value-type="float" office:value="135826630">
                <text:p>1358266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837017">
                <text:p>108837017</text:p>
              </table:table-cell>
              <table:table-cell office:value-type="float" office:value="127747121">
                <text:p>127747121</text:p>
              </table:table-cell>
              <table:table-cell office:value-type="float" office:value="120688873">
                <text:p>120688873</text:p>
              </table:table-cell>
              <table:table-cell office:value-type="float" office:value="100058084">
                <text:p>100058084</text:p>
              </table:table-cell>
              <table:table-cell office:value-type="float" office:value="136607542">
                <text:p>136607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331827">
                <text:p>109331827</text:p>
              </table:table-cell>
              <table:table-cell office:value-type="float" office:value="128675624">
                <text:p>128675624</text:p>
              </table:table-cell>
              <table:table-cell office:value-type="float" office:value="120726370">
                <text:p>120726370</text:p>
              </table:table-cell>
              <table:table-cell office:value-type="float" office:value="100589383">
                <text:p>100589383</text:p>
              </table:table-cell>
              <table:table-cell office:value-type="float" office:value="137541169">
                <text:p>137541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342104">
                <text:p>109342104</text:p>
              </table:table-cell>
              <table:table-cell office:value-type="float" office:value="128924722">
                <text:p>128924722</text:p>
              </table:table-cell>
              <table:table-cell office:value-type="float" office:value="121955804">
                <text:p>121955804</text:p>
              </table:table-cell>
              <table:table-cell office:value-type="float" office:value="101805227">
                <text:p>101805227</text:p>
              </table:table-cell>
              <table:table-cell office:value-type="float" office:value="139397745">
                <text:p>139397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353999">
                <text:p>109353999</text:p>
              </table:table-cell>
              <table:table-cell office:value-type="float" office:value="129192536">
                <text:p>129192536</text:p>
              </table:table-cell>
              <table:table-cell office:value-type="float" office:value="122835060">
                <text:p>122835060</text:p>
              </table:table-cell>
              <table:table-cell office:value-type="float" office:value="101973882">
                <text:p>101973882</text:p>
              </table:table-cell>
              <table:table-cell office:value-type="float" office:value="139649399">
                <text:p>139649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609144">
                <text:p>109609144</text:p>
              </table:table-cell>
              <table:table-cell office:value-type="float" office:value="129823579">
                <text:p>129823579</text:p>
              </table:table-cell>
              <table:table-cell office:value-type="float" office:value="123607171">
                <text:p>123607171</text:p>
              </table:table-cell>
              <table:table-cell office:value-type="float" office:value="103316864">
                <text:p>103316864</text:p>
              </table:table-cell>
              <table:table-cell office:value-type="float" office:value="141686070">
                <text:p>1416860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979659">
                <text:p>109979659</text:p>
              </table:table-cell>
              <table:table-cell office:value-type="float" office:value="129917849">
                <text:p>129917849</text:p>
              </table:table-cell>
              <table:table-cell office:value-type="float" office:value="123884678">
                <text:p>123884678</text:p>
              </table:table-cell>
              <table:table-cell office:value-type="float" office:value="103870587">
                <text:p>103870587</text:p>
              </table:table-cell>
              <table:table-cell office:value-type="float" office:value="142263719">
                <text:p>142263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134216">
                <text:p>110134216</text:p>
              </table:table-cell>
              <table:table-cell office:value-type="float" office:value="130166767">
                <text:p>130166767</text:p>
              </table:table-cell>
              <table:table-cell office:value-type="float" office:value="124094944">
                <text:p>124094944</text:p>
              </table:table-cell>
              <table:table-cell office:value-type="float" office:value="103897366">
                <text:p>103897366</text:p>
              </table:table-cell>
              <table:table-cell office:value-type="float" office:value="149535454">
                <text:p>1495354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882646">
                <text:p>110882646</text:p>
              </table:table-cell>
              <table:table-cell office:value-type="float" office:value="130459860">
                <text:p>130459860</text:p>
              </table:table-cell>
              <table:table-cell office:value-type="float" office:value="124255135">
                <text:p>124255135</text:p>
              </table:table-cell>
              <table:table-cell office:value-type="float" office:value="104048003">
                <text:p>104048003</text:p>
              </table:table-cell>
              <table:table-cell office:value-type="float" office:value="150957058">
                <text:p>150957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305180">
                <text:p>112305180</text:p>
              </table:table-cell>
              <table:table-cell office:value-type="float" office:value="131230568">
                <text:p>131230568</text:p>
              </table:table-cell>
              <table:table-cell office:value-type="float" office:value="125743058">
                <text:p>125743058</text:p>
              </table:table-cell>
              <table:table-cell office:value-type="float" office:value="104412224">
                <text:p>104412224</text:p>
              </table:table-cell>
              <table:table-cell office:value-type="float" office:value="152951534">
                <text:p>152951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412432">
                <text:p>112412432</text:p>
              </table:table-cell>
              <table:table-cell office:value-type="float" office:value="131574873">
                <text:p>131574873</text:p>
              </table:table-cell>
              <table:table-cell office:value-type="float" office:value="126200866">
                <text:p>126200866</text:p>
              </table:table-cell>
              <table:table-cell office:value-type="float" office:value="104997989">
                <text:p>104997989</text:p>
              </table:table-cell>
              <table:table-cell office:value-type="float" office:value="154350885">
                <text:p>1543508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446548">
                <text:p>114446548</text:p>
              </table:table-cell>
              <table:table-cell office:value-type="float" office:value="131699814">
                <text:p>131699814</text:p>
              </table:table-cell>
              <table:table-cell office:value-type="float" office:value="127576198">
                <text:p>127576198</text:p>
              </table:table-cell>
              <table:table-cell office:value-type="float" office:value="107996017">
                <text:p>107996017</text:p>
              </table:table-cell>
              <table:table-cell office:value-type="float" office:value="154621014">
                <text:p>1546210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4474275">
                <text:p>114474275</text:p>
              </table:table-cell>
              <table:table-cell office:value-type="float" office:value="133523268">
                <text:p>133523268</text:p>
              </table:table-cell>
              <table:table-cell office:value-type="float" office:value="128144475">
                <text:p>128144475</text:p>
              </table:table-cell>
              <table:table-cell office:value-type="float" office:value="108010356">
                <text:p>108010356</text:p>
              </table:table-cell>
              <table:table-cell office:value-type="float" office:value="164881879">
                <text:p>16488187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'CT+NUMA'.A1:'CT+NUMA'.E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T+NUMA'.A2:'CT+NUMA'.A31" chart:label-cell-address="'CT+NUMA'.A1:'CT+NUMA'.A1" chart:class="chart:line">
            <chart:data-point chart:repeated="30"/>
          </chart:series>
          <chart:series chart:style-name="ch7" chart:values-cell-range-address="'CT+NUMA'.B2:'CT+NUMA'.B31" chart:label-cell-address="'CT+NUMA'.B1:'CT+NUMA'.B1" chart:class="chart:line">
            <chart:data-point chart:repeated="30"/>
          </chart:series>
          <chart:series chart:style-name="ch8" chart:values-cell-range-address="'CT+NUMA'.C2:'CT+NUMA'.C31" chart:label-cell-address="'CT+NUMA'.C1:'CT+NUMA'.C1" chart:class="chart:line">
            <chart:data-point chart:repeated="30"/>
          </chart:series>
          <chart:series chart:style-name="ch9" chart:values-cell-range-address="'CT+NUMA'.D2:'CT+NUMA'.D31" chart:label-cell-address="'CT+NUMA'.D1:'CT+NUMA'.D1" chart:class="chart:line">
            <chart:data-point chart:repeated="30"/>
          </chart:series>
          <chart:series chart:style-name="ch10" chart:values-cell-range-address="'CT+NUMA'.E2:'CT+NUMA'.E31" chart:label-cell-address="'CT+NUMA'.E1:'CT+NUMA'.E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'CT+NUMA'.A1:'CT+NUMA'.A1</svg:desc>
                </draw:g>
              </table:table-cell>
              <table:table-cell office:value-type="string">
                <text:p>FC4</text:p>
                <draw:g>
                  <svg:desc>'CT+NUMA'.B1:'CT+NUMA'.B1</svg:desc>
                </draw:g>
              </table:table-cell>
              <table:table-cell office:value-type="string">
                <text:p>FC3</text:p>
                <draw:g>
                  <svg:desc>'CT+NUMA'.C1:'CT+NUMA'.C1</svg:desc>
                </draw:g>
              </table:table-cell>
              <table:table-cell office:value-type="string">
                <text:p>I3</text:p>
                <draw:g>
                  <svg:desc>'CT+NUMA'.D1:'CT+NUMA'.D1</svg:desc>
                </draw:g>
              </table:table-cell>
              <table:table-cell office:value-type="string">
                <text:p>I4</text:p>
                <draw:g>
                  <svg:desc>'CT+NUMA'.E1:'CT+NUM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088231">
                <text:p>111088231</text:p>
                <draw:g>
                  <svg:desc>'CT+NUMA'.A2:'CT+NUMA'.A31</svg:desc>
                </draw:g>
              </table:table-cell>
              <table:table-cell office:value-type="float" office:value="81761917">
                <text:p>81761917</text:p>
                <draw:g>
                  <svg:desc>'CT+NUMA'.B2:'CT+NUMA'.B31</svg:desc>
                </draw:g>
              </table:table-cell>
              <table:table-cell office:value-type="float" office:value="111904568">
                <text:p>111904568</text:p>
                <draw:g>
                  <svg:desc>'CT+NUMA'.C2:'CT+NUMA'.C31</svg:desc>
                </draw:g>
              </table:table-cell>
              <table:table-cell office:value-type="float" office:value="128531963">
                <text:p>128531963</text:p>
                <draw:g>
                  <svg:desc>'CT+NUMA'.D2:'CT+NUMA'.D31</svg:desc>
                </draw:g>
              </table:table-cell>
              <table:table-cell office:value-type="float" office:value="112168181">
                <text:p>112168181</text:p>
                <draw:g>
                  <svg:desc>'CT+NUMA'.E2:'CT+NUMA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210214">
                <text:p>111210214</text:p>
              </table:table-cell>
              <table:table-cell office:value-type="float" office:value="99935356">
                <text:p>99935356</text:p>
              </table:table-cell>
              <table:table-cell office:value-type="float" office:value="111929868">
                <text:p>111929868</text:p>
              </table:table-cell>
              <table:table-cell office:value-type="float" office:value="128627048">
                <text:p>128627048</text:p>
              </table:table-cell>
              <table:table-cell office:value-type="float" office:value="112186406">
                <text:p>112186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247152">
                <text:p>111247152</text:p>
              </table:table-cell>
              <table:table-cell office:value-type="float" office:value="100086380">
                <text:p>100086380</text:p>
              </table:table-cell>
              <table:table-cell office:value-type="float" office:value="111981156">
                <text:p>111981156</text:p>
              </table:table-cell>
              <table:table-cell office:value-type="float" office:value="129043064">
                <text:p>129043064</text:p>
              </table:table-cell>
              <table:table-cell office:value-type="float" office:value="112218132">
                <text:p>112218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321578">
                <text:p>111321578</text:p>
              </table:table-cell>
              <table:table-cell office:value-type="float" office:value="100341297">
                <text:p>100341297</text:p>
              </table:table-cell>
              <table:table-cell office:value-type="float" office:value="112060527">
                <text:p>112060527</text:p>
              </table:table-cell>
              <table:table-cell office:value-type="float" office:value="129056210">
                <text:p>129056210</text:p>
              </table:table-cell>
              <table:table-cell office:value-type="float" office:value="112227728">
                <text:p>112227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388674">
                <text:p>111388674</text:p>
              </table:table-cell>
              <table:table-cell office:value-type="float" office:value="100597004">
                <text:p>100597004</text:p>
              </table:table-cell>
              <table:table-cell office:value-type="float" office:value="112069525">
                <text:p>112069525</text:p>
              </table:table-cell>
              <table:table-cell office:value-type="float" office:value="129066930">
                <text:p>129066930</text:p>
              </table:table-cell>
              <table:table-cell office:value-type="float" office:value="112248185">
                <text:p>112248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457705">
                <text:p>111457705</text:p>
              </table:table-cell>
              <table:table-cell office:value-type="float" office:value="100770908">
                <text:p>100770908</text:p>
              </table:table-cell>
              <table:table-cell office:value-type="float" office:value="112078414">
                <text:p>112078414</text:p>
              </table:table-cell>
              <table:table-cell office:value-type="float" office:value="129428361">
                <text:p>129428361</text:p>
              </table:table-cell>
              <table:table-cell office:value-type="float" office:value="112254390">
                <text:p>112254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471759">
                <text:p>111471759</text:p>
              </table:table-cell>
              <table:table-cell office:value-type="float" office:value="100913503">
                <text:p>100913503</text:p>
              </table:table-cell>
              <table:table-cell office:value-type="float" office:value="112102899">
                <text:p>112102899</text:p>
              </table:table-cell>
              <table:table-cell office:value-type="float" office:value="129500526">
                <text:p>129500526</text:p>
              </table:table-cell>
              <table:table-cell office:value-type="float" office:value="112266695">
                <text:p>112266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510294">
                <text:p>111510294</text:p>
              </table:table-cell>
              <table:table-cell office:value-type="float" office:value="100959493">
                <text:p>100959493</text:p>
              </table:table-cell>
              <table:table-cell office:value-type="float" office:value="112135335">
                <text:p>112135335</text:p>
              </table:table-cell>
              <table:table-cell office:value-type="float" office:value="129639051">
                <text:p>129639051</text:p>
              </table:table-cell>
              <table:table-cell office:value-type="float" office:value="112270724">
                <text:p>112270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786758">
                <text:p>111786758</text:p>
              </table:table-cell>
              <table:table-cell office:value-type="float" office:value="100966156">
                <text:p>100966156</text:p>
              </table:table-cell>
              <table:table-cell office:value-type="float" office:value="112147857">
                <text:p>112147857</text:p>
              </table:table-cell>
              <table:table-cell office:value-type="float" office:value="129881343">
                <text:p>129881343</text:p>
              </table:table-cell>
              <table:table-cell office:value-type="float" office:value="112287193">
                <text:p>112287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115589">
                <text:p>112115589</text:p>
              </table:table-cell>
              <table:table-cell office:value-type="float" office:value="100981369">
                <text:p>100981369</text:p>
              </table:table-cell>
              <table:table-cell office:value-type="float" office:value="112155032">
                <text:p>112155032</text:p>
              </table:table-cell>
              <table:table-cell office:value-type="float" office:value="129898806">
                <text:p>129898806</text:p>
              </table:table-cell>
              <table:table-cell office:value-type="float" office:value="112297056">
                <text:p>112297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174511">
                <text:p>112174511</text:p>
              </table:table-cell>
              <table:table-cell office:value-type="float" office:value="100992180">
                <text:p>100992180</text:p>
              </table:table-cell>
              <table:table-cell office:value-type="float" office:value="112214539">
                <text:p>112214539</text:p>
              </table:table-cell>
              <table:table-cell office:value-type="float" office:value="129909943">
                <text:p>129909943</text:p>
              </table:table-cell>
              <table:table-cell office:value-type="float" office:value="112423167">
                <text:p>112423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229991">
                <text:p>112229991</text:p>
              </table:table-cell>
              <table:table-cell office:value-type="float" office:value="101006739">
                <text:p>101006739</text:p>
              </table:table-cell>
              <table:table-cell office:value-type="float" office:value="112239924">
                <text:p>112239924</text:p>
              </table:table-cell>
              <table:table-cell office:value-type="float" office:value="129921843">
                <text:p>129921843</text:p>
              </table:table-cell>
              <table:table-cell office:value-type="float" office:value="112760044">
                <text:p>112760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287015">
                <text:p>112287015</text:p>
              </table:table-cell>
              <table:table-cell office:value-type="float" office:value="101026531">
                <text:p>101026531</text:p>
              </table:table-cell>
              <table:table-cell office:value-type="float" office:value="112252138">
                <text:p>112252138</text:p>
              </table:table-cell>
              <table:table-cell office:value-type="float" office:value="129946826">
                <text:p>129946826</text:p>
              </table:table-cell>
              <table:table-cell office:value-type="float" office:value="113087547">
                <text:p>113087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287721">
                <text:p>112287721</text:p>
              </table:table-cell>
              <table:table-cell office:value-type="float" office:value="101028177">
                <text:p>101028177</text:p>
              </table:table-cell>
              <table:table-cell office:value-type="float" office:value="112254583">
                <text:p>112254583</text:p>
              </table:table-cell>
              <table:table-cell office:value-type="float" office:value="129951773">
                <text:p>129951773</text:p>
              </table:table-cell>
              <table:table-cell office:value-type="float" office:value="113180198">
                <text:p>113180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288126">
                <text:p>112288126</text:p>
              </table:table-cell>
              <table:table-cell office:value-type="float" office:value="101033194">
                <text:p>101033194</text:p>
              </table:table-cell>
              <table:table-cell office:value-type="float" office:value="112255014">
                <text:p>112255014</text:p>
              </table:table-cell>
              <table:table-cell office:value-type="float" office:value="129965190">
                <text:p>129965190</text:p>
              </table:table-cell>
              <table:table-cell office:value-type="float" office:value="113211838">
                <text:p>113211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390401">
                <text:p>112390401</text:p>
              </table:table-cell>
              <table:table-cell office:value-type="float" office:value="101052896">
                <text:p>101052896</text:p>
              </table:table-cell>
              <table:table-cell office:value-type="float" office:value="112267922">
                <text:p>112267922</text:p>
              </table:table-cell>
              <table:table-cell office:value-type="float" office:value="129992788">
                <text:p>129992788</text:p>
              </table:table-cell>
              <table:table-cell office:value-type="float" office:value="113245553">
                <text:p>113245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437038">
                <text:p>112437038</text:p>
              </table:table-cell>
              <table:table-cell office:value-type="float" office:value="101059719">
                <text:p>101059719</text:p>
              </table:table-cell>
              <table:table-cell office:value-type="float" office:value="112366219">
                <text:p>112366219</text:p>
              </table:table-cell>
              <table:table-cell office:value-type="float" office:value="130006915">
                <text:p>130006915</text:p>
              </table:table-cell>
              <table:table-cell office:value-type="float" office:value="113281245">
                <text:p>113281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475595">
                <text:p>112475595</text:p>
              </table:table-cell>
              <table:table-cell office:value-type="float" office:value="101066127">
                <text:p>101066127</text:p>
              </table:table-cell>
              <table:table-cell office:value-type="float" office:value="112372021">
                <text:p>112372021</text:p>
              </table:table-cell>
              <table:table-cell office:value-type="float" office:value="130007635">
                <text:p>130007635</text:p>
              </table:table-cell>
              <table:table-cell office:value-type="float" office:value="113289265">
                <text:p>113289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517770">
                <text:p>112517770</text:p>
              </table:table-cell>
              <table:table-cell office:value-type="float" office:value="101094040">
                <text:p>101094040</text:p>
              </table:table-cell>
              <table:table-cell office:value-type="float" office:value="112403200">
                <text:p>112403200</text:p>
              </table:table-cell>
              <table:table-cell office:value-type="float" office:value="130026873">
                <text:p>130026873</text:p>
              </table:table-cell>
              <table:table-cell office:value-type="float" office:value="113307256">
                <text:p>113307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592649">
                <text:p>112592649</text:p>
              </table:table-cell>
              <table:table-cell office:value-type="float" office:value="101113895">
                <text:p>101113895</text:p>
              </table:table-cell>
              <table:table-cell office:value-type="float" office:value="112443158">
                <text:p>112443158</text:p>
              </table:table-cell>
              <table:table-cell office:value-type="float" office:value="130074055">
                <text:p>130074055</text:p>
              </table:table-cell>
              <table:table-cell office:value-type="float" office:value="113317044">
                <text:p>113317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597932">
                <text:p>112597932</text:p>
              </table:table-cell>
              <table:table-cell office:value-type="float" office:value="101138191">
                <text:p>101138191</text:p>
              </table:table-cell>
              <table:table-cell office:value-type="float" office:value="112467374">
                <text:p>112467374</text:p>
              </table:table-cell>
              <table:table-cell office:value-type="float" office:value="130131827">
                <text:p>130131827</text:p>
              </table:table-cell>
              <table:table-cell office:value-type="float" office:value="113318279">
                <text:p>113318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653838">
                <text:p>112653838</text:p>
              </table:table-cell>
              <table:table-cell office:value-type="float" office:value="101142719">
                <text:p>101142719</text:p>
              </table:table-cell>
              <table:table-cell office:value-type="float" office:value="112476672">
                <text:p>112476672</text:p>
              </table:table-cell>
              <table:table-cell office:value-type="float" office:value="130327253">
                <text:p>130327253</text:p>
              </table:table-cell>
              <table:table-cell office:value-type="float" office:value="113374172">
                <text:p>113374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672291">
                <text:p>112672291</text:p>
              </table:table-cell>
              <table:table-cell office:value-type="float" office:value="101166798">
                <text:p>101166798</text:p>
              </table:table-cell>
              <table:table-cell office:value-type="float" office:value="112480603">
                <text:p>112480603</text:p>
              </table:table-cell>
              <table:table-cell office:value-type="float" office:value="130328033">
                <text:p>130328033</text:p>
              </table:table-cell>
              <table:table-cell office:value-type="float" office:value="113388566">
                <text:p>113388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676329">
                <text:p>112676329</text:p>
              </table:table-cell>
              <table:table-cell office:value-type="float" office:value="101201764">
                <text:p>101201764</text:p>
              </table:table-cell>
              <table:table-cell office:value-type="float" office:value="112492498">
                <text:p>112492498</text:p>
              </table:table-cell>
              <table:table-cell office:value-type="float" office:value="130361133">
                <text:p>130361133</text:p>
              </table:table-cell>
              <table:table-cell office:value-type="float" office:value="113468182">
                <text:p>113468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709735">
                <text:p>112709735</text:p>
              </table:table-cell>
              <table:table-cell office:value-type="float" office:value="101344164">
                <text:p>101344164</text:p>
              </table:table-cell>
              <table:table-cell office:value-type="float" office:value="112506697">
                <text:p>112506697</text:p>
              </table:table-cell>
              <table:table-cell office:value-type="float" office:value="130387529">
                <text:p>130387529</text:p>
              </table:table-cell>
              <table:table-cell office:value-type="float" office:value="113472593">
                <text:p>113472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743814">
                <text:p>112743814</text:p>
              </table:table-cell>
              <table:table-cell office:value-type="float" office:value="101397623">
                <text:p>101397623</text:p>
              </table:table-cell>
              <table:table-cell office:value-type="float" office:value="112510707">
                <text:p>112510707</text:p>
              </table:table-cell>
              <table:table-cell office:value-type="float" office:value="130393617">
                <text:p>130393617</text:p>
              </table:table-cell>
              <table:table-cell office:value-type="float" office:value="113571269">
                <text:p>1135712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791409">
                <text:p>112791409</text:p>
              </table:table-cell>
              <table:table-cell office:value-type="float" office:value="101421153">
                <text:p>101421153</text:p>
              </table:table-cell>
              <table:table-cell office:value-type="float" office:value="112608352">
                <text:p>112608352</text:p>
              </table:table-cell>
              <table:table-cell office:value-type="float" office:value="130400427">
                <text:p>130400427</text:p>
              </table:table-cell>
              <table:table-cell office:value-type="float" office:value="113633784">
                <text:p>1136337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847282">
                <text:p>112847282</text:p>
              </table:table-cell>
              <table:table-cell office:value-type="float" office:value="101423778">
                <text:p>101423778</text:p>
              </table:table-cell>
              <table:table-cell office:value-type="float" office:value="112689272">
                <text:p>112689272</text:p>
              </table:table-cell>
              <table:table-cell office:value-type="float" office:value="130474325">
                <text:p>130474325</text:p>
              </table:table-cell>
              <table:table-cell office:value-type="float" office:value="113648553">
                <text:p>113648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863904">
                <text:p>112863904</text:p>
              </table:table-cell>
              <table:table-cell office:value-type="float" office:value="101493228">
                <text:p>101493228</text:p>
              </table:table-cell>
              <table:table-cell office:value-type="float" office:value="112859838">
                <text:p>112859838</text:p>
              </table:table-cell>
              <table:table-cell office:value-type="float" office:value="130487808">
                <text:p>130487808</text:p>
              </table:table-cell>
              <table:table-cell office:value-type="float" office:value="113755281">
                <text:p>1137552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879674">
                <text:p>112879674</text:p>
              </table:table-cell>
              <table:table-cell office:value-type="float" office:value="101524977">
                <text:p>101524977</text:p>
              </table:table-cell>
              <table:table-cell office:value-type="float" office:value="113481043">
                <text:p>113481043</text:p>
              </table:table-cell>
              <table:table-cell office:value-type="float" office:value="130571752">
                <text:p>130571752</text:p>
              </table:table-cell>
              <table:table-cell office:value-type="float" office:value="113769127">
                <text:p>11376912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'CT+NUMA'.G1:'CT+NUMA'.K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T+NUMA'.G2:'CT+NUMA'.G31" chart:label-cell-address="'CT+NUMA'.G1:'CT+NUMA'.G1" chart:class="chart:line">
            <chart:data-point chart:repeated="30"/>
          </chart:series>
          <chart:series chart:style-name="ch7" chart:values-cell-range-address="'CT+NUMA'.H2:'CT+NUMA'.H31" chart:label-cell-address="'CT+NUMA'.H1:'CT+NUMA'.H1" chart:class="chart:line">
            <chart:data-point chart:repeated="30"/>
          </chart:series>
          <chart:series chart:style-name="ch8" chart:values-cell-range-address="'CT+NUMA'.I2:'CT+NUMA'.I31" chart:label-cell-address="'CT+NUMA'.I1:'CT+NUMA'.I1" chart:class="chart:line">
            <chart:data-point chart:repeated="30"/>
          </chart:series>
          <chart:series chart:style-name="ch9" chart:values-cell-range-address="'CT+NUMA'.J2:'CT+NUMA'.J31" chart:label-cell-address="'CT+NUMA'.J1:'CT+NUMA'.J1" chart:class="chart:line">
            <chart:data-point chart:repeated="30"/>
          </chart:series>
          <chart:series chart:style-name="ch10" chart:values-cell-range-address="'CT+NUMA'.K2:'CT+NUMA'.K31" chart:label-cell-address="'CT+NUMA'.K1:'CT+NUMA'.K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'CT+NUMA'.G1:'CT+NUMA'.G1</svg:desc>
                </draw:g>
              </table:table-cell>
              <table:table-cell office:value-type="string">
                <text:p>FC4</text:p>
                <draw:g>
                  <svg:desc>'CT+NUMA'.H1:'CT+NUMA'.H1</svg:desc>
                </draw:g>
              </table:table-cell>
              <table:table-cell office:value-type="string">
                <text:p>FC3</text:p>
                <draw:g>
                  <svg:desc>'CT+NUMA'.I1:'CT+NUMA'.I1</svg:desc>
                </draw:g>
              </table:table-cell>
              <table:table-cell office:value-type="string">
                <text:p>I3</text:p>
                <draw:g>
                  <svg:desc>'CT+NUMA'.J1:'CT+NUMA'.J1</svg:desc>
                </draw:g>
              </table:table-cell>
              <table:table-cell office:value-type="string">
                <text:p>I4</text:p>
                <draw:g>
                  <svg:desc>'CT+NUMA'.K1:'CT+NUMA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371557">
                <text:p>39371557</text:p>
                <draw:g>
                  <svg:desc>'CT+NUMA'.G2:'CT+NUMA'.G31</svg:desc>
                </draw:g>
              </table:table-cell>
              <table:table-cell office:value-type="float" office:value="105379357">
                <text:p>105379357</text:p>
                <draw:g>
                  <svg:desc>'CT+NUMA'.H2:'CT+NUMA'.H31</svg:desc>
                </draw:g>
              </table:table-cell>
              <table:table-cell office:value-type="float" office:value="91539421">
                <text:p>91539421</text:p>
                <draw:g>
                  <svg:desc>'CT+NUMA'.I2:'CT+NUMA'.I31</svg:desc>
                </draw:g>
              </table:table-cell>
              <table:table-cell office:value-type="float" office:value="88743307">
                <text:p>88743307</text:p>
                <draw:g>
                  <svg:desc>'CT+NUMA'.J2:'CT+NUMA'.J31</svg:desc>
                </draw:g>
              </table:table-cell>
              <table:table-cell office:value-type="float" office:value="55316486">
                <text:p>55316486</text:p>
                <draw:g>
                  <svg:desc>'CT+NUMA'.K2:'CT+NUMA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887201">
                <text:p>39887201</text:p>
              </table:table-cell>
              <table:table-cell office:value-type="float" office:value="109751537">
                <text:p>109751537</text:p>
              </table:table-cell>
              <table:table-cell office:value-type="float" office:value="92802256">
                <text:p>92802256</text:p>
              </table:table-cell>
              <table:table-cell office:value-type="float" office:value="88789748">
                <text:p>88789748</text:p>
              </table:table-cell>
              <table:table-cell office:value-type="float" office:value="57164886">
                <text:p>57164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600132">
                <text:p>43600132</text:p>
              </table:table-cell>
              <table:table-cell office:value-type="float" office:value="110206643">
                <text:p>110206643</text:p>
              </table:table-cell>
              <table:table-cell office:value-type="float" office:value="94426125">
                <text:p>94426125</text:p>
              </table:table-cell>
              <table:table-cell office:value-type="float" office:value="88901618">
                <text:p>88901618</text:p>
              </table:table-cell>
              <table:table-cell office:value-type="float" office:value="58622119">
                <text:p>58622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613325">
                <text:p>45613325</text:p>
              </table:table-cell>
              <table:table-cell office:value-type="float" office:value="111862935">
                <text:p>111862935</text:p>
              </table:table-cell>
              <table:table-cell office:value-type="float" office:value="98152304">
                <text:p>98152304</text:p>
              </table:table-cell>
              <table:table-cell office:value-type="float" office:value="89718491">
                <text:p>89718491</text:p>
              </table:table-cell>
              <table:table-cell office:value-type="float" office:value="64599072">
                <text:p>64599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865462">
                <text:p>48865462</text:p>
              </table:table-cell>
              <table:table-cell office:value-type="float" office:value="112566012">
                <text:p>112566012</text:p>
              </table:table-cell>
              <table:table-cell office:value-type="float" office:value="102475338">
                <text:p>102475338</text:p>
              </table:table-cell>
              <table:table-cell office:value-type="float" office:value="91150789">
                <text:p>91150789</text:p>
              </table:table-cell>
              <table:table-cell office:value-type="float" office:value="67131098">
                <text:p>67131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876973">
                <text:p>48876973</text:p>
              </table:table-cell>
              <table:table-cell office:value-type="float" office:value="112706567">
                <text:p>112706567</text:p>
              </table:table-cell>
              <table:table-cell office:value-type="float" office:value="102985581">
                <text:p>102985581</text:p>
              </table:table-cell>
              <table:table-cell office:value-type="float" office:value="91363147">
                <text:p>91363147</text:p>
              </table:table-cell>
              <table:table-cell office:value-type="float" office:value="67590498">
                <text:p>67590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944258">
                <text:p>48944258</text:p>
              </table:table-cell>
              <table:table-cell office:value-type="float" office:value="112768832">
                <text:p>112768832</text:p>
              </table:table-cell>
              <table:table-cell office:value-type="float" office:value="103016762">
                <text:p>103016762</text:p>
              </table:table-cell>
              <table:table-cell office:value-type="float" office:value="92695901">
                <text:p>92695901</text:p>
              </table:table-cell>
              <table:table-cell office:value-type="float" office:value="67807302">
                <text:p>67807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247293">
                <text:p>49247293</text:p>
              </table:table-cell>
              <table:table-cell office:value-type="float" office:value="113000959">
                <text:p>113000959</text:p>
              </table:table-cell>
              <table:table-cell office:value-type="float" office:value="103279508">
                <text:p>103279508</text:p>
              </table:table-cell>
              <table:table-cell office:value-type="float" office:value="93023242">
                <text:p>93023242</text:p>
              </table:table-cell>
              <table:table-cell office:value-type="float" office:value="68453233">
                <text:p>68453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327257">
                <text:p>49327257</text:p>
              </table:table-cell>
              <table:table-cell office:value-type="float" office:value="113217745">
                <text:p>113217745</text:p>
              </table:table-cell>
              <table:table-cell office:value-type="float" office:value="103479702">
                <text:p>103479702</text:p>
              </table:table-cell>
              <table:table-cell office:value-type="float" office:value="93519424">
                <text:p>93519424</text:p>
              </table:table-cell>
              <table:table-cell office:value-type="float" office:value="69781555">
                <text:p>69781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405019">
                <text:p>49405019</text:p>
              </table:table-cell>
              <table:table-cell office:value-type="float" office:value="113380872">
                <text:p>113380872</text:p>
              </table:table-cell>
              <table:table-cell office:value-type="float" office:value="103749825">
                <text:p>103749825</text:p>
              </table:table-cell>
              <table:table-cell office:value-type="float" office:value="94074649">
                <text:p>94074649</text:p>
              </table:table-cell>
              <table:table-cell office:value-type="float" office:value="81436555">
                <text:p>81436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465057">
                <text:p>49465057</text:p>
              </table:table-cell>
              <table:table-cell office:value-type="float" office:value="113567340">
                <text:p>113567340</text:p>
              </table:table-cell>
              <table:table-cell office:value-type="float" office:value="103863928">
                <text:p>103863928</text:p>
              </table:table-cell>
              <table:table-cell office:value-type="float" office:value="95921798">
                <text:p>95921798</text:p>
              </table:table-cell>
              <table:table-cell office:value-type="float" office:value="84961542">
                <text:p>84961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906194">
                <text:p>49906194</text:p>
              </table:table-cell>
              <table:table-cell office:value-type="float" office:value="114012133">
                <text:p>114012133</text:p>
              </table:table-cell>
              <table:table-cell office:value-type="float" office:value="103946977">
                <text:p>103946977</text:p>
              </table:table-cell>
              <table:table-cell office:value-type="float" office:value="96163360">
                <text:p>96163360</text:p>
              </table:table-cell>
              <table:table-cell office:value-type="float" office:value="93294526">
                <text:p>93294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968751">
                <text:p>49968751</text:p>
              </table:table-cell>
              <table:table-cell office:value-type="float" office:value="114125819">
                <text:p>114125819</text:p>
              </table:table-cell>
              <table:table-cell office:value-type="float" office:value="105534689">
                <text:p>105534689</text:p>
              </table:table-cell>
              <table:table-cell office:value-type="float" office:value="96186479">
                <text:p>96186479</text:p>
              </table:table-cell>
              <table:table-cell office:value-type="float" office:value="93512286">
                <text:p>93512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157634">
                <text:p>50157634</text:p>
              </table:table-cell>
              <table:table-cell office:value-type="float" office:value="114730737">
                <text:p>114730737</text:p>
              </table:table-cell>
              <table:table-cell office:value-type="float" office:value="107347948">
                <text:p>107347948</text:p>
              </table:table-cell>
              <table:table-cell office:value-type="float" office:value="96230770">
                <text:p>96230770</text:p>
              </table:table-cell>
              <table:table-cell office:value-type="float" office:value="96132047">
                <text:p>96132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596058">
                <text:p>53596058</text:p>
              </table:table-cell>
              <table:table-cell office:value-type="float" office:value="114997967">
                <text:p>114997967</text:p>
              </table:table-cell>
              <table:table-cell office:value-type="float" office:value="108173052">
                <text:p>108173052</text:p>
              </table:table-cell>
              <table:table-cell office:value-type="float" office:value="96856777">
                <text:p>96856777</text:p>
              </table:table-cell>
              <table:table-cell office:value-type="float" office:value="96576274">
                <text:p>96576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720275">
                <text:p>53720275</text:p>
              </table:table-cell>
              <table:table-cell office:value-type="float" office:value="115235739">
                <text:p>115235739</text:p>
              </table:table-cell>
              <table:table-cell office:value-type="float" office:value="108393903">
                <text:p>108393903</text:p>
              </table:table-cell>
              <table:table-cell office:value-type="float" office:value="97275620">
                <text:p>97275620</text:p>
              </table:table-cell>
              <table:table-cell office:value-type="float" office:value="98261739">
                <text:p>98261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56771">
                <text:p>60056771</text:p>
              </table:table-cell>
              <table:table-cell office:value-type="float" office:value="115256132">
                <text:p>115256132</text:p>
              </table:table-cell>
              <table:table-cell office:value-type="float" office:value="108897715">
                <text:p>108897715</text:p>
              </table:table-cell>
              <table:table-cell office:value-type="float" office:value="99796241">
                <text:p>99796241</text:p>
              </table:table-cell>
              <table:table-cell office:value-type="float" office:value="100831921">
                <text:p>100831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125360">
                <text:p>60125360</text:p>
              </table:table-cell>
              <table:table-cell office:value-type="float" office:value="115689703">
                <text:p>115689703</text:p>
              </table:table-cell>
              <table:table-cell office:value-type="float" office:value="109058143">
                <text:p>109058143</text:p>
              </table:table-cell>
              <table:table-cell office:value-type="float" office:value="100464712">
                <text:p>100464712</text:p>
              </table:table-cell>
              <table:table-cell office:value-type="float" office:value="100870895">
                <text:p>100870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118622">
                <text:p>61118622</text:p>
              </table:table-cell>
              <table:table-cell office:value-type="float" office:value="116021768">
                <text:p>116021768</text:p>
              </table:table-cell>
              <table:table-cell office:value-type="float" office:value="109140083">
                <text:p>109140083</text:p>
              </table:table-cell>
              <table:table-cell office:value-type="float" office:value="100918399">
                <text:p>100918399</text:p>
              </table:table-cell>
              <table:table-cell office:value-type="float" office:value="100922910">
                <text:p>1009229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264618">
                <text:p>61264618</text:p>
              </table:table-cell>
              <table:table-cell office:value-type="float" office:value="116086370">
                <text:p>116086370</text:p>
              </table:table-cell>
              <table:table-cell office:value-type="float" office:value="109206544">
                <text:p>109206544</text:p>
              </table:table-cell>
              <table:table-cell office:value-type="float" office:value="101850800">
                <text:p>101850800</text:p>
              </table:table-cell>
              <table:table-cell office:value-type="float" office:value="101004541">
                <text:p>101004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087117">
                <text:p>96087117</text:p>
              </table:table-cell>
              <table:table-cell office:value-type="float" office:value="116693665">
                <text:p>116693665</text:p>
              </table:table-cell>
              <table:table-cell office:value-type="float" office:value="109269680">
                <text:p>109269680</text:p>
              </table:table-cell>
              <table:table-cell office:value-type="float" office:value="102602829">
                <text:p>102602829</text:p>
              </table:table-cell>
              <table:table-cell office:value-type="float" office:value="101199787">
                <text:p>1011997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417737">
                <text:p>97417737</text:p>
              </table:table-cell>
              <table:table-cell office:value-type="float" office:value="117378138">
                <text:p>117378138</text:p>
              </table:table-cell>
              <table:table-cell office:value-type="float" office:value="109309187">
                <text:p>109309187</text:p>
              </table:table-cell>
              <table:table-cell office:value-type="float" office:value="104077602">
                <text:p>104077602</text:p>
              </table:table-cell>
              <table:table-cell office:value-type="float" office:value="102628364">
                <text:p>102628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957322">
                <text:p>97957322</text:p>
              </table:table-cell>
              <table:table-cell office:value-type="float" office:value="117469626">
                <text:p>117469626</text:p>
              </table:table-cell>
              <table:table-cell office:value-type="float" office:value="110082761">
                <text:p>110082761</text:p>
              </table:table-cell>
              <table:table-cell office:value-type="float" office:value="105002813">
                <text:p>105002813</text:p>
              </table:table-cell>
              <table:table-cell office:value-type="float" office:value="103046582">
                <text:p>103046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185627">
                <text:p>100185627</text:p>
              </table:table-cell>
              <table:table-cell office:value-type="float" office:value="117686387">
                <text:p>117686387</text:p>
              </table:table-cell>
              <table:table-cell office:value-type="float" office:value="110171868">
                <text:p>110171868</text:p>
              </table:table-cell>
              <table:table-cell office:value-type="float" office:value="105243893">
                <text:p>105243893</text:p>
              </table:table-cell>
              <table:table-cell office:value-type="float" office:value="103398643">
                <text:p>1033986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689883">
                <text:p>101689883</text:p>
              </table:table-cell>
              <table:table-cell office:value-type="float" office:value="117699383">
                <text:p>117699383</text:p>
              </table:table-cell>
              <table:table-cell office:value-type="float" office:value="110180919">
                <text:p>110180919</text:p>
              </table:table-cell>
              <table:table-cell office:value-type="float" office:value="105552920">
                <text:p>105552920</text:p>
              </table:table-cell>
              <table:table-cell office:value-type="float" office:value="103488524">
                <text:p>103488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850245">
                <text:p>102850245</text:p>
              </table:table-cell>
              <table:table-cell office:value-type="float" office:value="118111221">
                <text:p>118111221</text:p>
              </table:table-cell>
              <table:table-cell office:value-type="float" office:value="110780561">
                <text:p>110780561</text:p>
              </table:table-cell>
              <table:table-cell office:value-type="float" office:value="105980219">
                <text:p>105980219</text:p>
              </table:table-cell>
              <table:table-cell office:value-type="float" office:value="104362416">
                <text:p>104362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048675">
                <text:p>105048675</text:p>
              </table:table-cell>
              <table:table-cell office:value-type="float" office:value="118295695">
                <text:p>118295695</text:p>
              </table:table-cell>
              <table:table-cell office:value-type="float" office:value="112379354">
                <text:p>112379354</text:p>
              </table:table-cell>
              <table:table-cell office:value-type="float" office:value="107568316">
                <text:p>107568316</text:p>
              </table:table-cell>
              <table:table-cell office:value-type="float" office:value="104988615">
                <text:p>104988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671288">
                <text:p>105671288</text:p>
              </table:table-cell>
              <table:table-cell office:value-type="float" office:value="118453341">
                <text:p>118453341</text:p>
              </table:table-cell>
              <table:table-cell office:value-type="float" office:value="115585484">
                <text:p>115585484</text:p>
              </table:table-cell>
              <table:table-cell office:value-type="float" office:value="107856966">
                <text:p>107856966</text:p>
              </table:table-cell>
              <table:table-cell office:value-type="float" office:value="105587087">
                <text:p>105587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419999">
                <text:p>106419999</text:p>
              </table:table-cell>
              <table:table-cell office:value-type="float" office:value="118931622">
                <text:p>118931622</text:p>
              </table:table-cell>
              <table:table-cell office:value-type="float" office:value="118171162">
                <text:p>118171162</text:p>
              </table:table-cell>
              <table:table-cell office:value-type="float" office:value="109443092">
                <text:p>109443092</text:p>
              </table:table-cell>
              <table:table-cell office:value-type="float" office:value="106359956">
                <text:p>106359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667477">
                <text:p>109667477</text:p>
              </table:table-cell>
              <table:table-cell office:value-type="float" office:value="119362283">
                <text:p>119362283</text:p>
              </table:table-cell>
              <table:table-cell office:value-type="float" office:value="118312725">
                <text:p>118312725</text:p>
              </table:table-cell>
              <table:table-cell office:value-type="float" office:value="111461955">
                <text:p>111461955</text:p>
              </table:table-cell>
              <table:table-cell office:value-type="float" office:value="113417155">
                <text:p>11341715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'CCM+CT+NUMA'.A1:'CCM+CT+NUMA'.E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CM+CT+NUMA'.A2:'CCM+CT+NUMA'.A31" chart:label-cell-address="'CCM+CT+NUMA'.A1:'CCM+CT+NUMA'.A1" chart:class="chart:line">
            <chart:data-point chart:repeated="30"/>
          </chart:series>
          <chart:series chart:style-name="ch7" chart:values-cell-range-address="'CCM+CT+NUMA'.B2:'CCM+CT+NUMA'.B31" chart:label-cell-address="'CCM+CT+NUMA'.B1:'CCM+CT+NUMA'.B1" chart:class="chart:line">
            <chart:data-point chart:repeated="30"/>
          </chart:series>
          <chart:series chart:style-name="ch8" chart:values-cell-range-address="'CCM+CT+NUMA'.C2:'CCM+CT+NUMA'.C31" chart:label-cell-address="'CCM+CT+NUMA'.C1:'CCM+CT+NUMA'.C1" chart:class="chart:line">
            <chart:data-point chart:repeated="30"/>
          </chart:series>
          <chart:series chart:style-name="ch9" chart:values-cell-range-address="'CCM+CT+NUMA'.D2:'CCM+CT+NUMA'.D31" chart:label-cell-address="'CCM+CT+NUMA'.D1:'CCM+CT+NUMA'.D1" chart:class="chart:line">
            <chart:data-point chart:repeated="30"/>
          </chart:series>
          <chart:series chart:style-name="ch10" chart:values-cell-range-address="'CCM+CT+NUMA'.E2:'CCM+CT+NUMA'.E31" chart:label-cell-address="'CCM+CT+NUMA'.E1:'CCM+CT+NUMA'.E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'CCM+CT+NUMA'.A1:'CCM+CT+NUMA'.A1</svg:desc>
                </draw:g>
              </table:table-cell>
              <table:table-cell office:value-type="string">
                <text:p>FC4</text:p>
                <draw:g>
                  <svg:desc>'CCM+CT+NUMA'.B1:'CCM+CT+NUMA'.B1</svg:desc>
                </draw:g>
              </table:table-cell>
              <table:table-cell office:value-type="string">
                <text:p>FC3</text:p>
                <draw:g>
                  <svg:desc>'CCM+CT+NUMA'.C1:'CCM+CT+NUMA'.C1</svg:desc>
                </draw:g>
              </table:table-cell>
              <table:table-cell office:value-type="string">
                <text:p>I3</text:p>
                <draw:g>
                  <svg:desc>'CCM+CT+NUMA'.D1:'CCM+CT+NUMA'.D1</svg:desc>
                </draw:g>
              </table:table-cell>
              <table:table-cell office:value-type="string">
                <text:p>I4</text:p>
                <draw:g>
                  <svg:desc>'CCM+CT+NUMA'.E1:'CCM+CT+NUM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51512">
                <text:p>102351512</text:p>
                <draw:g>
                  <svg:desc>'CCM+CT+NUMA'.A2:'CCM+CT+NUMA'.A31</svg:desc>
                </draw:g>
              </table:table-cell>
              <table:table-cell office:value-type="float" office:value="89358130">
                <text:p>89358130</text:p>
                <draw:g>
                  <svg:desc>'CCM+CT+NUMA'.B2:'CCM+CT+NUMA'.B31</svg:desc>
                </draw:g>
              </table:table-cell>
              <table:table-cell office:value-type="float" office:value="102461428">
                <text:p>102461428</text:p>
                <draw:g>
                  <svg:desc>'CCM+CT+NUMA'.C2:'CCM+CT+NUMA'.C31</svg:desc>
                </draw:g>
              </table:table-cell>
              <table:table-cell office:value-type="float" office:value="104918536">
                <text:p>104918536</text:p>
                <draw:g>
                  <svg:desc>'CCM+CT+NUMA'.D2:'CCM+CT+NUMA'.D31</svg:desc>
                </draw:g>
              </table:table-cell>
              <table:table-cell office:value-type="float" office:value="105879371">
                <text:p>105879371</text:p>
                <draw:g>
                  <svg:desc>'CCM+CT+NUMA'.E2:'CCM+CT+NUMA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394602">
                <text:p>102394602</text:p>
              </table:table-cell>
              <table:table-cell office:value-type="float" office:value="89372078">
                <text:p>89372078</text:p>
              </table:table-cell>
              <table:table-cell office:value-type="float" office:value="103205961">
                <text:p>103205961</text:p>
              </table:table-cell>
              <table:table-cell office:value-type="float" office:value="105137057">
                <text:p>105137057</text:p>
              </table:table-cell>
              <table:table-cell office:value-type="float" office:value="112642535">
                <text:p>11264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052224">
                <text:p>103052224</text:p>
              </table:table-cell>
              <table:table-cell office:value-type="float" office:value="89534940">
                <text:p>89534940</text:p>
              </table:table-cell>
              <table:table-cell office:value-type="float" office:value="103208032">
                <text:p>103208032</text:p>
              </table:table-cell>
              <table:table-cell office:value-type="float" office:value="105263866">
                <text:p>105263866</text:p>
              </table:table-cell>
              <table:table-cell office:value-type="float" office:value="113363502">
                <text:p>113363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174858">
                <text:p>103174858</text:p>
              </table:table-cell>
              <table:table-cell office:value-type="float" office:value="89603747">
                <text:p>89603747</text:p>
              </table:table-cell>
              <table:table-cell office:value-type="float" office:value="103334359">
                <text:p>103334359</text:p>
              </table:table-cell>
              <table:table-cell office:value-type="float" office:value="105273636">
                <text:p>105273636</text:p>
              </table:table-cell>
              <table:table-cell office:value-type="float" office:value="113461631">
                <text:p>113461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183260">
                <text:p>103183260</text:p>
              </table:table-cell>
              <table:table-cell office:value-type="float" office:value="89608272">
                <text:p>89608272</text:p>
              </table:table-cell>
              <table:table-cell office:value-type="float" office:value="103335484">
                <text:p>103335484</text:p>
              </table:table-cell>
              <table:table-cell office:value-type="float" office:value="105314163">
                <text:p>105314163</text:p>
              </table:table-cell>
              <table:table-cell office:value-type="float" office:value="113468613">
                <text:p>113468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191540">
                <text:p>103191540</text:p>
              </table:table-cell>
              <table:table-cell office:value-type="float" office:value="89612009">
                <text:p>89612009</text:p>
              </table:table-cell>
              <table:table-cell office:value-type="float" office:value="103348834">
                <text:p>103348834</text:p>
              </table:table-cell>
              <table:table-cell office:value-type="float" office:value="105314784">
                <text:p>105314784</text:p>
              </table:table-cell>
              <table:table-cell office:value-type="float" office:value="113501651">
                <text:p>11350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192826">
                <text:p>103192826</text:p>
              </table:table-cell>
              <table:table-cell office:value-type="float" office:value="89623071">
                <text:p>89623071</text:p>
              </table:table-cell>
              <table:table-cell office:value-type="float" office:value="103372591">
                <text:p>103372591</text:p>
              </table:table-cell>
              <table:table-cell office:value-type="float" office:value="105320218">
                <text:p>105320218</text:p>
              </table:table-cell>
              <table:table-cell office:value-type="float" office:value="113528032">
                <text:p>113528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232218">
                <text:p>103232218</text:p>
              </table:table-cell>
              <table:table-cell office:value-type="float" office:value="89648424">
                <text:p>89648424</text:p>
              </table:table-cell>
              <table:table-cell office:value-type="float" office:value="103373297">
                <text:p>103373297</text:p>
              </table:table-cell>
              <table:table-cell office:value-type="float" office:value="105332855">
                <text:p>105332855</text:p>
              </table:table-cell>
              <table:table-cell office:value-type="float" office:value="113528612">
                <text:p>113528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260969">
                <text:p>103260969</text:p>
              </table:table-cell>
              <table:table-cell office:value-type="float" office:value="89681181">
                <text:p>89681181</text:p>
              </table:table-cell>
              <table:table-cell office:value-type="float" office:value="103392690">
                <text:p>103392690</text:p>
              </table:table-cell>
              <table:table-cell office:value-type="float" office:value="105340747">
                <text:p>105340747</text:p>
              </table:table-cell>
              <table:table-cell office:value-type="float" office:value="113543089">
                <text:p>113543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288107">
                <text:p>103288107</text:p>
              </table:table-cell>
              <table:table-cell office:value-type="float" office:value="90030002">
                <text:p>90030002</text:p>
              </table:table-cell>
              <table:table-cell office:value-type="float" office:value="103408103">
                <text:p>103408103</text:p>
              </table:table-cell>
              <table:table-cell office:value-type="float" office:value="105356435">
                <text:p>105356435</text:p>
              </table:table-cell>
              <table:table-cell office:value-type="float" office:value="113849036">
                <text:p>113849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291624">
                <text:p>103291624</text:p>
              </table:table-cell>
              <table:table-cell office:value-type="float" office:value="90030123">
                <text:p>90030123</text:p>
              </table:table-cell>
              <table:table-cell office:value-type="float" office:value="103436170">
                <text:p>103436170</text:p>
              </table:table-cell>
              <table:table-cell office:value-type="float" office:value="105378978">
                <text:p>105378978</text:p>
              </table:table-cell>
              <table:table-cell office:value-type="float" office:value="114180847">
                <text:p>114180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316387">
                <text:p>103316387</text:p>
              </table:table-cell>
              <table:table-cell office:value-type="float" office:value="90058419">
                <text:p>90058419</text:p>
              </table:table-cell>
              <table:table-cell office:value-type="float" office:value="103506246">
                <text:p>103506246</text:p>
              </table:table-cell>
              <table:table-cell office:value-type="float" office:value="105482061">
                <text:p>105482061</text:p>
              </table:table-cell>
              <table:table-cell office:value-type="float" office:value="114210613">
                <text:p>114210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318347">
                <text:p>103318347</text:p>
              </table:table-cell>
              <table:table-cell office:value-type="float" office:value="90160383">
                <text:p>90160383</text:p>
              </table:table-cell>
              <table:table-cell office:value-type="float" office:value="103602611">
                <text:p>103602611</text:p>
              </table:table-cell>
              <table:table-cell office:value-type="float" office:value="105507098">
                <text:p>105507098</text:p>
              </table:table-cell>
              <table:table-cell office:value-type="float" office:value="114218806">
                <text:p>114218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402067">
                <text:p>103402067</text:p>
              </table:table-cell>
              <table:table-cell office:value-type="float" office:value="90212942">
                <text:p>90212942</text:p>
              </table:table-cell>
              <table:table-cell office:value-type="float" office:value="103621977">
                <text:p>103621977</text:p>
              </table:table-cell>
              <table:table-cell office:value-type="float" office:value="105583361">
                <text:p>105583361</text:p>
              </table:table-cell>
              <table:table-cell office:value-type="float" office:value="114272150">
                <text:p>1142721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417739">
                <text:p>103417739</text:p>
              </table:table-cell>
              <table:table-cell office:value-type="float" office:value="90232124">
                <text:p>90232124</text:p>
              </table:table-cell>
              <table:table-cell office:value-type="float" office:value="103632109">
                <text:p>103632109</text:p>
              </table:table-cell>
              <table:table-cell office:value-type="float" office:value="105600859">
                <text:p>105600859</text:p>
              </table:table-cell>
              <table:table-cell office:value-type="float" office:value="114275294">
                <text:p>114275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467716">
                <text:p>103467716</text:p>
              </table:table-cell>
              <table:table-cell office:value-type="float" office:value="90261770">
                <text:p>90261770</text:p>
              </table:table-cell>
              <table:table-cell office:value-type="float" office:value="103632248">
                <text:p>103632248</text:p>
              </table:table-cell>
              <table:table-cell office:value-type="float" office:value="105608470">
                <text:p>105608470</text:p>
              </table:table-cell>
              <table:table-cell office:value-type="float" office:value="114283686">
                <text:p>114283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477484">
                <text:p>103477484</text:p>
              </table:table-cell>
              <table:table-cell office:value-type="float" office:value="90261813">
                <text:p>90261813</text:p>
              </table:table-cell>
              <table:table-cell office:value-type="float" office:value="103650793">
                <text:p>103650793</text:p>
              </table:table-cell>
              <table:table-cell office:value-type="float" office:value="105916014">
                <text:p>105916014</text:p>
              </table:table-cell>
              <table:table-cell office:value-type="float" office:value="114330758">
                <text:p>114330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498004">
                <text:p>103498004</text:p>
              </table:table-cell>
              <table:table-cell office:value-type="float" office:value="90262303">
                <text:p>90262303</text:p>
              </table:table-cell>
              <table:table-cell office:value-type="float" office:value="103657909">
                <text:p>103657909</text:p>
              </table:table-cell>
              <table:table-cell office:value-type="float" office:value="105966455">
                <text:p>105966455</text:p>
              </table:table-cell>
              <table:table-cell office:value-type="float" office:value="114348315">
                <text:p>114348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509208">
                <text:p>103509208</text:p>
              </table:table-cell>
              <table:table-cell office:value-type="float" office:value="90279977">
                <text:p>90279977</text:p>
              </table:table-cell>
              <table:table-cell office:value-type="float" office:value="103684014">
                <text:p>103684014</text:p>
              </table:table-cell>
              <table:table-cell office:value-type="float" office:value="105986372">
                <text:p>105986372</text:p>
              </table:table-cell>
              <table:table-cell office:value-type="float" office:value="114366337">
                <text:p>114366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510498">
                <text:p>103510498</text:p>
              </table:table-cell>
              <table:table-cell office:value-type="float" office:value="90308151">
                <text:p>90308151</text:p>
              </table:table-cell>
              <table:table-cell office:value-type="float" office:value="103686596">
                <text:p>103686596</text:p>
              </table:table-cell>
              <table:table-cell office:value-type="float" office:value="105995207">
                <text:p>105995207</text:p>
              </table:table-cell>
              <table:table-cell office:value-type="float" office:value="114368570">
                <text:p>1143685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54129">
                <text:p>103554129</text:p>
              </table:table-cell>
              <table:table-cell office:value-type="float" office:value="90308539">
                <text:p>90308539</text:p>
              </table:table-cell>
              <table:table-cell office:value-type="float" office:value="103713915">
                <text:p>103713915</text:p>
              </table:table-cell>
              <table:table-cell office:value-type="float" office:value="106077638">
                <text:p>106077638</text:p>
              </table:table-cell>
              <table:table-cell office:value-type="float" office:value="114372448">
                <text:p>114372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64382">
                <text:p>103564382</text:p>
              </table:table-cell>
              <table:table-cell office:value-type="float" office:value="90323891">
                <text:p>90323891</text:p>
              </table:table-cell>
              <table:table-cell office:value-type="float" office:value="103724293">
                <text:p>103724293</text:p>
              </table:table-cell>
              <table:table-cell office:value-type="float" office:value="106088205">
                <text:p>106088205</text:p>
              </table:table-cell>
              <table:table-cell office:value-type="float" office:value="114417077">
                <text:p>114417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577396">
                <text:p>103577396</text:p>
              </table:table-cell>
              <table:table-cell office:value-type="float" office:value="90345095">
                <text:p>90345095</text:p>
              </table:table-cell>
              <table:table-cell office:value-type="float" office:value="103755080">
                <text:p>103755080</text:p>
              </table:table-cell>
              <table:table-cell office:value-type="float" office:value="106130347">
                <text:p>106130347</text:p>
              </table:table-cell>
              <table:table-cell office:value-type="float" office:value="114683963">
                <text:p>114683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583266">
                <text:p>103583266</text:p>
              </table:table-cell>
              <table:table-cell office:value-type="float" office:value="90364433">
                <text:p>90364433</text:p>
              </table:table-cell>
              <table:table-cell office:value-type="float" office:value="103802739">
                <text:p>103802739</text:p>
              </table:table-cell>
              <table:table-cell office:value-type="float" office:value="106359589">
                <text:p>106359589</text:p>
              </table:table-cell>
              <table:table-cell office:value-type="float" office:value="114685626">
                <text:p>114685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606858">
                <text:p>103606858</text:p>
              </table:table-cell>
              <table:table-cell office:value-type="float" office:value="90365439">
                <text:p>90365439</text:p>
              </table:table-cell>
              <table:table-cell office:value-type="float" office:value="103819602">
                <text:p>103819602</text:p>
              </table:table-cell>
              <table:table-cell office:value-type="float" office:value="106478685">
                <text:p>106478685</text:p>
              </table:table-cell>
              <table:table-cell office:value-type="float" office:value="114694393">
                <text:p>114694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699140">
                <text:p>103699140</text:p>
              </table:table-cell>
              <table:table-cell office:value-type="float" office:value="90369256">
                <text:p>90369256</text:p>
              </table:table-cell>
              <table:table-cell office:value-type="float" office:value="103824788">
                <text:p>103824788</text:p>
              </table:table-cell>
              <table:table-cell office:value-type="float" office:value="106918854">
                <text:p>106918854</text:p>
              </table:table-cell>
              <table:table-cell office:value-type="float" office:value="114701883">
                <text:p>1147018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701460">
                <text:p>103701460</text:p>
              </table:table-cell>
              <table:table-cell office:value-type="float" office:value="90379999">
                <text:p>90379999</text:p>
              </table:table-cell>
              <table:table-cell office:value-type="float" office:value="103847070">
                <text:p>103847070</text:p>
              </table:table-cell>
              <table:table-cell office:value-type="float" office:value="107287091">
                <text:p>107287091</text:p>
              </table:table-cell>
              <table:table-cell office:value-type="float" office:value="114725562">
                <text:p>114725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707429">
                <text:p>103707429</text:p>
              </table:table-cell>
              <table:table-cell office:value-type="float" office:value="90384825">
                <text:p>90384825</text:p>
              </table:table-cell>
              <table:table-cell office:value-type="float" office:value="103871731">
                <text:p>103871731</text:p>
              </table:table-cell>
              <table:table-cell office:value-type="float" office:value="107337294">
                <text:p>107337294</text:p>
              </table:table-cell>
              <table:table-cell office:value-type="float" office:value="114768375">
                <text:p>114768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717289">
                <text:p>103717289</text:p>
              </table:table-cell>
              <table:table-cell office:value-type="float" office:value="90402048">
                <text:p>90402048</text:p>
              </table:table-cell>
              <table:table-cell office:value-type="float" office:value="103885404">
                <text:p>103885404</text:p>
              </table:table-cell>
              <table:table-cell office:value-type="float" office:value="107379507">
                <text:p>107379507</text:p>
              </table:table-cell>
              <table:table-cell office:value-type="float" office:value="114830697">
                <text:p>114830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719497">
                <text:p>103719497</text:p>
              </table:table-cell>
              <table:table-cell office:value-type="float" office:value="90439877">
                <text:p>90439877</text:p>
              </table:table-cell>
              <table:table-cell office:value-type="float" office:value="103940442">
                <text:p>103940442</text:p>
              </table:table-cell>
              <table:table-cell office:value-type="float" office:value="107427721">
                <text:p>107427721</text:p>
              </table:table-cell>
              <table:table-cell office:value-type="float" office:value="114913581">
                <text:p>11491358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'CCM+CT+NUMA'.G1:'CCM+CT+NUMA'.K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CM+CT+NUMA'.G2:'CCM+CT+NUMA'.G31" chart:label-cell-address="'CCM+CT+NUMA'.G1:'CCM+CT+NUMA'.G1" chart:class="chart:line">
            <chart:data-point chart:repeated="30"/>
          </chart:series>
          <chart:series chart:style-name="ch7" chart:values-cell-range-address="'CCM+CT+NUMA'.H2:'CCM+CT+NUMA'.H31" chart:label-cell-address="'CCM+CT+NUMA'.H1:'CCM+CT+NUMA'.H1" chart:class="chart:line">
            <chart:data-point chart:repeated="30"/>
          </chart:series>
          <chart:series chart:style-name="ch8" chart:values-cell-range-address="'CCM+CT+NUMA'.I2:'CCM+CT+NUMA'.I31" chart:label-cell-address="'CCM+CT+NUMA'.I1:'CCM+CT+NUMA'.I1" chart:class="chart:line">
            <chart:data-point chart:repeated="30"/>
          </chart:series>
          <chart:series chart:style-name="ch9" chart:values-cell-range-address="'CCM+CT+NUMA'.J2:'CCM+CT+NUMA'.J31" chart:label-cell-address="'CCM+CT+NUMA'.J1:'CCM+CT+NUMA'.J1" chart:class="chart:line">
            <chart:data-point chart:repeated="30"/>
          </chart:series>
          <chart:series chart:style-name="ch10" chart:values-cell-range-address="'CCM+CT+NUMA'.K2:'CCM+CT+NUMA'.K31" chart:label-cell-address="'CCM+CT+NUMA'.K1:'CCM+CT+NUMA'.K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'CCM+CT+NUMA'.G1:'CCM+CT+NUMA'.G1</svg:desc>
                </draw:g>
              </table:table-cell>
              <table:table-cell office:value-type="string">
                <text:p>FC4</text:p>
                <draw:g>
                  <svg:desc>'CCM+CT+NUMA'.H1:'CCM+CT+NUMA'.H1</svg:desc>
                </draw:g>
              </table:table-cell>
              <table:table-cell office:value-type="string">
                <text:p>FC3</text:p>
                <draw:g>
                  <svg:desc>'CCM+CT+NUMA'.I1:'CCM+CT+NUMA'.I1</svg:desc>
                </draw:g>
              </table:table-cell>
              <table:table-cell office:value-type="string">
                <text:p>I3</text:p>
                <draw:g>
                  <svg:desc>'CCM+CT+NUMA'.J1:'CCM+CT+NUMA'.J1</svg:desc>
                </draw:g>
              </table:table-cell>
              <table:table-cell office:value-type="string">
                <text:p>I4</text:p>
                <draw:g>
                  <svg:desc>'CCM+CT+NUMA'.K1:'CCM+CT+NUMA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543369">
                <text:p>57543369</text:p>
                <draw:g>
                  <svg:desc>'CCM+CT+NUMA'.G2:'CCM+CT+NUMA'.G31</svg:desc>
                </draw:g>
              </table:table-cell>
              <table:table-cell office:value-type="float" office:value="99766464">
                <text:p>99766464</text:p>
                <draw:g>
                  <svg:desc>'CCM+CT+NUMA'.H2:'CCM+CT+NUMA'.H31</svg:desc>
                </draw:g>
              </table:table-cell>
              <table:table-cell office:value-type="float" office:value="102124727">
                <text:p>102124727</text:p>
                <draw:g>
                  <svg:desc>'CCM+CT+NUMA'.I2:'CCM+CT+NUMA'.I31</svg:desc>
                </draw:g>
              </table:table-cell>
              <table:table-cell office:value-type="float" office:value="90894064">
                <text:p>90894064</text:p>
                <draw:g>
                  <svg:desc>'CCM+CT+NUMA'.J2:'CCM+CT+NUMA'.J31</svg:desc>
                </draw:g>
              </table:table-cell>
              <table:table-cell office:value-type="float" office:value="104686059">
                <text:p>104686059</text:p>
                <draw:g>
                  <svg:desc>'CCM+CT+NUMA'.K2:'CCM+CT+NUMA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493062">
                <text:p>58493062</text:p>
              </table:table-cell>
              <table:table-cell office:value-type="float" office:value="110101344">
                <text:p>110101344</text:p>
              </table:table-cell>
              <table:table-cell office:value-type="float" office:value="103732229">
                <text:p>103732229</text:p>
              </table:table-cell>
              <table:table-cell office:value-type="float" office:value="91255289">
                <text:p>91255289</text:p>
              </table:table-cell>
              <table:table-cell office:value-type="float" office:value="105570996">
                <text:p>105570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921834">
                <text:p>58921834</text:p>
              </table:table-cell>
              <table:table-cell office:value-type="float" office:value="112069672">
                <text:p>112069672</text:p>
              </table:table-cell>
              <table:table-cell office:value-type="float" office:value="105225528">
                <text:p>105225528</text:p>
              </table:table-cell>
              <table:table-cell office:value-type="float" office:value="91689874">
                <text:p>91689874</text:p>
              </table:table-cell>
              <table:table-cell office:value-type="float" office:value="111512878">
                <text:p>111512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665906">
                <text:p>59665906</text:p>
              </table:table-cell>
              <table:table-cell office:value-type="float" office:value="113085881">
                <text:p>113085881</text:p>
              </table:table-cell>
              <table:table-cell office:value-type="float" office:value="106543465">
                <text:p>106543465</text:p>
              </table:table-cell>
              <table:table-cell office:value-type="float" office:value="94176002">
                <text:p>94176002</text:p>
              </table:table-cell>
              <table:table-cell office:value-type="float" office:value="111714631">
                <text:p>111714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683182">
                <text:p>59683182</text:p>
              </table:table-cell>
              <table:table-cell office:value-type="float" office:value="113324883">
                <text:p>113324883</text:p>
              </table:table-cell>
              <table:table-cell office:value-type="float" office:value="106574715">
                <text:p>106574715</text:p>
              </table:table-cell>
              <table:table-cell office:value-type="float" office:value="94975789">
                <text:p>94975789</text:p>
              </table:table-cell>
              <table:table-cell office:value-type="float" office:value="112741762">
                <text:p>112741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856820">
                <text:p>59856820</text:p>
              </table:table-cell>
              <table:table-cell office:value-type="float" office:value="113529864">
                <text:p>113529864</text:p>
              </table:table-cell>
              <table:table-cell office:value-type="float" office:value="108565506">
                <text:p>108565506</text:p>
              </table:table-cell>
              <table:table-cell office:value-type="float" office:value="95259072">
                <text:p>95259072</text:p>
              </table:table-cell>
              <table:table-cell office:value-type="float" office:value="113896013">
                <text:p>113896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962706">
                <text:p>59962706</text:p>
              </table:table-cell>
              <table:table-cell office:value-type="float" office:value="115511177">
                <text:p>115511177</text:p>
              </table:table-cell>
              <table:table-cell office:value-type="float" office:value="113077768">
                <text:p>113077768</text:p>
              </table:table-cell>
              <table:table-cell office:value-type="float" office:value="96841808">
                <text:p>96841808</text:p>
              </table:table-cell>
              <table:table-cell office:value-type="float" office:value="114333007">
                <text:p>114333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416889">
                <text:p>60416889</text:p>
              </table:table-cell>
              <table:table-cell office:value-type="float" office:value="115765396">
                <text:p>115765396</text:p>
              </table:table-cell>
              <table:table-cell office:value-type="float" office:value="114680878">
                <text:p>114680878</text:p>
              </table:table-cell>
              <table:table-cell office:value-type="float" office:value="96954121">
                <text:p>96954121</text:p>
              </table:table-cell>
              <table:table-cell office:value-type="float" office:value="114336478">
                <text:p>114336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22400">
                <text:p>61322400</text:p>
              </table:table-cell>
              <table:table-cell office:value-type="float" office:value="116643925">
                <text:p>116643925</text:p>
              </table:table-cell>
              <table:table-cell office:value-type="float" office:value="114761455">
                <text:p>114761455</text:p>
              </table:table-cell>
              <table:table-cell office:value-type="float" office:value="98071010">
                <text:p>98071010</text:p>
              </table:table-cell>
              <table:table-cell office:value-type="float" office:value="114351999">
                <text:p>114351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043394">
                <text:p>62043394</text:p>
              </table:table-cell>
              <table:table-cell office:value-type="float" office:value="116960670">
                <text:p>116960670</text:p>
              </table:table-cell>
              <table:table-cell office:value-type="float" office:value="114865611">
                <text:p>114865611</text:p>
              </table:table-cell>
              <table:table-cell office:value-type="float" office:value="98390534">
                <text:p>98390534</text:p>
              </table:table-cell>
              <table:table-cell office:value-type="float" office:value="114922854">
                <text:p>1149228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660959">
                <text:p>63660959</text:p>
              </table:table-cell>
              <table:table-cell office:value-type="float" office:value="118342695">
                <text:p>118342695</text:p>
              </table:table-cell>
              <table:table-cell office:value-type="float" office:value="115256094">
                <text:p>115256094</text:p>
              </table:table-cell>
              <table:table-cell office:value-type="float" office:value="98660346">
                <text:p>98660346</text:p>
              </table:table-cell>
              <table:table-cell office:value-type="float" office:value="115127612">
                <text:p>115127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055703">
                <text:p>64055703</text:p>
              </table:table-cell>
              <table:table-cell office:value-type="float" office:value="119343754">
                <text:p>119343754</text:p>
              </table:table-cell>
              <table:table-cell office:value-type="float" office:value="115671642">
                <text:p>115671642</text:p>
              </table:table-cell>
              <table:table-cell office:value-type="float" office:value="98921504">
                <text:p>98921504</text:p>
              </table:table-cell>
              <table:table-cell office:value-type="float" office:value="115212298">
                <text:p>115212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660110">
                <text:p>64660110</text:p>
              </table:table-cell>
              <table:table-cell office:value-type="float" office:value="121581144">
                <text:p>121581144</text:p>
              </table:table-cell>
              <table:table-cell office:value-type="float" office:value="119655418">
                <text:p>119655418</text:p>
              </table:table-cell>
              <table:table-cell office:value-type="float" office:value="99383785">
                <text:p>99383785</text:p>
              </table:table-cell>
              <table:table-cell office:value-type="float" office:value="115274599">
                <text:p>115274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469474">
                <text:p>65469474</text:p>
              </table:table-cell>
              <table:table-cell office:value-type="float" office:value="122423712">
                <text:p>122423712</text:p>
              </table:table-cell>
              <table:table-cell office:value-type="float" office:value="120173460">
                <text:p>120173460</text:p>
              </table:table-cell>
              <table:table-cell office:value-type="float" office:value="99443455">
                <text:p>99443455</text:p>
              </table:table-cell>
              <table:table-cell office:value-type="float" office:value="115417964">
                <text:p>115417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392647">
                <text:p>96392647</text:p>
              </table:table-cell>
              <table:table-cell office:value-type="float" office:value="123269454">
                <text:p>123269454</text:p>
              </table:table-cell>
              <table:table-cell office:value-type="float" office:value="120383512">
                <text:p>120383512</text:p>
              </table:table-cell>
              <table:table-cell office:value-type="float" office:value="99722562">
                <text:p>99722562</text:p>
              </table:table-cell>
              <table:table-cell office:value-type="float" office:value="115931913">
                <text:p>115931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993980">
                <text:p>99993980</text:p>
              </table:table-cell>
              <table:table-cell office:value-type="float" office:value="124561102">
                <text:p>124561102</text:p>
              </table:table-cell>
              <table:table-cell office:value-type="float" office:value="120479260">
                <text:p>120479260</text:p>
              </table:table-cell>
              <table:table-cell office:value-type="float" office:value="99749975">
                <text:p>99749975</text:p>
              </table:table-cell>
              <table:table-cell office:value-type="float" office:value="115933065">
                <text:p>115933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318835">
                <text:p>101318835</text:p>
              </table:table-cell>
              <table:table-cell office:value-type="float" office:value="125041231">
                <text:p>125041231</text:p>
              </table:table-cell>
              <table:table-cell office:value-type="float" office:value="120540192">
                <text:p>120540192</text:p>
              </table:table-cell>
              <table:table-cell office:value-type="float" office:value="99793776">
                <text:p>99793776</text:p>
              </table:table-cell>
              <table:table-cell office:value-type="float" office:value="116301663">
                <text:p>1163016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638361">
                <text:p>102638361</text:p>
              </table:table-cell>
              <table:table-cell office:value-type="float" office:value="125077529">
                <text:p>125077529</text:p>
              </table:table-cell>
              <table:table-cell office:value-type="float" office:value="120862546">
                <text:p>120862546</text:p>
              </table:table-cell>
              <table:table-cell office:value-type="float" office:value="99872875">
                <text:p>99872875</text:p>
              </table:table-cell>
              <table:table-cell office:value-type="float" office:value="116372987">
                <text:p>116372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242485">
                <text:p>103242485</text:p>
              </table:table-cell>
              <table:table-cell office:value-type="float" office:value="125854461">
                <text:p>125854461</text:p>
              </table:table-cell>
              <table:table-cell office:value-type="float" office:value="120894745">
                <text:p>120894745</text:p>
              </table:table-cell>
              <table:table-cell office:value-type="float" office:value="102595948">
                <text:p>102595948</text:p>
              </table:table-cell>
              <table:table-cell office:value-type="float" office:value="116720749">
                <text:p>116720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281188">
                <text:p>103281188</text:p>
              </table:table-cell>
              <table:table-cell office:value-type="float" office:value="125965180">
                <text:p>125965180</text:p>
              </table:table-cell>
              <table:table-cell office:value-type="float" office:value="121736881">
                <text:p>121736881</text:p>
              </table:table-cell>
              <table:table-cell office:value-type="float" office:value="102770281">
                <text:p>102770281</text:p>
              </table:table-cell>
              <table:table-cell office:value-type="float" office:value="136538956">
                <text:p>136538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626336">
                <text:p>108626336</text:p>
              </table:table-cell>
              <table:table-cell office:value-type="float" office:value="125993662">
                <text:p>125993662</text:p>
              </table:table-cell>
              <table:table-cell office:value-type="float" office:value="121795837">
                <text:p>121795837</text:p>
              </table:table-cell>
              <table:table-cell office:value-type="float" office:value="103815472">
                <text:p>103815472</text:p>
              </table:table-cell>
              <table:table-cell office:value-type="float" office:value="138412467">
                <text:p>138412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086372">
                <text:p>109086372</text:p>
              </table:table-cell>
              <table:table-cell office:value-type="float" office:value="126009327">
                <text:p>126009327</text:p>
              </table:table-cell>
              <table:table-cell office:value-type="float" office:value="123157353">
                <text:p>123157353</text:p>
              </table:table-cell>
              <table:table-cell office:value-type="float" office:value="104082076">
                <text:p>104082076</text:p>
              </table:table-cell>
              <table:table-cell office:value-type="float" office:value="139614781">
                <text:p>1396147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415265">
                <text:p>109415265</text:p>
              </table:table-cell>
              <table:table-cell office:value-type="float" office:value="127536503">
                <text:p>127536503</text:p>
              </table:table-cell>
              <table:table-cell office:value-type="float" office:value="123503167">
                <text:p>123503167</text:p>
              </table:table-cell>
              <table:table-cell office:value-type="float" office:value="104348242">
                <text:p>104348242</text:p>
              </table:table-cell>
              <table:table-cell office:value-type="float" office:value="143044731">
                <text:p>1430447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860481">
                <text:p>109860481</text:p>
              </table:table-cell>
              <table:table-cell office:value-type="float" office:value="127828382">
                <text:p>127828382</text:p>
              </table:table-cell>
              <table:table-cell office:value-type="float" office:value="123543368">
                <text:p>123543368</text:p>
              </table:table-cell>
              <table:table-cell office:value-type="float" office:value="104354514">
                <text:p>104354514</text:p>
              </table:table-cell>
              <table:table-cell office:value-type="float" office:value="144040241">
                <text:p>1440402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396462">
                <text:p>110396462</text:p>
              </table:table-cell>
              <table:table-cell office:value-type="float" office:value="129163442">
                <text:p>129163442</text:p>
              </table:table-cell>
              <table:table-cell office:value-type="float" office:value="124058190">
                <text:p>124058190</text:p>
              </table:table-cell>
              <table:table-cell office:value-type="float" office:value="104840873">
                <text:p>104840873</text:p>
              </table:table-cell>
              <table:table-cell office:value-type="float" office:value="144418808">
                <text:p>1444188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657593">
                <text:p>110657593</text:p>
              </table:table-cell>
              <table:table-cell office:value-type="float" office:value="129802198">
                <text:p>129802198</text:p>
              </table:table-cell>
              <table:table-cell office:value-type="float" office:value="124371867">
                <text:p>124371867</text:p>
              </table:table-cell>
              <table:table-cell office:value-type="float" office:value="105109105">
                <text:p>105109105</text:p>
              </table:table-cell>
              <table:table-cell office:value-type="float" office:value="148873124">
                <text:p>148873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848761">
                <text:p>110848761</text:p>
              </table:table-cell>
              <table:table-cell office:value-type="float" office:value="129866605">
                <text:p>129866605</text:p>
              </table:table-cell>
              <table:table-cell office:value-type="float" office:value="125116417">
                <text:p>125116417</text:p>
              </table:table-cell>
              <table:table-cell office:value-type="float" office:value="105114865">
                <text:p>105114865</text:p>
              </table:table-cell>
              <table:table-cell office:value-type="float" office:value="151078108">
                <text:p>151078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824430">
                <text:p>111824430</text:p>
              </table:table-cell>
              <table:table-cell office:value-type="float" office:value="130390870">
                <text:p>130390870</text:p>
              </table:table-cell>
              <table:table-cell office:value-type="float" office:value="125941570">
                <text:p>125941570</text:p>
              </table:table-cell>
              <table:table-cell office:value-type="float" office:value="105247614">
                <text:p>105247614</text:p>
              </table:table-cell>
              <table:table-cell office:value-type="float" office:value="153810316">
                <text:p>153810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210540">
                <text:p>112210540</text:p>
              </table:table-cell>
              <table:table-cell office:value-type="float" office:value="130495726">
                <text:p>130495726</text:p>
              </table:table-cell>
              <table:table-cell office:value-type="float" office:value="126034714">
                <text:p>126034714</text:p>
              </table:table-cell>
              <table:table-cell office:value-type="float" office:value="107598910">
                <text:p>107598910</text:p>
              </table:table-cell>
              <table:table-cell office:value-type="float" office:value="160804519">
                <text:p>1608045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876543">
                <text:p>112876543</text:p>
              </table:table-cell>
              <table:table-cell office:value-type="float" office:value="131682643">
                <text:p>131682643</text:p>
              </table:table-cell>
              <table:table-cell office:value-type="float" office:value="127522910">
                <text:p>127522910</text:p>
              </table:table-cell>
              <table:table-cell office:value-type="float" office:value="108014350">
                <text:p>108014350</text:p>
              </table:table-cell>
              <table:table-cell office:value-type="float" office:value="164782824">
                <text:p>16478282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NoOpts.G1:NoOpts.K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Opts.G2:NoOpts.G31" chart:label-cell-address="NoOpts.G1:NoOpts.G1" chart:class="chart:line">
            <chart:data-point chart:repeated="30"/>
          </chart:series>
          <chart:series chart:style-name="ch7" chart:values-cell-range-address="NoOpts.H2:NoOpts.H31" chart:label-cell-address="NoOpts.H1:NoOpts.H1" chart:class="chart:line">
            <chart:data-point chart:repeated="30"/>
          </chart:series>
          <chart:series chart:style-name="ch8" chart:values-cell-range-address="NoOpts.I2:NoOpts.I31" chart:label-cell-address="NoOpts.I1:NoOpts.I1" chart:class="chart:line">
            <chart:data-point chart:repeated="30"/>
          </chart:series>
          <chart:series chart:style-name="ch9" chart:values-cell-range-address="NoOpts.J2:NoOpts.J31" chart:label-cell-address="NoOpts.J1:NoOpts.J1" chart:class="chart:line">
            <chart:data-point chart:repeated="30"/>
          </chart:series>
          <chart:series chart:style-name="ch10" chart:values-cell-range-address="NoOpts.K2:NoOpts.K31" chart:label-cell-address="NoOpts.K1:NoOpts.K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NoOpts.G1:NoOpts.G1</svg:desc>
                </draw:g>
              </table:table-cell>
              <table:table-cell office:value-type="string">
                <text:p>FC4</text:p>
                <draw:g>
                  <svg:desc>NoOpts.H1:NoOpts.H1</svg:desc>
                </draw:g>
              </table:table-cell>
              <table:table-cell office:value-type="string">
                <text:p>FC3</text:p>
                <draw:g>
                  <svg:desc>NoOpts.I1:NoOpts.I1</svg:desc>
                </draw:g>
              </table:table-cell>
              <table:table-cell office:value-type="string">
                <text:p>I3</text:p>
                <draw:g>
                  <svg:desc>NoOpts.J1:NoOpts.J1</svg:desc>
                </draw:g>
              </table:table-cell>
              <table:table-cell office:value-type="string">
                <text:p>I4</text:p>
                <draw:g>
                  <svg:desc>NoOpts.K1:NoOpt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628963">
                <text:p>38628963</text:p>
                <draw:g>
                  <svg:desc>NoOpts.G2:NoOpts.G31</svg:desc>
                </draw:g>
              </table:table-cell>
              <table:table-cell office:value-type="float" office:value="106694085">
                <text:p>106694085</text:p>
                <draw:g>
                  <svg:desc>NoOpts.H2:NoOpts.H31</svg:desc>
                </draw:g>
              </table:table-cell>
              <table:table-cell office:value-type="float" office:value="94105262">
                <text:p>94105262</text:p>
                <draw:g>
                  <svg:desc>NoOpts.I2:NoOpts.I31</svg:desc>
                </draw:g>
              </table:table-cell>
              <table:table-cell office:value-type="float" office:value="86320351">
                <text:p>86320351</text:p>
                <draw:g>
                  <svg:desc>NoOpts.J2:NoOpts.J31</svg:desc>
                </draw:g>
              </table:table-cell>
              <table:table-cell office:value-type="float" office:value="49507566">
                <text:p>49507566</text:p>
                <draw:g>
                  <svg:desc>NoOpts.K2:NoOpts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685731">
                <text:p>45685731</text:p>
              </table:table-cell>
              <table:table-cell office:value-type="float" office:value="111825079">
                <text:p>111825079</text:p>
              </table:table-cell>
              <table:table-cell office:value-type="float" office:value="98521419">
                <text:p>98521419</text:p>
              </table:table-cell>
              <table:table-cell office:value-type="float" office:value="95109493">
                <text:p>95109493</text:p>
              </table:table-cell>
              <table:table-cell office:value-type="float" office:value="55202824">
                <text:p>55202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419138">
                <text:p>47419138</text:p>
              </table:table-cell>
              <table:table-cell office:value-type="float" office:value="112166071">
                <text:p>112166071</text:p>
              </table:table-cell>
              <table:table-cell office:value-type="float" office:value="100572929">
                <text:p>100572929</text:p>
              </table:table-cell>
              <table:table-cell office:value-type="float" office:value="98662318">
                <text:p>98662318</text:p>
              </table:table-cell>
              <table:table-cell office:value-type="float" office:value="61123536">
                <text:p>61123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707107">
                <text:p>47707107</text:p>
              </table:table-cell>
              <table:table-cell office:value-type="float" office:value="113012233">
                <text:p>113012233</text:p>
              </table:table-cell>
              <table:table-cell office:value-type="float" office:value="100665781">
                <text:p>100665781</text:p>
              </table:table-cell>
              <table:table-cell office:value-type="float" office:value="100840941">
                <text:p>100840941</text:p>
              </table:table-cell>
              <table:table-cell office:value-type="float" office:value="64825371">
                <text:p>64825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277570">
                <text:p>48277570</text:p>
              </table:table-cell>
              <table:table-cell office:value-type="float" office:value="113512073">
                <text:p>113512073</text:p>
              </table:table-cell>
              <table:table-cell office:value-type="float" office:value="101361002">
                <text:p>101361002</text:p>
              </table:table-cell>
              <table:table-cell office:value-type="float" office:value="103196046">
                <text:p>103196046</text:p>
              </table:table-cell>
              <table:table-cell office:value-type="float" office:value="67442525">
                <text:p>67442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19509">
                <text:p>48519509</text:p>
              </table:table-cell>
              <table:table-cell office:value-type="float" office:value="114106534">
                <text:p>114106534</text:p>
              </table:table-cell>
              <table:table-cell office:value-type="float" office:value="101530083">
                <text:p>101530083</text:p>
              </table:table-cell>
              <table:table-cell office:value-type="float" office:value="104011464">
                <text:p>104011464</text:p>
              </table:table-cell>
              <table:table-cell office:value-type="float" office:value="67743679">
                <text:p>67743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860181">
                <text:p>48860181</text:p>
              </table:table-cell>
              <table:table-cell office:value-type="float" office:value="114569497">
                <text:p>114569497</text:p>
              </table:table-cell>
              <table:table-cell office:value-type="float" office:value="103629065">
                <text:p>103629065</text:p>
              </table:table-cell>
              <table:table-cell office:value-type="float" office:value="105104792">
                <text:p>105104792</text:p>
              </table:table-cell>
              <table:table-cell office:value-type="float" office:value="68444322">
                <text:p>68444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040182">
                <text:p>49040182</text:p>
              </table:table-cell>
              <table:table-cell office:value-type="float" office:value="114941058">
                <text:p>114941058</text:p>
              </table:table-cell>
              <table:table-cell office:value-type="float" office:value="105046997">
                <text:p>105046997</text:p>
              </table:table-cell>
              <table:table-cell office:value-type="float" office:value="105613138">
                <text:p>105613138</text:p>
              </table:table-cell>
              <table:table-cell office:value-type="float" office:value="71491004">
                <text:p>71491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575045">
                <text:p>49575045</text:p>
              </table:table-cell>
              <table:table-cell office:value-type="float" office:value="115156365">
                <text:p>115156365</text:p>
              </table:table-cell>
              <table:table-cell office:value-type="float" office:value="111353226">
                <text:p>111353226</text:p>
              </table:table-cell>
              <table:table-cell office:value-type="float" office:value="106338593">
                <text:p>106338593</text:p>
              </table:table-cell>
              <table:table-cell office:value-type="float" office:value="76526882">
                <text:p>76526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950430">
                <text:p>50950430</text:p>
              </table:table-cell>
              <table:table-cell office:value-type="float" office:value="119154173">
                <text:p>119154173</text:p>
              </table:table-cell>
              <table:table-cell office:value-type="float" office:value="112130344">
                <text:p>112130344</text:p>
              </table:table-cell>
              <table:table-cell office:value-type="float" office:value="108465726">
                <text:p>108465726</text:p>
              </table:table-cell>
              <table:table-cell office:value-type="float" office:value="90985648">
                <text:p>90985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975270">
                <text:p>50975270</text:p>
              </table:table-cell>
              <table:table-cell office:value-type="float" office:value="119220124">
                <text:p>119220124</text:p>
              </table:table-cell>
              <table:table-cell office:value-type="float" office:value="113446446">
                <text:p>113446446</text:p>
              </table:table-cell>
              <table:table-cell office:value-type="float" office:value="110381822">
                <text:p>110381822</text:p>
              </table:table-cell>
              <table:table-cell office:value-type="float" office:value="95265291">
                <text:p>95265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846536">
                <text:p>56846536</text:p>
              </table:table-cell>
              <table:table-cell office:value-type="float" office:value="119961200">
                <text:p>119961200</text:p>
              </table:table-cell>
              <table:table-cell office:value-type="float" office:value="119086083">
                <text:p>119086083</text:p>
              </table:table-cell>
              <table:table-cell office:value-type="float" office:value="111764367">
                <text:p>111764367</text:p>
              </table:table-cell>
              <table:table-cell office:value-type="float" office:value="95742688">
                <text:p>95742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356705">
                <text:p>60356705</text:p>
              </table:table-cell>
              <table:table-cell office:value-type="float" office:value="123108533">
                <text:p>123108533</text:p>
              </table:table-cell>
              <table:table-cell office:value-type="float" office:value="120107247">
                <text:p>120107247</text:p>
              </table:table-cell>
              <table:table-cell office:value-type="float" office:value="112133157">
                <text:p>112133157</text:p>
              </table:table-cell>
              <table:table-cell office:value-type="float" office:value="98505602">
                <text:p>98505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938833">
                <text:p>60938833</text:p>
              </table:table-cell>
              <table:table-cell office:value-type="float" office:value="123860772">
                <text:p>123860772</text:p>
              </table:table-cell>
              <table:table-cell office:value-type="float" office:value="120174187">
                <text:p>120174187</text:p>
              </table:table-cell>
              <table:table-cell office:value-type="float" office:value="113581301">
                <text:p>113581301</text:p>
              </table:table-cell>
              <table:table-cell office:value-type="float" office:value="104465146">
                <text:p>104465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989227">
                <text:p>90989227</text:p>
              </table:table-cell>
              <table:table-cell office:value-type="float" office:value="124188596">
                <text:p>124188596</text:p>
              </table:table-cell>
              <table:table-cell office:value-type="float" office:value="120569727">
                <text:p>120569727</text:p>
              </table:table-cell>
              <table:table-cell office:value-type="float" office:value="114926314">
                <text:p>114926314</text:p>
              </table:table-cell>
              <table:table-cell office:value-type="float" office:value="107065301">
                <text:p>107065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676115">
                <text:p>93676115</text:p>
              </table:table-cell>
              <table:table-cell office:value-type="float" office:value="125552978">
                <text:p>125552978</text:p>
              </table:table-cell>
              <table:table-cell office:value-type="float" office:value="120740519">
                <text:p>120740519</text:p>
              </table:table-cell>
              <table:table-cell office:value-type="float" office:value="116508927">
                <text:p>116508927</text:p>
              </table:table-cell>
              <table:table-cell office:value-type="float" office:value="109066405">
                <text:p>109066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125917">
                <text:p>94125917</text:p>
              </table:table-cell>
              <table:table-cell office:value-type="float" office:value="126509751">
                <text:p>126509751</text:p>
              </table:table-cell>
              <table:table-cell office:value-type="float" office:value="126413728">
                <text:p>126413728</text:p>
              </table:table-cell>
              <table:table-cell office:value-type="float" office:value="116630382">
                <text:p>116630382</text:p>
              </table:table-cell>
              <table:table-cell office:value-type="float" office:value="122332685">
                <text:p>122332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411481">
                <text:p>95411481</text:p>
              </table:table-cell>
              <table:table-cell office:value-type="float" office:value="126569066">
                <text:p>126569066</text:p>
              </table:table-cell>
              <table:table-cell office:value-type="float" office:value="129747790">
                <text:p>129747790</text:p>
              </table:table-cell>
              <table:table-cell office:value-type="float" office:value="116753522">
                <text:p>116753522</text:p>
              </table:table-cell>
              <table:table-cell office:value-type="float" office:value="123095337">
                <text:p>123095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142323">
                <text:p>96142323</text:p>
              </table:table-cell>
              <table:table-cell office:value-type="float" office:value="126862432">
                <text:p>126862432</text:p>
              </table:table-cell>
              <table:table-cell office:value-type="float" office:value="130885348">
                <text:p>130885348</text:p>
              </table:table-cell>
              <table:table-cell office:value-type="float" office:value="117049459">
                <text:p>117049459</text:p>
              </table:table-cell>
              <table:table-cell office:value-type="float" office:value="123403531">
                <text:p>123403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775816">
                <text:p>98775816</text:p>
              </table:table-cell>
              <table:table-cell office:value-type="float" office:value="128247128">
                <text:p>128247128</text:p>
              </table:table-cell>
              <table:table-cell office:value-type="float" office:value="131976336">
                <text:p>131976336</text:p>
              </table:table-cell>
              <table:table-cell office:value-type="float" office:value="117479978">
                <text:p>117479978</text:p>
              </table:table-cell>
              <table:table-cell office:value-type="float" office:value="124752141">
                <text:p>124752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958831">
                <text:p>99958831</text:p>
              </table:table-cell>
              <table:table-cell office:value-type="float" office:value="129066784">
                <text:p>129066784</text:p>
              </table:table-cell>
              <table:table-cell office:value-type="float" office:value="133305623">
                <text:p>133305623</text:p>
              </table:table-cell>
              <table:table-cell office:value-type="float" office:value="117595965">
                <text:p>117595965</text:p>
              </table:table-cell>
              <table:table-cell office:value-type="float" office:value="124906449">
                <text:p>124906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848611">
                <text:p>100848611</text:p>
              </table:table-cell>
              <table:table-cell office:value-type="float" office:value="129696348">
                <text:p>129696348</text:p>
              </table:table-cell>
              <table:table-cell office:value-type="float" office:value="133743372">
                <text:p>133743372</text:p>
              </table:table-cell>
              <table:table-cell office:value-type="float" office:value="117689215">
                <text:p>117689215</text:p>
              </table:table-cell>
              <table:table-cell office:value-type="float" office:value="125076668">
                <text:p>1250766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801809">
                <text:p>108801809</text:p>
              </table:table-cell>
              <table:table-cell office:value-type="float" office:value="130208398">
                <text:p>130208398</text:p>
              </table:table-cell>
              <table:table-cell office:value-type="float" office:value="133791570">
                <text:p>133791570</text:p>
              </table:table-cell>
              <table:table-cell office:value-type="float" office:value="118957144">
                <text:p>118957144</text:p>
              </table:table-cell>
              <table:table-cell office:value-type="float" office:value="128130890">
                <text:p>1281308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635010">
                <text:p>112635010</text:p>
              </table:table-cell>
              <table:table-cell office:value-type="float" office:value="130625086">
                <text:p>130625086</text:p>
              </table:table-cell>
              <table:table-cell office:value-type="float" office:value="133813849">
                <text:p>133813849</text:p>
              </table:table-cell>
              <table:table-cell office:value-type="float" office:value="118958876">
                <text:p>118958876</text:p>
              </table:table-cell>
              <table:table-cell office:value-type="float" office:value="129219200">
                <text:p>129219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749950">
                <text:p>113749950</text:p>
              </table:table-cell>
              <table:table-cell office:value-type="float" office:value="131163873">
                <text:p>131163873</text:p>
              </table:table-cell>
              <table:table-cell office:value-type="float" office:value="134187853">
                <text:p>134187853</text:p>
              </table:table-cell>
              <table:table-cell office:value-type="float" office:value="119495583">
                <text:p>119495583</text:p>
              </table:table-cell>
              <table:table-cell office:value-type="float" office:value="129228369">
                <text:p>1292283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917458">
                <text:p>115917458</text:p>
              </table:table-cell>
              <table:table-cell office:value-type="float" office:value="131445688">
                <text:p>131445688</text:p>
              </table:table-cell>
              <table:table-cell office:value-type="float" office:value="134336650">
                <text:p>134336650</text:p>
              </table:table-cell>
              <table:table-cell office:value-type="float" office:value="119582278">
                <text:p>119582278</text:p>
              </table:table-cell>
              <table:table-cell office:value-type="float" office:value="129314391">
                <text:p>129314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272168">
                <text:p>127272168</text:p>
              </table:table-cell>
              <table:table-cell office:value-type="float" office:value="131567833">
                <text:p>131567833</text:p>
              </table:table-cell>
              <table:table-cell office:value-type="float" office:value="134730845">
                <text:p>134730845</text:p>
              </table:table-cell>
              <table:table-cell office:value-type="float" office:value="120577690">
                <text:p>120577690</text:p>
              </table:table-cell>
              <table:table-cell office:value-type="float" office:value="129813799">
                <text:p>1298137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739282">
                <text:p>128739282</text:p>
              </table:table-cell>
              <table:table-cell office:value-type="float" office:value="131786494">
                <text:p>131786494</text:p>
              </table:table-cell>
              <table:table-cell office:value-type="float" office:value="134756150">
                <text:p>134756150</text:p>
              </table:table-cell>
              <table:table-cell office:value-type="float" office:value="122419739">
                <text:p>122419739</text:p>
              </table:table-cell>
              <table:table-cell office:value-type="float" office:value="141985968">
                <text:p>141985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268519">
                <text:p>130268519</text:p>
              </table:table-cell>
              <table:table-cell office:value-type="float" office:value="131885073">
                <text:p>131885073</text:p>
              </table:table-cell>
              <table:table-cell office:value-type="float" office:value="134774419">
                <text:p>134774419</text:p>
              </table:table-cell>
              <table:table-cell office:value-type="float" office:value="123360215">
                <text:p>123360215</text:p>
              </table:table-cell>
              <table:table-cell office:value-type="float" office:value="143515390">
                <text:p>1435153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315793">
                <text:p>130315793</text:p>
              </table:table-cell>
              <table:table-cell office:value-type="float" office:value="132368241">
                <text:p>132368241</text:p>
              </table:table-cell>
              <table:table-cell office:value-type="float" office:value="135273312">
                <text:p>135273312</text:p>
              </table:table-cell>
              <table:table-cell office:value-type="float" office:value="125855076">
                <text:p>125855076</text:p>
              </table:table-cell>
              <table:table-cell office:value-type="float" office:value="156940387">
                <text:p>1569403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CT.A1:CT.E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T.A2:CT.A31" chart:label-cell-address="CT.A1:CT.A1" chart:class="chart:line">
            <chart:data-point chart:repeated="30"/>
          </chart:series>
          <chart:series chart:style-name="ch7" chart:values-cell-range-address="CT.B2:CT.B31" chart:label-cell-address="CT.B1:CT.B1" chart:class="chart:line">
            <chart:data-point chart:repeated="30"/>
          </chart:series>
          <chart:series chart:style-name="ch8" chart:values-cell-range-address="CT.C2:CT.C31" chart:label-cell-address="CT.C1:CT.C1" chart:class="chart:line">
            <chart:data-point chart:repeated="30"/>
          </chart:series>
          <chart:series chart:style-name="ch9" chart:values-cell-range-address="CT.D2:CT.D31" chart:label-cell-address="CT.D1:CT.D1" chart:class="chart:line">
            <chart:data-point chart:repeated="30"/>
          </chart:series>
          <chart:series chart:style-name="ch10" chart:values-cell-range-address="CT.E2:CT.E31" chart:label-cell-address="CT.E1:CT.E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CT.A1:CT.A1</svg:desc>
                </draw:g>
              </table:table-cell>
              <table:table-cell office:value-type="string">
                <text:p>FC4</text:p>
                <draw:g>
                  <svg:desc>CT.B1:CT.B1</svg:desc>
                </draw:g>
              </table:table-cell>
              <table:table-cell office:value-type="string">
                <text:p>FC3</text:p>
                <draw:g>
                  <svg:desc>CT.C1:CT.C1</svg:desc>
                </draw:g>
              </table:table-cell>
              <table:table-cell office:value-type="string">
                <text:p>I3</text:p>
                <draw:g>
                  <svg:desc>CT.D1:CT.D1</svg:desc>
                </draw:g>
              </table:table-cell>
              <table:table-cell office:value-type="string">
                <text:p>I4</text:p>
                <draw:g>
                  <svg:desc>CT.E1:C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126540">
                <text:p>111126540</text:p>
                <draw:g>
                  <svg:desc>CT.A2:CT.A31</svg:desc>
                </draw:g>
              </table:table-cell>
              <table:table-cell office:value-type="float" office:value="99864014">
                <text:p>99864014</text:p>
                <draw:g>
                  <svg:desc>CT.B2:CT.B31</svg:desc>
                </draw:g>
              </table:table-cell>
              <table:table-cell office:value-type="float" office:value="111053890">
                <text:p>111053890</text:p>
                <draw:g>
                  <svg:desc>CT.C2:CT.C31</svg:desc>
                </draw:g>
              </table:table-cell>
              <table:table-cell office:value-type="float" office:value="129309272">
                <text:p>129309272</text:p>
                <draw:g>
                  <svg:desc>CT.D2:CT.D31</svg:desc>
                </draw:g>
              </table:table-cell>
              <table:table-cell office:value-type="float" office:value="111320793">
                <text:p>111320793</text:p>
                <draw:g>
                  <svg:desc>CT.E2:CT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253264">
                <text:p>111253264</text:p>
              </table:table-cell>
              <table:table-cell office:value-type="float" office:value="99907511">
                <text:p>99907511</text:p>
              </table:table-cell>
              <table:table-cell office:value-type="float" office:value="111515086">
                <text:p>111515086</text:p>
              </table:table-cell>
              <table:table-cell office:value-type="float" office:value="129359448">
                <text:p>129359448</text:p>
              </table:table-cell>
              <table:table-cell office:value-type="float" office:value="112155645">
                <text:p>112155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324057">
                <text:p>111324057</text:p>
              </table:table-cell>
              <table:table-cell office:value-type="float" office:value="99974840">
                <text:p>99974840</text:p>
              </table:table-cell>
              <table:table-cell office:value-type="float" office:value="111808589">
                <text:p>111808589</text:p>
              </table:table-cell>
              <table:table-cell office:value-type="float" office:value="129530066">
                <text:p>129530066</text:p>
              </table:table-cell>
              <table:table-cell office:value-type="float" office:value="112197116">
                <text:p>112197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627628">
                <text:p>111627628</text:p>
              </table:table-cell>
              <table:table-cell office:value-type="float" office:value="100214679">
                <text:p>100214679</text:p>
              </table:table-cell>
              <table:table-cell office:value-type="float" office:value="111815089">
                <text:p>111815089</text:p>
              </table:table-cell>
              <table:table-cell office:value-type="float" office:value="129642142">
                <text:p>129642142</text:p>
              </table:table-cell>
              <table:table-cell office:value-type="float" office:value="112238054">
                <text:p>112238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825747">
                <text:p>111825747</text:p>
              </table:table-cell>
              <table:table-cell office:value-type="float" office:value="100495990">
                <text:p>100495990</text:p>
              </table:table-cell>
              <table:table-cell office:value-type="float" office:value="111828819">
                <text:p>111828819</text:p>
              </table:table-cell>
              <table:table-cell office:value-type="float" office:value="129685598">
                <text:p>129685598</text:p>
              </table:table-cell>
              <table:table-cell office:value-type="float" office:value="112239760">
                <text:p>1122397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902638">
                <text:p>111902638</text:p>
              </table:table-cell>
              <table:table-cell office:value-type="float" office:value="100518226">
                <text:p>100518226</text:p>
              </table:table-cell>
              <table:table-cell office:value-type="float" office:value="111996751">
                <text:p>111996751</text:p>
              </table:table-cell>
              <table:table-cell office:value-type="float" office:value="129715411">
                <text:p>129715411</text:p>
              </table:table-cell>
              <table:table-cell office:value-type="float" office:value="112256987">
                <text:p>112256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062493">
                <text:p>112062493</text:p>
              </table:table-cell>
              <table:table-cell office:value-type="float" office:value="100657142">
                <text:p>100657142</text:p>
              </table:table-cell>
              <table:table-cell office:value-type="float" office:value="112064419">
                <text:p>112064419</text:p>
              </table:table-cell>
              <table:table-cell office:value-type="float" office:value="129750255">
                <text:p>129750255</text:p>
              </table:table-cell>
              <table:table-cell office:value-type="float" office:value="112300450">
                <text:p>112300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219059">
                <text:p>112219059</text:p>
              </table:table-cell>
              <table:table-cell office:value-type="float" office:value="100732964">
                <text:p>100732964</text:p>
              </table:table-cell>
              <table:table-cell office:value-type="float" office:value="112069775">
                <text:p>112069775</text:p>
              </table:table-cell>
              <table:table-cell office:value-type="float" office:value="129792837">
                <text:p>129792837</text:p>
              </table:table-cell>
              <table:table-cell office:value-type="float" office:value="112887071">
                <text:p>112887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372385">
                <text:p>112372385</text:p>
              </table:table-cell>
              <table:table-cell office:value-type="float" office:value="100738584">
                <text:p>100738584</text:p>
              </table:table-cell>
              <table:table-cell office:value-type="float" office:value="112074167">
                <text:p>112074167</text:p>
              </table:table-cell>
              <table:table-cell office:value-type="float" office:value="129880694">
                <text:p>129880694</text:p>
              </table:table-cell>
              <table:table-cell office:value-type="float" office:value="113001456">
                <text:p>113001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389776">
                <text:p>112389776</text:p>
              </table:table-cell>
              <table:table-cell office:value-type="float" office:value="100801667">
                <text:p>100801667</text:p>
              </table:table-cell>
              <table:table-cell office:value-type="float" office:value="112091033">
                <text:p>112091033</text:p>
              </table:table-cell>
              <table:table-cell office:value-type="float" office:value="129882181">
                <text:p>129882181</text:p>
              </table:table-cell>
              <table:table-cell office:value-type="float" office:value="113014223">
                <text:p>113014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425446">
                <text:p>112425446</text:p>
              </table:table-cell>
              <table:table-cell office:value-type="float" office:value="100871980">
                <text:p>100871980</text:p>
              </table:table-cell>
              <table:table-cell office:value-type="float" office:value="112092428">
                <text:p>112092428</text:p>
              </table:table-cell>
              <table:table-cell office:value-type="float" office:value="129883461">
                <text:p>129883461</text:p>
              </table:table-cell>
              <table:table-cell office:value-type="float" office:value="113022572">
                <text:p>113022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2479668">
                <text:p>112479668</text:p>
              </table:table-cell>
              <table:table-cell office:value-type="float" office:value="100921723">
                <text:p>100921723</text:p>
              </table:table-cell>
              <table:table-cell office:value-type="float" office:value="112130478">
                <text:p>112130478</text:p>
              </table:table-cell>
              <table:table-cell office:value-type="float" office:value="129896769">
                <text:p>129896769</text:p>
              </table:table-cell>
              <table:table-cell office:value-type="float" office:value="113094445">
                <text:p>113094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482332">
                <text:p>112482332</text:p>
              </table:table-cell>
              <table:table-cell office:value-type="float" office:value="100944085">
                <text:p>100944085</text:p>
              </table:table-cell>
              <table:table-cell office:value-type="float" office:value="112245150">
                <text:p>112245150</text:p>
              </table:table-cell>
              <table:table-cell office:value-type="float" office:value="129909090">
                <text:p>129909090</text:p>
              </table:table-cell>
              <table:table-cell office:value-type="float" office:value="113162706">
                <text:p>113162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487604">
                <text:p>112487604</text:p>
              </table:table-cell>
              <table:table-cell office:value-type="float" office:value="100992161">
                <text:p>100992161</text:p>
              </table:table-cell>
              <table:table-cell office:value-type="float" office:value="112259435">
                <text:p>112259435</text:p>
              </table:table-cell>
              <table:table-cell office:value-type="float" office:value="129912323">
                <text:p>129912323</text:p>
              </table:table-cell>
              <table:table-cell office:value-type="float" office:value="113170678">
                <text:p>1131706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98101">
                <text:p>112498101</text:p>
              </table:table-cell>
              <table:table-cell office:value-type="float" office:value="100996343">
                <text:p>100996343</text:p>
              </table:table-cell>
              <table:table-cell office:value-type="float" office:value="112279872">
                <text:p>112279872</text:p>
              </table:table-cell>
              <table:table-cell office:value-type="float" office:value="129967554">
                <text:p>129967554</text:p>
              </table:table-cell>
              <table:table-cell office:value-type="float" office:value="113205363">
                <text:p>113205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559121">
                <text:p>112559121</text:p>
              </table:table-cell>
              <table:table-cell office:value-type="float" office:value="101024701">
                <text:p>101024701</text:p>
              </table:table-cell>
              <table:table-cell office:value-type="float" office:value="112283179">
                <text:p>112283179</text:p>
              </table:table-cell>
              <table:table-cell office:value-type="float" office:value="129991264">
                <text:p>129991264</text:p>
              </table:table-cell>
              <table:table-cell office:value-type="float" office:value="113217924">
                <text:p>1132179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566392">
                <text:p>112566392</text:p>
              </table:table-cell>
              <table:table-cell office:value-type="float" office:value="101036890">
                <text:p>101036890</text:p>
              </table:table-cell>
              <table:table-cell office:value-type="float" office:value="112342305">
                <text:p>112342305</text:p>
              </table:table-cell>
              <table:table-cell office:value-type="float" office:value="130003165">
                <text:p>130003165</text:p>
              </table:table-cell>
              <table:table-cell office:value-type="float" office:value="113246944">
                <text:p>113246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566424">
                <text:p>112566424</text:p>
              </table:table-cell>
              <table:table-cell office:value-type="float" office:value="101046423">
                <text:p>101046423</text:p>
              </table:table-cell>
              <table:table-cell office:value-type="float" office:value="112382799">
                <text:p>112382799</text:p>
              </table:table-cell>
              <table:table-cell office:value-type="float" office:value="130004364">
                <text:p>130004364</text:p>
              </table:table-cell>
              <table:table-cell office:value-type="float" office:value="113268149">
                <text:p>113268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568660">
                <text:p>112568660</text:p>
              </table:table-cell>
              <table:table-cell office:value-type="float" office:value="101069135">
                <text:p>101069135</text:p>
              </table:table-cell>
              <table:table-cell office:value-type="float" office:value="112385761">
                <text:p>112385761</text:p>
              </table:table-cell>
              <table:table-cell office:value-type="float" office:value="130009934">
                <text:p>130009934</text:p>
              </table:table-cell>
              <table:table-cell office:value-type="float" office:value="113304212">
                <text:p>113304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578039">
                <text:p>112578039</text:p>
              </table:table-cell>
              <table:table-cell office:value-type="float" office:value="101115903">
                <text:p>101115903</text:p>
              </table:table-cell>
              <table:table-cell office:value-type="float" office:value="112401556">
                <text:p>112401556</text:p>
              </table:table-cell>
              <table:table-cell office:value-type="float" office:value="130014447">
                <text:p>130014447</text:p>
              </table:table-cell>
              <table:table-cell office:value-type="float" office:value="113324950">
                <text:p>1133249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586001">
                <text:p>112586001</text:p>
              </table:table-cell>
              <table:table-cell office:value-type="float" office:value="101122627">
                <text:p>101122627</text:p>
              </table:table-cell>
              <table:table-cell office:value-type="float" office:value="112408404">
                <text:p>112408404</text:p>
              </table:table-cell>
              <table:table-cell office:value-type="float" office:value="130019996">
                <text:p>130019996</text:p>
              </table:table-cell>
              <table:table-cell office:value-type="float" office:value="113329272">
                <text:p>113329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608618">
                <text:p>112608618</text:p>
              </table:table-cell>
              <table:table-cell office:value-type="float" office:value="101134520">
                <text:p>101134520</text:p>
              </table:table-cell>
              <table:table-cell office:value-type="float" office:value="112414169">
                <text:p>112414169</text:p>
              </table:table-cell>
              <table:table-cell office:value-type="float" office:value="130088270">
                <text:p>130088270</text:p>
              </table:table-cell>
              <table:table-cell office:value-type="float" office:value="113335719">
                <text:p>113335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637975">
                <text:p>112637975</text:p>
              </table:table-cell>
              <table:table-cell office:value-type="float" office:value="101156159">
                <text:p>101156159</text:p>
              </table:table-cell>
              <table:table-cell office:value-type="float" office:value="112434346">
                <text:p>112434346</text:p>
              </table:table-cell>
              <table:table-cell office:value-type="float" office:value="130166108">
                <text:p>130166108</text:p>
              </table:table-cell>
              <table:table-cell office:value-type="float" office:value="113350705">
                <text:p>113350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648597">
                <text:p>112648597</text:p>
              </table:table-cell>
              <table:table-cell office:value-type="float" office:value="101167419">
                <text:p>101167419</text:p>
              </table:table-cell>
              <table:table-cell office:value-type="float" office:value="112469145">
                <text:p>112469145</text:p>
              </table:table-cell>
              <table:table-cell office:value-type="float" office:value="130176313">
                <text:p>130176313</text:p>
              </table:table-cell>
              <table:table-cell office:value-type="float" office:value="113364848">
                <text:p>113364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682534">
                <text:p>112682534</text:p>
              </table:table-cell>
              <table:table-cell office:value-type="float" office:value="101181470">
                <text:p>101181470</text:p>
              </table:table-cell>
              <table:table-cell office:value-type="float" office:value="112522307">
                <text:p>112522307</text:p>
              </table:table-cell>
              <table:table-cell office:value-type="float" office:value="130251767">
                <text:p>130251767</text:p>
              </table:table-cell>
              <table:table-cell office:value-type="float" office:value="113374458">
                <text:p>1133744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706355">
                <text:p>112706355</text:p>
              </table:table-cell>
              <table:table-cell office:value-type="float" office:value="101191320">
                <text:p>101191320</text:p>
              </table:table-cell>
              <table:table-cell office:value-type="float" office:value="112554882">
                <text:p>112554882</text:p>
              </table:table-cell>
              <table:table-cell office:value-type="float" office:value="130296838">
                <text:p>130296838</text:p>
              </table:table-cell>
              <table:table-cell office:value-type="float" office:value="113407507">
                <text:p>113407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713049">
                <text:p>112713049</text:p>
              </table:table-cell>
              <table:table-cell office:value-type="float" office:value="101216931">
                <text:p>101216931</text:p>
              </table:table-cell>
              <table:table-cell office:value-type="float" office:value="112646023">
                <text:p>112646023</text:p>
              </table:table-cell>
              <table:table-cell office:value-type="float" office:value="130307163">
                <text:p>130307163</text:p>
              </table:table-cell>
              <table:table-cell office:value-type="float" office:value="113420057">
                <text:p>113420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732312">
                <text:p>112732312</text:p>
              </table:table-cell>
              <table:table-cell office:value-type="float" office:value="101242495">
                <text:p>101242495</text:p>
              </table:table-cell>
              <table:table-cell office:value-type="float" office:value="112723332">
                <text:p>112723332</text:p>
              </table:table-cell>
              <table:table-cell office:value-type="float" office:value="130318622">
                <text:p>130318622</text:p>
              </table:table-cell>
              <table:table-cell office:value-type="float" office:value="113427425">
                <text:p>113427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764028">
                <text:p>112764028</text:p>
              </table:table-cell>
              <table:table-cell office:value-type="float" office:value="101419729">
                <text:p>101419729</text:p>
              </table:table-cell>
              <table:table-cell office:value-type="float" office:value="112787222">
                <text:p>112787222</text:p>
              </table:table-cell>
              <table:table-cell office:value-type="float" office:value="130392057">
                <text:p>130392057</text:p>
              </table:table-cell>
              <table:table-cell office:value-type="float" office:value="113437255">
                <text:p>113437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802087">
                <text:p>112802087</text:p>
              </table:table-cell>
              <table:table-cell office:value-type="float" office:value="101910654">
                <text:p>101910654</text:p>
              </table:table-cell>
              <table:table-cell office:value-type="float" office:value="113192322">
                <text:p>113192322</text:p>
              </table:table-cell>
              <table:table-cell office:value-type="float" office:value="130464016">
                <text:p>130464016</text:p>
              </table:table-cell>
              <table:table-cell office:value-type="float" office:value="113728977">
                <text:p>1137289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CT.G1:CT.K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T.G2:CT.G31" chart:label-cell-address="CT.G1:CT.G1" chart:class="chart:line">
            <chart:data-point chart:repeated="30"/>
          </chart:series>
          <chart:series chart:style-name="ch7" chart:values-cell-range-address="CT.H2:CT.H31" chart:label-cell-address="CT.H1:CT.H1" chart:class="chart:line">
            <chart:data-point chart:repeated="30"/>
          </chart:series>
          <chart:series chart:style-name="ch8" chart:values-cell-range-address="CT.I2:CT.I31" chart:label-cell-address="CT.I1:CT.I1" chart:class="chart:line">
            <chart:data-point chart:repeated="30"/>
          </chart:series>
          <chart:series chart:style-name="ch9" chart:values-cell-range-address="CT.J2:CT.J31" chart:label-cell-address="CT.J1:CT.J1" chart:class="chart:line">
            <chart:data-point chart:repeated="30"/>
          </chart:series>
          <chart:series chart:style-name="ch10" chart:values-cell-range-address="CT.K2:CT.K31" chart:label-cell-address="CT.K1:CT.K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CT.G1:CT.G1</svg:desc>
                </draw:g>
              </table:table-cell>
              <table:table-cell office:value-type="string">
                <text:p>FC4</text:p>
                <draw:g>
                  <svg:desc>CT.H1:CT.H1</svg:desc>
                </draw:g>
              </table:table-cell>
              <table:table-cell office:value-type="string">
                <text:p>FC3</text:p>
                <draw:g>
                  <svg:desc>CT.I1:CT.I1</svg:desc>
                </draw:g>
              </table:table-cell>
              <table:table-cell office:value-type="string">
                <text:p>I3</text:p>
                <draw:g>
                  <svg:desc>CT.J1:CT.J1</svg:desc>
                </draw:g>
              </table:table-cell>
              <table:table-cell office:value-type="string">
                <text:p>I4</text:p>
                <draw:g>
                  <svg:desc>CT.K1:C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891079">
                <text:p>40891079</text:p>
                <draw:g>
                  <svg:desc>CT.G2:CT.G31</svg:desc>
                </draw:g>
              </table:table-cell>
              <table:table-cell office:value-type="float" office:value="104950984">
                <text:p>104950984</text:p>
                <draw:g>
                  <svg:desc>CT.H2:CT.H31</svg:desc>
                </draw:g>
              </table:table-cell>
              <table:table-cell office:value-type="float" office:value="94394671">
                <text:p>94394671</text:p>
                <draw:g>
                  <svg:desc>CT.I2:CT.I31</svg:desc>
                </draw:g>
              </table:table-cell>
              <table:table-cell office:value-type="float" office:value="72989772">
                <text:p>72989772</text:p>
                <draw:g>
                  <svg:desc>CT.J2:CT.J31</svg:desc>
                </draw:g>
              </table:table-cell>
              <table:table-cell office:value-type="float" office:value="58456615">
                <text:p>58456615</text:p>
                <draw:g>
                  <svg:desc>CT.K2:CT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593894">
                <text:p>42593894</text:p>
              </table:table-cell>
              <table:table-cell office:value-type="float" office:value="105791727">
                <text:p>105791727</text:p>
              </table:table-cell>
              <table:table-cell office:value-type="float" office:value="94503395">
                <text:p>94503395</text:p>
              </table:table-cell>
              <table:table-cell office:value-type="float" office:value="90449411">
                <text:p>90449411</text:p>
              </table:table-cell>
              <table:table-cell office:value-type="float" office:value="60028873">
                <text:p>60028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263499">
                <text:p>45263499</text:p>
              </table:table-cell>
              <table:table-cell office:value-type="float" office:value="106006298">
                <text:p>106006298</text:p>
              </table:table-cell>
              <table:table-cell office:value-type="float" office:value="95459156">
                <text:p>95459156</text:p>
              </table:table-cell>
              <table:table-cell office:value-type="float" office:value="91070096">
                <text:p>91070096</text:p>
              </table:table-cell>
              <table:table-cell office:value-type="float" office:value="60672333">
                <text:p>60672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746584">
                <text:p>46746584</text:p>
              </table:table-cell>
              <table:table-cell office:value-type="float" office:value="106273987">
                <text:p>106273987</text:p>
              </table:table-cell>
              <table:table-cell office:value-type="float" office:value="97578971">
                <text:p>97578971</text:p>
              </table:table-cell>
              <table:table-cell office:value-type="float" office:value="91172232">
                <text:p>91172232</text:p>
              </table:table-cell>
              <table:table-cell office:value-type="float" office:value="61932441">
                <text:p>61932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631279">
                <text:p>49631279</text:p>
              </table:table-cell>
              <table:table-cell office:value-type="float" office:value="109774890">
                <text:p>109774890</text:p>
              </table:table-cell>
              <table:table-cell office:value-type="float" office:value="98955577">
                <text:p>98955577</text:p>
              </table:table-cell>
              <table:table-cell office:value-type="float" office:value="91638771">
                <text:p>91638771</text:p>
              </table:table-cell>
              <table:table-cell office:value-type="float" office:value="66986701">
                <text:p>66986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616204">
                <text:p>50616204</text:p>
              </table:table-cell>
              <table:table-cell office:value-type="float" office:value="110179842">
                <text:p>110179842</text:p>
              </table:table-cell>
              <table:table-cell office:value-type="float" office:value="99247820">
                <text:p>99247820</text:p>
              </table:table-cell>
              <table:table-cell office:value-type="float" office:value="92594352">
                <text:p>92594352</text:p>
              </table:table-cell>
              <table:table-cell office:value-type="float" office:value="67010634">
                <text:p>67010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686801">
                <text:p>50686801</text:p>
              </table:table-cell>
              <table:table-cell office:value-type="float" office:value="110706537">
                <text:p>110706537</text:p>
              </table:table-cell>
              <table:table-cell office:value-type="float" office:value="99832929">
                <text:p>99832929</text:p>
              </table:table-cell>
              <table:table-cell office:value-type="float" office:value="94736827">
                <text:p>94736827</text:p>
              </table:table-cell>
              <table:table-cell office:value-type="float" office:value="67586555">
                <text:p>67586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744733">
                <text:p>56744733</text:p>
              </table:table-cell>
              <table:table-cell office:value-type="float" office:value="110727232">
                <text:p>110727232</text:p>
              </table:table-cell>
              <table:table-cell office:value-type="float" office:value="101937603">
                <text:p>101937603</text:p>
              </table:table-cell>
              <table:table-cell office:value-type="float" office:value="94766915">
                <text:p>94766915</text:p>
              </table:table-cell>
              <table:table-cell office:value-type="float" office:value="71868737">
                <text:p>71868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232609">
                <text:p>60232609</text:p>
              </table:table-cell>
              <table:table-cell office:value-type="float" office:value="111808496">
                <text:p>111808496</text:p>
              </table:table-cell>
              <table:table-cell office:value-type="float" office:value="102660100">
                <text:p>102660100</text:p>
              </table:table-cell>
              <table:table-cell office:value-type="float" office:value="95023755">
                <text:p>95023755</text:p>
              </table:table-cell>
              <table:table-cell office:value-type="float" office:value="85638707">
                <text:p>85638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91763">
                <text:p>60791763</text:p>
              </table:table-cell>
              <table:table-cell office:value-type="float" office:value="111949377">
                <text:p>111949377</text:p>
              </table:table-cell>
              <table:table-cell office:value-type="float" office:value="103185911">
                <text:p>103185911</text:p>
              </table:table-cell>
              <table:table-cell office:value-type="float" office:value="95266325">
                <text:p>95266325</text:p>
              </table:table-cell>
              <table:table-cell office:value-type="float" office:value="90272508">
                <text:p>90272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533626">
                <text:p>62533626</text:p>
              </table:table-cell>
              <table:table-cell office:value-type="float" office:value="112220412">
                <text:p>112220412</text:p>
              </table:table-cell>
              <table:table-cell office:value-type="float" office:value="104029153">
                <text:p>104029153</text:p>
              </table:table-cell>
              <table:table-cell office:value-type="float" office:value="95526412">
                <text:p>95526412</text:p>
              </table:table-cell>
              <table:table-cell office:value-type="float" office:value="92548671">
                <text:p>925486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512183">
                <text:p>91512183</text:p>
              </table:table-cell>
              <table:table-cell office:value-type="float" office:value="112530129">
                <text:p>112530129</text:p>
              </table:table-cell>
              <table:table-cell office:value-type="float" office:value="104116876">
                <text:p>104116876</text:p>
              </table:table-cell>
              <table:table-cell office:value-type="float" office:value="95701764">
                <text:p>95701764</text:p>
              </table:table-cell>
              <table:table-cell office:value-type="float" office:value="97493066">
                <text:p>97493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934451">
                <text:p>92934451</text:p>
              </table:table-cell>
              <table:table-cell office:value-type="float" office:value="112741515">
                <text:p>112741515</text:p>
              </table:table-cell>
              <table:table-cell office:value-type="float" office:value="105813502">
                <text:p>105813502</text:p>
              </table:table-cell>
              <table:table-cell office:value-type="float" office:value="95779232">
                <text:p>95779232</text:p>
              </table:table-cell>
              <table:table-cell office:value-type="float" office:value="98647637">
                <text:p>98647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650417">
                <text:p>94650417</text:p>
              </table:table-cell>
              <table:table-cell office:value-type="float" office:value="112913984">
                <text:p>112913984</text:p>
              </table:table-cell>
              <table:table-cell office:value-type="float" office:value="105931902">
                <text:p>105931902</text:p>
              </table:table-cell>
              <table:table-cell office:value-type="float" office:value="96572895">
                <text:p>96572895</text:p>
              </table:table-cell>
              <table:table-cell office:value-type="float" office:value="98730695">
                <text:p>987306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938808">
                <text:p>94938808</text:p>
              </table:table-cell>
              <table:table-cell office:value-type="float" office:value="113043322">
                <text:p>113043322</text:p>
              </table:table-cell>
              <table:table-cell office:value-type="float" office:value="105959346">
                <text:p>105959346</text:p>
              </table:table-cell>
              <table:table-cell office:value-type="float" office:value="96833149">
                <text:p>96833149</text:p>
              </table:table-cell>
              <table:table-cell office:value-type="float" office:value="100075396">
                <text:p>100075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391439">
                <text:p>95391439</text:p>
              </table:table-cell>
              <table:table-cell office:value-type="float" office:value="113134262">
                <text:p>113134262</text:p>
              </table:table-cell>
              <table:table-cell office:value-type="float" office:value="107318612">
                <text:p>107318612</text:p>
              </table:table-cell>
              <table:table-cell office:value-type="float" office:value="99602265">
                <text:p>99602265</text:p>
              </table:table-cell>
              <table:table-cell office:value-type="float" office:value="100110996">
                <text:p>100110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600006">
                <text:p>95600006</text:p>
              </table:table-cell>
              <table:table-cell office:value-type="float" office:value="114740918">
                <text:p>114740918</text:p>
              </table:table-cell>
              <table:table-cell office:value-type="float" office:value="107962256">
                <text:p>107962256</text:p>
              </table:table-cell>
              <table:table-cell office:value-type="float" office:value="99833158">
                <text:p>99833158</text:p>
              </table:table-cell>
              <table:table-cell office:value-type="float" office:value="100429991">
                <text:p>100429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394447">
                <text:p>100394447</text:p>
              </table:table-cell>
              <table:table-cell office:value-type="float" office:value="115043540">
                <text:p>115043540</text:p>
              </table:table-cell>
              <table:table-cell office:value-type="float" office:value="108051918">
                <text:p>108051918</text:p>
              </table:table-cell>
              <table:table-cell office:value-type="float" office:value="100088543">
                <text:p>100088543</text:p>
              </table:table-cell>
              <table:table-cell office:value-type="float" office:value="101030808">
                <text:p>101030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454902">
                <text:p>100454902</text:p>
              </table:table-cell>
              <table:table-cell office:value-type="float" office:value="115417664">
                <text:p>115417664</text:p>
              </table:table-cell>
              <table:table-cell office:value-type="float" office:value="109969550">
                <text:p>109969550</text:p>
              </table:table-cell>
              <table:table-cell office:value-type="float" office:value="102119810">
                <text:p>102119810</text:p>
              </table:table-cell>
              <table:table-cell office:value-type="float" office:value="103060028">
                <text:p>103060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35559">
                <text:p>100935559</text:p>
              </table:table-cell>
              <table:table-cell office:value-type="float" office:value="116465885">
                <text:p>116465885</text:p>
              </table:table-cell>
              <table:table-cell office:value-type="float" office:value="110012053">
                <text:p>110012053</text:p>
              </table:table-cell>
              <table:table-cell office:value-type="float" office:value="102701183">
                <text:p>102701183</text:p>
              </table:table-cell>
              <table:table-cell office:value-type="float" office:value="103344938">
                <text:p>103344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699762">
                <text:p>103699762</text:p>
              </table:table-cell>
              <table:table-cell office:value-type="float" office:value="116760470">
                <text:p>116760470</text:p>
              </table:table-cell>
              <table:table-cell office:value-type="float" office:value="110275711">
                <text:p>110275711</text:p>
              </table:table-cell>
              <table:table-cell office:value-type="float" office:value="103072361">
                <text:p>103072361</text:p>
              </table:table-cell>
              <table:table-cell office:value-type="float" office:value="103379128">
                <text:p>103379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816001">
                <text:p>103816001</text:p>
              </table:table-cell>
              <table:table-cell office:value-type="float" office:value="116897131">
                <text:p>116897131</text:p>
              </table:table-cell>
              <table:table-cell office:value-type="float" office:value="110854644">
                <text:p>110854644</text:p>
              </table:table-cell>
              <table:table-cell office:value-type="float" office:value="103140650">
                <text:p>103140650</text:p>
              </table:table-cell>
              <table:table-cell office:value-type="float" office:value="104186843">
                <text:p>1041868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142918">
                <text:p>104142918</text:p>
              </table:table-cell>
              <table:table-cell office:value-type="float" office:value="117866457">
                <text:p>117866457</text:p>
              </table:table-cell>
              <table:table-cell office:value-type="float" office:value="111804855">
                <text:p>111804855</text:p>
              </table:table-cell>
              <table:table-cell office:value-type="float" office:value="103768107">
                <text:p>103768107</text:p>
              </table:table-cell>
              <table:table-cell office:value-type="float" office:value="104895692">
                <text:p>104895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212442">
                <text:p>104212442</text:p>
              </table:table-cell>
              <table:table-cell office:value-type="float" office:value="118244041">
                <text:p>118244041</text:p>
              </table:table-cell>
              <table:table-cell office:value-type="float" office:value="111806015">
                <text:p>111806015</text:p>
              </table:table-cell>
              <table:table-cell office:value-type="float" office:value="104621876">
                <text:p>104621876</text:p>
              </table:table-cell>
              <table:table-cell office:value-type="float" office:value="105314581">
                <text:p>1053145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225164">
                <text:p>104225164</text:p>
              </table:table-cell>
              <table:table-cell office:value-type="float" office:value="118441718">
                <text:p>118441718</text:p>
              </table:table-cell>
              <table:table-cell office:value-type="float" office:value="111846577">
                <text:p>111846577</text:p>
              </table:table-cell>
              <table:table-cell office:value-type="float" office:value="104687709">
                <text:p>104687709</text:p>
              </table:table-cell>
              <table:table-cell office:value-type="float" office:value="105583483">
                <text:p>1055834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476776">
                <text:p>104476776</text:p>
              </table:table-cell>
              <table:table-cell office:value-type="float" office:value="118606348">
                <text:p>118606348</text:p>
              </table:table-cell>
              <table:table-cell office:value-type="float" office:value="112174929">
                <text:p>112174929</text:p>
              </table:table-cell>
              <table:table-cell office:value-type="float" office:value="105639578">
                <text:p>105639578</text:p>
              </table:table-cell>
              <table:table-cell office:value-type="float" office:value="106005953">
                <text:p>1060059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567554">
                <text:p>105567554</text:p>
              </table:table-cell>
              <table:table-cell office:value-type="float" office:value="118689594">
                <text:p>118689594</text:p>
              </table:table-cell>
              <table:table-cell office:value-type="float" office:value="112520942">
                <text:p>112520942</text:p>
              </table:table-cell>
              <table:table-cell office:value-type="float" office:value="107396624">
                <text:p>107396624</text:p>
              </table:table-cell>
              <table:table-cell office:value-type="float" office:value="106046851">
                <text:p>1060468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838804">
                <text:p>106838804</text:p>
              </table:table-cell>
              <table:table-cell office:value-type="float" office:value="119048595">
                <text:p>119048595</text:p>
              </table:table-cell>
              <table:table-cell office:value-type="float" office:value="112924282">
                <text:p>112924282</text:p>
              </table:table-cell>
              <table:table-cell office:value-type="float" office:value="110510291">
                <text:p>110510291</text:p>
              </table:table-cell>
              <table:table-cell office:value-type="float" office:value="106080349">
                <text:p>106080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7701816">
                <text:p>107701816</text:p>
              </table:table-cell>
              <table:table-cell office:value-type="float" office:value="119235624">
                <text:p>119235624</text:p>
              </table:table-cell>
              <table:table-cell office:value-type="float" office:value="114219531">
                <text:p>114219531</text:p>
              </table:table-cell>
              <table:table-cell office:value-type="float" office:value="110992060">
                <text:p>110992060</text:p>
              </table:table-cell>
              <table:table-cell office:value-type="float" office:value="108050580">
                <text:p>1080505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269626">
                <text:p>108269626</text:p>
              </table:table-cell>
              <table:table-cell office:value-type="float" office:value="119249614">
                <text:p>119249614</text:p>
              </table:table-cell>
              <table:table-cell office:value-type="float" office:value="117237980">
                <text:p>117237980</text:p>
              </table:table-cell>
              <table:table-cell office:value-type="float" office:value="111242517">
                <text:p>111242517</text:p>
              </table:table-cell>
              <table:table-cell office:value-type="float" office:value="112702201">
                <text:p>1127022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CCM.A1:CCM.E31" chart:data-source-has-labels="row" svg:x="0.77cm" svg:y="0.855cm" svg:width="12.571cm" svg:height="7.545cm">
          <chartooo:coordinate-region svg:x="2.787cm" svg:y="1.054cm" svg:width="10.35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CM.A2:CCM.A31" chart:label-cell-address="CCM.A1:CCM.A1" chart:class="chart:line">
            <chart:data-point chart:repeated="30"/>
          </chart:series>
          <chart:series chart:style-name="ch7" chart:values-cell-range-address="CCM.B2:CCM.B31" chart:label-cell-address="CCM.B1:CCM.B1" chart:class="chart:line">
            <chart:data-point chart:repeated="30"/>
          </chart:series>
          <chart:series chart:style-name="ch8" chart:values-cell-range-address="CCM.C2:CCM.C31" chart:label-cell-address="CCM.C1:CCM.C1" chart:class="chart:line">
            <chart:data-point chart:repeated="30"/>
          </chart:series>
          <chart:series chart:style-name="ch9" chart:values-cell-range-address="CCM.D2:CCM.D31" chart:label-cell-address="CCM.D1:CCM.D1" chart:class="chart:line">
            <chart:data-point chart:repeated="30"/>
          </chart:series>
          <chart:series chart:style-name="ch10" chart:values-cell-range-address="CCM.E2:CCM.E31" chart:label-cell-address="CCM.E1:CCM.E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CCM.A1:CCM.A1</svg:desc>
                </draw:g>
              </table:table-cell>
              <table:table-cell office:value-type="string">
                <text:p>FC4</text:p>
                <draw:g>
                  <svg:desc>CCM.B1:CCM.B1</svg:desc>
                </draw:g>
              </table:table-cell>
              <table:table-cell office:value-type="string">
                <text:p>FC3</text:p>
                <draw:g>
                  <svg:desc>CCM.C1:CCM.C1</svg:desc>
                </draw:g>
              </table:table-cell>
              <table:table-cell office:value-type="string">
                <text:p>I3</text:p>
                <draw:g>
                  <svg:desc>CCM.D1:CCM.D1</svg:desc>
                </draw:g>
              </table:table-cell>
              <table:table-cell office:value-type="string">
                <text:p>I4</text:p>
                <draw:g>
                  <svg:desc>CCM.E1:CC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062539">
                <text:p>97062539</text:p>
                <draw:g>
                  <svg:desc>CCM.A2:CCM.A31</svg:desc>
                </draw:g>
              </table:table-cell>
              <table:table-cell office:value-type="float" office:value="87787595">
                <text:p>87787595</text:p>
                <draw:g>
                  <svg:desc>CCM.B2:CCM.B31</svg:desc>
                </draw:g>
              </table:table-cell>
              <table:table-cell office:value-type="float" office:value="102151033">
                <text:p>102151033</text:p>
                <draw:g>
                  <svg:desc>CCM.C2:CCM.C31</svg:desc>
                </draw:g>
              </table:table-cell>
              <table:table-cell office:value-type="float" office:value="97595385">
                <text:p>97595385</text:p>
                <draw:g>
                  <svg:desc>CCM.D2:CCM.D31</svg:desc>
                </draw:g>
              </table:table-cell>
              <table:table-cell office:value-type="float" office:value="103730668">
                <text:p>103730668</text:p>
                <draw:g>
                  <svg:desc>CCM.E2:CCM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545696">
                <text:p>100545696</text:p>
              </table:table-cell>
              <table:table-cell office:value-type="float" office:value="89072280">
                <text:p>89072280</text:p>
              </table:table-cell>
              <table:table-cell office:value-type="float" office:value="102270712">
                <text:p>102270712</text:p>
              </table:table-cell>
              <table:table-cell office:value-type="float" office:value="97604616">
                <text:p>97604616</text:p>
              </table:table-cell>
              <table:table-cell office:value-type="float" office:value="103949299">
                <text:p>103949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577361">
                <text:p>100577361</text:p>
              </table:table-cell>
              <table:table-cell office:value-type="float" office:value="89411080">
                <text:p>89411080</text:p>
              </table:table-cell>
              <table:table-cell office:value-type="float" office:value="102401548">
                <text:p>102401548</text:p>
              </table:table-cell>
              <table:table-cell office:value-type="float" office:value="97728736">
                <text:p>97728736</text:p>
              </table:table-cell>
              <table:table-cell office:value-type="float" office:value="104235760">
                <text:p>1042357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986076">
                <text:p>101986076</text:p>
              </table:table-cell>
              <table:table-cell office:value-type="float" office:value="89889202">
                <text:p>89889202</text:p>
              </table:table-cell>
              <table:table-cell office:value-type="float" office:value="102579216">
                <text:p>102579216</text:p>
              </table:table-cell>
              <table:table-cell office:value-type="float" office:value="97851086">
                <text:p>97851086</text:p>
              </table:table-cell>
              <table:table-cell office:value-type="float" office:value="104237602">
                <text:p>104237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056654">
                <text:p>102056654</text:p>
              </table:table-cell>
              <table:table-cell office:value-type="float" office:value="90435406">
                <text:p>90435406</text:p>
              </table:table-cell>
              <table:table-cell office:value-type="float" office:value="102645034">
                <text:p>102645034</text:p>
              </table:table-cell>
              <table:table-cell office:value-type="float" office:value="97887269">
                <text:p>97887269</text:p>
              </table:table-cell>
              <table:table-cell office:value-type="float" office:value="104423689">
                <text:p>104423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071072">
                <text:p>102071072</text:p>
              </table:table-cell>
              <table:table-cell office:value-type="float" office:value="90446686">
                <text:p>90446686</text:p>
              </table:table-cell>
              <table:table-cell office:value-type="float" office:value="102645175">
                <text:p>102645175</text:p>
              </table:table-cell>
              <table:table-cell office:value-type="float" office:value="97895477">
                <text:p>97895477</text:p>
              </table:table-cell>
              <table:table-cell office:value-type="float" office:value="104442712">
                <text:p>104442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164083">
                <text:p>102164083</text:p>
              </table:table-cell>
              <table:table-cell office:value-type="float" office:value="90179424">
                <text:p>90179424</text:p>
              </table:table-cell>
              <table:table-cell office:value-type="float" office:value="102657401">
                <text:p>102657401</text:p>
              </table:table-cell>
              <table:table-cell office:value-type="float" office:value="97981841">
                <text:p>97981841</text:p>
              </table:table-cell>
              <table:table-cell office:value-type="float" office:value="104466754">
                <text:p>104466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280824">
                <text:p>102280824</text:p>
              </table:table-cell>
              <table:table-cell office:value-type="float" office:value="89386857">
                <text:p>89386857</text:p>
              </table:table-cell>
              <table:table-cell office:value-type="float" office:value="102669469">
                <text:p>102669469</text:p>
              </table:table-cell>
              <table:table-cell office:value-type="float" office:value="97995991">
                <text:p>97995991</text:p>
              </table:table-cell>
              <table:table-cell office:value-type="float" office:value="104468267">
                <text:p>104468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325563">
                <text:p>102325563</text:p>
              </table:table-cell>
              <table:table-cell office:value-type="float" office:value="90409128">
                <text:p>90409128</text:p>
              </table:table-cell>
              <table:table-cell office:value-type="float" office:value="102684450">
                <text:p>102684450</text:p>
              </table:table-cell>
              <table:table-cell office:value-type="float" office:value="98017904">
                <text:p>98017904</text:p>
              </table:table-cell>
              <table:table-cell office:value-type="float" office:value="104483714">
                <text:p>104483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02938">
                <text:p>102402938</text:p>
              </table:table-cell>
              <table:table-cell office:value-type="float" office:value="90630933">
                <text:p>90630933</text:p>
              </table:table-cell>
              <table:table-cell office:value-type="float" office:value="102684700">
                <text:p>102684700</text:p>
              </table:table-cell>
              <table:table-cell office:value-type="float" office:value="98054833">
                <text:p>98054833</text:p>
              </table:table-cell>
              <table:table-cell office:value-type="float" office:value="105184245">
                <text:p>105184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16640">
                <text:p>102416640</text:p>
              </table:table-cell>
              <table:table-cell office:value-type="float" office:value="89226288">
                <text:p>89226288</text:p>
              </table:table-cell>
              <table:table-cell office:value-type="float" office:value="102696886">
                <text:p>102696886</text:p>
              </table:table-cell>
              <table:table-cell office:value-type="float" office:value="98117469">
                <text:p>98117469</text:p>
              </table:table-cell>
              <table:table-cell office:value-type="float" office:value="105559467">
                <text:p>105559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24777">
                <text:p>102424777</text:p>
              </table:table-cell>
              <table:table-cell office:value-type="float" office:value="90103082">
                <text:p>90103082</text:p>
              </table:table-cell>
              <table:table-cell office:value-type="float" office:value="102770868">
                <text:p>102770868</text:p>
              </table:table-cell>
              <table:table-cell office:value-type="float" office:value="98121623">
                <text:p>98121623</text:p>
              </table:table-cell>
              <table:table-cell office:value-type="float" office:value="105714139">
                <text:p>10571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27560">
                <text:p>102427560</text:p>
              </table:table-cell>
              <table:table-cell office:value-type="float" office:value="89885941">
                <text:p>89885941</text:p>
              </table:table-cell>
              <table:table-cell office:value-type="float" office:value="102780985">
                <text:p>102780985</text:p>
              </table:table-cell>
              <table:table-cell office:value-type="float" office:value="98133738">
                <text:p>98133738</text:p>
              </table:table-cell>
              <table:table-cell office:value-type="float" office:value="105839645">
                <text:p>1058396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36391">
                <text:p>102436391</text:p>
              </table:table-cell>
              <table:table-cell office:value-type="float" office:value="89372591">
                <text:p>89372591</text:p>
              </table:table-cell>
              <table:table-cell office:value-type="float" office:value="102809678">
                <text:p>102809678</text:p>
              </table:table-cell>
              <table:table-cell office:value-type="float" office:value="98163754">
                <text:p>98163754</text:p>
              </table:table-cell>
              <table:table-cell office:value-type="float" office:value="105839875">
                <text:p>105839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475569">
                <text:p>102475569</text:p>
              </table:table-cell>
              <table:table-cell office:value-type="float" office:value="89835026">
                <text:p>89835026</text:p>
              </table:table-cell>
              <table:table-cell office:value-type="float" office:value="103258343">
                <text:p>103258343</text:p>
              </table:table-cell>
              <table:table-cell office:value-type="float" office:value="98193833">
                <text:p>98193833</text:p>
              </table:table-cell>
              <table:table-cell office:value-type="float" office:value="105866138">
                <text:p>105866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475732">
                <text:p>102475732</text:p>
              </table:table-cell>
              <table:table-cell office:value-type="float" office:value="90319516">
                <text:p>90319516</text:p>
              </table:table-cell>
              <table:table-cell office:value-type="float" office:value="103295501">
                <text:p>103295501</text:p>
              </table:table-cell>
              <table:table-cell office:value-type="float" office:value="98205346">
                <text:p>98205346</text:p>
              </table:table-cell>
              <table:table-cell office:value-type="float" office:value="105884562">
                <text:p>105884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512538">
                <text:p>102512538</text:p>
              </table:table-cell>
              <table:table-cell office:value-type="float" office:value="87815271">
                <text:p>87815271</text:p>
              </table:table-cell>
              <table:table-cell office:value-type="float" office:value="103377078">
                <text:p>103377078</text:p>
              </table:table-cell>
              <table:table-cell office:value-type="float" office:value="98206975">
                <text:p>98206975</text:p>
              </table:table-cell>
              <table:table-cell office:value-type="float" office:value="105893504">
                <text:p>105893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514934">
                <text:p>102514934</text:p>
              </table:table-cell>
              <table:table-cell office:value-type="float" office:value="90448935">
                <text:p>90448935</text:p>
              </table:table-cell>
              <table:table-cell office:value-type="float" office:value="103587893">
                <text:p>103587893</text:p>
              </table:table-cell>
              <table:table-cell office:value-type="float" office:value="98221997">
                <text:p>98221997</text:p>
              </table:table-cell>
              <table:table-cell office:value-type="float" office:value="105904996">
                <text:p>105904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555668">
                <text:p>102555668</text:p>
              </table:table-cell>
              <table:table-cell office:value-type="float" office:value="90192194">
                <text:p>90192194</text:p>
              </table:table-cell>
              <table:table-cell office:value-type="float" office:value="103668862">
                <text:p>103668862</text:p>
              </table:table-cell>
              <table:table-cell office:value-type="float" office:value="98231259">
                <text:p>98231259</text:p>
              </table:table-cell>
              <table:table-cell office:value-type="float" office:value="105909496">
                <text:p>1059094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599535">
                <text:p>102599535</text:p>
              </table:table-cell>
              <table:table-cell office:value-type="float" office:value="90592161">
                <text:p>90592161</text:p>
              </table:table-cell>
              <table:table-cell office:value-type="float" office:value="103672947">
                <text:p>103672947</text:p>
              </table:table-cell>
              <table:table-cell office:value-type="float" office:value="98250390">
                <text:p>98250390</text:p>
              </table:table-cell>
              <table:table-cell office:value-type="float" office:value="106373145">
                <text:p>106373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630945">
                <text:p>102630945</text:p>
              </table:table-cell>
              <table:table-cell office:value-type="float" office:value="90396144">
                <text:p>90396144</text:p>
              </table:table-cell>
              <table:table-cell office:value-type="float" office:value="103698028">
                <text:p>103698028</text:p>
              </table:table-cell>
              <table:table-cell office:value-type="float" office:value="98265560">
                <text:p>98265560</text:p>
              </table:table-cell>
              <table:table-cell office:value-type="float" office:value="106448928">
                <text:p>106448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727526">
                <text:p>102727526</text:p>
              </table:table-cell>
              <table:table-cell office:value-type="float" office:value="90642917">
                <text:p>90642917</text:p>
              </table:table-cell>
              <table:table-cell office:value-type="float" office:value="103705489">
                <text:p>103705489</text:p>
              </table:table-cell>
              <table:table-cell office:value-type="float" office:value="98277963">
                <text:p>98277963</text:p>
              </table:table-cell>
              <table:table-cell office:value-type="float" office:value="106457341">
                <text:p>1064573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163076">
                <text:p>103163076</text:p>
              </table:table-cell>
              <table:table-cell office:value-type="float" office:value="89324421">
                <text:p>89324421</text:p>
              </table:table-cell>
              <table:table-cell office:value-type="float" office:value="103731354">
                <text:p>103731354</text:p>
              </table:table-cell>
              <table:table-cell office:value-type="float" office:value="98284560">
                <text:p>98284560</text:p>
              </table:table-cell>
              <table:table-cell office:value-type="float" office:value="106490972">
                <text:p>106490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302289">
                <text:p>103302289</text:p>
              </table:table-cell>
              <table:table-cell office:value-type="float" office:value="90179644">
                <text:p>90179644</text:p>
              </table:table-cell>
              <table:table-cell office:value-type="float" office:value="103734691">
                <text:p>103734691</text:p>
              </table:table-cell>
              <table:table-cell office:value-type="float" office:value="98291758">
                <text:p>98291758</text:p>
              </table:table-cell>
              <table:table-cell office:value-type="float" office:value="106515628">
                <text:p>106515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470821">
                <text:p>103470821</text:p>
              </table:table-cell>
              <table:table-cell office:value-type="float" office:value="90577828">
                <text:p>90577828</text:p>
              </table:table-cell>
              <table:table-cell office:value-type="float" office:value="103821345">
                <text:p>103821345</text:p>
              </table:table-cell>
              <table:table-cell office:value-type="float" office:value="98293643">
                <text:p>98293643</text:p>
              </table:table-cell>
              <table:table-cell office:value-type="float" office:value="106517179">
                <text:p>1065171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571058">
                <text:p>103571058</text:p>
              </table:table-cell>
              <table:table-cell office:value-type="float" office:value="90677974">
                <text:p>90677974</text:p>
              </table:table-cell>
              <table:table-cell office:value-type="float" office:value="103879815">
                <text:p>103879815</text:p>
              </table:table-cell>
              <table:table-cell office:value-type="float" office:value="98335152">
                <text:p>98335152</text:p>
              </table:table-cell>
              <table:table-cell office:value-type="float" office:value="106534985">
                <text:p>1065349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613529">
                <text:p>103613529</text:p>
              </table:table-cell>
              <table:table-cell office:value-type="float" office:value="90660175">
                <text:p>90660175</text:p>
              </table:table-cell>
              <table:table-cell office:value-type="float" office:value="103887912">
                <text:p>103887912</text:p>
              </table:table-cell>
              <table:table-cell office:value-type="float" office:value="98416890">
                <text:p>98416890</text:p>
              </table:table-cell>
              <table:table-cell office:value-type="float" office:value="106538171">
                <text:p>1065381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636872">
                <text:p>103636872</text:p>
              </table:table-cell>
              <table:table-cell office:value-type="float" office:value="90730181">
                <text:p>90730181</text:p>
              </table:table-cell>
              <table:table-cell office:value-type="float" office:value="103927150">
                <text:p>103927150</text:p>
              </table:table-cell>
              <table:table-cell office:value-type="float" office:value="98504132">
                <text:p>98504132</text:p>
              </table:table-cell>
              <table:table-cell office:value-type="float" office:value="106556203">
                <text:p>1065562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680744">
                <text:p>103680744</text:p>
              </table:table-cell>
              <table:table-cell office:value-type="float" office:value="90436145">
                <text:p>90436145</text:p>
              </table:table-cell>
              <table:table-cell office:value-type="float" office:value="103930750">
                <text:p>103930750</text:p>
              </table:table-cell>
              <table:table-cell office:value-type="float" office:value="98815842">
                <text:p>98815842</text:p>
              </table:table-cell>
              <table:table-cell office:value-type="float" office:value="106556420">
                <text:p>1065564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712739">
                <text:p>103712739</text:p>
              </table:table-cell>
              <table:table-cell office:value-type="float" office:value="90243402">
                <text:p>90243402</text:p>
              </table:table-cell>
              <table:table-cell office:value-type="float" office:value="104009324">
                <text:p>104009324</text:p>
              </table:table-cell>
              <table:table-cell office:value-type="float" office:value="100178013">
                <text:p>100178013</text:p>
              </table:table-cell>
              <table:table-cell office:value-type="float" office:value="106617532">
                <text:p>1066175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CCM.G1:CCM.K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CM.G2:CCM.G31" chart:label-cell-address="CCM.G1:CCM.G1" chart:class="chart:line">
            <chart:data-point chart:repeated="30"/>
          </chart:series>
          <chart:series chart:style-name="ch7" chart:values-cell-range-address="CCM.H2:CCM.H31" chart:label-cell-address="CCM.H1:CCM.H1" chart:class="chart:line">
            <chart:data-point chart:repeated="30"/>
          </chart:series>
          <chart:series chart:style-name="ch8" chart:values-cell-range-address="CCM.I2:CCM.I31" chart:label-cell-address="CCM.I1:CCM.I1" chart:class="chart:line">
            <chart:data-point chart:repeated="30"/>
          </chart:series>
          <chart:series chart:style-name="ch9" chart:values-cell-range-address="CCM.J2:CCM.J31" chart:label-cell-address="CCM.J1:CCM.J1" chart:class="chart:line">
            <chart:data-point chart:repeated="30"/>
          </chart:series>
          <chart:series chart:style-name="ch10" chart:values-cell-range-address="CCM.K2:CCM.K31" chart:label-cell-address="CCM.K1:CCM.K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CCM.G1:CCM.G1</svg:desc>
                </draw:g>
              </table:table-cell>
              <table:table-cell office:value-type="string">
                <text:p>FC4</text:p>
                <draw:g>
                  <svg:desc>CCM.H1:CCM.H1</svg:desc>
                </draw:g>
              </table:table-cell>
              <table:table-cell office:value-type="string">
                <text:p>FC3</text:p>
                <draw:g>
                  <svg:desc>CCM.I1:CCM.I1</svg:desc>
                </draw:g>
              </table:table-cell>
              <table:table-cell office:value-type="string">
                <text:p>I3</text:p>
                <draw:g>
                  <svg:desc>CCM.J1:CCM.J1</svg:desc>
                </draw:g>
              </table:table-cell>
              <table:table-cell office:value-type="string">
                <text:p>I4</text:p>
                <draw:g>
                  <svg:desc>CCM.K1:CCM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065044">
                <text:p>57065044</text:p>
                <draw:g>
                  <svg:desc>CCM.G2:CCM.G31</svg:desc>
                </draw:g>
              </table:table-cell>
              <table:table-cell office:value-type="float" office:value="118298919">
                <text:p>118298919</text:p>
                <draw:g>
                  <svg:desc>CCM.H2:CCM.H31</svg:desc>
                </draw:g>
              </table:table-cell>
              <table:table-cell office:value-type="float" office:value="109392996">
                <text:p>109392996</text:p>
                <draw:g>
                  <svg:desc>CCM.I2:CCM.I31</svg:desc>
                </draw:g>
              </table:table-cell>
              <table:table-cell office:value-type="float" office:value="88332907">
                <text:p>88332907</text:p>
                <draw:g>
                  <svg:desc>CCM.J2:CCM.J31</svg:desc>
                </draw:g>
              </table:table-cell>
              <table:table-cell office:value-type="float" office:value="78495988">
                <text:p>78495988</text:p>
                <draw:g>
                  <svg:desc>CCM.K2:CCM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721222">
                <text:p>57721222</text:p>
              </table:table-cell>
              <table:table-cell office:value-type="float" office:value="121078047">
                <text:p>121078047</text:p>
              </table:table-cell>
              <table:table-cell office:value-type="float" office:value="110655898">
                <text:p>110655898</text:p>
              </table:table-cell>
              <table:table-cell office:value-type="float" office:value="97234854">
                <text:p>97234854</text:p>
              </table:table-cell>
              <table:table-cell office:value-type="float" office:value="101264247">
                <text:p>101264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600567">
                <text:p>58600567</text:p>
              </table:table-cell>
              <table:table-cell office:value-type="float" office:value="122137821">
                <text:p>122137821</text:p>
              </table:table-cell>
              <table:table-cell office:value-type="float" office:value="114321359">
                <text:p>114321359</text:p>
              </table:table-cell>
              <table:table-cell office:value-type="float" office:value="99475981">
                <text:p>99475981</text:p>
              </table:table-cell>
              <table:table-cell office:value-type="float" office:value="103502484">
                <text:p>103502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103123">
                <text:p>59103123</text:p>
              </table:table-cell>
              <table:table-cell office:value-type="float" office:value="124341237">
                <text:p>124341237</text:p>
              </table:table-cell>
              <table:table-cell office:value-type="float" office:value="119143489">
                <text:p>119143489</text:p>
              </table:table-cell>
              <table:table-cell office:value-type="float" office:value="99692211">
                <text:p>99692211</text:p>
              </table:table-cell>
              <table:table-cell office:value-type="float" office:value="105193749">
                <text:p>1051937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208980">
                <text:p>59208980</text:p>
              </table:table-cell>
              <table:table-cell office:value-type="float" office:value="126209444">
                <text:p>126209444</text:p>
              </table:table-cell>
              <table:table-cell office:value-type="float" office:value="122044196">
                <text:p>122044196</text:p>
              </table:table-cell>
              <table:table-cell office:value-type="float" office:value="100248571">
                <text:p>100248571</text:p>
              </table:table-cell>
              <table:table-cell office:value-type="float" office:value="105750384">
                <text:p>105750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493696">
                <text:p>60493696</text:p>
              </table:table-cell>
              <table:table-cell office:value-type="float" office:value="127876937">
                <text:p>127876937</text:p>
              </table:table-cell>
              <table:table-cell office:value-type="float" office:value="122461262">
                <text:p>122461262</text:p>
              </table:table-cell>
              <table:table-cell office:value-type="float" office:value="101577202">
                <text:p>101577202</text:p>
              </table:table-cell>
              <table:table-cell office:value-type="float" office:value="106390224">
                <text:p>106390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823364">
                <text:p>60823364</text:p>
              </table:table-cell>
              <table:table-cell office:value-type="float" office:value="128083615">
                <text:p>128083615</text:p>
              </table:table-cell>
              <table:table-cell office:value-type="float" office:value="126048801">
                <text:p>126048801</text:p>
              </table:table-cell>
              <table:table-cell office:value-type="float" office:value="102382005">
                <text:p>102382005</text:p>
              </table:table-cell>
              <table:table-cell office:value-type="float" office:value="111393592">
                <text:p>111393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302132">
                <text:p>61302132</text:p>
              </table:table-cell>
              <table:table-cell office:value-type="float" office:value="129095030">
                <text:p>129095030</text:p>
              </table:table-cell>
              <table:table-cell office:value-type="float" office:value="126116531">
                <text:p>126116531</text:p>
              </table:table-cell>
              <table:table-cell office:value-type="float" office:value="102519847">
                <text:p>102519847</text:p>
              </table:table-cell>
              <table:table-cell office:value-type="float" office:value="114833005">
                <text:p>114833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18162">
                <text:p>61318162</text:p>
              </table:table-cell>
              <table:table-cell office:value-type="float" office:value="130160790">
                <text:p>130160790</text:p>
              </table:table-cell>
              <table:table-cell office:value-type="float" office:value="126457671">
                <text:p>126457671</text:p>
              </table:table-cell>
              <table:table-cell office:value-type="float" office:value="102723457">
                <text:p>102723457</text:p>
              </table:table-cell>
              <table:table-cell office:value-type="float" office:value="114924338">
                <text:p>114924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467566">
                <text:p>62467566</text:p>
              </table:table-cell>
              <table:table-cell office:value-type="float" office:value="131697643">
                <text:p>131697643</text:p>
              </table:table-cell>
              <table:table-cell office:value-type="float" office:value="135537046">
                <text:p>135537046</text:p>
              </table:table-cell>
              <table:table-cell office:value-type="float" office:value="103011284">
                <text:p>103011284</text:p>
              </table:table-cell>
              <table:table-cell office:value-type="float" office:value="115279679">
                <text:p>115279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551607">
                <text:p>62551607</text:p>
              </table:table-cell>
              <table:table-cell office:value-type="float" office:value="132347135">
                <text:p>132347135</text:p>
              </table:table-cell>
              <table:table-cell office:value-type="float" office:value="136099999">
                <text:p>136099999</text:p>
              </table:table-cell>
              <table:table-cell office:value-type="float" office:value="104172618">
                <text:p>104172618</text:p>
              </table:table-cell>
              <table:table-cell office:value-type="float" office:value="116471566">
                <text:p>116471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604326">
                <text:p>63604326</text:p>
              </table:table-cell>
              <table:table-cell office:value-type="float" office:value="133163916">
                <text:p>133163916</text:p>
              </table:table-cell>
              <table:table-cell office:value-type="float" office:value="137232138">
                <text:p>137232138</text:p>
              </table:table-cell>
              <table:table-cell office:value-type="float" office:value="105540064">
                <text:p>105540064</text:p>
              </table:table-cell>
              <table:table-cell office:value-type="float" office:value="117066810">
                <text:p>1170668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585423">
                <text:p>72585423</text:p>
              </table:table-cell>
              <table:table-cell office:value-type="float" office:value="134219584">
                <text:p>134219584</text:p>
              </table:table-cell>
              <table:table-cell office:value-type="float" office:value="139959639">
                <text:p>139959639</text:p>
              </table:table-cell>
              <table:table-cell office:value-type="float" office:value="105789594">
                <text:p>105789594</text:p>
              </table:table-cell>
              <table:table-cell office:value-type="float" office:value="122671734">
                <text:p>1226717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000778">
                <text:p>73000778</text:p>
              </table:table-cell>
              <table:table-cell office:value-type="float" office:value="134770509">
                <text:p>134770509</text:p>
              </table:table-cell>
              <table:table-cell office:value-type="float" office:value="140962939">
                <text:p>140962939</text:p>
              </table:table-cell>
              <table:table-cell office:value-type="float" office:value="112513584">
                <text:p>112513584</text:p>
              </table:table-cell>
              <table:table-cell office:value-type="float" office:value="133594644">
                <text:p>133594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403595">
                <text:p>84403595</text:p>
              </table:table-cell>
              <table:table-cell office:value-type="float" office:value="137013328">
                <text:p>137013328</text:p>
              </table:table-cell>
              <table:table-cell office:value-type="float" office:value="141079286">
                <text:p>141079286</text:p>
              </table:table-cell>
              <table:table-cell office:value-type="float" office:value="113995998">
                <text:p>113995998</text:p>
              </table:table-cell>
              <table:table-cell office:value-type="float" office:value="133831133">
                <text:p>133831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210208">
                <text:p>90210208</text:p>
              </table:table-cell>
              <table:table-cell office:value-type="float" office:value="141510904">
                <text:p>141510904</text:p>
              </table:table-cell>
              <table:table-cell office:value-type="float" office:value="141924003">
                <text:p>141924003</text:p>
              </table:table-cell>
              <table:table-cell office:value-type="float" office:value="116667651">
                <text:p>116667651</text:p>
              </table:table-cell>
              <table:table-cell office:value-type="float" office:value="136781061">
                <text:p>136781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962352">
                <text:p>104962352</text:p>
              </table:table-cell>
              <table:table-cell office:value-type="float" office:value="142404464">
                <text:p>142404464</text:p>
              </table:table-cell>
              <table:table-cell office:value-type="float" office:value="142675950">
                <text:p>142675950</text:p>
              </table:table-cell>
              <table:table-cell office:value-type="float" office:value="117304971">
                <text:p>117304971</text:p>
              </table:table-cell>
              <table:table-cell office:value-type="float" office:value="138130428">
                <text:p>1381304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292509">
                <text:p>109292509</text:p>
              </table:table-cell>
              <table:table-cell office:value-type="float" office:value="143064140">
                <text:p>143064140</text:p>
              </table:table-cell>
              <table:table-cell office:value-type="float" office:value="142870616">
                <text:p>142870616</text:p>
              </table:table-cell>
              <table:table-cell office:value-type="float" office:value="118016774">
                <text:p>118016774</text:p>
              </table:table-cell>
              <table:table-cell office:value-type="float" office:value="139397506">
                <text:p>139397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218381">
                <text:p>114218381</text:p>
              </table:table-cell>
              <table:table-cell office:value-type="float" office:value="146466166">
                <text:p>146466166</text:p>
              </table:table-cell>
              <table:table-cell office:value-type="float" office:value="144131415">
                <text:p>144131415</text:p>
              </table:table-cell>
              <table:table-cell office:value-type="float" office:value="119432061">
                <text:p>119432061</text:p>
              </table:table-cell>
              <table:table-cell office:value-type="float" office:value="141232191">
                <text:p>141232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5427392">
                <text:p>115427392</text:p>
              </table:table-cell>
              <table:table-cell office:value-type="float" office:value="147246985">
                <text:p>147246985</text:p>
              </table:table-cell>
              <table:table-cell office:value-type="float" office:value="144451832">
                <text:p>144451832</text:p>
              </table:table-cell>
              <table:table-cell office:value-type="float" office:value="119585556">
                <text:p>119585556</text:p>
              </table:table-cell>
              <table:table-cell office:value-type="float" office:value="143229051">
                <text:p>1432290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681745">
                <text:p>116681745</text:p>
              </table:table-cell>
              <table:table-cell office:value-type="float" office:value="149440723">
                <text:p>149440723</text:p>
              </table:table-cell>
              <table:table-cell office:value-type="float" office:value="145723670">
                <text:p>145723670</text:p>
              </table:table-cell>
              <table:table-cell office:value-type="float" office:value="120275451">
                <text:p>120275451</text:p>
              </table:table-cell>
              <table:table-cell office:value-type="float" office:value="143279806">
                <text:p>143279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777479">
                <text:p>116777479</text:p>
              </table:table-cell>
              <table:table-cell office:value-type="float" office:value="149452125">
                <text:p>149452125</text:p>
              </table:table-cell>
              <table:table-cell office:value-type="float" office:value="146402122">
                <text:p>146402122</text:p>
              </table:table-cell>
              <table:table-cell office:value-type="float" office:value="121044914">
                <text:p>121044914</text:p>
              </table:table-cell>
              <table:table-cell office:value-type="float" office:value="143605050">
                <text:p>1436050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479907">
                <text:p>122479907</text:p>
              </table:table-cell>
              <table:table-cell office:value-type="float" office:value="149608294">
                <text:p>149608294</text:p>
              </table:table-cell>
              <table:table-cell office:value-type="float" office:value="146410815">
                <text:p>146410815</text:p>
              </table:table-cell>
              <table:table-cell office:value-type="float" office:value="121076249">
                <text:p>121076249</text:p>
              </table:table-cell>
              <table:table-cell office:value-type="float" office:value="144205090">
                <text:p>1442050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781755">
                <text:p>125781755</text:p>
              </table:table-cell>
              <table:table-cell office:value-type="float" office:value="149766356">
                <text:p>149766356</text:p>
              </table:table-cell>
              <table:table-cell office:value-type="float" office:value="146812363">
                <text:p>146812363</text:p>
              </table:table-cell>
              <table:table-cell office:value-type="float" office:value="121653996">
                <text:p>121653996</text:p>
              </table:table-cell>
              <table:table-cell office:value-type="float" office:value="144709417">
                <text:p>144709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358360">
                <text:p>126358360</text:p>
              </table:table-cell>
              <table:table-cell office:value-type="float" office:value="150120606">
                <text:p>150120606</text:p>
              </table:table-cell>
              <table:table-cell office:value-type="float" office:value="147055696">
                <text:p>147055696</text:p>
              </table:table-cell>
              <table:table-cell office:value-type="float" office:value="121867852">
                <text:p>121867852</text:p>
              </table:table-cell>
              <table:table-cell office:value-type="float" office:value="155402200">
                <text:p>155402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7597196">
                <text:p>127597196</text:p>
              </table:table-cell>
              <table:table-cell office:value-type="float" office:value="150453468">
                <text:p>150453468</text:p>
              </table:table-cell>
              <table:table-cell office:value-type="float" office:value="147479703">
                <text:p>147479703</text:p>
              </table:table-cell>
              <table:table-cell office:value-type="float" office:value="122124642">
                <text:p>122124642</text:p>
              </table:table-cell>
              <table:table-cell office:value-type="float" office:value="157105461">
                <text:p>157105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647243">
                <text:p>131647243</text:p>
              </table:table-cell>
              <table:table-cell office:value-type="float" office:value="150578382">
                <text:p>150578382</text:p>
              </table:table-cell>
              <table:table-cell office:value-type="float" office:value="147926040">
                <text:p>147926040</text:p>
              </table:table-cell>
              <table:table-cell office:value-type="float" office:value="122752488">
                <text:p>122752488</text:p>
              </table:table-cell>
              <table:table-cell office:value-type="float" office:value="160569416">
                <text:p>1605694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718247">
                <text:p>133718247</text:p>
              </table:table-cell>
              <table:table-cell office:value-type="float" office:value="150889720">
                <text:p>150889720</text:p>
              </table:table-cell>
              <table:table-cell office:value-type="float" office:value="148861889">
                <text:p>148861889</text:p>
              </table:table-cell>
              <table:table-cell office:value-type="float" office:value="125695274">
                <text:p>125695274</text:p>
              </table:table-cell>
              <table:table-cell office:value-type="float" office:value="164224767">
                <text:p>1642247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5116496">
                <text:p>135116496</text:p>
              </table:table-cell>
              <table:table-cell office:value-type="float" office:value="151104737">
                <text:p>151104737</text:p>
              </table:table-cell>
              <table:table-cell office:value-type="float" office:value="150118304">
                <text:p>150118304</text:p>
              </table:table-cell>
              <table:table-cell office:value-type="float" office:value="127359692">
                <text:p>127359692</text:p>
              </table:table-cell>
              <table:table-cell office:value-type="float" office:value="169541694">
                <text:p>1695416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6938735">
                <text:p>136938735</text:p>
              </table:table-cell>
              <table:table-cell office:value-type="float" office:value="152955197">
                <text:p>152955197</text:p>
              </table:table-cell>
              <table:table-cell office:value-type="float" office:value="154452811">
                <text:p>154452811</text:p>
              </table:table-cell>
              <table:table-cell office:value-type="float" office:value="128386214">
                <text:p>128386214</text:p>
              </table:table-cell>
              <table:table-cell office:value-type="float" office:value="171529849">
                <text:p>1715298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NUMA.A1:NUMA.E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UMA.A2:NUMA.A31" chart:label-cell-address="NUMA.A1:NUMA.A1" chart:class="chart:line">
            <chart:data-point chart:repeated="30"/>
          </chart:series>
          <chart:series chart:style-name="ch7" chart:values-cell-range-address="NUMA.B2:NUMA.B31" chart:label-cell-address="NUMA.B1:NUMA.B1" chart:class="chart:line">
            <chart:data-point chart:repeated="30"/>
          </chart:series>
          <chart:series chart:style-name="ch8" chart:values-cell-range-address="NUMA.C2:NUMA.C31" chart:label-cell-address="NUMA.C1:NUMA.C1" chart:class="chart:line">
            <chart:data-point chart:repeated="30"/>
          </chart:series>
          <chart:series chart:style-name="ch9" chart:values-cell-range-address="NUMA.D2:NUMA.D31" chart:label-cell-address="NUMA.D1:NUMA.D1" chart:class="chart:line">
            <chart:data-point chart:repeated="30"/>
          </chart:series>
          <chart:series chart:style-name="ch10" chart:values-cell-range-address="NUMA.E2:NUMA.E31" chart:label-cell-address="NUMA.E1:NUMA.E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NUMA.A1:NUMA.A1</svg:desc>
                </draw:g>
              </table:table-cell>
              <table:table-cell office:value-type="string">
                <text:p>FC4</text:p>
                <draw:g>
                  <svg:desc>NUMA.B1:NUMA.B1</svg:desc>
                </draw:g>
              </table:table-cell>
              <table:table-cell office:value-type="string">
                <text:p>FC3</text:p>
                <draw:g>
                  <svg:desc>NUMA.C1:NUMA.C1</svg:desc>
                </draw:g>
              </table:table-cell>
              <table:table-cell office:value-type="string">
                <text:p>I3</text:p>
                <draw:g>
                  <svg:desc>NUMA.D1:NUMA.D1</svg:desc>
                </draw:g>
              </table:table-cell>
              <table:table-cell office:value-type="string">
                <text:p>I4</text:p>
                <draw:g>
                  <svg:desc>NUMA.E1:NUM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758265">
                <text:p>88758265</text:p>
                <draw:g>
                  <svg:desc>NUMA.A2:NUMA.A31</svg:desc>
                </draw:g>
              </table:table-cell>
              <table:table-cell office:value-type="float" office:value="82095338">
                <text:p>82095338</text:p>
                <draw:g>
                  <svg:desc>NUMA.B2:NUMA.B31</svg:desc>
                </draw:g>
              </table:table-cell>
              <table:table-cell office:value-type="float" office:value="103542378">
                <text:p>103542378</text:p>
                <draw:g>
                  <svg:desc>NUMA.C2:NUMA.C31</svg:desc>
                </draw:g>
              </table:table-cell>
              <table:table-cell office:value-type="float" office:value="122146597">
                <text:p>122146597</text:p>
                <draw:g>
                  <svg:desc>NUMA.D2:NUMA.D31</svg:desc>
                </draw:g>
              </table:table-cell>
              <table:table-cell office:value-type="float" office:value="99722275">
                <text:p>99722275</text:p>
                <draw:g>
                  <svg:desc>NUMA.E2:NUMA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058943">
                <text:p>92058943</text:p>
              </table:table-cell>
              <table:table-cell office:value-type="float" office:value="92204137">
                <text:p>92204137</text:p>
              </table:table-cell>
              <table:table-cell office:value-type="float" office:value="108042203">
                <text:p>108042203</text:p>
              </table:table-cell>
              <table:table-cell office:value-type="float" office:value="122605348">
                <text:p>122605348</text:p>
              </table:table-cell>
              <table:table-cell office:value-type="float" office:value="108327455">
                <text:p>108327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291193">
                <text:p>105291193</text:p>
              </table:table-cell>
              <table:table-cell office:value-type="float" office:value="92908649">
                <text:p>92908649</text:p>
              </table:table-cell>
              <table:table-cell office:value-type="float" office:value="108205408">
                <text:p>108205408</text:p>
              </table:table-cell>
              <table:table-cell office:value-type="float" office:value="122664419">
                <text:p>122664419</text:p>
              </table:table-cell>
              <table:table-cell office:value-type="float" office:value="108682389">
                <text:p>108682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851909">
                <text:p>105851909</text:p>
              </table:table-cell>
              <table:table-cell office:value-type="float" office:value="94170264">
                <text:p>94170264</text:p>
              </table:table-cell>
              <table:table-cell office:value-type="float" office:value="108315584">
                <text:p>108315584</text:p>
              </table:table-cell>
              <table:table-cell office:value-type="float" office:value="122674793">
                <text:p>122674793</text:p>
              </table:table-cell>
              <table:table-cell office:value-type="float" office:value="108873563">
                <text:p>108873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716384">
                <text:p>107716384</text:p>
              </table:table-cell>
              <table:table-cell office:value-type="float" office:value="94203654">
                <text:p>94203654</text:p>
              </table:table-cell>
              <table:table-cell office:value-type="float" office:value="108328518">
                <text:p>108328518</text:p>
              </table:table-cell>
              <table:table-cell office:value-type="float" office:value="122928148">
                <text:p>122928148</text:p>
              </table:table-cell>
              <table:table-cell office:value-type="float" office:value="112425222">
                <text:p>112425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960004">
                <text:p>107960004</text:p>
              </table:table-cell>
              <table:table-cell office:value-type="float" office:value="94364812">
                <text:p>94364812</text:p>
              </table:table-cell>
              <table:table-cell office:value-type="float" office:value="108347307">
                <text:p>108347307</text:p>
              </table:table-cell>
              <table:table-cell office:value-type="float" office:value="123018642">
                <text:p>123018642</text:p>
              </table:table-cell>
              <table:table-cell office:value-type="float" office:value="112526666">
                <text:p>11252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067581">
                <text:p>108067581</text:p>
              </table:table-cell>
              <table:table-cell office:value-type="float" office:value="94381280">
                <text:p>94381280</text:p>
              </table:table-cell>
              <table:table-cell office:value-type="float" office:value="108377891">
                <text:p>108377891</text:p>
              </table:table-cell>
              <table:table-cell office:value-type="float" office:value="123331761">
                <text:p>123331761</text:p>
              </table:table-cell>
              <table:table-cell office:value-type="float" office:value="113519066">
                <text:p>113519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103326">
                <text:p>108103326</text:p>
              </table:table-cell>
              <table:table-cell office:value-type="float" office:value="94504788">
                <text:p>94504788</text:p>
              </table:table-cell>
              <table:table-cell office:value-type="float" office:value="108405305">
                <text:p>108405305</text:p>
              </table:table-cell>
              <table:table-cell office:value-type="float" office:value="123351543">
                <text:p>123351543</text:p>
              </table:table-cell>
              <table:table-cell office:value-type="float" office:value="113647036">
                <text:p>113647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161174">
                <text:p>108161174</text:p>
              </table:table-cell>
              <table:table-cell office:value-type="float" office:value="94751834">
                <text:p>94751834</text:p>
              </table:table-cell>
              <table:table-cell office:value-type="float" office:value="108417048">
                <text:p>108417048</text:p>
              </table:table-cell>
              <table:table-cell office:value-type="float" office:value="123374552">
                <text:p>123374552</text:p>
              </table:table-cell>
              <table:table-cell office:value-type="float" office:value="113661783">
                <text:p>113661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211582">
                <text:p>108211582</text:p>
              </table:table-cell>
              <table:table-cell office:value-type="float" office:value="94960797">
                <text:p>94960797</text:p>
              </table:table-cell>
              <table:table-cell office:value-type="float" office:value="108438266">
                <text:p>108438266</text:p>
              </table:table-cell>
              <table:table-cell office:value-type="float" office:value="123386738">
                <text:p>123386738</text:p>
              </table:table-cell>
              <table:table-cell office:value-type="float" office:value="113722366">
                <text:p>113722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302661">
                <text:p>108302661</text:p>
              </table:table-cell>
              <table:table-cell office:value-type="float" office:value="95085100">
                <text:p>95085100</text:p>
              </table:table-cell>
              <table:table-cell office:value-type="float" office:value="108481126">
                <text:p>108481126</text:p>
              </table:table-cell>
              <table:table-cell office:value-type="float" office:value="123472253">
                <text:p>123472253</text:p>
              </table:table-cell>
              <table:table-cell office:value-type="float" office:value="113823177">
                <text:p>113823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409366">
                <text:p>108409366</text:p>
              </table:table-cell>
              <table:table-cell office:value-type="float" office:value="95093822">
                <text:p>95093822</text:p>
              </table:table-cell>
              <table:table-cell office:value-type="float" office:value="108487823">
                <text:p>108487823</text:p>
              </table:table-cell>
              <table:table-cell office:value-type="float" office:value="123565571">
                <text:p>123565571</text:p>
              </table:table-cell>
              <table:table-cell office:value-type="float" office:value="113946950">
                <text:p>1139469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558529">
                <text:p>108558529</text:p>
              </table:table-cell>
              <table:table-cell office:value-type="float" office:value="95118788">
                <text:p>95118788</text:p>
              </table:table-cell>
              <table:table-cell office:value-type="float" office:value="108534037">
                <text:p>108534037</text:p>
              </table:table-cell>
              <table:table-cell office:value-type="float" office:value="123692098">
                <text:p>123692098</text:p>
              </table:table-cell>
              <table:table-cell office:value-type="float" office:value="118072852">
                <text:p>11807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654674">
                <text:p>108654674</text:p>
              </table:table-cell>
              <table:table-cell office:value-type="float" office:value="95200913">
                <text:p>95200913</text:p>
              </table:table-cell>
              <table:table-cell office:value-type="float" office:value="108576168">
                <text:p>108576168</text:p>
              </table:table-cell>
              <table:table-cell office:value-type="float" office:value="128877627">
                <text:p>128877627</text:p>
              </table:table-cell>
              <table:table-cell office:value-type="float" office:value="118550368">
                <text:p>118550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682310">
                <text:p>108682310</text:p>
              </table:table-cell>
              <table:table-cell office:value-type="float" office:value="95213197">
                <text:p>95213197</text:p>
              </table:table-cell>
              <table:table-cell office:value-type="float" office:value="108582164">
                <text:p>108582164</text:p>
              </table:table-cell>
              <table:table-cell office:value-type="float" office:value="129022071">
                <text:p>129022071</text:p>
              </table:table-cell>
              <table:table-cell office:value-type="float" office:value="118674265">
                <text:p>118674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714426">
                <text:p>108714426</text:p>
              </table:table-cell>
              <table:table-cell office:value-type="float" office:value="95266897">
                <text:p>95266897</text:p>
              </table:table-cell>
              <table:table-cell office:value-type="float" office:value="108665818">
                <text:p>108665818</text:p>
              </table:table-cell>
              <table:table-cell office:value-type="float" office:value="129027472">
                <text:p>129027472</text:p>
              </table:table-cell>
              <table:table-cell office:value-type="float" office:value="118750721">
                <text:p>118750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893842">
                <text:p>108893842</text:p>
              </table:table-cell>
              <table:table-cell office:value-type="float" office:value="95276352">
                <text:p>95276352</text:p>
              </table:table-cell>
              <table:table-cell office:value-type="float" office:value="108732269">
                <text:p>108732269</text:p>
              </table:table-cell>
              <table:table-cell office:value-type="float" office:value="129575329">
                <text:p>129575329</text:p>
              </table:table-cell>
              <table:table-cell office:value-type="float" office:value="118822386">
                <text:p>1188223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078303">
                <text:p>109078303</text:p>
              </table:table-cell>
              <table:table-cell office:value-type="float" office:value="95334014">
                <text:p>95334014</text:p>
              </table:table-cell>
              <table:table-cell office:value-type="float" office:value="109012372">
                <text:p>109012372</text:p>
              </table:table-cell>
              <table:table-cell office:value-type="float" office:value="129691647">
                <text:p>129691647</text:p>
              </table:table-cell>
              <table:table-cell office:value-type="float" office:value="118915846">
                <text:p>1189158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155601">
                <text:p>109155601</text:p>
              </table:table-cell>
              <table:table-cell office:value-type="float" office:value="95380527">
                <text:p>95380527</text:p>
              </table:table-cell>
              <table:table-cell office:value-type="float" office:value="109095104">
                <text:p>109095104</text:p>
              </table:table-cell>
              <table:table-cell office:value-type="float" office:value="129799811">
                <text:p>129799811</text:p>
              </table:table-cell>
              <table:table-cell office:value-type="float" office:value="118916906">
                <text:p>118916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182756">
                <text:p>109182756</text:p>
              </table:table-cell>
              <table:table-cell office:value-type="float" office:value="95412941">
                <text:p>95412941</text:p>
              </table:table-cell>
              <table:table-cell office:value-type="float" office:value="109114946">
                <text:p>109114946</text:p>
              </table:table-cell>
              <table:table-cell office:value-type="float" office:value="129889213">
                <text:p>129889213</text:p>
              </table:table-cell>
              <table:table-cell office:value-type="float" office:value="118966021">
                <text:p>118966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230068">
                <text:p>109230068</text:p>
              </table:table-cell>
              <table:table-cell office:value-type="float" office:value="95982120">
                <text:p>95982120</text:p>
              </table:table-cell>
              <table:table-cell office:value-type="float" office:value="109134812">
                <text:p>109134812</text:p>
              </table:table-cell>
              <table:table-cell office:value-type="float" office:value="129940254">
                <text:p>129940254</text:p>
              </table:table-cell>
              <table:table-cell office:value-type="float" office:value="119029794">
                <text:p>119029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249708">
                <text:p>109249708</text:p>
              </table:table-cell>
              <table:table-cell office:value-type="float" office:value="96098676">
                <text:p>96098676</text:p>
              </table:table-cell>
              <table:table-cell office:value-type="float" office:value="109135687">
                <text:p>109135687</text:p>
              </table:table-cell>
              <table:table-cell office:value-type="float" office:value="129995710">
                <text:p>129995710</text:p>
              </table:table-cell>
              <table:table-cell office:value-type="float" office:value="119056890">
                <text:p>1190568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266767">
                <text:p>109266767</text:p>
              </table:table-cell>
              <table:table-cell office:value-type="float" office:value="96115199">
                <text:p>96115199</text:p>
              </table:table-cell>
              <table:table-cell office:value-type="float" office:value="109222242">
                <text:p>109222242</text:p>
              </table:table-cell>
              <table:table-cell office:value-type="float" office:value="130025506">
                <text:p>130025506</text:p>
              </table:table-cell>
              <table:table-cell office:value-type="float" office:value="119062156">
                <text:p>119062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296440">
                <text:p>109296440</text:p>
              </table:table-cell>
              <table:table-cell office:value-type="float" office:value="96153009">
                <text:p>96153009</text:p>
              </table:table-cell>
              <table:table-cell office:value-type="float" office:value="109292007">
                <text:p>109292007</text:p>
              </table:table-cell>
              <table:table-cell office:value-type="float" office:value="130124490">
                <text:p>130124490</text:p>
              </table:table-cell>
              <table:table-cell office:value-type="float" office:value="119139787">
                <text:p>119139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9377750">
                <text:p>109377750</text:p>
              </table:table-cell>
              <table:table-cell office:value-type="float" office:value="96212464">
                <text:p>96212464</text:p>
              </table:table-cell>
              <table:table-cell office:value-type="float" office:value="109400092">
                <text:p>109400092</text:p>
              </table:table-cell>
              <table:table-cell office:value-type="float" office:value="130199477">
                <text:p>130199477</text:p>
              </table:table-cell>
              <table:table-cell office:value-type="float" office:value="119183216">
                <text:p>119183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757571">
                <text:p>110757571</text:p>
              </table:table-cell>
              <table:table-cell office:value-type="float" office:value="99994823">
                <text:p>99994823</text:p>
              </table:table-cell>
              <table:table-cell office:value-type="float" office:value="111371552">
                <text:p>111371552</text:p>
              </table:table-cell>
              <table:table-cell office:value-type="float" office:value="130221801">
                <text:p>130221801</text:p>
              </table:table-cell>
              <table:table-cell office:value-type="float" office:value="119277136">
                <text:p>119277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905525">
                <text:p>111905525</text:p>
              </table:table-cell>
              <table:table-cell office:value-type="float" office:value="100068715">
                <text:p>100068715</text:p>
              </table:table-cell>
              <table:table-cell office:value-type="float" office:value="111849387">
                <text:p>111849387</text:p>
              </table:table-cell>
              <table:table-cell office:value-type="float" office:value="130352542">
                <text:p>130352542</text:p>
              </table:table-cell>
              <table:table-cell office:value-type="float" office:value="119368204">
                <text:p>119368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978680">
                <text:p>111978680</text:p>
              </table:table-cell>
              <table:table-cell office:value-type="float" office:value="100133825">
                <text:p>100133825</text:p>
              </table:table-cell>
              <table:table-cell office:value-type="float" office:value="111909849">
                <text:p>111909849</text:p>
              </table:table-cell>
              <table:table-cell office:value-type="float" office:value="130371861">
                <text:p>130371861</text:p>
              </table:table-cell>
              <table:table-cell office:value-type="float" office:value="119413321">
                <text:p>1194133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519792">
                <text:p>112519792</text:p>
              </table:table-cell>
              <table:table-cell office:value-type="float" office:value="100494294">
                <text:p>100494294</text:p>
              </table:table-cell>
              <table:table-cell office:value-type="float" office:value="112634154">
                <text:p>112634154</text:p>
              </table:table-cell>
              <table:table-cell office:value-type="float" office:value="130450878">
                <text:p>130450878</text:p>
              </table:table-cell>
              <table:table-cell office:value-type="float" office:value="119429447">
                <text:p>1194294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288407">
                <text:p>113288407</text:p>
              </table:table-cell>
              <table:table-cell office:value-type="float" office:value="100958419">
                <text:p>100958419</text:p>
              </table:table-cell>
              <table:table-cell office:value-type="float" office:value="113189277">
                <text:p>113189277</text:p>
              </table:table-cell>
              <table:table-cell office:value-type="float" office:value="130546496">
                <text:p>130546496</text:p>
              </table:table-cell>
              <table:table-cell office:value-type="float" office:value="120252991">
                <text:p>1202529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NUMA.G1:NUMA.K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UMA.G2:NUMA.G31" chart:label-cell-address="NUMA.G1:NUMA.G1" chart:class="chart:line">
            <chart:data-point chart:repeated="30"/>
          </chart:series>
          <chart:series chart:style-name="ch7" chart:values-cell-range-address="NUMA.H2:NUMA.H31" chart:label-cell-address="NUMA.H1:NUMA.H1" chart:class="chart:line">
            <chart:data-point chart:repeated="30"/>
          </chart:series>
          <chart:series chart:style-name="ch8" chart:values-cell-range-address="NUMA.I2:NUMA.I31" chart:label-cell-address="NUMA.I1:NUMA.I1" chart:class="chart:line">
            <chart:data-point chart:repeated="30"/>
          </chart:series>
          <chart:series chart:style-name="ch9" chart:values-cell-range-address="NUMA.J2:NUMA.J31" chart:label-cell-address="NUMA.J1:NUMA.J1" chart:class="chart:line">
            <chart:data-point chart:repeated="30"/>
          </chart:series>
          <chart:series chart:style-name="ch10" chart:values-cell-range-address="NUMA.K2:NUMA.K31" chart:label-cell-address="NUMA.K1:NUMA.K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NUMA.G1:NUMA.G1</svg:desc>
                </draw:g>
              </table:table-cell>
              <table:table-cell office:value-type="string">
                <text:p>FC4</text:p>
                <draw:g>
                  <svg:desc>NUMA.H1:NUMA.H1</svg:desc>
                </draw:g>
              </table:table-cell>
              <table:table-cell office:value-type="string">
                <text:p>FC3</text:p>
                <draw:g>
                  <svg:desc>NUMA.I1:NUMA.I1</svg:desc>
                </draw:g>
              </table:table-cell>
              <table:table-cell office:value-type="string">
                <text:p>I3</text:p>
                <draw:g>
                  <svg:desc>NUMA.J1:NUMA.J1</svg:desc>
                </draw:g>
              </table:table-cell>
              <table:table-cell office:value-type="string">
                <text:p>I4</text:p>
                <draw:g>
                  <svg:desc>NUMA.K1:NUM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283315">
                <text:p>38283315</text:p>
                <draw:g>
                  <svg:desc>NUMA.G2:NUMA.G31</svg:desc>
                </draw:g>
              </table:table-cell>
              <table:table-cell office:value-type="float" office:value="107741614">
                <text:p>107741614</text:p>
                <draw:g>
                  <svg:desc>NUMA.H2:NUMA.H31</svg:desc>
                </draw:g>
              </table:table-cell>
              <table:table-cell office:value-type="float" office:value="98408073">
                <text:p>98408073</text:p>
                <draw:g>
                  <svg:desc>NUMA.I2:NUMA.I31</svg:desc>
                </draw:g>
              </table:table-cell>
              <table:table-cell office:value-type="float" office:value="90488224">
                <text:p>90488224</text:p>
                <draw:g>
                  <svg:desc>NUMA.J2:NUMA.J31</svg:desc>
                </draw:g>
              </table:table-cell>
              <table:table-cell office:value-type="float" office:value="48808884">
                <text:p>48808884</text:p>
                <draw:g>
                  <svg:desc>NUMA.K2:NUMA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823640">
                <text:p>40823640</text:p>
              </table:table-cell>
              <table:table-cell office:value-type="float" office:value="107871924">
                <text:p>107871924</text:p>
              </table:table-cell>
              <table:table-cell office:value-type="float" office:value="99230825">
                <text:p>99230825</text:p>
              </table:table-cell>
              <table:table-cell office:value-type="float" office:value="90707909">
                <text:p>90707909</text:p>
              </table:table-cell>
              <table:table-cell office:value-type="float" office:value="59911443">
                <text:p>59911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754334">
                <text:p>43754334</text:p>
              </table:table-cell>
              <table:table-cell office:value-type="float" office:value="110206916">
                <text:p>110206916</text:p>
              </table:table-cell>
              <table:table-cell office:value-type="float" office:value="100952104">
                <text:p>100952104</text:p>
              </table:table-cell>
              <table:table-cell office:value-type="float" office:value="91221616">
                <text:p>91221616</text:p>
              </table:table-cell>
              <table:table-cell office:value-type="float" office:value="60521111">
                <text:p>6052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685517">
                <text:p>44685517</text:p>
              </table:table-cell>
              <table:table-cell office:value-type="float" office:value="112121856">
                <text:p>112121856</text:p>
              </table:table-cell>
              <table:table-cell office:value-type="float" office:value="103543644">
                <text:p>103543644</text:p>
              </table:table-cell>
              <table:table-cell office:value-type="float" office:value="91445775">
                <text:p>91445775</text:p>
              </table:table-cell>
              <table:table-cell office:value-type="float" office:value="82772539">
                <text:p>82772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862736">
                <text:p>44862736</text:p>
              </table:table-cell>
              <table:table-cell office:value-type="float" office:value="113853057">
                <text:p>113853057</text:p>
              </table:table-cell>
              <table:table-cell office:value-type="float" office:value="104174500">
                <text:p>104174500</text:p>
              </table:table-cell>
              <table:table-cell office:value-type="float" office:value="98056759">
                <text:p>98056759</text:p>
              </table:table-cell>
              <table:table-cell office:value-type="float" office:value="95185977">
                <text:p>95185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217169">
                <text:p>48217169</text:p>
              </table:table-cell>
              <table:table-cell office:value-type="float" office:value="114104133">
                <text:p>114104133</text:p>
              </table:table-cell>
              <table:table-cell office:value-type="float" office:value="111119087">
                <text:p>111119087</text:p>
              </table:table-cell>
              <table:table-cell office:value-type="float" office:value="98819975">
                <text:p>98819975</text:p>
              </table:table-cell>
              <table:table-cell office:value-type="float" office:value="96151933">
                <text:p>96151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33284">
                <text:p>49033284</text:p>
              </table:table-cell>
              <table:table-cell office:value-type="float" office:value="114704857">
                <text:p>114704857</text:p>
              </table:table-cell>
              <table:table-cell office:value-type="float" office:value="111518627">
                <text:p>111518627</text:p>
              </table:table-cell>
              <table:table-cell office:value-type="float" office:value="99000449">
                <text:p>99000449</text:p>
              </table:table-cell>
              <table:table-cell office:value-type="float" office:value="97595698">
                <text:p>97595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645404">
                <text:p>50645404</text:p>
              </table:table-cell>
              <table:table-cell office:value-type="float" office:value="115801004">
                <text:p>115801004</text:p>
              </table:table-cell>
              <table:table-cell office:value-type="float" office:value="111934456">
                <text:p>111934456</text:p>
              </table:table-cell>
              <table:table-cell office:value-type="float" office:value="101368053">
                <text:p>101368053</text:p>
              </table:table-cell>
              <table:table-cell office:value-type="float" office:value="101549383">
                <text:p>101549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52460">
                <text:p>51652460</text:p>
              </table:table-cell>
              <table:table-cell office:value-type="float" office:value="116003755">
                <text:p>116003755</text:p>
              </table:table-cell>
              <table:table-cell office:value-type="float" office:value="112977299">
                <text:p>112977299</text:p>
              </table:table-cell>
              <table:table-cell office:value-type="float" office:value="102175595">
                <text:p>102175595</text:p>
              </table:table-cell>
              <table:table-cell office:value-type="float" office:value="103590701">
                <text:p>1035907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130775">
                <text:p>53130775</text:p>
              </table:table-cell>
              <table:table-cell office:value-type="float" office:value="116931687">
                <text:p>116931687</text:p>
              </table:table-cell>
              <table:table-cell office:value-type="float" office:value="113073271">
                <text:p>113073271</text:p>
              </table:table-cell>
              <table:table-cell office:value-type="float" office:value="102608757">
                <text:p>102608757</text:p>
              </table:table-cell>
              <table:table-cell office:value-type="float" office:value="105798549">
                <text:p>105798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24984">
                <text:p>55424984</text:p>
              </table:table-cell>
              <table:table-cell office:value-type="float" office:value="116932106">
                <text:p>116932106</text:p>
              </table:table-cell>
              <table:table-cell office:value-type="float" office:value="113409380">
                <text:p>113409380</text:p>
              </table:table-cell>
              <table:table-cell office:value-type="float" office:value="103676168">
                <text:p>103676168</text:p>
              </table:table-cell>
              <table:table-cell office:value-type="float" office:value="107749464">
                <text:p>107749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168303">
                <text:p>56168303</text:p>
              </table:table-cell>
              <table:table-cell office:value-type="float" office:value="117201622">
                <text:p>117201622</text:p>
              </table:table-cell>
              <table:table-cell office:value-type="float" office:value="113713329">
                <text:p>113713329</text:p>
              </table:table-cell>
              <table:table-cell office:value-type="float" office:value="104317285">
                <text:p>104317285</text:p>
              </table:table-cell>
              <table:table-cell office:value-type="float" office:value="122553699">
                <text:p>122553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107495">
                <text:p>58107495</text:p>
              </table:table-cell>
              <table:table-cell office:value-type="float" office:value="118250982">
                <text:p>118250982</text:p>
              </table:table-cell>
              <table:table-cell office:value-type="float" office:value="113730805">
                <text:p>113730805</text:p>
              </table:table-cell>
              <table:table-cell office:value-type="float" office:value="104455387">
                <text:p>104455387</text:p>
              </table:table-cell>
              <table:table-cell office:value-type="float" office:value="123858724">
                <text:p>123858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470505">
                <text:p>58470505</text:p>
              </table:table-cell>
              <table:table-cell office:value-type="float" office:value="118566600">
                <text:p>118566600</text:p>
              </table:table-cell>
              <table:table-cell office:value-type="float" office:value="114251728">
                <text:p>114251728</text:p>
              </table:table-cell>
              <table:table-cell office:value-type="float" office:value="107456017">
                <text:p>107456017</text:p>
              </table:table-cell>
              <table:table-cell office:value-type="float" office:value="125348909">
                <text:p>125348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074362">
                <text:p>59074362</text:p>
              </table:table-cell>
              <table:table-cell office:value-type="float" office:value="119642417">
                <text:p>119642417</text:p>
              </table:table-cell>
              <table:table-cell office:value-type="float" office:value="115177149">
                <text:p>115177149</text:p>
              </table:table-cell>
              <table:table-cell office:value-type="float" office:value="112644300">
                <text:p>112644300</text:p>
              </table:table-cell>
              <table:table-cell office:value-type="float" office:value="126474390">
                <text:p>1264743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760857">
                <text:p>95760857</text:p>
              </table:table-cell>
              <table:table-cell office:value-type="float" office:value="119911138">
                <text:p>119911138</text:p>
              </table:table-cell>
              <table:table-cell office:value-type="float" office:value="116159046">
                <text:p>116159046</text:p>
              </table:table-cell>
              <table:table-cell office:value-type="float" office:value="113657433">
                <text:p>113657433</text:p>
              </table:table-cell>
              <table:table-cell office:value-type="float" office:value="126621688">
                <text:p>126621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433104">
                <text:p>96433104</text:p>
              </table:table-cell>
              <table:table-cell office:value-type="float" office:value="120603062">
                <text:p>120603062</text:p>
              </table:table-cell>
              <table:table-cell office:value-type="float" office:value="116480481">
                <text:p>116480481</text:p>
              </table:table-cell>
              <table:table-cell office:value-type="float" office:value="113760143">
                <text:p>113760143</text:p>
              </table:table-cell>
              <table:table-cell office:value-type="float" office:value="126831924">
                <text:p>126831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694024">
                <text:p>96694024</text:p>
              </table:table-cell>
              <table:table-cell office:value-type="float" office:value="121780720">
                <text:p>121780720</text:p>
              </table:table-cell>
              <table:table-cell office:value-type="float" office:value="116650165">
                <text:p>116650165</text:p>
              </table:table-cell>
              <table:table-cell office:value-type="float" office:value="113786976">
                <text:p>113786976</text:p>
              </table:table-cell>
              <table:table-cell office:value-type="float" office:value="127320429">
                <text:p>127320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717932">
                <text:p>97717932</text:p>
              </table:table-cell>
              <table:table-cell office:value-type="float" office:value="123988583">
                <text:p>123988583</text:p>
              </table:table-cell>
              <table:table-cell office:value-type="float" office:value="118081974">
                <text:p>118081974</text:p>
              </table:table-cell>
              <table:table-cell office:value-type="float" office:value="114195805">
                <text:p>114195805</text:p>
              </table:table-cell>
              <table:table-cell office:value-type="float" office:value="128841067">
                <text:p>128841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992527">
                <text:p>97992527</text:p>
              </table:table-cell>
              <table:table-cell office:value-type="float" office:value="124096878">
                <text:p>124096878</text:p>
              </table:table-cell>
              <table:table-cell office:value-type="float" office:value="118625407">
                <text:p>118625407</text:p>
              </table:table-cell>
              <table:table-cell office:value-type="float" office:value="114821027">
                <text:p>114821027</text:p>
              </table:table-cell>
              <table:table-cell office:value-type="float" office:value="129779137">
                <text:p>129779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332257">
                <text:p>101332257</text:p>
              </table:table-cell>
              <table:table-cell office:value-type="float" office:value="124488064">
                <text:p>124488064</text:p>
              </table:table-cell>
              <table:table-cell office:value-type="float" office:value="119438459">
                <text:p>119438459</text:p>
              </table:table-cell>
              <table:table-cell office:value-type="float" office:value="114839582">
                <text:p>114839582</text:p>
              </table:table-cell>
              <table:table-cell office:value-type="float" office:value="133095709">
                <text:p>133095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137071">
                <text:p>107137071</text:p>
              </table:table-cell>
              <table:table-cell office:value-type="float" office:value="124558547">
                <text:p>124558547</text:p>
              </table:table-cell>
              <table:table-cell office:value-type="float" office:value="120228546">
                <text:p>120228546</text:p>
              </table:table-cell>
              <table:table-cell office:value-type="float" office:value="115792609">
                <text:p>115792609</text:p>
              </table:table-cell>
              <table:table-cell office:value-type="float" office:value="138315558">
                <text:p>138315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7710702">
                <text:p>107710702</text:p>
              </table:table-cell>
              <table:table-cell office:value-type="float" office:value="124888874">
                <text:p>124888874</text:p>
              </table:table-cell>
              <table:table-cell office:value-type="float" office:value="120684075">
                <text:p>120684075</text:p>
              </table:table-cell>
              <table:table-cell office:value-type="float" office:value="116805858">
                <text:p>116805858</text:p>
              </table:table-cell>
              <table:table-cell office:value-type="float" office:value="140799139">
                <text:p>140799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968928">
                <text:p>107968928</text:p>
              </table:table-cell>
              <table:table-cell office:value-type="float" office:value="124980821">
                <text:p>124980821</text:p>
              </table:table-cell>
              <table:table-cell office:value-type="float" office:value="120698890">
                <text:p>120698890</text:p>
              </table:table-cell>
              <table:table-cell office:value-type="float" office:value="118043141">
                <text:p>118043141</text:p>
              </table:table-cell>
              <table:table-cell office:value-type="float" office:value="141524979">
                <text:p>141524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263503">
                <text:p>111263503</text:p>
              </table:table-cell>
              <table:table-cell office:value-type="float" office:value="125270060">
                <text:p>125270060</text:p>
              </table:table-cell>
              <table:table-cell office:value-type="float" office:value="121271179">
                <text:p>121271179</text:p>
              </table:table-cell>
              <table:table-cell office:value-type="float" office:value="118409716">
                <text:p>118409716</text:p>
              </table:table-cell>
              <table:table-cell office:value-type="float" office:value="144262302">
                <text:p>144262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690598">
                <text:p>112690598</text:p>
              </table:table-cell>
              <table:table-cell office:value-type="float" office:value="125746896">
                <text:p>125746896</text:p>
              </table:table-cell>
              <table:table-cell office:value-type="float" office:value="122506504">
                <text:p>122506504</text:p>
              </table:table-cell>
              <table:table-cell office:value-type="float" office:value="119077330">
                <text:p>119077330</text:p>
              </table:table-cell>
              <table:table-cell office:value-type="float" office:value="148201816">
                <text:p>148201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918907">
                <text:p>114918907</text:p>
              </table:table-cell>
              <table:table-cell office:value-type="float" office:value="125947207">
                <text:p>125947207</text:p>
              </table:table-cell>
              <table:table-cell office:value-type="float" office:value="123863280">
                <text:p>123863280</text:p>
              </table:table-cell>
              <table:table-cell office:value-type="float" office:value="119373150">
                <text:p>119373150</text:p>
              </table:table-cell>
              <table:table-cell office:value-type="float" office:value="150527596">
                <text:p>1505275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936392">
                <text:p>116936392</text:p>
              </table:table-cell>
              <table:table-cell office:value-type="float" office:value="126081412">
                <text:p>126081412</text:p>
              </table:table-cell>
              <table:table-cell office:value-type="float" office:value="124064838">
                <text:p>124064838</text:p>
              </table:table-cell>
              <table:table-cell office:value-type="float" office:value="122157072">
                <text:p>122157072</text:p>
              </table:table-cell>
              <table:table-cell office:value-type="float" office:value="151817877">
                <text:p>151817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105639">
                <text:p>118105639</text:p>
              </table:table-cell>
              <table:table-cell office:value-type="float" office:value="126384456">
                <text:p>126384456</text:p>
              </table:table-cell>
              <table:table-cell office:value-type="float" office:value="124401878">
                <text:p>124401878</text:p>
              </table:table-cell>
              <table:table-cell office:value-type="float" office:value="122454076">
                <text:p>122454076</text:p>
              </table:table-cell>
              <table:table-cell office:value-type="float" office:value="152210808">
                <text:p>1522108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557389">
                <text:p>118557389</text:p>
              </table:table-cell>
              <table:table-cell office:value-type="float" office:value="130830093">
                <text:p>130830093</text:p>
              </table:table-cell>
              <table:table-cell office:value-type="float" office:value="124728350">
                <text:p>124728350</text:p>
              </table:table-cell>
              <table:table-cell office:value-type="float" office:value="123414579">
                <text:p>123414579</text:p>
              </table:table-cell>
              <table:table-cell office:value-type="float" office:value="155021827">
                <text:p>1550218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1cm" svg:y="3.205cm" style:legend-expansion="high" chart:style-name="ch2"/>
        <chart:plot-area chart:style-name="ch3" table:cell-range-address="'NUMA+CCM'.A1:'NUMA+CCM'.E31" chart:data-source-has-labels="row" svg:x="0.77cm" svg:y="0.855cm" svg:width="12.571cm" svg:height="7.545cm">
          <chartooo:coordinate-region svg:x="2.787cm" svg:y="1.055cm" svg:width="10.354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UMA+CCM'.A2:'NUMA+CCM'.A31" chart:label-cell-address="'NUMA+CCM'.A1:'NUMA+CCM'.A1" chart:class="chart:line">
            <chart:data-point chart:repeated="30"/>
          </chart:series>
          <chart:series chart:style-name="ch7" chart:values-cell-range-address="'NUMA+CCM'.B2:'NUMA+CCM'.B31" chart:label-cell-address="'NUMA+CCM'.B1:'NUMA+CCM'.B1" chart:class="chart:line">
            <chart:data-point chart:repeated="30"/>
          </chart:series>
          <chart:series chart:style-name="ch8" chart:values-cell-range-address="'NUMA+CCM'.C2:'NUMA+CCM'.C31" chart:label-cell-address="'NUMA+CCM'.C1:'NUMA+CCM'.C1" chart:class="chart:line">
            <chart:data-point chart:repeated="30"/>
          </chart:series>
          <chart:series chart:style-name="ch9" chart:values-cell-range-address="'NUMA+CCM'.D2:'NUMA+CCM'.D31" chart:label-cell-address="'NUMA+CCM'.D1:'NUMA+CCM'.D1" chart:class="chart:line">
            <chart:data-point chart:repeated="30"/>
          </chart:series>
          <chart:series chart:style-name="ch10" chart:values-cell-range-address="'NUMA+CCM'.E2:'NUMA+CCM'.E31" chart:label-cell-address="'NUMA+CCM'.E1:'NUMA+CCM'.E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'NUMA+CCM'.A1:'NUMA+CCM'.A1</svg:desc>
                </draw:g>
              </table:table-cell>
              <table:table-cell office:value-type="string">
                <text:p>FC4</text:p>
                <draw:g>
                  <svg:desc>'NUMA+CCM'.B1:'NUMA+CCM'.B1</svg:desc>
                </draw:g>
              </table:table-cell>
              <table:table-cell office:value-type="string">
                <text:p>FC3</text:p>
                <draw:g>
                  <svg:desc>'NUMA+CCM'.C1:'NUMA+CCM'.C1</svg:desc>
                </draw:g>
              </table:table-cell>
              <table:table-cell office:value-type="string">
                <text:p>I3</text:p>
                <draw:g>
                  <svg:desc>'NUMA+CCM'.D1:'NUMA+CCM'.D1</svg:desc>
                </draw:g>
              </table:table-cell>
              <table:table-cell office:value-type="string">
                <text:p>I4</text:p>
                <draw:g>
                  <svg:desc>'NUMA+CCM'.E1:'NUMA+CCM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589635">
                <text:p>100589635</text:p>
                <draw:g>
                  <svg:desc>'NUMA+CCM'.A2:'NUMA+CCM'.A31</svg:desc>
                </draw:g>
              </table:table-cell>
              <table:table-cell office:value-type="float" office:value="86588041">
                <text:p>86588041</text:p>
                <draw:g>
                  <svg:desc>'NUMA+CCM'.B2:'NUMA+CCM'.B31</svg:desc>
                </draw:g>
              </table:table-cell>
              <table:table-cell office:value-type="float" office:value="97337139">
                <text:p>97337139</text:p>
                <draw:g>
                  <svg:desc>'NUMA+CCM'.C2:'NUMA+CCM'.C31</svg:desc>
                </draw:g>
              </table:table-cell>
              <table:table-cell office:value-type="float" office:value="97553630">
                <text:p>97553630</text:p>
                <draw:g>
                  <svg:desc>'NUMA+CCM'.D2:'NUMA+CCM'.D31</svg:desc>
                </draw:g>
              </table:table-cell>
              <table:table-cell office:value-type="float" office:value="98952771">
                <text:p>98952771</text:p>
                <draw:g>
                  <svg:desc>'NUMA+CCM'.E2:'NUMA+CCM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056832">
                <text:p>102056832</text:p>
              </table:table-cell>
              <table:table-cell office:value-type="float" office:value="89285515">
                <text:p>89285515</text:p>
              </table:table-cell>
              <table:table-cell office:value-type="float" office:value="102018648">
                <text:p>102018648</text:p>
              </table:table-cell>
              <table:table-cell office:value-type="float" office:value="97698945">
                <text:p>97698945</text:p>
              </table:table-cell>
              <table:table-cell office:value-type="float" office:value="103395304">
                <text:p>103395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173325">
                <text:p>102173325</text:p>
              </table:table-cell>
              <table:table-cell office:value-type="float" office:value="89335279">
                <text:p>89335279</text:p>
              </table:table-cell>
              <table:table-cell office:value-type="float" office:value="102131029">
                <text:p>102131029</text:p>
              </table:table-cell>
              <table:table-cell office:value-type="float" office:value="97795143">
                <text:p>97795143</text:p>
              </table:table-cell>
              <table:table-cell office:value-type="float" office:value="103422605">
                <text:p>103422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176778">
                <text:p>102176778</text:p>
              </table:table-cell>
              <table:table-cell office:value-type="float" office:value="89342157">
                <text:p>89342157</text:p>
              </table:table-cell>
              <table:table-cell office:value-type="float" office:value="102191951">
                <text:p>102191951</text:p>
              </table:table-cell>
              <table:table-cell office:value-type="float" office:value="97811433">
                <text:p>97811433</text:p>
              </table:table-cell>
              <table:table-cell office:value-type="float" office:value="103775854">
                <text:p>103775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266931">
                <text:p>102266931</text:p>
              </table:table-cell>
              <table:table-cell office:value-type="float" office:value="89395472">
                <text:p>89395472</text:p>
              </table:table-cell>
              <table:table-cell office:value-type="float" office:value="102288114">
                <text:p>102288114</text:p>
              </table:table-cell>
              <table:table-cell office:value-type="float" office:value="97820041">
                <text:p>97820041</text:p>
              </table:table-cell>
              <table:table-cell office:value-type="float" office:value="103792418">
                <text:p>10379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271146">
                <text:p>102271146</text:p>
              </table:table-cell>
              <table:table-cell office:value-type="float" office:value="89626434">
                <text:p>89626434</text:p>
              </table:table-cell>
              <table:table-cell office:value-type="float" office:value="102321900">
                <text:p>102321900</text:p>
              </table:table-cell>
              <table:table-cell office:value-type="float" office:value="97848350">
                <text:p>97848350</text:p>
              </table:table-cell>
              <table:table-cell office:value-type="float" office:value="103822794">
                <text:p>103822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347487">
                <text:p>102347487</text:p>
              </table:table-cell>
              <table:table-cell office:value-type="float" office:value="89694142">
                <text:p>89694142</text:p>
              </table:table-cell>
              <table:table-cell office:value-type="float" office:value="102322894">
                <text:p>102322894</text:p>
              </table:table-cell>
              <table:table-cell office:value-type="float" office:value="97912711">
                <text:p>97912711</text:p>
              </table:table-cell>
              <table:table-cell office:value-type="float" office:value="103842183">
                <text:p>103842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01704">
                <text:p>102401704</text:p>
              </table:table-cell>
              <table:table-cell office:value-type="float" office:value="89834367">
                <text:p>89834367</text:p>
              </table:table-cell>
              <table:table-cell office:value-type="float" office:value="102470416">
                <text:p>102470416</text:p>
              </table:table-cell>
              <table:table-cell office:value-type="float" office:value="97938104">
                <text:p>97938104</text:p>
              </table:table-cell>
              <table:table-cell office:value-type="float" office:value="103892541">
                <text:p>103892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16415">
                <text:p>102416415</text:p>
              </table:table-cell>
              <table:table-cell office:value-type="float" office:value="89857067">
                <text:p>89857067</text:p>
              </table:table-cell>
              <table:table-cell office:value-type="float" office:value="102613749">
                <text:p>102613749</text:p>
              </table:table-cell>
              <table:table-cell office:value-type="float" office:value="97942354">
                <text:p>97942354</text:p>
              </table:table-cell>
              <table:table-cell office:value-type="float" office:value="103982165">
                <text:p>103982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40270">
                <text:p>102440270</text:p>
              </table:table-cell>
              <table:table-cell office:value-type="float" office:value="90150108">
                <text:p>90150108</text:p>
              </table:table-cell>
              <table:table-cell office:value-type="float" office:value="102617846">
                <text:p>102617846</text:p>
              </table:table-cell>
              <table:table-cell office:value-type="float" office:value="97973104">
                <text:p>97973104</text:p>
              </table:table-cell>
              <table:table-cell office:value-type="float" office:value="104224092">
                <text:p>104224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40828">
                <text:p>102440828</text:p>
              </table:table-cell>
              <table:table-cell office:value-type="float" office:value="90156147">
                <text:p>90156147</text:p>
              </table:table-cell>
              <table:table-cell office:value-type="float" office:value="102655267">
                <text:p>102655267</text:p>
              </table:table-cell>
              <table:table-cell office:value-type="float" office:value="97991649">
                <text:p>97991649</text:p>
              </table:table-cell>
              <table:table-cell office:value-type="float" office:value="104271088">
                <text:p>104271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51296">
                <text:p>102451296</text:p>
              </table:table-cell>
              <table:table-cell office:value-type="float" office:value="90177471">
                <text:p>90177471</text:p>
              </table:table-cell>
              <table:table-cell office:value-type="float" office:value="102720400">
                <text:p>102720400</text:p>
              </table:table-cell>
              <table:table-cell office:value-type="float" office:value="98089456">
                <text:p>98089456</text:p>
              </table:table-cell>
              <table:table-cell office:value-type="float" office:value="104372579">
                <text:p>1043725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17379">
                <text:p>102517379</text:p>
              </table:table-cell>
              <table:table-cell office:value-type="float" office:value="90179929">
                <text:p>90179929</text:p>
              </table:table-cell>
              <table:table-cell office:value-type="float" office:value="102730180">
                <text:p>102730180</text:p>
              </table:table-cell>
              <table:table-cell office:value-type="float" office:value="98156048">
                <text:p>98156048</text:p>
              </table:table-cell>
              <table:table-cell office:value-type="float" office:value="104372587">
                <text:p>104372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568234">
                <text:p>102568234</text:p>
              </table:table-cell>
              <table:table-cell office:value-type="float" office:value="90184608">
                <text:p>90184608</text:p>
              </table:table-cell>
              <table:table-cell office:value-type="float" office:value="102771440">
                <text:p>102771440</text:p>
              </table:table-cell>
              <table:table-cell office:value-type="float" office:value="98165575">
                <text:p>98165575</text:p>
              </table:table-cell>
              <table:table-cell office:value-type="float" office:value="104402031">
                <text:p>104402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593969">
                <text:p>102593969</text:p>
              </table:table-cell>
              <table:table-cell office:value-type="float" office:value="90212959">
                <text:p>90212959</text:p>
              </table:table-cell>
              <table:table-cell office:value-type="float" office:value="103268605">
                <text:p>103268605</text:p>
              </table:table-cell>
              <table:table-cell office:value-type="float" office:value="98175894">
                <text:p>98175894</text:p>
              </table:table-cell>
              <table:table-cell office:value-type="float" office:value="104458632">
                <text:p>104458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601797">
                <text:p>102601797</text:p>
              </table:table-cell>
              <table:table-cell office:value-type="float" office:value="90404874">
                <text:p>90404874</text:p>
              </table:table-cell>
              <table:table-cell office:value-type="float" office:value="103533372">
                <text:p>103533372</text:p>
              </table:table-cell>
              <table:table-cell office:value-type="float" office:value="98218561">
                <text:p>98218561</text:p>
              </table:table-cell>
              <table:table-cell office:value-type="float" office:value="105485210">
                <text:p>1054852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621470">
                <text:p>102621470</text:p>
              </table:table-cell>
              <table:table-cell office:value-type="float" office:value="90417871">
                <text:p>90417871</text:p>
              </table:table-cell>
              <table:table-cell office:value-type="float" office:value="103616200">
                <text:p>103616200</text:p>
              </table:table-cell>
              <table:table-cell office:value-type="float" office:value="98255555">
                <text:p>98255555</text:p>
              </table:table-cell>
              <table:table-cell office:value-type="float" office:value="105598137">
                <text:p>105598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644356">
                <text:p>102644356</text:p>
              </table:table-cell>
              <table:table-cell office:value-type="float" office:value="90582068">
                <text:p>90582068</text:p>
              </table:table-cell>
              <table:table-cell office:value-type="float" office:value="103619666">
                <text:p>103619666</text:p>
              </table:table-cell>
              <table:table-cell office:value-type="float" office:value="98267043">
                <text:p>98267043</text:p>
              </table:table-cell>
              <table:table-cell office:value-type="float" office:value="105612429">
                <text:p>105612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663740">
                <text:p>102663740</text:p>
              </table:table-cell>
              <table:table-cell office:value-type="float" office:value="90599252">
                <text:p>90599252</text:p>
              </table:table-cell>
              <table:table-cell office:value-type="float" office:value="103642416">
                <text:p>103642416</text:p>
              </table:table-cell>
              <table:table-cell office:value-type="float" office:value="98279592">
                <text:p>98279592</text:p>
              </table:table-cell>
              <table:table-cell office:value-type="float" office:value="105977876">
                <text:p>105977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718543">
                <text:p>102718543</text:p>
              </table:table-cell>
              <table:table-cell office:value-type="float" office:value="90601932">
                <text:p>90601932</text:p>
              </table:table-cell>
              <table:table-cell office:value-type="float" office:value="103661442">
                <text:p>103661442</text:p>
              </table:table-cell>
              <table:table-cell office:value-type="float" office:value="98283055">
                <text:p>98283055</text:p>
              </table:table-cell>
              <table:table-cell office:value-type="float" office:value="106141415">
                <text:p>106141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078038">
                <text:p>103078038</text:p>
              </table:table-cell>
              <table:table-cell office:value-type="float" office:value="90624612">
                <text:p>90624612</text:p>
              </table:table-cell>
              <table:table-cell office:value-type="float" office:value="103665159">
                <text:p>103665159</text:p>
              </table:table-cell>
              <table:table-cell office:value-type="float" office:value="98285119">
                <text:p>98285119</text:p>
              </table:table-cell>
              <table:table-cell office:value-type="float" office:value="106182210">
                <text:p>106182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178067">
                <text:p>103178067</text:p>
              </table:table-cell>
              <table:table-cell office:value-type="float" office:value="90638578">
                <text:p>90638578</text:p>
              </table:table-cell>
              <table:table-cell office:value-type="float" office:value="103669774">
                <text:p>103669774</text:p>
              </table:table-cell>
              <table:table-cell office:value-type="float" office:value="98293293">
                <text:p>98293293</text:p>
              </table:table-cell>
              <table:table-cell office:value-type="float" office:value="106198162">
                <text:p>106198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394025">
                <text:p>103394025</text:p>
              </table:table-cell>
              <table:table-cell office:value-type="float" office:value="90642874">
                <text:p>90642874</text:p>
              </table:table-cell>
              <table:table-cell office:value-type="float" office:value="103670620">
                <text:p>103670620</text:p>
              </table:table-cell>
              <table:table-cell office:value-type="float" office:value="98306156">
                <text:p>98306156</text:p>
              </table:table-cell>
              <table:table-cell office:value-type="float" office:value="106488901">
                <text:p>1064889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519721">
                <text:p>103519721</text:p>
              </table:table-cell>
              <table:table-cell office:value-type="float" office:value="90644660">
                <text:p>90644660</text:p>
              </table:table-cell>
              <table:table-cell office:value-type="float" office:value="103700723">
                <text:p>103700723</text:p>
              </table:table-cell>
              <table:table-cell office:value-type="float" office:value="98307397">
                <text:p>98307397</text:p>
              </table:table-cell>
              <table:table-cell office:value-type="float" office:value="106528095">
                <text:p>106528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542306">
                <text:p>103542306</text:p>
              </table:table-cell>
              <table:table-cell office:value-type="float" office:value="90657015">
                <text:p>90657015</text:p>
              </table:table-cell>
              <table:table-cell office:value-type="float" office:value="103719912">
                <text:p>103719912</text:p>
              </table:table-cell>
              <table:table-cell office:value-type="float" office:value="98317330">
                <text:p>98317330</text:p>
              </table:table-cell>
              <table:table-cell office:value-type="float" office:value="106542303">
                <text:p>106542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658387">
                <text:p>103658387</text:p>
              </table:table-cell>
              <table:table-cell office:value-type="float" office:value="90662333">
                <text:p>90662333</text:p>
              </table:table-cell>
              <table:table-cell office:value-type="float" office:value="103742842">
                <text:p>103742842</text:p>
              </table:table-cell>
              <table:table-cell office:value-type="float" office:value="98318760">
                <text:p>98318760</text:p>
              </table:table-cell>
              <table:table-cell office:value-type="float" office:value="106551396">
                <text:p>1065513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670002">
                <text:p>103670002</text:p>
              </table:table-cell>
              <table:table-cell office:value-type="float" office:value="90676040">
                <text:p>90676040</text:p>
              </table:table-cell>
              <table:table-cell office:value-type="float" office:value="103780640">
                <text:p>103780640</text:p>
              </table:table-cell>
              <table:table-cell office:value-type="float" office:value="98321771">
                <text:p>98321771</text:p>
              </table:table-cell>
              <table:table-cell office:value-type="float" office:value="106918097">
                <text:p>1069180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674782">
                <text:p>103674782</text:p>
              </table:table-cell>
              <table:table-cell office:value-type="float" office:value="90679368">
                <text:p>90679368</text:p>
              </table:table-cell>
              <table:table-cell office:value-type="float" office:value="103804815">
                <text:p>103804815</text:p>
              </table:table-cell>
              <table:table-cell office:value-type="float" office:value="98325042">
                <text:p>98325042</text:p>
              </table:table-cell>
              <table:table-cell office:value-type="float" office:value="107044809">
                <text:p>1070448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714688">
                <text:p>103714688</text:p>
              </table:table-cell>
              <table:table-cell office:value-type="float" office:value="90680196">
                <text:p>90680196</text:p>
              </table:table-cell>
              <table:table-cell office:value-type="float" office:value="103870292">
                <text:p>103870292</text:p>
              </table:table-cell>
              <table:table-cell office:value-type="float" office:value="98339705">
                <text:p>98339705</text:p>
              </table:table-cell>
              <table:table-cell office:value-type="float" office:value="114292580">
                <text:p>1142925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772296">
                <text:p>103772296</text:p>
              </table:table-cell>
              <table:table-cell office:value-type="float" office:value="90713946">
                <text:p>90713946</text:p>
              </table:table-cell>
              <table:table-cell office:value-type="float" office:value="103951127">
                <text:p>103951127</text:p>
              </table:table-cell>
              <table:table-cell office:value-type="float" office:value="99210027">
                <text:p>99210027</text:p>
              </table:table-cell>
              <table:table-cell office:value-type="float" office:value="114331121">
                <text:p>1143311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